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81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p_microre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p2019</text:p>
          </table:table-cell>
          <table:table-cell office:value-type="string" calcext:value-type="string">
            <text:p>nome</text:p>
          </table:table-cell>
          <table:table-cell table:number-columns-repeated="3"/>
          <table:table-cell office:value-type="string" calcext:value-type="string">
            <text:p>Matrizes</text:p>
          </table:table-cell>
          <table:table-cell office:value-type="string" calcext:value-type="string">
            <text:p>indice</text:p>
          </table:table-cell>
          <table:table-cell/>
          <table:table-cell office:value-type="string" calcext:value-type="string">
            <text:p>São Paulo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s estados com mais casos suspeitos são São Paulo (135), Rio Grande do Sul (98), Minas Gerais (82) e Rio de Janeiro (55).</text:p>
          </table:table-cell>
        </table:table-row>
        <table:table-row table:style-name="ro1">
          <table:table-cell office:value-type="float" office:value="35035" calcext:value-type="float">
            <text:p>35035</text:p>
          </table:table-cell>
          <table:table-cell office:value-type="float" office:value="143175" calcext:value-type="float">
            <text:p>143175</text:p>
          </table:table-cell>
          <table:table-cell office:value-type="string" calcext:value-type="string">
            <text:p>Adamantina</text:p>
          </table:table-cell>
          <table:table-cell table:formula="of:=VLOOKUP([.A2];[.G$1:.H$1048576];2;0)" office:value-type="float" office:value="240" calcext:value-type="float">
            <text:p>240</text:p>
          </table:table-cell>
          <table:table-cell table:number-columns-repeated="2"/>
          <table:table-cell office:value-type="float" office:value="41005" calcext:value-type="float">
            <text:p>41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rto Alegre</text:p>
          </table:table-cell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32007" calcext:value-type="float">
            <text:p>32007</text:p>
          </table:table-cell>
          <table:table-cell office:value-type="float" office:value="260570" calcext:value-type="float">
            <text:p>260570</text:p>
          </table:table-cell>
          <table:table-cell office:value-type="string" calcext:value-type="string">
            <text:p>Afonso Cláudio</text:p>
          </table:table-cell>
          <table:table-cell table:formula="of:=VLOOKUP([.A3];[.G$1:.H$1048576];2;0)" office:value-type="float" office:value="514" calcext:value-type="float">
            <text:p>514</text:p>
          </table:table-cell>
          <table:table-cell table:number-columns-repeated="2"/>
          <table:table-cell office:value-type="float" office:value="35058" calcext:value-type="float">
            <text:p>35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lo Horizonte</text:p>
          </table:table-cell>
          <table:table-cell office:value-type="float" office:value="108" calcext:value-type="float">
            <text:p>108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float" office:value="1432529" calcext:value-type="float">
            <text:p>1432529</text:p>
          </table:table-cell>
          <table:table-cell office:value-type="string" calcext:value-type="string">
            <text:p>Aglomeração Urbana de São Luís</text:p>
          </table:table-cell>
          <table:table-cell table:formula="of:=VLOOKUP([.A4];[.G$1:.H$1048576];2;0)" office:value-type="float" office:value="536" calcext:value-type="float">
            <text:p>536</text:p>
          </table:table-cell>
          <table:table-cell table:number-columns-repeated="2"/>
          <table:table-cell office:value-type="float" office:value="42004" calcext:value-type="float">
            <text:p>42004</text:p>
          </table:table-cell>
          <table:table-cell table:formula="of:=[.H3]+1" office:value-type="float" office:value="2" calcext:value-type="float">
            <text:p>2</text:p>
          </table:table-cell>
          <table:table-cell/>
          <table:table-cell office:value-type="string" calcext:value-type="string">
            <text:p>Rio</text:p>
          </table:table-cell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8004" calcext:value-type="float">
            <text:p>28004</text:p>
          </table:table-cell>
          <table:table-cell office:value-type="float" office:value="163746" calcext:value-type="float">
            <text:p>163746</text:p>
          </table:table-cell>
          <table:table-cell office:value-type="string" calcext:value-type="string">
            <text:p>Agreste de Itabaiana</text:p>
          </table:table-cell>
          <table:table-cell table:formula="of:=VLOOKUP([.A5];[.G$1:.H$1048576];2;0)" office:value-type="float" office:value="543" calcext:value-type="float">
            <text:p>543</text:p>
          </table:table-cell>
          <table:table-cell table:number-columns-repeated="2"/>
          <table:table-cell office:value-type="float" office:value="35014" calcext:value-type="float">
            <text:p>35014</text:p>
          </table:table-cell>
          <table:table-cell table:formula="of:=[.H4]+1" office:value-type="float" office:value="3" calcext:value-type="float">
            <text:p>3</text:p>
          </table:table-cell>
          <table:table-cell/>
          <table:table-cell office:value-type="string" calcext:value-type="string">
            <text:p>Brasília</text:p>
          </table:table-cell>
          <table:table-cell office:value-type="float" office:value="115" calcext:value-type="float">
            <text:p>11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8006" calcext:value-type="float">
            <text:p>28006</text:p>
          </table:table-cell>
          <table:table-cell office:value-type="float" office:value="124213" calcext:value-type="float">
            <text:p>124213</text:p>
          </table:table-cell>
          <table:table-cell office:value-type="string" calcext:value-type="string">
            <text:p>Agreste de Lagarto</text:p>
          </table:table-cell>
          <table:table-cell table:formula="of:=VLOOKUP([.A6];[.G$1:.H$1048576];2;0)" office:value-type="float" office:value="267" calcext:value-type="float">
            <text:p>267</text:p>
          </table:table-cell>
          <table:table-cell table:number-columns-repeated="2"/>
          <table:table-cell office:value-type="float" office:value="29009" calcext:value-type="float">
            <text:p>29009</text:p>
          </table:table-cell>
          <table:table-cell table:formula="of:=[.H5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4015" calcext:value-type="float">
            <text:p>24015</text:p>
          </table:table-cell>
          <table:table-cell office:value-type="float" office:value="251528" calcext:value-type="float">
            <text:p>251528</text:p>
          </table:table-cell>
          <table:table-cell office:value-type="string" calcext:value-type="string">
            <text:p>Agreste Potiguar</text:p>
          </table:table-cell>
          <table:table-cell table:formula="of:=VLOOKUP([.A7];[.G$1:.H$1048576];2;0)" office:value-type="float" office:value="255" calcext:value-type="float">
            <text:p>255</text:p>
          </table:table-cell>
          <table:table-cell table:number-columns-repeated="2"/>
          <table:table-cell office:value-type="float" office:value="51006" calcext:value-type="float">
            <text:p>51006</text:p>
          </table:table-cell>
          <table:table-cell table:formula="of:=[.H6]+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041" calcext:value-type="float">
            <text:p>31041</text:p>
          </table:table-cell>
          <table:table-cell office:value-type="float" office:value="246751" calcext:value-type="float">
            <text:p>246751</text:p>
          </table:table-cell>
          <table:table-cell office:value-type="string" calcext:value-type="string">
            <text:p>Aimorés</text:p>
          </table:table-cell>
          <table:table-cell table:formula="of:=VLOOKUP([.A8];[.G$1:.H$1048576];2;0)" office:value-type="float" office:value="482" calcext:value-type="float">
            <text:p>482</text:p>
          </table:table-cell>
          <table:table-cell table:number-columns-repeated="2"/>
          <table:table-cell office:value-type="float" office:value="15019" calcext:value-type="float">
            <text:p>15019</text:p>
          </table:table-cell>
          <table:table-cell table:formula="of:=[.H7]+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7002" calcext:value-type="float">
            <text:p>27002</text:p>
          </table:table-cell>
          <table:table-cell office:value-type="float" office:value="80481" calcext:value-type="float">
            <text:p>80481</text:p>
          </table:table-cell>
          <table:table-cell office:value-type="string" calcext:value-type="string">
            <text:p>Alagoana do Sertão do São Francisco</text:p>
          </table:table-cell>
          <table:table-cell table:formula="of:=VLOOKUP([.A9];[.G$1:.H$1048576];2;0)" office:value-type="float" office:value="195" calcext:value-type="float">
            <text:p>195</text:p>
          </table:table-cell>
          <table:table-cell table:number-columns-repeated="2"/>
          <table:table-cell office:value-type="float" office:value="15003" calcext:value-type="float">
            <text:p>15003</text:p>
          </table:table-cell>
          <table:table-cell table:formula="of:=[.H8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9017" calcext:value-type="float">
            <text:p>29017</text:p>
          </table:table-cell>
          <table:table-cell office:value-type="float" office:value="327094" calcext:value-type="float">
            <text:p>327094</text:p>
          </table:table-cell>
          <table:table-cell office:value-type="string" calcext:value-type="string">
            <text:p>Alagoinhas</text:p>
          </table:table-cell>
          <table:table-cell table:formula="of:=VLOOKUP([.A10];[.G$1:.H$1048576];2;0)" office:value-type="float" office:value="540" calcext:value-type="float">
            <text:p>540</text:p>
          </table:table-cell>
          <table:table-cell table:number-columns-repeated="2"/>
          <table:table-cell office:value-type="float" office:value="41013" calcext:value-type="float">
            <text:p>41013</text:p>
          </table:table-cell>
          <table:table-cell table:formula="of:=[.H9]+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2011" calcext:value-type="float">
            <text:p>32011</text:p>
          </table:table-cell>
          <table:table-cell office:value-type="float" office:value="187414" calcext:value-type="float">
            <text:p>187414</text:p>
          </table:table-cell>
          <table:table-cell office:value-type="string" calcext:value-type="string">
            <text:p>Alegre</text:p>
          </table:table-cell>
          <table:table-cell table:formula="of:=VLOOKUP([.A11];[.G$1:.H$1048576];2;0)" office:value-type="float" office:value="58" calcext:value-type="float">
            <text:p>58</text:p>
          </table:table-cell>
          <table:table-cell table:number-columns-repeated="2"/>
          <table:table-cell office:value-type="float" office:value="17007" calcext:value-type="float">
            <text:p>17007</text:p>
          </table:table-cell>
          <table:table-cell table:formula="of:=[.H10]+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1049" calcext:value-type="float">
            <text:p>31049</text:p>
          </table:table-cell>
          <table:table-cell office:value-type="float" office:value="196349" calcext:value-type="float">
            <text:p>196349</text:p>
          </table:table-cell>
          <table:table-cell office:value-type="string" calcext:value-type="string">
            <text:p>Alfenas</text:p>
          </table:table-cell>
          <table:table-cell table:formula="of:=VLOOKUP([.A12];[.G$1:.H$1048576];2;0)" office:value-type="float" office:value="417" calcext:value-type="float">
            <text:p>417</text:p>
          </table:table-cell>
          <table:table-cell table:number-columns-repeated="2"/>
          <table:table-cell office:value-type="float" office:value="21016" calcext:value-type="float">
            <text:p>21016</text:p>
          </table:table-cell>
          <table:table-cell table:formula="of:=[.H11]+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float" office:value="75244" calcext:value-type="float">
            <text:p>75244</text:p>
          </table:table-cell>
          <table:table-cell office:value-type="string" calcext:value-type="string">
            <text:p>Almeirim</text:p>
          </table:table-cell>
          <table:table-cell table:formula="of:=VLOOKUP([.A13];[.G$1:.H$1048576];2;0)" office:value-type="float" office:value="7" calcext:value-type="float">
            <text:p>7</text:p>
          </table:table-cell>
          <table:table-cell table:number-columns-repeated="2"/>
          <table:table-cell office:value-type="float" office:value="22002" calcext:value-type="float">
            <text:p>22002</text:p>
          </table:table-cell>
          <table:table-cell table:formula="of:=[.H12]+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float" office:value="286022" calcext:value-type="float">
            <text:p>286022</text:p>
          </table:table-cell>
          <table:table-cell office:value-type="string" calcext:value-type="string">
            <text:p>Almenara</text:p>
          </table:table-cell>
          <table:table-cell table:formula="of:=VLOOKUP([.A14];[.G$1:.H$1048576];2;0)" office:value-type="float" office:value="168" calcext:value-type="float">
            <text:p>168</text:p>
          </table:table-cell>
          <table:table-cell table:number-columns-repeated="2"/>
          <table:table-cell office:value-type="float" office:value="52007" calcext:value-type="float">
            <text:p>52007</text:p>
          </table:table-cell>
          <table:table-cell table:formula="of:=[.H13]+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1002" calcext:value-type="float">
            <text:p>51002</text:p>
          </table:table-cell>
          <table:table-cell office:value-type="float" office:value="143631" calcext:value-type="float">
            <text:p>143631</text:p>
          </table:table-cell>
          <table:table-cell office:value-type="string" calcext:value-type="string">
            <text:p>Alta Floresta</text:p>
          </table:table-cell>
          <table:table-cell table:formula="of:=VLOOKUP([.A15];[.G$1:.H$1048576];2;0)" office:value-type="float" office:value="62" calcext:value-type="float">
            <text:p>62</text:p>
          </table:table-cell>
          <table:table-cell table:number-columns-repeated="2"/>
          <table:table-cell office:value-type="float" office:value="41006" calcext:value-type="float">
            <text:p>41006</text:p>
          </table:table-cell>
          <table:table-cell table:formula="of:=[.H14]+1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float" office:value="309141" calcext:value-type="float">
            <text:p>309141</text:p>
          </table:table-cell>
          <table:table-cell office:value-type="string" calcext:value-type="string">
            <text:p>Altamira</text:p>
          </table:table-cell>
          <table:table-cell table:formula="of:=VLOOKUP([.A16];[.G$1:.H$1048576];2;0)" office:value-type="float" office:value="362" calcext:value-type="float">
            <text:p>362</text:p>
          </table:table-cell>
          <table:table-cell table:number-columns-repeated="2"/>
          <table:table-cell office:value-type="float" office:value="41008" calcext:value-type="float">
            <text:p>41008</text:p>
          </table:table-cell>
          <table:table-cell table:formula="of:=[.H15]+1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1022" calcext:value-type="float">
            <text:p>51022</text:p>
          </table:table-cell>
          <table:table-cell office:value-type="float" office:value="110051" calcext:value-type="float">
            <text:p>110051</text:p>
          </table:table-cell>
          <table:table-cell office:value-type="string" calcext:value-type="string">
            <text:p>Alto Araguaia</text:p>
          </table:table-cell>
          <table:table-cell table:formula="of:=VLOOKUP([.A17];[.G$1:.H$1048576];2;0)" office:value-type="float" office:value="99" calcext:value-type="float">
            <text:p>99</text:p>
          </table:table-cell>
          <table:table-cell table:number-columns-repeated="2"/>
          <table:table-cell office:value-type="float" office:value="42001" calcext:value-type="float">
            <text:p>42001</text:p>
          </table:table-cell>
          <table:table-cell table:formula="of:=[.H16]+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6009" calcext:value-type="float">
            <text:p>26009</text:p>
          </table:table-cell>
          <table:table-cell office:value-type="float" office:value="319304" calcext:value-type="float">
            <text:p>319304</text:p>
          </table:table-cell>
          <table:table-cell office:value-type="string" calcext:value-type="string">
            <text:p>Alto Capibaribe</text:p>
          </table:table-cell>
          <table:table-cell table:formula="of:=VLOOKUP([.A18];[.G$1:.H$1048576];2;0)" office:value-type="float" office:value="151" calcext:value-type="float">
            <text:p>151</text:p>
          </table:table-cell>
          <table:table-cell table:number-columns-repeated="2"/>
          <table:table-cell office:value-type="float" office:value="31057" calcext:value-type="float">
            <text:p>31057</text:p>
          </table:table-cell>
          <table:table-cell table:formula="of:=[.H17]+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51012" calcext:value-type="float">
            <text:p>51012</text:p>
          </table:table-cell>
          <table:table-cell office:value-type="float" office:value="87477" calcext:value-type="float">
            <text:p>87477</text:p>
          </table:table-cell>
          <table:table-cell office:value-type="string" calcext:value-type="string">
            <text:p>Alto Guaporé</text:p>
          </table:table-cell>
          <table:table-cell table:formula="of:=VLOOKUP([.A19];[.G$1:.H$1048576];2;0)" office:value-type="float" office:value="343" calcext:value-type="float">
            <text:p>343</text:p>
          </table:table-cell>
          <table:table-cell table:number-columns-repeated="2"/>
          <table:table-cell office:value-type="float" office:value="22004" calcext:value-type="float">
            <text:p>22004</text:p>
          </table:table-cell>
          <table:table-cell table:formula="of:=[.H18]+1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1011" calcext:value-type="float">
            <text:p>21011</text:p>
          </table:table-cell>
          <table:table-cell office:value-type="float" office:value="336315" calcext:value-type="float">
            <text:p>336315</text:p>
          </table:table-cell>
          <table:table-cell office:value-type="string" calcext:value-type="string">
            <text:p>Alto Mearim e Grajaú</text:p>
          </table:table-cell>
          <table:table-cell table:formula="of:=VLOOKUP([.A20];[.G$1:.H$1048576];2;0)" office:value-type="float" office:value="246" calcext:value-type="float">
            <text:p>246</text:p>
          </table:table-cell>
          <table:table-cell table:number-columns-repeated="2"/>
          <table:table-cell office:value-type="float" office:value="41015" calcext:value-type="float">
            <text:p>41015</text:p>
          </table:table-cell>
          <table:table-cell table:formula="of:=[.H19]+1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2015" calcext:value-type="float">
            <text:p>22015</text:p>
          </table:table-cell>
          <table:table-cell office:value-type="float" office:value="537002" calcext:value-type="float">
            <text:p>537002</text:p>
          </table:table-cell>
          <table:table-cell office:value-type="string" calcext:value-type="string">
            <text:p>Alto Médio Canindé</text:p>
          </table:table-cell>
          <table:table-cell table:formula="of:=VLOOKUP([.A21];[.G$1:.H$1048576];2;0)" office:value-type="float" office:value="134" calcext:value-type="float">
            <text:p>134</text:p>
          </table:table-cell>
          <table:table-cell table:number-columns-repeated="2"/>
          <table:table-cell office:value-type="float" office:value="41012" calcext:value-type="float">
            <text:p>41012</text:p>
          </table:table-cell>
          <table:table-cell table:formula="of:=[.H20]+1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98890" calcext:value-type="float">
            <text:p>98890</text:p>
          </table:table-cell>
          <table:table-cell office:value-type="string" calcext:value-type="string">
            <text:p>Alto Médio Gurguéia</text:p>
          </table:table-cell>
          <table:table-cell table:formula="of:=VLOOKUP([.A22];[.G$1:.H$1048576];2;0)" office:value-type="float" office:value="249" calcext:value-type="float">
            <text:p>249</text:p>
          </table:table-cell>
          <table:table-cell table:number-columns-repeated="2"/>
          <table:table-cell office:value-type="float" office:value="35037" calcext:value-type="float">
            <text:p>35037</text:p>
          </table:table-cell>
          <table:table-cell table:formula="of:=[.H21]+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51018" calcext:value-type="float">
            <text:p>51018</text:p>
          </table:table-cell>
          <table:table-cell office:value-type="float" office:value="135450" calcext:value-type="float">
            <text:p>135450</text:p>
          </table:table-cell>
          <table:table-cell office:value-type="string" calcext:value-type="string">
            <text:p>Alto Pantanal</text:p>
          </table:table-cell>
          <table:table-cell table:formula="of:=VLOOKUP([.A23];[.G$1:.H$1048576];2;0)" office:value-type="float" office:value="376" calcext:value-type="float">
            <text:p>376</text:p>
          </table:table-cell>
          <table:table-cell table:number-columns-repeated="2"/>
          <table:table-cell office:value-type="float" office:value="52011" calcext:value-type="float">
            <text:p>52011</text:p>
          </table:table-cell>
          <table:table-cell table:formula="of:=[.H22]+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51015" calcext:value-type="float">
            <text:p>51015</text:p>
          </table:table-cell>
          <table:table-cell office:value-type="float" office:value="78726" calcext:value-type="float">
            <text:p>78726</text:p>
          </table:table-cell>
          <table:table-cell office:value-type="string" calcext:value-type="string">
            <text:p>Alto Paraguai</text:p>
          </table:table-cell>
          <table:table-cell table:formula="of:=VLOOKUP([.A24];[.G$1:.H$1048576];2;0)" office:value-type="float" office:value="147" calcext:value-type="float">
            <text:p>147</text:p>
          </table:table-cell>
          <table:table-cell table:number-columns-repeated="2"/>
          <table:table-cell office:value-type="float" office:value="50001" calcext:value-type="float">
            <text:p>50001</text:p>
          </table:table-cell>
          <table:table-cell table:formula="of:=[.H23]+1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007" calcext:value-type="float">
            <text:p>22007</text:p>
          </table:table-cell>
          <table:table-cell office:value-type="float" office:value="46738" calcext:value-type="float">
            <text:p>46738</text:p>
          </table:table-cell>
          <table:table-cell office:value-type="string" calcext:value-type="string">
            <text:p>Alto Parnaíba Piauiense</text:p>
          </table:table-cell>
          <table:table-cell table:formula="of:=VLOOKUP([.A25];[.G$1:.H$1048576];2;0)" office:value-type="float" office:value="189" calcext:value-type="float">
            <text:p>189</text:p>
          </table:table-cell>
          <table:table-cell table:number-columns-repeated="2"/>
          <table:table-cell office:value-type="float" office:value="35010" calcext:value-type="float">
            <text:p>35010</text:p>
          </table:table-cell>
          <table:table-cell table:formula="of:=[.H24]+1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3003" calcext:value-type="float">
            <text:p>13003</text:p>
          </table:table-cell>
          <table:table-cell office:value-type="float" office:value="251867" calcext:value-type="float">
            <text:p>251867</text:p>
          </table:table-cell>
          <table:table-cell office:value-type="string" calcext:value-type="string">
            <text:p>Alto Solimões</text:p>
          </table:table-cell>
          <table:table-cell table:formula="of:=VLOOKUP([.A26];[.G$1:.H$1048576];2;0)" office:value-type="float" office:value="197" calcext:value-type="float">
            <text:p>197</text:p>
          </table:table-cell>
          <table:table-cell table:number-columns-repeated="2"/>
          <table:table-cell office:value-type="float" office:value="26005" calcext:value-type="float">
            <text:p>26005</text:p>
          </table:table-cell>
          <table:table-cell table:formula="of:=[.H25]+1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float" office:value="234794" calcext:value-type="float">
            <text:p>234794</text:p>
          </table:table-cell>
          <table:table-cell office:value-type="string" calcext:value-type="string">
            <text:p>Alto Taquari</text:p>
          </table:table-cell>
          <table:table-cell table:formula="of:=VLOOKUP([.A27];[.G$1:.H$1048576];2;0)" office:value-type="float" office:value="88" calcext:value-type="float">
            <text:p>88</text:p>
          </table:table-cell>
          <table:table-cell table:number-columns-repeated="2"/>
          <table:table-cell office:value-type="float" office:value="51010" calcext:value-type="float">
            <text:p>51010</text:p>
          </table:table-cell>
          <table:table-cell table:formula="of:=[.H26]+1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1006" calcext:value-type="float">
            <text:p>51006</text:p>
          </table:table-cell>
          <table:table-cell office:value-type="float" office:value="283817" calcext:value-type="float">
            <text:p>283817</text:p>
          </table:table-cell>
          <table:table-cell office:value-type="string" calcext:value-type="string">
            <text:p>Alto Teles Pires</text:p>
          </table:table-cell>
          <table:table-cell table:formula="of:=VLOOKUP([.A28];[.G$1:.H$1048576];2;0)" office:value-type="float" office:value="5" calcext:value-type="float">
            <text:p>5</text:p>
          </table:table-cell>
          <table:table-cell table:number-columns-repeated="2"/>
          <table:table-cell office:value-type="float" office:value="52002" calcext:value-type="float">
            <text:p>52002</text:p>
          </table:table-cell>
          <table:table-cell table:formula="of:=[.H27]+1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float" office:value="69746" calcext:value-type="float">
            <text:p>69746</text:p>
          </table:table-cell>
          <table:table-cell office:value-type="string" calcext:value-type="string">
            <text:p>Alvorada D'Oeste</text:p>
          </table:table-cell>
          <table:table-cell table:formula="of:=VLOOKUP([.A29];[.G$1:.H$1048576];2;0)" office:value-type="float" office:value="336" calcext:value-type="float">
            <text:p>336</text:p>
          </table:table-cell>
          <table:table-cell table:number-columns-repeated="2"/>
          <table:table-cell office:value-type="float" office:value="31012" calcext:value-type="float">
            <text:p>31012</text:p>
          </table:table-cell>
          <table:table-cell table:formula="of:=[.H28]+1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16002" calcext:value-type="float">
            <text:p>16002</text:p>
          </table:table-cell>
          <table:table-cell office:value-type="float" office:value="31544" calcext:value-type="float">
            <text:p>31544</text:p>
          </table:table-cell>
          <table:table-cell office:value-type="string" calcext:value-type="string">
            <text:p>Amapá</text:p>
          </table:table-cell>
          <table:table-cell table:formula="of:=VLOOKUP([.A30];[.G$1:.H$1048576];2;0)" office:value-type="float" office:value="363" calcext:value-type="float">
            <text:p>363</text:p>
          </table:table-cell>
          <table:table-cell table:number-columns-repeated="2"/>
          <table:table-cell office:value-type="float" office:value="41035" calcext:value-type="float">
            <text:p>41035</text:p>
          </table:table-cell>
          <table:table-cell table:formula="of:=[.H29]+1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35033" calcext:value-type="float">
            <text:p>35033</text:p>
          </table:table-cell>
          <table:table-cell office:value-type="float" office:value="156102" calcext:value-type="float">
            <text:p>156102</text:p>
          </table:table-cell>
          <table:table-cell office:value-type="string" calcext:value-type="string">
            <text:p>Amparo</text:p>
          </table:table-cell>
          <table:table-cell table:formula="of:=VLOOKUP([.A31];[.G$1:.H$1048576];2;0)" office:value-type="float" office:value="213" calcext:value-type="float">
            <text:p>213</text:p>
          </table:table-cell>
          <table:table-cell table:number-columns-repeated="2"/>
          <table:table-cell office:value-type="float" office:value="31017" calcext:value-type="float">
            <text:p>31017</text:p>
          </table:table-cell>
          <table:table-cell table:formula="of:=[.H30]+1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52007" calcext:value-type="float">
            <text:p>52007</text:p>
          </table:table-cell>
          <table:table-cell office:value-type="float" office:value="272580" calcext:value-type="float">
            <text:p>272580</text:p>
          </table:table-cell>
          <table:table-cell office:value-type="string" calcext:value-type="string">
            <text:p>Anápolis</text:p>
          </table:table-cell>
          <table:table-cell table:formula="of:=VLOOKUP([.A32];[.G$1:.H$1048576];2;0)" office:value-type="float" office:value="12" calcext:value-type="float">
            <text:p>12</text:p>
          </table:table-cell>
          <table:table-cell table:number-columns-repeated="2"/>
          <table:table-cell office:value-type="float" office:value="27012" calcext:value-type="float">
            <text:p>27012</text:p>
          </table:table-cell>
          <table:table-cell table:formula="of:=[.H31]+1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5016" calcext:value-type="float">
            <text:p>35016</text:p>
          </table:table-cell>
          <table:table-cell office:value-type="float" office:value="172346" calcext:value-type="float">
            <text:p>172346</text:p>
          </table:table-cell>
          <table:table-cell office:value-type="string" calcext:value-type="string">
            <text:p>Andradina</text:p>
          </table:table-cell>
          <table:table-cell table:formula="of:=VLOOKUP([.A33];[.G$1:.H$1048576];2;0)" office:value-type="float" office:value="226" calcext:value-type="float">
            <text:p>226</text:p>
          </table:table-cell>
          <table:table-cell table:number-columns-repeated="2"/>
          <table:table-cell office:value-type="float" office:value="33003" calcext:value-type="float">
            <text:p>33003</text:p>
          </table:table-cell>
          <table:table-cell table:formula="of:=[.H32]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055" calcext:value-type="float">
            <text:p>31055</text:p>
          </table:table-cell>
          <table:table-cell office:value-type="float" office:value="327571" calcext:value-type="float">
            <text:p>327571</text:p>
          </table:table-cell>
          <table:table-cell office:value-type="string" calcext:value-type="string">
            <text:p>Andrelândia</text:p>
          </table:table-cell>
          <table:table-cell table:formula="of:=VLOOKUP([.A34];[.G$1:.H$1048576];2;0)" office:value-type="float" office:value="51" calcext:value-type="float">
            <text:p>51</text:p>
          </table:table-cell>
          <table:table-cell table:number-columns-repeated="2"/>
          <table:table-cell office:value-type="float" office:value="41018" calcext:value-type="float">
            <text:p>41018</text:p>
          </table:table-cell>
          <table:table-cell table:formula="of:=[.H33]+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24009" calcext:value-type="float">
            <text:p>24009</text:p>
          </table:table-cell>
          <table:table-cell office:value-type="float" office:value="52550" calcext:value-type="float">
            <text:p>52550</text:p>
          </table:table-cell>
          <table:table-cell office:value-type="string" calcext:value-type="string">
            <text:p>Angicos</text:p>
          </table:table-cell>
          <table:table-cell table:formula="of:=VLOOKUP([.A35];[.G$1:.H$1048576];2;0)" office:value-type="float" office:value="130" calcext:value-type="float">
            <text:p>130</text:p>
          </table:table-cell>
          <table:table-cell table:number-columns-repeated="2"/>
          <table:table-cell office:value-type="float" office:value="31032" calcext:value-type="float">
            <text:p>31032</text:p>
          </table:table-cell>
          <table:table-cell table:formula="of:=[.H34]+1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52009" calcext:value-type="float">
            <text:p>52009</text:p>
          </table:table-cell>
          <table:table-cell office:value-type="float" office:value="158332" calcext:value-type="float">
            <text:p>158332</text:p>
          </table:table-cell>
          <table:table-cell office:value-type="string" calcext:value-type="string">
            <text:p>Anicuns</text:p>
          </table:table-cell>
          <table:table-cell table:formula="of:=VLOOKUP([.A36];[.G$1:.H$1048576];2;0)" office:value-type="float" office:value="98" calcext:value-type="float">
            <text:p>98</text:p>
          </table:table-cell>
          <table:table-cell table:number-columns-repeated="2"/>
          <table:table-cell office:value-type="float" office:value="31019" calcext:value-type="float">
            <text:p>31019</text:p>
          </table:table-cell>
          <table:table-cell table:formula="of:=[.H35]+1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float" office:value="107181" calcext:value-type="float">
            <text:p>107181</text:p>
          </table:table-cell>
          <table:table-cell office:value-type="string" calcext:value-type="string">
            <text:p>Apucarana</text:p>
          </table:table-cell>
          <table:table-cell table:formula="of:=VLOOKUP([.A37];[.G$1:.H$1048576];2;0)" office:value-type="float" office:value="79" calcext:value-type="float">
            <text:p>79</text:p>
          </table:table-cell>
          <table:table-cell table:number-columns-repeated="2"/>
          <table:table-cell office:value-type="float" office:value="41030" calcext:value-type="float">
            <text:p>41030</text:p>
          </table:table-cell>
          <table:table-cell table:formula="of:=[.H36]+1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float" office:value="137750" calcext:value-type="float">
            <text:p>137750</text:p>
          </table:table-cell>
          <table:table-cell office:value-type="string" calcext:value-type="string">
            <text:p>Aquidauana</text:p>
          </table:table-cell>
          <table:table-cell table:formula="of:=VLOOKUP([.A38];[.G$1:.H$1048576];2;0)" office:value-type="float" office:value="149" calcext:value-type="float">
            <text:p>149</text:p>
          </table:table-cell>
          <table:table-cell table:number-columns-repeated="2"/>
          <table:table-cell office:value-type="float" office:value="50006" calcext:value-type="float">
            <text:p>50006</text:p>
          </table:table-cell>
          <table:table-cell table:formula="of:=[.H37]+1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28011" calcext:value-type="float">
            <text:p>28011</text:p>
          </table:table-cell>
          <table:table-cell office:value-type="float" office:value="299539" calcext:value-type="float">
            <text:p>299539</text:p>
          </table:table-cell>
          <table:table-cell office:value-type="string" calcext:value-type="string">
            <text:p>Aracaju</text:p>
          </table:table-cell>
          <table:table-cell table:formula="of:=VLOOKUP([.A39];[.G$1:.H$1048576];2;0)" office:value-type="float" office:value="478" calcext:value-type="float">
            <text:p>478</text:p>
          </table:table-cell>
          <table:table-cell table:number-columns-repeated="2"/>
          <table:table-cell office:value-type="float" office:value="42019" calcext:value-type="float">
            <text:p>42019</text:p>
          </table:table-cell>
          <table:table-cell table:formula="of:=[.H38]+1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5017" calcext:value-type="float">
            <text:p>35017</text:p>
          </table:table-cell>
          <table:table-cell office:value-type="float" office:value="114220" calcext:value-type="float">
            <text:p>114220</text:p>
          </table:table-cell>
          <table:table-cell office:value-type="string" calcext:value-type="string">
            <text:p>Araçatuba</text:p>
          </table:table-cell>
          <table:table-cell table:formula="of:=VLOOKUP([.A40];[.G$1:.H$1048576];2;0)" office:value-type="float" office:value="377" calcext:value-type="float">
            <text:p>377</text:p>
          </table:table-cell>
          <table:table-cell table:number-columns-repeated="2"/>
          <table:table-cell office:value-type="float" office:value="26011" calcext:value-type="float">
            <text:p>26011</text:p>
          </table:table-cell>
          <table:table-cell table:formula="of:=[.H39]+1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1012" calcext:value-type="float">
            <text:p>31012</text:p>
          </table:table-cell>
          <table:table-cell office:value-type="float" office:value="166824" calcext:value-type="float">
            <text:p>166824</text:p>
          </table:table-cell>
          <table:table-cell office:value-type="string" calcext:value-type="string">
            <text:p>Araçuaí</text:p>
          </table:table-cell>
          <table:table-cell table:formula="of:=VLOOKUP([.A41];[.G$1:.H$1048576];2;0)" office:value-type="float" office:value="27" calcext:value-type="float">
            <text:p>27</text:p>
          </table:table-cell>
          <table:table-cell table:number-columns-repeated="2"/>
          <table:table-cell office:value-type="float" office:value="21012" calcext:value-type="float">
            <text:p>21012</text:p>
          </table:table-cell>
          <table:table-cell table:formula="of:=[.H40]+1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52003" calcext:value-type="float">
            <text:p>52003</text:p>
          </table:table-cell>
          <table:table-cell office:value-type="float" office:value="97747" calcext:value-type="float">
            <text:p>97747</text:p>
          </table:table-cell>
          <table:table-cell office:value-type="string" calcext:value-type="string">
            <text:p>Aragarças</text:p>
          </table:table-cell>
          <table:table-cell table:formula="of:=VLOOKUP([.A42];[.G$1:.H$1048576];2;0)" office:value-type="float" office:value="355" calcext:value-type="float">
            <text:p>355</text:p>
          </table:table-cell>
          <table:table-cell table:number-columns-repeated="2"/>
          <table:table-cell office:value-type="float" office:value="24008" calcext:value-type="float">
            <text:p>24008</text:p>
          </table:table-cell>
          <table:table-cell table:formula="of:=[.H41]+1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7002" calcext:value-type="float">
            <text:p>17002</text:p>
          </table:table-cell>
          <table:table-cell office:value-type="float" office:value="319685" calcext:value-type="float">
            <text:p>319685</text:p>
          </table:table-cell>
          <table:table-cell office:value-type="string" calcext:value-type="string">
            <text:p>Araguaína</text:p>
          </table:table-cell>
          <table:table-cell table:formula="of:=VLOOKUP([.A43];[.G$1:.H$1048576];2;0)" office:value-type="float" office:value="273" calcext:value-type="float">
            <text:p>273</text:p>
          </table:table-cell>
          <table:table-cell table:number-columns-repeated="2"/>
          <table:table-cell office:value-type="float" office:value="31016" calcext:value-type="float">
            <text:p>31016</text:p>
          </table:table-cell>
          <table:table-cell table:formula="of:=[.H42]+1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7006" calcext:value-type="float">
            <text:p>27006</text:p>
          </table:table-cell>
          <table:table-cell office:value-type="float" office:value="2470770" calcext:value-type="float">
            <text:p>2470770</text:p>
          </table:table-cell>
          <table:table-cell office:value-type="string" calcext:value-type="string">
            <text:p>Arapiraca</text:p>
          </table:table-cell>
          <table:table-cell table:formula="of:=VLOOKUP([.A44];[.G$1:.H$1048576];2;0)" office:value-type="float" office:value="225" calcext:value-type="float">
            <text:p>225</text:p>
          </table:table-cell>
          <table:table-cell table:number-columns-repeated="2"/>
          <table:table-cell office:value-type="float" office:value="21015" calcext:value-type="float">
            <text:p>21015</text:p>
          </table:table-cell>
          <table:table-cell table:formula="of:=[.H43]+1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020" calcext:value-type="float">
            <text:p>42020</text:p>
          </table:table-cell>
          <table:table-cell office:value-type="float" office:value="235579" calcext:value-type="float">
            <text:p>235579</text:p>
          </table:table-cell>
          <table:table-cell office:value-type="string" calcext:value-type="string">
            <text:p>Araranguá</text:p>
          </table:table-cell>
          <table:table-cell table:formula="of:=VLOOKUP([.A45];[.G$1:.H$1048576];2;0)" office:value-type="float" office:value="187" calcext:value-type="float">
            <text:p>187</text:p>
          </table:table-cell>
          <table:table-cell table:number-columns-repeated="2"/>
          <table:table-cell office:value-type="float" office:value="21010" calcext:value-type="float">
            <text:p>21010</text:p>
          </table:table-cell>
          <table:table-cell table:formula="of:=[.H44]+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35024" calcext:value-type="float">
            <text:p>35024</text:p>
          </table:table-cell>
          <table:table-cell office:value-type="float" office:value="479329" calcext:value-type="float">
            <text:p>479329</text:p>
          </table:table-cell>
          <table:table-cell office:value-type="string" calcext:value-type="string">
            <text:p>Araraquara</text:p>
          </table:table-cell>
          <table:table-cell table:formula="of:=VLOOKUP([.A46];[.G$1:.H$1048576];2;0)" office:value-type="float" office:value="380" calcext:value-type="float">
            <text:p>380</text:p>
          </table:table-cell>
          <table:table-cell table:number-columns-repeated="2"/>
          <table:table-cell office:value-type="float" office:value="52006" calcext:value-type="float">
            <text:p>52006</text:p>
          </table:table-cell>
          <table:table-cell table:formula="of:=[.H45]+1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5006" calcext:value-type="float">
            <text:p>15006</text:p>
          </table:table-cell>
          <table:table-cell office:value-type="float" office:value="178169" calcext:value-type="float">
            <text:p>178169</text:p>
          </table:table-cell>
          <table:table-cell office:value-type="string" calcext:value-type="string">
            <text:p>Arari</text:p>
          </table:table-cell>
          <table:table-cell table:formula="of:=VLOOKUP([.A47];[.G$1:.H$1048576];2;0)" office:value-type="float" office:value="106" calcext:value-type="float">
            <text:p>106</text:p>
          </table:table-cell>
          <table:table-cell table:number-columns-repeated="2"/>
          <table:table-cell office:value-type="float" office:value="23025" calcext:value-type="float">
            <text:p>23025</text:p>
          </table:table-cell>
          <table:table-cell table:formula="of:=[.H46]+1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26001" calcext:value-type="float">
            <text:p>26001</text:p>
          </table:table-cell>
          <table:table-cell office:value-type="float" office:value="333854" calcext:value-type="float">
            <text:p>333854</text:p>
          </table:table-cell>
          <table:table-cell office:value-type="string" calcext:value-type="string">
            <text:p>Araripina</text:p>
          </table:table-cell>
          <table:table-cell table:formula="of:=VLOOKUP([.A48];[.G$1:.H$1048576];2;0)" office:value-type="float" office:value="293" calcext:value-type="float">
            <text:p>293</text:p>
          </table:table-cell>
          <table:table-cell table:number-columns-repeated="2"/>
          <table:table-cell office:value-type="float" office:value="41011" calcext:value-type="float">
            <text:p>41011</text:p>
          </table:table-cell>
          <table:table-cell table:formula="of:=[.H47]+1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1023" calcext:value-type="float">
            <text:p>31023</text:p>
          </table:table-cell>
          <table:table-cell office:value-type="float" office:value="218789" calcext:value-type="float">
            <text:p>218789</text:p>
          </table:table-cell>
          <table:table-cell office:value-type="string" calcext:value-type="string">
            <text:p>Araxá</text:p>
          </table:table-cell>
          <table:table-cell table:formula="of:=VLOOKUP([.A49];[.G$1:.H$1048576];2;0)" office:value-type="float" office:value="264" calcext:value-type="float">
            <text:p>264</text:p>
          </table:table-cell>
          <table:table-cell table:number-columns-repeated="2"/>
          <table:table-cell office:value-type="float" office:value="35045" calcext:value-type="float">
            <text:p>35045</text:p>
          </table:table-cell>
          <table:table-cell table:formula="of:=[.H48]+1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51005" calcext:value-type="float">
            <text:p>51005</text:p>
          </table:table-cell>
          <table:table-cell office:value-type="float" office:value="96955" calcext:value-type="float">
            <text:p>96955</text:p>
          </table:table-cell>
          <table:table-cell office:value-type="string" calcext:value-type="string">
            <text:p>Arinos</text:p>
          </table:table-cell>
          <table:table-cell table:formula="of:=VLOOKUP([.A50];[.G$1:.H$1048576];2;0)" office:value-type="float" office:value="132" calcext:value-type="float">
            <text:p>132</text:p>
          </table:table-cell>
          <table:table-cell table:number-columns-repeated="2"/>
          <table:table-cell office:value-type="float" office:value="14001" calcext:value-type="float">
            <text:p>14001</text:p>
          </table:table-cell>
          <table:table-cell table:formula="of:=[.H49]+1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51001" calcext:value-type="float">
            <text:p>51001</text:p>
          </table:table-cell>
          <table:table-cell office:value-type="float" office:value="230960" calcext:value-type="float">
            <text:p>230960</text:p>
          </table:table-cell>
          <table:table-cell office:value-type="string" calcext:value-type="string">
            <text:p>Aripuanã</text:p>
          </table:table-cell>
          <table:table-cell table:formula="of:=VLOOKUP([.A51];[.G$1:.H$1048576];2;0)" office:value-type="float" office:value="375" calcext:value-type="float">
            <text:p>375</text:p>
          </table:table-cell>
          <table:table-cell table:number-columns-repeated="2"/>
          <table:table-cell office:value-type="float" office:value="23009" calcext:value-type="float">
            <text:p>23009</text:p>
          </table:table-cell>
          <table:table-cell table:formula="of:=[.H50]+1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float" office:value="206332" calcext:value-type="float">
            <text:p>206332</text:p>
          </table:table-cell>
          <table:table-cell office:value-type="string" calcext:value-type="string">
            <text:p>Ariquemes</text:p>
          </table:table-cell>
          <table:table-cell table:formula="of:=VLOOKUP([.A52];[.G$1:.H$1048576];2;0)" office:value-type="float" office:value="485" calcext:value-type="float">
            <text:p>485</text:p>
          </table:table-cell>
          <table:table-cell table:number-columns-repeated="2"/>
          <table:table-cell office:value-type="float" office:value="31064" calcext:value-type="float">
            <text:p>31064</text:p>
          </table:table-cell>
          <table:table-cell table:formula="of:=[.H51]+1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float" office:value="51361" calcext:value-type="float">
            <text:p>51361</text:p>
          </table:table-cell>
          <table:table-cell office:value-type="string" calcext:value-type="string">
            <text:p>Assaí</text:p>
          </table:table-cell>
          <table:table-cell table:formula="of:=VLOOKUP([.A53];[.G$1:.H$1048576];2;0)" office:value-type="float" office:value="85" calcext:value-type="float">
            <text:p>85</text:p>
          </table:table-cell>
          <table:table-cell table:number-columns-repeated="2"/>
          <table:table-cell office:value-type="float" office:value="31055" calcext:value-type="float">
            <text:p>31055</text:p>
          </table:table-cell>
          <table:table-cell table:formula="of:=[.H52]+1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5039" calcext:value-type="float">
            <text:p>35039</text:p>
          </table:table-cell>
          <table:table-cell office:value-type="float" office:value="290621" calcext:value-type="float">
            <text:p>290621</text:p>
          </table:table-cell>
          <table:table-cell office:value-type="string" calcext:value-type="string">
            <text:p>Assis</text:p>
          </table:table-cell>
          <table:table-cell table:formula="of:=VLOOKUP([.A54];[.G$1:.H$1048576];2;0)" office:value-type="float" office:value="436" calcext:value-type="float">
            <text:p>436</text:p>
          </table:table-cell>
          <table:table-cell table:number-columns-repeated="2"/>
          <table:table-cell office:value-type="float" office:value="27005" calcext:value-type="float">
            <text:p>27005</text:p>
          </table:table-cell>
          <table:table-cell table:formula="of:=[.H53]+1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400685" calcext:value-type="float">
            <text:p>400685</text:p>
          </table:table-cell>
          <table:table-cell office:value-type="string" calcext:value-type="string">
            <text:p>Astorga</text:p>
          </table:table-cell>
          <table:table-cell table:formula="of:=VLOOKUP([.A55];[.G$1:.H$1048576];2;0)" office:value-type="float" office:value="13" calcext:value-type="float">
            <text:p>13</text:p>
          </table:table-cell>
          <table:table-cell table:number-columns-repeated="2"/>
          <table:table-cell office:value-type="float" office:value="51009" calcext:value-type="float">
            <text:p>51009</text:p>
          </table:table-cell>
          <table:table-cell table:formula="of:=[.H54]+1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35006" calcext:value-type="float">
            <text:p>35006</text:p>
          </table:table-cell>
          <table:table-cell office:value-type="float" office:value="49822" calcext:value-type="float">
            <text:p>49822</text:p>
          </table:table-cell>
          <table:table-cell office:value-type="string" calcext:value-type="string">
            <text:p>Auriflama</text:p>
          </table:table-cell>
          <table:table-cell table:formula="of:=VLOOKUP([.A56];[.G$1:.H$1048576];2;0)" office:value-type="float" office:value="68" calcext:value-type="float">
            <text:p>68</text:p>
          </table:table-cell>
          <table:table-cell table:number-columns-repeated="2"/>
          <table:table-cell office:value-type="float" office:value="25013" calcext:value-type="float">
            <text:p>25013</text:p>
          </table:table-cell>
          <table:table-cell table:formula="of:=[.H55]+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35022" calcext:value-type="float">
            <text:p>35022</text:p>
          </table:table-cell>
          <table:table-cell office:value-type="float" office:value="122750" calcext:value-type="float">
            <text:p>122750</text:p>
          </table:table-cell>
          <table:table-cell office:value-type="string" calcext:value-type="string">
            <text:p>Avaré</text:p>
          </table:table-cell>
          <table:table-cell table:formula="of:=VLOOKUP([.A57];[.G$1:.H$1048576];2;0)" office:value-type="float" office:value="302" calcext:value-type="float">
            <text:p>302</text:p>
          </table:table-cell>
          <table:table-cell table:number-columns-repeated="2"/>
          <table:table-cell office:value-type="float" office:value="41033" calcext:value-type="float">
            <text:p>41033</text:p>
          </table:table-cell>
          <table:table-cell table:formula="of:=[.H56]+1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33009" calcext:value-type="float">
            <text:p>33009</text:p>
          </table:table-cell>
          <table:table-cell office:value-type="float" office:value="213483" calcext:value-type="float">
            <text:p>213483</text:p>
          </table:table-cell>
          <table:table-cell office:value-type="string" calcext:value-type="string">
            <text:p>Bacia de São João</text:p>
          </table:table-cell>
          <table:table-cell table:formula="of:=VLOOKUP([.A58];[.G$1:.H$1048576];2;0)" office:value-type="float" office:value="359" calcext:value-type="float">
            <text:p>359</text:p>
          </table:table-cell>
          <table:table-cell table:number-columns-repeated="2"/>
          <table:table-cell office:value-type="float" office:value="35023" calcext:value-type="float">
            <text:p>35023</text:p>
          </table:table-cell>
          <table:table-cell table:formula="of:=[.H57]+1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33013" calcext:value-type="float">
            <text:p>33013</text:p>
          </table:table-cell>
          <table:table-cell office:value-type="float" office:value="402895" calcext:value-type="float">
            <text:p>402895</text:p>
          </table:table-cell>
          <table:table-cell office:value-type="string" calcext:value-type="string">
            <text:p>Baía da Ilha Grande</text:p>
          </table:table-cell>
          <table:table-cell table:formula="of:=VLOOKUP([.A59];[.G$1:.H$1048576];2;0)" office:value-type="float" office:value="207" calcext:value-type="float">
            <text:p>207</text:p>
          </table:table-cell>
          <table:table-cell table:number-columns-repeated="2"/>
          <table:table-cell office:value-type="float" office:value="21019" calcext:value-type="float">
            <text:p>21019</text:p>
          </table:table-cell>
          <table:table-cell table:formula="of:=[.H58]+1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24013" calcext:value-type="float">
            <text:p>24013</text:p>
          </table:table-cell>
          <table:table-cell office:value-type="float" office:value="67980" calcext:value-type="float">
            <text:p>67980</text:p>
          </table:table-cell>
          <table:table-cell office:value-type="string" calcext:value-type="string">
            <text:p>Baixa Verde</text:p>
          </table:table-cell>
          <table:table-cell table:formula="of:=VLOOKUP([.A60];[.G$1:.H$1048576];2;0)" office:value-type="float" office:value="260" calcext:value-type="float">
            <text:p>260</text:p>
          </table:table-cell>
          <table:table-cell table:number-columns-repeated="2"/>
          <table:table-cell office:value-type="float" office:value="32011" calcext:value-type="float">
            <text:p>32011</text:p>
          </table:table-cell>
          <table:table-cell table:formula="of:=[.H59]+1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21005" calcext:value-type="float">
            <text:p>21005</text:p>
          </table:table-cell>
          <table:table-cell office:value-type="float" office:value="595087" calcext:value-type="float">
            <text:p>595087</text:p>
          </table:table-cell>
          <table:table-cell office:value-type="string" calcext:value-type="string">
            <text:p>Baixada Maranhense</text:p>
          </table:table-cell>
          <table:table-cell table:formula="of:=VLOOKUP([.A61];[.G$1:.H$1048576];2;0)" office:value-type="float" office:value="455" calcext:value-type="float">
            <text:p>455</text:p>
          </table:table-cell>
          <table:table-cell table:number-columns-repeated="2"/>
          <table:table-cell office:value-type="float" office:value="50010" calcext:value-type="float">
            <text:p>50010</text:p>
          </table:table-cell>
          <table:table-cell table:formula="of:=[.H60]+1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100189" calcext:value-type="float">
            <text:p>100189</text:p>
          </table:table-cell>
          <table:table-cell office:value-type="string" calcext:value-type="string">
            <text:p>Baixo Cotinguiba</text:p>
          </table:table-cell>
          <table:table-cell table:formula="of:=VLOOKUP([.A62];[.G$1:.H$1048576];2;0)" office:value-type="float" office:value="366" calcext:value-type="float">
            <text:p>366</text:p>
          </table:table-cell>
          <table:table-cell table:number-columns-repeated="2"/>
          <table:table-cell office:value-type="float" office:value="15020" calcext:value-type="float">
            <text:p>15020</text:p>
          </table:table-cell>
          <table:table-cell table:formula="of:=[.H61]+1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23009" calcext:value-type="float">
            <text:p>23009</text:p>
          </table:table-cell>
          <table:table-cell office:value-type="float" office:value="116242" calcext:value-type="float">
            <text:p>116242</text:p>
          </table:table-cell>
          <table:table-cell office:value-type="string" calcext:value-type="string">
            <text:p>Baixo Curu</text:p>
          </table:table-cell>
          <table:table-cell table:formula="of:=VLOOKUP([.A63];[.G$1:.H$1048576];2;0)" office:value-type="float" office:value="49" calcext:value-type="float">
            <text:p>49</text:p>
          </table:table-cell>
          <table:table-cell table:number-columns-repeated="2"/>
          <table:table-cell office:value-type="float" office:value="21018" calcext:value-type="float">
            <text:p>21018</text:p>
          </table:table-cell>
          <table:table-cell table:formula="of:=[.H62]+1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23023" calcext:value-type="float">
            <text:p>23023</text:p>
          </table:table-cell>
          <table:table-cell office:value-type="float" office:value="332877" calcext:value-type="float">
            <text:p>332877</text:p>
          </table:table-cell>
          <table:table-cell office:value-type="string" calcext:value-type="string">
            <text:p>Baixo Jaguaribe</text:p>
          </table:table-cell>
          <table:table-cell table:formula="of:=VLOOKUP([.A64];[.G$1:.H$1048576];2;0)" office:value-type="float" office:value="430" calcext:value-type="float">
            <text:p>430</text:p>
          </table:table-cell>
          <table:table-cell table:number-columns-repeated="2"/>
          <table:table-cell office:value-type="float" office:value="51002" calcext:value-type="float">
            <text:p>51002</text:p>
          </table:table-cell>
          <table:table-cell table:formula="of:=[.H63]+1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9842" calcext:value-type="float">
            <text:p>109842</text:p>
          </table:table-cell>
          <table:table-cell office:value-type="string" calcext:value-type="string">
            <text:p>Baixo Pantanal</text:p>
          </table:table-cell>
          <table:table-cell table:formula="of:=VLOOKUP([.A65];[.G$1:.H$1048576];2;0)" office:value-type="float" office:value="22" calcext:value-type="float">
            <text:p>22</text:p>
          </table:table-cell>
          <table:table-cell table:number-columns-repeated="2"/>
          <table:table-cell office:value-type="float" office:value="33001" calcext:value-type="float">
            <text:p>33001</text:p>
          </table:table-cell>
          <table:table-cell table:formula="of:=[.H64]+1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1013" calcext:value-type="float">
            <text:p>21013</text:p>
          </table:table-cell>
          <table:table-cell office:value-type="float" office:value="150303" calcext:value-type="float">
            <text:p>150303</text:p>
          </table:table-cell>
          <table:table-cell office:value-type="string" calcext:value-type="string">
            <text:p>Baixo Parnaíba Maranhense</text:p>
          </table:table-cell>
          <table:table-cell table:formula="of:=VLOOKUP([.A66];[.G$1:.H$1048576];2;0)" office:value-type="float" office:value="212" calcext:value-type="float">
            <text:p>212</text:p>
          </table:table-cell>
          <table:table-cell table:number-columns-repeated="2"/>
          <table:table-cell office:value-type="float" office:value="31044" calcext:value-type="float">
            <text:p>31044</text:p>
          </table:table-cell>
          <table:table-cell table:formula="of:=[.H65]+1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306824" calcext:value-type="float">
            <text:p>306824</text:p>
          </table:table-cell>
          <table:table-cell office:value-type="string" calcext:value-type="string">
            <text:p>Baixo Parnaíba Piauiense</text:p>
          </table:table-cell>
          <table:table-cell table:formula="of:=VLOOKUP([.A67];[.G$1:.H$1048576];2;0)" office:value-type="float" office:value="310" calcext:value-type="float">
            <text:p>310</text:p>
          </table:table-cell>
          <table:table-cell table:number-columns-repeated="2"/>
          <table:table-cell office:value-type="float" office:value="25021" calcext:value-type="float">
            <text:p>25021</text:p>
          </table:table-cell>
          <table:table-cell table:formula="of:=[.H66]+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35052" calcext:value-type="float">
            <text:p>35052</text:p>
          </table:table-cell>
          <table:table-cell office:value-type="float" office:value="77115" calcext:value-type="float">
            <text:p>77115</text:p>
          </table:table-cell>
          <table:table-cell office:value-type="string" calcext:value-type="string">
            <text:p>Bananal</text:p>
          </table:table-cell>
          <table:table-cell table:formula="of:=VLOOKUP([.A68];[.G$1:.H$1048576];2;0)" office:value-type="float" office:value="256" calcext:value-type="float">
            <text:p>256</text:p>
          </table:table-cell>
          <table:table-cell table:number-columns-repeated="2"/>
          <table:table-cell office:value-type="float" office:value="43027" calcext:value-type="float">
            <text:p>43027</text:p>
          </table:table-cell>
          <table:table-cell table:formula="of:=[.H67]+1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31059" calcext:value-type="float">
            <text:p>31059</text:p>
          </table:table-cell>
          <table:table-cell office:value-type="float" office:value="416218" calcext:value-type="float">
            <text:p>416218</text:p>
          </table:table-cell>
          <table:table-cell office:value-type="string" calcext:value-type="string">
            <text:p>Barbacena</text:p>
          </table:table-cell>
          <table:table-cell table:formula="of:=VLOOKUP([.A69];[.G$1:.H$1048576];2;0)" office:value-type="float" office:value="178" calcext:value-type="float">
            <text:p>178</text:p>
          </table:table-cell>
          <table:table-cell table:number-columns-repeated="2"/>
          <table:table-cell office:value-type="float" office:value="24010" calcext:value-type="float">
            <text:p>24010</text:p>
          </table:table-cell>
          <table:table-cell table:formula="of:=[.H68]+1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29006" calcext:value-type="float">
            <text:p>29006</text:p>
          </table:table-cell>
          <table:table-cell office:value-type="float" office:value="182458" calcext:value-type="float">
            <text:p>182458</text:p>
          </table:table-cell>
          <table:table-cell office:value-type="string" calcext:value-type="string">
            <text:p>Barra</text:p>
          </table:table-cell>
          <table:table-cell table:formula="of:=VLOOKUP([.A70];[.G$1:.H$1048576];2;0)" office:value-type="float" office:value="203" calcext:value-type="float">
            <text:p>203</text:p>
          </table:table-cell>
          <table:table-cell table:number-columns-repeated="2"/>
          <table:table-cell office:value-type="float" office:value="35006" calcext:value-type="float">
            <text:p>35006</text:p>
          </table:table-cell>
          <table:table-cell table:formula="of:=[.H69]+1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32001" calcext:value-type="float">
            <text:p>32001</text:p>
          </table:table-cell>
          <table:table-cell office:value-type="float" office:value="55047" calcext:value-type="float">
            <text:p>55047</text:p>
          </table:table-cell>
          <table:table-cell office:value-type="string" calcext:value-type="string">
            <text:p>Barra de São Francisco</text:p>
          </table:table-cell>
          <table:table-cell table:formula="of:=VLOOKUP([.A71];[.G$1:.H$1048576];2;0)" office:value-type="float" office:value="338" calcext:value-type="float">
            <text:p>338</text:p>
          </table:table-cell>
          <table:table-cell table:number-columns-repeated="2"/>
          <table:table-cell office:value-type="float" office:value="35059" calcext:value-type="float">
            <text:p>35059</text:p>
          </table:table-cell>
          <table:table-cell table:formula="of:=[.H70]+1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33012" calcext:value-type="float">
            <text:p>33012</text:p>
          </table:table-cell>
          <table:table-cell office:value-type="float" office:value="65632" calcext:value-type="float">
            <text:p>65632</text:p>
          </table:table-cell>
          <table:table-cell office:value-type="string" calcext:value-type="string">
            <text:p>Barra do Piraí</text:p>
          </table:table-cell>
          <table:table-cell table:formula="of:=VLOOKUP([.A72];[.G$1:.H$1048576];2;0)" office:value-type="float" office:value="291" calcext:value-type="float">
            <text:p>291</text:p>
          </table:table-cell>
          <table:table-cell table:number-columns-repeated="2"/>
          <table:table-cell office:value-type="float" office:value="35005" calcext:value-type="float">
            <text:p>35005</text:p>
          </table:table-cell>
          <table:table-cell table:formula="of:=[.H71]+1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float" office:value="342084" calcext:value-type="float">
            <text:p>342084</text:p>
          </table:table-cell>
          <table:table-cell office:value-type="string" calcext:value-type="string">
            <text:p>Barreiras</text:p>
          </table:table-cell>
          <table:table-cell table:formula="of:=VLOOKUP([.A73];[.G$1:.H$1048576];2;0)" office:value-type="float" office:value="283" calcext:value-type="float">
            <text:p>283</text:p>
          </table:table-cell>
          <table:table-cell table:number-columns-repeated="2"/>
          <table:table-cell office:value-type="float" office:value="25018" calcext:value-type="float">
            <text:p>25018</text:p>
          </table:table-cell>
          <table:table-cell table:formula="of:=[.H72]+1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35009" calcext:value-type="float">
            <text:p>35009</text:p>
          </table:table-cell>
          <table:table-cell office:value-type="float" office:value="61277" calcext:value-type="float">
            <text:p>61277</text:p>
          </table:table-cell>
          <table:table-cell office:value-type="string" calcext:value-type="string">
            <text:p>Barretos</text:p>
          </table:table-cell>
          <table:table-cell table:formula="of:=VLOOKUP([.A74];[.G$1:.H$1048576];2;0)" office:value-type="float" office:value="221" calcext:value-type="float">
            <text:p>221</text:p>
          </table:table-cell>
          <table:table-cell table:number-columns-repeated="2"/>
          <table:table-cell office:value-type="float" office:value="24011" calcext:value-type="float">
            <text:p>24011</text:p>
          </table:table-cell>
          <table:table-cell table:formula="of:=[.H73]+1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23031" calcext:value-type="float">
            <text:p>23031</text:p>
          </table:table-cell>
          <table:table-cell office:value-type="float" office:value="95296" calcext:value-type="float">
            <text:p>95296</text:p>
          </table:table-cell>
          <table:table-cell office:value-type="string" calcext:value-type="string">
            <text:p>Barro</text:p>
          </table:table-cell>
          <table:table-cell table:formula="of:=VLOOKUP([.A75];[.G$1:.H$1048576];2;0)" office:value-type="float" office:value="421" calcext:value-type="float">
            <text:p>421</text:p>
          </table:table-cell>
          <table:table-cell table:number-columns-repeated="2"/>
          <table:table-cell office:value-type="float" office:value="42006" calcext:value-type="float">
            <text:p>42006</text:p>
          </table:table-cell>
          <table:table-cell table:formula="of:=[.H74]+1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27004" calcext:value-type="float">
            <text:p>27004</text:p>
          </table:table-cell>
          <table:table-cell office:value-type="float" office:value="249348" calcext:value-type="float">
            <text:p>249348</text:p>
          </table:table-cell>
          <table:table-cell office:value-type="string" calcext:value-type="string">
            <text:p>Batalha</text:p>
          </table:table-cell>
          <table:table-cell table:formula="of:=VLOOKUP([.A76];[.G$1:.H$1048576];2;0)" office:value-type="float" office:value="230" calcext:value-type="float">
            <text:p>230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formula="of:=[.H75]+1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35015" calcext:value-type="float">
            <text:p>35015</text:p>
          </table:table-cell>
          <table:table-cell office:value-type="float" office:value="82698" calcext:value-type="float">
            <text:p>82698</text:p>
          </table:table-cell>
          <table:table-cell office:value-type="string" calcext:value-type="string">
            <text:p>Batatais</text:p>
          </table:table-cell>
          <table:table-cell table:formula="of:=VLOOKUP([.A77];[.G$1:.H$1048576];2;0)" office:value-type="float" office:value="494" calcext:value-type="float">
            <text:p>494</text:p>
          </table:table-cell>
          <table:table-cell table:number-columns-repeated="2"/>
          <table:table-cell office:value-type="float" office:value="52005" calcext:value-type="float">
            <text:p>52005</text:p>
          </table:table-cell>
          <table:table-cell table:formula="of:=[.H76]+1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23013" calcext:value-type="float">
            <text:p>23013</text:p>
          </table:table-cell>
          <table:table-cell office:value-type="float" office:value="197767" calcext:value-type="float">
            <text:p>197767</text:p>
          </table:table-cell>
          <table:table-cell office:value-type="string" calcext:value-type="string">
            <text:p>Baturité</text:p>
          </table:table-cell>
          <table:table-cell table:formula="of:=VLOOKUP([.A78];[.G$1:.H$1048576];2;0)" office:value-type="float" office:value="93" calcext:value-type="float">
            <text:p>93</text:p>
          </table:table-cell>
          <table:table-cell table:number-columns-repeated="2"/>
          <table:table-cell office:value-type="float" office:value="35028" calcext:value-type="float">
            <text:p>35028</text:p>
          </table:table-cell>
          <table:table-cell table:formula="of:=[.H77]+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35020" calcext:value-type="float">
            <text:p>35020</text:p>
          </table:table-cell>
          <table:table-cell office:value-type="float" office:value="380873" calcext:value-type="float">
            <text:p>380873</text:p>
          </table:table-cell>
          <table:table-cell office:value-type="string" calcext:value-type="string">
            <text:p>Bauru</text:p>
          </table:table-cell>
          <table:table-cell table:formula="of:=VLOOKUP([.A79];[.G$1:.H$1048576];2;0)" office:value-type="float" office:value="117" calcext:value-type="float">
            <text:p>117</text:p>
          </table:table-cell>
          <table:table-cell table:number-columns-repeated="2"/>
          <table:table-cell office:value-type="float" office:value="43026" calcext:value-type="float">
            <text:p>43026</text:p>
          </table:table-cell>
          <table:table-cell table:formula="of:=[.H78]+1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float" office:value="2363360" calcext:value-type="float">
            <text:p>2363360</text:p>
          </table:table-cell>
          <table:table-cell office:value-type="string" calcext:value-type="string">
            <text:p>Belém</text:p>
          </table:table-cell>
          <table:table-cell table:formula="of:=VLOOKUP([.A80];[.G$1:.H$1048576];2;0)" office:value-type="float" office:value="398" calcext:value-type="float">
            <text:p>398</text:p>
          </table:table-cell>
          <table:table-cell table:number-columns-repeated="2"/>
          <table:table-cell office:value-type="float" office:value="41020" calcext:value-type="float">
            <text:p>41020</text:p>
          </table:table-cell>
          <table:table-cell table:formula="of:=[.H79]+1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31030" calcext:value-type="float">
            <text:p>31030</text:p>
          </table:table-cell>
          <table:table-cell office:value-type="float" office:value="2370353" calcext:value-type="float">
            <text:p>2370353</text:p>
          </table:table-cell>
          <table:table-cell office:value-type="string" calcext:value-type="string">
            <text:p>Belo Horizonte</text:p>
          </table:table-cell>
          <table:table-cell table:formula="of:=VLOOKUP([.A81];[.G$1:.H$1048576];2;0)" office:value-type="float" office:value="118" calcext:value-type="float">
            <text:p>118</text:p>
          </table:table-cell>
          <table:table-cell table:number-columns-repeated="2"/>
          <table:table-cell office:value-type="float" office:value="41010" calcext:value-type="float">
            <text:p>41010</text:p>
          </table:table-cell>
          <table:table-cell table:formula="of:=[.H80]+1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22008" calcext:value-type="float">
            <text:p>22008</text:p>
          </table:table-cell>
          <table:table-cell office:value-type="float" office:value="39396" calcext:value-type="float">
            <text:p>39396</text:p>
          </table:table-cell>
          <table:table-cell office:value-type="string" calcext:value-type="string">
            <text:p>Bertolínia</text:p>
          </table:table-cell>
          <table:table-cell table:formula="of:=VLOOKUP([.A82];[.G$1:.H$1048576];2;0)" office:value-type="float" office:value="297" calcext:value-type="float">
            <text:p>297</text:p>
          </table:table-cell>
          <table:table-cell table:number-columns-repeated="2"/>
          <table:table-cell office:value-type="float" office:value="43004" calcext:value-type="float">
            <text:p>43004</text:p>
          </table:table-cell>
          <table:table-cell table:formula="of:=[.H81]+1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float" office:value="215893" calcext:value-type="float">
            <text:p>215893</text:p>
          </table:table-cell>
          <table:table-cell office:value-type="string" calcext:value-type="string">
            <text:p>Bico do Papagaio</text:p>
          </table:table-cell>
          <table:table-cell table:formula="of:=VLOOKUP([.A83];[.G$1:.H$1048576];2;0)" office:value-type="float" office:value="550" calcext:value-type="float">
            <text:p>550</text:p>
          </table:table-cell>
          <table:table-cell table:number-columns-repeated="2"/>
          <table:table-cell office:value-type="float" office:value="32008" calcext:value-type="float">
            <text:p>32008</text:p>
          </table:table-cell>
          <table:table-cell table:formula="of:=[.H82]+1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35018" calcext:value-type="float">
            <text:p>35018</text:p>
          </table:table-cell>
          <table:table-cell office:value-type="float" office:value="304013" calcext:value-type="float">
            <text:p>304013</text:p>
          </table:table-cell>
          <table:table-cell office:value-type="string" calcext:value-type="string">
            <text:p>Birigui</text:p>
          </table:table-cell>
          <table:table-cell table:formula="of:=VLOOKUP([.A84];[.G$1:.H$1048576];2;0)" office:value-type="float" office:value="332" calcext:value-type="float">
            <text:p>332</text:p>
          </table:table-cell>
          <table:table-cell table:number-columns-repeated="2"/>
          <table:table-cell office:value-type="float" office:value="21001" calcext:value-type="float">
            <text:p>21001</text:p>
          </table:table-cell>
          <table:table-cell table:formula="of:=[.H83]+1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42012" calcext:value-type="float">
            <text:p>42012</text:p>
          </table:table-cell>
          <table:table-cell office:value-type="float" office:value="418311" calcext:value-type="float">
            <text:p>418311</text:p>
          </table:table-cell>
          <table:table-cell office:value-type="string" calcext:value-type="string">
            <text:p>Blumenau</text:p>
          </table:table-cell>
          <table:table-cell table:formula="of:=VLOOKUP([.A85];[.G$1:.H$1048576];2;0)" office:value-type="float" office:value="437" calcext:value-type="float">
            <text:p>437</text:p>
          </table:table-cell>
          <table:table-cell table:number-columns-repeated="2"/>
          <table:table-cell office:value-type="float" office:value="25009" calcext:value-type="float">
            <text:p>25009</text:p>
          </table:table-cell>
          <table:table-cell table:formula="of:=[.H84]+1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float" office:value="444920" calcext:value-type="float">
            <text:p>444920</text:p>
          </table:table-cell>
          <table:table-cell office:value-type="string" calcext:value-type="string">
            <text:p>Boa Vista</text:p>
          </table:table-cell>
          <table:table-cell table:formula="of:=VLOOKUP([.A86];[.G$1:.H$1048576];2;0)" office:value-type="float" office:value="48" calcext:value-type="float">
            <text:p>48</text:p>
          </table:table-cell>
          <table:table-cell table:number-columns-repeated="2"/>
          <table:table-cell office:value-type="float" office:value="41038" calcext:value-type="float">
            <text:p>41038</text:p>
          </table:table-cell>
          <table:table-cell table:formula="of:=[.H85]+1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3011" calcext:value-type="float">
            <text:p>13011</text:p>
          </table:table-cell>
          <table:table-cell office:value-type="float" office:value="53734" calcext:value-type="float">
            <text:p>53734</text:p>
          </table:table-cell>
          <table:table-cell office:value-type="string" calcext:value-type="string">
            <text:p>Boca do Acre</text:p>
          </table:table-cell>
          <table:table-cell table:formula="of:=VLOOKUP([.A87];[.G$1:.H$1048576];2;0)" office:value-type="float" office:value="175" calcext:value-type="float">
            <text:p>175</text:p>
          </table:table-cell>
          <table:table-cell table:number-columns-repeated="2"/>
          <table:table-cell office:value-type="float" office:value="41014" calcext:value-type="float">
            <text:p>41014</text:p>
          </table:table-cell>
          <table:table-cell table:formula="of:=[.H86]+1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31009" calcext:value-type="float">
            <text:p>31009</text:p>
          </table:table-cell>
          <table:table-cell office:value-type="float" office:value="54379" calcext:value-type="float">
            <text:p>54379</text:p>
          </table:table-cell>
          <table:table-cell office:value-type="string" calcext:value-type="string">
            <text:p>Bocaiúva</text:p>
          </table:table-cell>
          <table:table-cell table:formula="of:=VLOOKUP([.A88];[.G$1:.H$1048576];2;0)" office:value-type="float" office:value="269" calcext:value-type="float">
            <text:p>269</text:p>
          </table:table-cell>
          <table:table-cell table:number-columns-repeated="2"/>
          <table:table-cell office:value-type="float" office:value="29023" calcext:value-type="float">
            <text:p>29023</text:p>
          </table:table-cell>
          <table:table-cell table:formula="of:=[.H87]+1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50009" calcext:value-type="float">
            <text:p>50009</text:p>
          </table:table-cell>
          <table:table-cell office:value-type="float" office:value="554673" calcext:value-type="float">
            <text:p>554673</text:p>
          </table:table-cell>
          <table:table-cell office:value-type="string" calcext:value-type="string">
            <text:p>Bodoquena</text:p>
          </table:table-cell>
          <table:table-cell table:formula="of:=VLOOKUP([.A89];[.G$1:.H$1048576];2;0)" office:value-type="float" office:value="163" calcext:value-type="float">
            <text:p>163</text:p>
          </table:table-cell>
          <table:table-cell table:number-columns-repeated="2"/>
          <table:table-cell office:value-type="float" office:value="43017" calcext:value-type="float">
            <text:p>43017</text:p>
          </table:table-cell>
          <table:table-cell table:formula="of:=[.H88]+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31026" calcext:value-type="float">
            <text:p>31026</text:p>
          </table:table-cell>
          <table:table-cell office:value-type="float" office:value="144660" calcext:value-type="float">
            <text:p>144660</text:p>
          </table:table-cell>
          <table:table-cell office:value-type="string" calcext:value-type="string">
            <text:p>Bom Despacho</text:p>
          </table:table-cell>
          <table:table-cell table:formula="of:=VLOOKUP([.A90];[.G$1:.H$1048576];2;0)" office:value-type="float" office:value="446" calcext:value-type="float">
            <text:p>446</text:p>
          </table:table-cell>
          <table:table-cell table:number-columns-repeated="2"/>
          <table:table-cell office:value-type="float" office:value="50003" calcext:value-type="float">
            <text:p>50003</text:p>
          </table:table-cell>
          <table:table-cell table:formula="of:=[.H89]+1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29007" calcext:value-type="float">
            <text:p>29007</text:p>
          </table:table-cell>
          <table:table-cell office:value-type="float" office:value="180315" calcext:value-type="float">
            <text:p>180315</text:p>
          </table:table-cell>
          <table:table-cell office:value-type="string" calcext:value-type="string">
            <text:p>Bom Jesus da Lapa</text:p>
          </table:table-cell>
          <table:table-cell table:formula="of:=VLOOKUP([.A91];[.G$1:.H$1048576];2;0)" office:value-type="float" office:value="357" calcext:value-type="float">
            <text:p>357</text:p>
          </table:table-cell>
          <table:table-cell table:number-columns-repeated="2"/>
          <table:table-cell office:value-type="float" office:value="29030" calcext:value-type="float">
            <text:p>29030</text:p>
          </table:table-cell>
          <table:table-cell table:formula="of:=[.H90]+1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28012" calcext:value-type="float">
            <text:p>28012</text:p>
          </table:table-cell>
          <table:table-cell office:value-type="float" office:value="166338" calcext:value-type="float">
            <text:p>166338</text:p>
          </table:table-cell>
          <table:table-cell office:value-type="string" calcext:value-type="string">
            <text:p>Boquim</text:p>
          </table:table-cell>
          <table:table-cell table:formula="of:=VLOOKUP([.A92];[.G$1:.H$1048576];2;0)" office:value-type="float" office:value="271" calcext:value-type="float">
            <text:p>271</text:p>
          </table:table-cell>
          <table:table-cell table:number-columns-repeated="2"/>
          <table:table-cell office:value-type="float" office:value="43011" calcext:value-type="float">
            <text:p>43011</text:p>
          </table:table-cell>
          <table:table-cell table:formula="of:=[.H91]+1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29022" calcext:value-type="float">
            <text:p>29022</text:p>
          </table:table-cell>
          <table:table-cell office:value-type="float" office:value="193787" calcext:value-type="float">
            <text:p>193787</text:p>
          </table:table-cell>
          <table:table-cell office:value-type="string" calcext:value-type="string">
            <text:p>Boquira</text:p>
          </table:table-cell>
          <table:table-cell table:formula="of:=VLOOKUP([.A93];[.G$1:.H$1048576];2;0)" office:value-type="float" office:value="329" calcext:value-type="float">
            <text:p>329</text:p>
          </table:table-cell>
          <table:table-cell table:number-columns-repeated="2"/>
          <table:table-cell office:value-type="float" office:value="43007" calcext:value-type="float">
            <text:p>43007</text:p>
          </table:table-cell>
          <table:table-cell table:formula="of:=[.H92]+1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24014" calcext:value-type="float">
            <text:p>24014</text:p>
          </table:table-cell>
          <table:table-cell office:value-type="float" office:value="143150" calcext:value-type="float">
            <text:p>143150</text:p>
          </table:table-cell>
          <table:table-cell office:value-type="string" calcext:value-type="string">
            <text:p>Borborema Potiguar</text:p>
          </table:table-cell>
          <table:table-cell table:formula="of:=VLOOKUP([.A94];[.G$1:.H$1048576];2;0)" office:value-type="float" office:value="426" calcext:value-type="float">
            <text:p>426</text:p>
          </table:table-cell>
          <table:table-cell table:number-columns-repeated="2"/>
          <table:table-cell office:value-type="float" office:value="33018" calcext:value-type="float">
            <text:p>33018</text:p>
          </table:table-cell>
          <table:table-cell table:formula="of:=[.H93]+1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35023" calcext:value-type="float">
            <text:p>35023</text:p>
          </table:table-cell>
          <table:table-cell office:value-type="float" office:value="273997" calcext:value-type="float">
            <text:p>273997</text:p>
          </table:table-cell>
          <table:table-cell office:value-type="string" calcext:value-type="string">
            <text:p>Botucatu</text:p>
          </table:table-cell>
          <table:table-cell table:formula="of:=VLOOKUP([.A95];[.G$1:.H$1048576];2;0)" office:value-type="float" office:value="56" calcext:value-type="float">
            <text:p>56</text:p>
          </table:table-cell>
          <table:table-cell table:number-columns-repeated="2"/>
          <table:table-cell office:value-type="float" office:value="23013" calcext:value-type="float">
            <text:p>23013</text:p>
          </table:table-cell>
          <table:table-cell table:formula="of:=[.H94]+1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35048" calcext:value-type="float">
            <text:p>35048</text:p>
          </table:table-cell>
          <table:table-cell office:value-type="float" office:value="292788" calcext:value-type="float">
            <text:p>292788</text:p>
          </table:table-cell>
          <table:table-cell office:value-type="string" calcext:value-type="string">
            <text:p>Bragança Paulista</text:p>
          </table:table-cell>
          <table:table-cell table:formula="of:=VLOOKUP([.A96];[.G$1:.H$1048576];2;0)" office:value-type="float" office:value="241" calcext:value-type="float">
            <text:p>241</text:p>
          </table:table-cell>
          <table:table-cell table:number-columns-repeated="2"/>
          <table:table-cell office:value-type="float" office:value="29015" calcext:value-type="float">
            <text:p>29015</text:p>
          </table:table-cell>
          <table:table-cell table:formula="of:=[.H95]+1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float" office:value="424088" calcext:value-type="float">
            <text:p>424088</text:p>
          </table:table-cell>
          <table:table-cell office:value-type="string" calcext:value-type="string">
            <text:p>Bragantina</text:p>
          </table:table-cell>
          <table:table-cell table:formula="of:=VLOOKUP([.A97];[.G$1:.H$1048576];2;0)" office:value-type="float" office:value="356" calcext:value-type="float">
            <text:p>356</text:p>
          </table:table-cell>
          <table:table-cell table:number-columns-repeated="2"/>
          <table:table-cell office:value-type="float" office:value="41023" calcext:value-type="float">
            <text:p>41023</text:p>
          </table:table-cell>
          <table:table-cell table:formula="of:=[.H96]+1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float" office:value="71429" calcext:value-type="float">
            <text:p>71429</text:p>
          </table:table-cell>
          <table:table-cell office:value-type="string" calcext:value-type="string">
            <text:p>Brasiléia</text:p>
          </table:table-cell>
          <table:table-cell table:formula="of:=VLOOKUP([.A98];[.G$1:.H$1048576];2;0)" office:value-type="float" office:value="239" calcext:value-type="float">
            <text:p>239</text:p>
          </table:table-cell>
          <table:table-cell table:number-columns-repeated="2"/>
          <table:table-cell office:value-type="float" office:value="29013" calcext:value-type="float">
            <text:p>29013</text:p>
          </table:table-cell>
          <table:table-cell table:formula="of:=[.H97]+1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53001" calcext:value-type="float">
            <text:p>53001</text:p>
          </table:table-cell>
          <table:table-cell office:value-type="float" office:value="8739" calcext:value-type="float">
            <text:p>8739</text:p>
          </table:table-cell>
          <table:table-cell office:value-type="string" calcext:value-type="string">
            <text:p>Brasília</text:p>
          </table:table-cell>
          <table:table-cell table:formula="of:=VLOOKUP([.A99];[.G$1:.H$1048576];2;0)" office:value-type="float" office:value="115" calcext:value-type="float">
            <text:p>115</text:p>
          </table:table-cell>
          <table:table-cell table:number-columns-repeated="2"/>
          <table:table-cell office:value-type="float" office:value="35001" calcext:value-type="float">
            <text:p>35001</text:p>
          </table:table-cell>
          <table:table-cell table:formula="of:=[.H98]+1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25015" calcext:value-type="float">
            <text:p>25015</text:p>
          </table:table-cell>
          <table:table-cell office:value-type="float" office:value="166093" calcext:value-type="float">
            <text:p>166093</text:p>
          </table:table-cell>
          <table:table-cell office:value-type="string" calcext:value-type="string">
            <text:p>Brejo Paraibano</text:p>
          </table:table-cell>
          <table:table-cell table:formula="of:=VLOOKUP([.A100];[.G$1:.H$1048576];2;0)" office:value-type="float" office:value="389" calcext:value-type="float">
            <text:p>389</text:p>
          </table:table-cell>
          <table:table-cell table:number-columns-repeated="2"/>
          <table:table-cell office:value-type="float" office:value="52009" calcext:value-type="float">
            <text:p>52009</text:p>
          </table:table-cell>
          <table:table-cell table:formula="of:=[.H99]+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26012" calcext:value-type="float">
            <text:p>26012</text:p>
          </table:table-cell>
          <table:table-cell office:value-type="float" office:value="230489" calcext:value-type="float">
            <text:p>230489</text:p>
          </table:table-cell>
          <table:table-cell office:value-type="string" calcext:value-type="string">
            <text:p>Brejo Pernambucano</text:p>
          </table:table-cell>
          <table:table-cell table:formula="of:=VLOOKUP([.A101];[.G$1:.H$1048576];2;0)" office:value-type="float" office:value="517" calcext:value-type="float">
            <text:p>517</text:p>
          </table:table-cell>
          <table:table-cell table:number-columns-repeated="2"/>
          <table:table-cell office:value-type="float" office:value="51022" calcext:value-type="float">
            <text:p>51022</text:p>
          </table:table-cell>
          <table:table-cell table:formula="of:=[.H100]+1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23033" calcext:value-type="float">
            <text:p>23033</text:p>
          </table:table-cell>
          <table:table-cell office:value-type="float" office:value="105914" calcext:value-type="float">
            <text:p>105914</text:p>
          </table:table-cell>
          <table:table-cell office:value-type="string" calcext:value-type="string">
            <text:p>Brejo Santo</text:p>
          </table:table-cell>
          <table:table-cell table:formula="of:=VLOOKUP([.A102];[.G$1:.H$1048576];2;0)" office:value-type="float" office:value="499" calcext:value-type="float">
            <text:p>499</text:p>
          </table:table-cell>
          <table:table-cell table:number-columns-repeated="2"/>
          <table:table-cell office:value-type="float" office:value="24018" calcext:value-type="float">
            <text:p>24018</text:p>
          </table:table-cell>
          <table:table-cell table:formula="of:=[.H101]+1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9027" calcext:value-type="float">
            <text:p>29027</text:p>
          </table:table-cell>
          <table:table-cell office:value-type="float" office:value="227808" calcext:value-type="float">
            <text:p>227808</text:p>
          </table:table-cell>
          <table:table-cell office:value-type="string" calcext:value-type="string">
            <text:p>Brumado</text:p>
          </table:table-cell>
          <table:table-cell table:formula="of:=VLOOKUP([.A103];[.G$1:.H$1048576];2;0)" office:value-type="float" office:value="428" calcext:value-type="float">
            <text:p>428</text:p>
          </table:table-cell>
          <table:table-cell table:number-columns-repeated="2"/>
          <table:table-cell office:value-type="float" office:value="21008" calcext:value-type="float">
            <text:p>21008</text:p>
          </table:table-cell>
          <table:table-cell table:formula="of:=[.H102]+1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43022" calcext:value-type="float">
            <text:p>43022</text:p>
          </table:table-cell>
          <table:table-cell office:value-type="float" office:value="78480" calcext:value-type="float">
            <text:p>78480</text:p>
          </table:table-cell>
          <table:table-cell office:value-type="string" calcext:value-type="string">
            <text:p>Cachoeira do Sul</text:p>
          </table:table-cell>
          <table:table-cell table:formula="of:=VLOOKUP([.A104];[.G$1:.H$1048576];2;0)" office:value-type="float" office:value="518" calcext:value-type="float">
            <text:p>518</text:p>
          </table:table-cell>
          <table:table-cell table:number-columns-repeated="2"/>
          <table:table-cell office:value-type="float" office:value="12004" calcext:value-type="float">
            <text:p>12004</text:p>
          </table:table-cell>
          <table:table-cell table:formula="of:=[.H103]+1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32012" calcext:value-type="float">
            <text:p>32012</text:p>
          </table:table-cell>
          <table:table-cell office:value-type="float" office:value="456469" calcext:value-type="float">
            <text:p>456469</text:p>
          </table:table-cell>
          <table:table-cell office:value-type="string" calcext:value-type="string">
            <text:p>Cachoeiro de Itapemirim</text:p>
          </table:table-cell>
          <table:table-cell table:formula="of:=VLOOKUP([.A105];[.G$1:.H$1048576];2;0)" office:value-type="float" office:value="245" calcext:value-type="float">
            <text:p>245</text:p>
          </table:table-cell>
          <table:table-cell table:number-columns-repeated="2"/>
          <table:table-cell office:value-type="float" office:value="29026" calcext:value-type="float">
            <text:p>29026</text:p>
          </table:table-cell>
          <table:table-cell table:formula="of:=[.H104]+1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float" office:value="236722" calcext:value-type="float">
            <text:p>236722</text:p>
          </table:table-cell>
          <table:table-cell office:value-type="string" calcext:value-type="string">
            <text:p>Cacoal</text:p>
          </table:table-cell>
          <table:table-cell table:formula="of:=VLOOKUP([.A106];[.G$1:.H$1048576];2;0)" office:value-type="float" office:value="251" calcext:value-type="float">
            <text:p>251</text:p>
          </table:table-cell>
          <table:table-cell table:number-columns-repeated="2"/>
          <table:table-cell office:value-type="float" office:value="24002" calcext:value-type="float">
            <text:p>24002</text:p>
          </table:table-cell>
          <table:table-cell table:formula="of:=[.H105]+1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25002" calcext:value-type="float">
            <text:p>25002</text:p>
          </table:table-cell>
          <table:table-cell office:value-type="float" office:value="173498" calcext:value-type="float">
            <text:p>173498</text:p>
          </table:table-cell>
          <table:table-cell office:value-type="string" calcext:value-type="string">
            <text:p>Cajazeiras</text:p>
          </table:table-cell>
          <table:table-cell table:formula="of:=VLOOKUP([.A107];[.G$1:.H$1048576];2;0)" office:value-type="float" office:value="379" calcext:value-type="float">
            <text:p>379</text:p>
          </table:table-cell>
          <table:table-cell table:number-columns-repeated="2"/>
          <table:table-cell office:value-type="float" office:value="31025" calcext:value-type="float">
            <text:p>31025</text:p>
          </table:table-cell>
          <table:table-cell table:formula="of:=[.H106]+1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43028" calcext:value-type="float">
            <text:p>43028</text:p>
          </table:table-cell>
          <table:table-cell office:value-type="float" office:value="73945" calcext:value-type="float">
            <text:p>73945</text:p>
          </table:table-cell>
          <table:table-cell office:value-type="string" calcext:value-type="string">
            <text:p>Camaquã</text:p>
          </table:table-cell>
          <table:table-cell table:formula="of:=VLOOKUP([.A108];[.G$1:.H$1048576];2;0)" office:value-type="float" office:value="276" calcext:value-type="float">
            <text:p>276</text:p>
          </table:table-cell>
          <table:table-cell table:number-columns-repeated="2"/>
          <table:table-cell office:value-type="float" office:value="15006" calcext:value-type="float">
            <text:p>15006</text:p>
          </table:table-cell>
          <table:table-cell table:formula="of:=[.H107]+1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float" office:value="498315" calcext:value-type="float">
            <text:p>498315</text:p>
          </table:table-cell>
          <table:table-cell office:value-type="string" calcext:value-type="string">
            <text:p>Cametá</text:p>
          </table:table-cell>
          <table:table-cell table:formula="of:=VLOOKUP([.A109];[.G$1:.H$1048576];2;0)" office:value-type="float" office:value="270" calcext:value-type="float">
            <text:p>270</text:p>
          </table:table-cell>
          <table:table-cell table:number-columns-repeated="2"/>
          <table:table-cell office:value-type="float" office:value="22003" calcext:value-type="float">
            <text:p>22003</text:p>
          </table:table-cell>
          <table:table-cell table:formula="of:=[.H108]+1"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float" office:value="43030" calcext:value-type="float">
            <text:p>43030</text:p>
          </table:table-cell>
          <table:table-cell office:value-type="float" office:value="181116" calcext:value-type="float">
            <text:p>181116</text:p>
          </table:table-cell>
          <table:table-cell office:value-type="string" calcext:value-type="string">
            <text:p>Campanha Central</text:p>
          </table:table-cell>
          <table:table-cell table:formula="of:=VLOOKUP([.A110];[.G$1:.H$1048576];2;0)" office:value-type="float" office:value="322" calcext:value-type="float">
            <text:p>322</text:p>
          </table:table-cell>
          <table:table-cell table:number-columns-repeated="2"/>
          <table:table-cell office:value-type="float" office:value="15022" calcext:value-type="float">
            <text:p>15022</text:p>
          </table:table-cell>
          <table:table-cell table:formula="of:=[.H109]+1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float" office:value="49555" calcext:value-type="float">
            <text:p>49555</text:p>
          </table:table-cell>
          <table:table-cell office:value-type="string" calcext:value-type="string">
            <text:p>Campanha Meridional</text:p>
          </table:table-cell>
          <table:table-cell table:formula="of:=VLOOKUP([.A111];[.G$1:.H$1048576];2;0)" office:value-type="float" office:value="215" calcext:value-type="float">
            <text:p>215</text:p>
          </table:table-cell>
          <table:table-cell table:number-columns-repeated="2"/>
          <table:table-cell office:value-type="float" office:value="51003" calcext:value-type="float">
            <text:p>51003</text:p>
          </table:table-cell>
          <table:table-cell table:formula="of:=[.H110]+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float" office:value="253752" calcext:value-type="float">
            <text:p>253752</text:p>
          </table:table-cell>
          <table:table-cell office:value-type="string" calcext:value-type="string">
            <text:p>Campanha Ocidental</text:p>
          </table:table-cell>
          <table:table-cell table:formula="of:=VLOOKUP([.A112];[.G$1:.H$1048576];2;0)" office:value-type="float" office:value="278" calcext:value-type="float">
            <text:p>278</text:p>
          </table:table-cell>
          <table:table-cell table:number-columns-repeated="2"/>
          <table:table-cell office:value-type="float" office:value="25023" calcext:value-type="float">
            <text:p>25023</text:p>
          </table:table-cell>
          <table:table-cell table:formula="of:=[.H111]+1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25017" calcext:value-type="float">
            <text:p>25017</text:p>
          </table:table-cell>
          <table:table-cell office:value-type="float" office:value="534144" calcext:value-type="float">
            <text:p>534144</text:p>
          </table:table-cell>
          <table:table-cell office:value-type="string" calcext:value-type="string">
            <text:p>Campina Grande</text:p>
          </table:table-cell>
          <table:table-cell table:formula="of:=VLOOKUP([.A113];[.G$1:.H$1048576];2;0)" office:value-type="float" office:value="292" calcext:value-type="float">
            <text:p>292</text:p>
          </table:table-cell>
          <table:table-cell table:number-columns-repeated="2"/>
          <table:table-cell office:value-type="float" office:value="35061" calcext:value-type="float">
            <text:p>35061</text:p>
          </table:table-cell>
          <table:table-cell table:formula="of:=[.H112]+1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35032" calcext:value-type="float">
            <text:p>35032</text:p>
          </table:table-cell>
          <table:table-cell office:value-type="float" office:value="1694642" calcext:value-type="float">
            <text:p>1694642</text:p>
          </table:table-cell>
          <table:table-cell office:value-type="string" calcext:value-type="string">
            <text:p>Campinas</text:p>
          </table:table-cell>
          <table:table-cell table:formula="of:=VLOOKUP([.A114];[.G$1:.H$1048576];2;0)" office:value-type="float" office:value="180" calcext:value-type="float">
            <text:p>180</text:p>
          </table:table-cell>
          <table:table-cell table:number-columns-repeated="2"/>
          <table:table-cell office:value-type="float" office:value="25005" calcext:value-type="float">
            <text:p>25005</text:p>
          </table:table-cell>
          <table:table-cell table:formula="of:=[.H113]+1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31045" calcext:value-type="float">
            <text:p>31045</text:p>
          </table:table-cell>
          <table:table-cell office:value-type="float" office:value="102282" calcext:value-type="float">
            <text:p>102282</text:p>
          </table:table-cell>
          <table:table-cell office:value-type="string" calcext:value-type="string">
            <text:p>Campo Belo</text:p>
          </table:table-cell>
          <table:table-cell table:formula="of:=VLOOKUP([.A115];[.G$1:.H$1048576];2;0)" office:value-type="float" office:value="274" calcext:value-type="float">
            <text:p>274</text:p>
          </table:table-cell>
          <table:table-cell table:number-columns-repeated="2"/>
          <table:table-cell office:value-type="float" office:value="42013" calcext:value-type="float">
            <text:p>42013</text:p>
          </table:table-cell>
          <table:table-cell table:formula="of:=[.H114]+1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float" office:value="833165" calcext:value-type="float">
            <text:p>833165</text:p>
          </table:table-cell>
          <table:table-cell office:value-type="string" calcext:value-type="string">
            <text:p>Campo Grande</text:p>
          </table:table-cell>
          <table:table-cell table:formula="of:=VLOOKUP([.A116];[.G$1:.H$1048576];2;0)" office:value-type="float" office:value="122" calcext:value-type="float">
            <text:p>122</text:p>
          </table:table-cell>
          <table:table-cell table:number-columns-repeated="2"/>
          <table:table-cell office:value-type="float" office:value="43023" calcext:value-type="float">
            <text:p>43023</text:p>
          </table:table-cell>
          <table:table-cell table:formula="of:=[.H115]+1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22004" calcext:value-type="float">
            <text:p>22004</text:p>
          </table:table-cell>
          <table:table-cell office:value-type="float" office:value="204266" calcext:value-type="float">
            <text:p>204266</text:p>
          </table:table-cell>
          <table:table-cell office:value-type="string" calcext:value-type="string">
            <text:p>Campo Maior</text:p>
          </table:table-cell>
          <table:table-cell table:formula="of:=VLOOKUP([.A117];[.G$1:.H$1048576];2;0)" office:value-type="float" office:value="17" calcext:value-type="float">
            <text:p>17</text:p>
          </table:table-cell>
          <table:table-cell table:number-columns-repeated="2"/>
          <table:table-cell office:value-type="float" office:value="53001" calcext:value-type="float">
            <text:p>53001</text:p>
          </table:table-cell>
          <table:table-cell table:formula="of:=[.H116]+1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float" office:value="130795" calcext:value-type="float">
            <text:p>130795</text:p>
          </table:table-cell>
          <table:table-cell office:value-type="string" calcext:value-type="string">
            <text:p>Campo Mourão</text:p>
          </table:table-cell>
          <table:table-cell table:formula="of:=VLOOKUP([.A118];[.G$1:.H$1048576];2;0)" office:value-type="float" office:value="0" calcext:value-type="float">
            <text:p>0</text:p>
          </table:table-cell>
          <table:table-cell table:number-columns-repeated="2"/>
          <table:table-cell office:value-type="float" office:value="22011" calcext:value-type="float">
            <text:p>22011</text:p>
          </table:table-cell>
          <table:table-cell table:formula="of:=[.H117]+1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42010" calcext:value-type="float">
            <text:p>42010</text:p>
          </table:table-cell>
          <table:table-cell office:value-type="float" office:value="343149" calcext:value-type="float">
            <text:p>343149</text:p>
          </table:table-cell>
          <table:table-cell office:value-type="string" calcext:value-type="string">
            <text:p>Campos de Lages</text:p>
          </table:table-cell>
          <table:table-cell table:formula="of:=VLOOKUP([.A119];[.G$1:.H$1048576];2;0)" office:value-type="float" office:value="299" calcext:value-type="float">
            <text:p>299</text:p>
          </table:table-cell>
          <table:table-cell table:number-columns-repeated="2"/>
          <table:table-cell office:value-type="float" office:value="35020" calcext:value-type="float">
            <text:p>35020</text:p>
          </table:table-cell>
          <table:table-cell table:formula="of:=[.H118]+1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35049" calcext:value-type="float">
            <text:p>35049</text:p>
          </table:table-cell>
          <table:table-cell office:value-type="float" office:value="28013" calcext:value-type="float">
            <text:p>28013</text:p>
          </table:table-cell>
          <table:table-cell office:value-type="string" calcext:value-type="string">
            <text:p>Campos do Jordão</text:p>
          </table:table-cell>
          <table:table-cell table:formula="of:=VLOOKUP([.A120];[.G$1:.H$1048576];2;0)" office:value-type="float" office:value="161" calcext:value-type="float">
            <text:p>161</text:p>
          </table:table-cell>
          <table:table-cell table:number-columns-repeated="2"/>
          <table:table-cell office:value-type="float" office:value="31030" calcext:value-type="float">
            <text:p>31030</text:p>
          </table:table-cell>
          <table:table-cell table:formula="of:=[.H119]+1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33003" calcext:value-type="float">
            <text:p>33003</text:p>
          </table:table-cell>
          <table:table-cell office:value-type="float" office:value="260026" calcext:value-type="float">
            <text:p>260026</text:p>
          </table:table-cell>
          <table:table-cell office:value-type="string" calcext:value-type="string">
            <text:p>Campos dos Goytacazes</text:p>
          </table:table-cell>
          <table:table-cell table:formula="of:=VLOOKUP([.A121];[.G$1:.H$1048576];2;0)" office:value-type="float" office:value="31" calcext:value-type="float">
            <text:p>31</text:p>
          </table:table-cell>
          <table:table-cell table:number-columns-repeated="2"/>
          <table:table-cell office:value-type="float" office:value="13004" calcext:value-type="float">
            <text:p>13004</text:p>
          </table:table-cell>
          <table:table-cell table:formula="of:=[.H120]+1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51010" calcext:value-type="float">
            <text:p>51010</text:p>
          </table:table-cell>
          <table:table-cell office:value-type="float" office:value="2311385" calcext:value-type="float">
            <text:p>2311385</text:p>
          </table:table-cell>
          <table:table-cell office:value-type="string" calcext:value-type="string">
            <text:p>Canarana</text:p>
          </table:table-cell>
          <table:table-cell table:formula="of:=VLOOKUP([.A122];[.G$1:.H$1048576];2;0)" office:value-type="float" office:value="25" calcext:value-type="float">
            <text:p>25</text:p>
          </table:table-cell>
          <table:table-cell table:number-columns-repeated="2"/>
          <table:table-cell office:value-type="float" office:value="43002" calcext:value-type="float">
            <text:p>43002</text:p>
          </table:table-cell>
          <table:table-cell table:formula="of:=[.H121]+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23012" calcext:value-type="float">
            <text:p>23012</text:p>
          </table:table-cell>
          <table:table-cell office:value-type="float" office:value="133417" calcext:value-type="float">
            <text:p>133417</text:p>
          </table:table-cell>
          <table:table-cell office:value-type="string" calcext:value-type="string">
            <text:p>Canindé</text:p>
          </table:table-cell>
          <table:table-cell table:formula="of:=VLOOKUP([.A123];[.G$1:.H$1048576];2;0)" office:value-type="float" office:value="342" calcext:value-type="float">
            <text:p>342</text:p>
          </table:table-cell>
          <table:table-cell table:number-columns-repeated="2"/>
          <table:table-cell office:value-type="float" office:value="31050" calcext:value-type="float">
            <text:p>31050</text:p>
          </table:table-cell>
          <table:table-cell table:formula="of:=[.H122]+1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42006" calcext:value-type="float">
            <text:p>42006</text:p>
          </table:table-cell>
          <table:table-cell office:value-type="float" office:value="265362" calcext:value-type="float">
            <text:p>265362</text:p>
          </table:table-cell>
          <table:table-cell office:value-type="string" calcext:value-type="string">
            <text:p>Canoinhas</text:p>
          </table:table-cell>
          <table:table-cell table:formula="of:=VLOOKUP([.A124];[.G$1:.H$1048576];2;0)" office:value-type="float" office:value="73" calcext:value-type="float">
            <text:p>73</text:p>
          </table:table-cell>
          <table:table-cell table:number-columns-repeated="2"/>
          <table:table-cell office:value-type="float" office:value="50004" calcext:value-type="float">
            <text:p>50004</text:p>
          </table:table-cell>
          <table:table-cell table:formula="of:=[.H123]+1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33006" calcext:value-type="float">
            <text:p>33006</text:p>
          </table:table-cell>
          <table:table-cell office:value-type="float" office:value="56141" calcext:value-type="float">
            <text:p>56141</text:p>
          </table:table-cell>
          <table:table-cell office:value-type="string" calcext:value-type="string">
            <text:p>Cantagalo-Cordeiro</text:p>
          </table:table-cell>
          <table:table-cell table:formula="of:=VLOOKUP([.A125];[.G$1:.H$1048576];2;0)" office:value-type="float" office:value="371" calcext:value-type="float">
            <text:p>371</text:p>
          </table:table-cell>
          <table:table-cell table:number-columns-repeated="2"/>
          <table:table-cell office:value-type="float" office:value="24001" calcext:value-type="float">
            <text:p>24001</text:p>
          </table:table-cell>
          <table:table-cell table:formula="of:=[.H124]+1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float" office:value="79615" calcext:value-type="float">
            <text:p>79615</text:p>
          </table:table-cell>
          <table:table-cell office:value-type="string" calcext:value-type="string">
            <text:p>Capanema</text:p>
          </table:table-cell>
          <table:table-cell table:formula="of:=VLOOKUP([.A126];[.G$1:.H$1048576];2;0)" office:value-type="float" office:value="440" calcext:value-type="float">
            <text:p>440</text:p>
          </table:table-cell>
          <table:table-cell table:number-columns-repeated="2"/>
          <table:table-cell office:value-type="float" office:value="42018" calcext:value-type="float">
            <text:p>42018</text:p>
          </table:table-cell>
          <table:table-cell table:formula="of:=[.H125]+1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35044" calcext:value-type="float">
            <text:p>35044</text:p>
          </table:table-cell>
          <table:table-cell office:value-type="float" office:value="132308" calcext:value-type="float">
            <text:p>132308</text:p>
          </table:table-cell>
          <table:table-cell office:value-type="string" calcext:value-type="string">
            <text:p>Capão Bonito</text:p>
          </table:table-cell>
          <table:table-cell table:formula="of:=VLOOKUP([.A127];[.G$1:.H$1048576];2;0)" office:value-type="float" office:value="552" calcext:value-type="float">
            <text:p>552</text:p>
          </table:table-cell>
          <table:table-cell table:number-columns-repeated="2"/>
          <table:table-cell office:value-type="float" office:value="23004" calcext:value-type="float">
            <text:p>23004</text:p>
          </table:table-cell>
          <table:table-cell table:formula="of:=[.H126]+1"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31011" calcext:value-type="float">
            <text:p>31011</text:p>
          </table:table-cell>
          <table:table-cell office:value-type="float" office:value="211630" calcext:value-type="float">
            <text:p>211630</text:p>
          </table:table-cell>
          <table:table-cell office:value-type="string" calcext:value-type="string">
            <text:p>Capelinha</text:p>
          </table:table-cell>
          <table:table-cell table:formula="of:=VLOOKUP([.A128];[.G$1:.H$1048576];2;0)" office:value-type="float" office:value="476" calcext:value-type="float">
            <text:p>476</text:p>
          </table:table-cell>
          <table:table-cell table:number-columns-repeated="2"/>
          <table:table-cell office:value-type="float" office:value="43009" calcext:value-type="float">
            <text:p>43009</text:p>
          </table:table-cell>
          <table:table-cell table:formula="of:=[.H127]+1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float" office:value="51729" calcext:value-type="float">
            <text:p>51729</text:p>
          </table:table-cell>
          <table:table-cell office:value-type="string" calcext:value-type="string">
            <text:p>Caracaraí</text:p>
          </table:table-cell>
          <table:table-cell table:formula="of:=VLOOKUP([.A129];[.G$1:.H$1048576];2;0)" office:value-type="float" office:value="196" calcext:value-type="float">
            <text:p>196</text:p>
          </table:table-cell>
          <table:table-cell table:number-columns-repeated="2"/>
          <table:table-cell office:value-type="float" office:value="52015" calcext:value-type="float">
            <text:p>52015</text:p>
          </table:table-cell>
          <table:table-cell table:formula="of:=[.H128]+1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35054" calcext:value-type="float">
            <text:p>35054</text:p>
          </table:table-cell>
          <table:table-cell office:value-type="float" office:value="259960" calcext:value-type="float">
            <text:p>259960</text:p>
          </table:table-cell>
          <table:table-cell office:value-type="string" calcext:value-type="string">
            <text:p>Caraguatatuba</text:p>
          </table:table-cell>
          <table:table-cell table:formula="of:=VLOOKUP([.A130];[.G$1:.H$1048576];2;0)" office:value-type="float" office:value="286" calcext:value-type="float">
            <text:p>286</text:p>
          </table:table-cell>
          <table:table-cell table:number-columns-repeated="2"/>
          <table:table-cell office:value-type="float" office:value="15001" calcext:value-type="float">
            <text:p>15001</text:p>
          </table:table-cell>
          <table:table-cell table:formula="of:=[.H129]+1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31040" calcext:value-type="float">
            <text:p>31040</text:p>
          </table:table-cell>
          <table:table-cell office:value-type="float" office:value="197942" calcext:value-type="float">
            <text:p>197942</text:p>
          </table:table-cell>
          <table:table-cell office:value-type="string" calcext:value-type="string">
            <text:p>Caratinga</text:p>
          </table:table-cell>
          <table:table-cell table:formula="of:=VLOOKUP([.A131];[.G$1:.H$1048576];2;0)" office:value-type="float" office:value="316" calcext:value-type="float">
            <text:p>316</text:p>
          </table:table-cell>
          <table:table-cell table:number-columns-repeated="2"/>
          <table:table-cell office:value-type="float" office:value="52016" calcext:value-type="float">
            <text:p>52016</text:p>
          </table:table-cell>
          <table:table-cell table:formula="of:=[.H130]+1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43009" calcext:value-type="float">
            <text:p>43009</text:p>
          </table:table-cell>
          <table:table-cell office:value-type="float" office:value="91741" calcext:value-type="float">
            <text:p>91741</text:p>
          </table:table-cell>
          <table:table-cell office:value-type="string" calcext:value-type="string">
            <text:p>Carazinho</text:p>
          </table:table-cell>
          <table:table-cell table:formula="of:=VLOOKUP([.A132];[.G$1:.H$1048576];2;0)" office:value-type="float" office:value="126" calcext:value-type="float">
            <text:p>126</text:p>
          </table:table-cell>
          <table:table-cell table:number-columns-repeated="2"/>
          <table:table-cell office:value-type="float" office:value="24009" calcext:value-type="float">
            <text:p>24009</text:p>
          </table:table-cell>
          <table:table-cell table:formula="of:=[.H131]+1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28002" calcext:value-type="float">
            <text:p>28002</text:p>
          </table:table-cell>
          <table:table-cell office:value-type="float" office:value="74788" calcext:value-type="float">
            <text:p>74788</text:p>
          </table:table-cell>
          <table:table-cell office:value-type="string" calcext:value-type="string">
            <text:p>Carira</text:p>
          </table:table-cell>
          <table:table-cell table:formula="of:=VLOOKUP([.A133];[.G$1:.H$1048576];2;0)" office:value-type="float" office:value="415" calcext:value-type="float">
            <text:p>415</text:p>
          </table:table-cell>
          <table:table-cell table:number-columns-repeated="2"/>
          <table:table-cell office:value-type="float" office:value="51019" calcext:value-type="float">
            <text:p>51019</text:p>
          </table:table-cell>
          <table:table-cell table:formula="of:=[.H132]+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23032" calcext:value-type="float">
            <text:p>23032</text:p>
          </table:table-cell>
          <table:table-cell office:value-type="float" office:value="577939" calcext:value-type="float">
            <text:p>577939</text:p>
          </table:table-cell>
          <table:table-cell office:value-type="string" calcext:value-type="string">
            <text:p>Cariri</text:p>
          </table:table-cell>
          <table:table-cell table:formula="of:=VLOOKUP([.A134];[.G$1:.H$1048576];2;0)" office:value-type="float" office:value="275" calcext:value-type="float">
            <text:p>275</text:p>
          </table:table-cell>
          <table:table-cell table:number-columns-repeated="2"/>
          <table:table-cell office:value-type="float" office:value="51005" calcext:value-type="float">
            <text:p>51005</text:p>
          </table:table-cell>
          <table:table-cell table:formula="of:=[.H133]+1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float" office:value="128265" calcext:value-type="float">
            <text:p>128265</text:p>
          </table:table-cell>
          <table:table-cell office:value-type="string" calcext:value-type="string">
            <text:p>Cariri Ocidental</text:p>
          </table:table-cell>
          <table:table-cell table:formula="of:=VLOOKUP([.A135];[.G$1:.H$1048576];2;0)" office:value-type="float" office:value="479" calcext:value-type="float">
            <text:p>479</text:p>
          </table:table-cell>
          <table:table-cell table:number-columns-repeated="2"/>
          <table:table-cell office:value-type="float" office:value="35027" calcext:value-type="float">
            <text:p>35027</text:p>
          </table:table-cell>
          <table:table-cell table:formula="of:=[.H134]+1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25011" calcext:value-type="float">
            <text:p>25011</text:p>
          </table:table-cell>
          <table:table-cell office:value-type="float" office:value="72458" calcext:value-type="float">
            <text:p>72458</text:p>
          </table:table-cell>
          <table:table-cell office:value-type="string" calcext:value-type="string">
            <text:p>Cariri Oriental</text:p>
          </table:table-cell>
          <table:table-cell table:formula="of:=VLOOKUP([.A136];[.G$1:.H$1048576];2;0)" office:value-type="float" office:value="477" calcext:value-type="float">
            <text:p>477</text:p>
          </table:table-cell>
          <table:table-cell table:number-columns-repeated="2"/>
          <table:table-cell office:value-type="float" office:value="22015" calcext:value-type="float">
            <text:p>22015</text:p>
          </table:table-cell>
          <table:table-cell table:formula="of:=[.H135]+1"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float" office:value="58845" calcext:value-type="float">
            <text:p>58845</text:p>
          </table:table-cell>
          <table:table-cell office:value-type="string" calcext:value-type="string">
            <text:p>Caririaçu</text:p>
          </table:table-cell>
          <table:table-cell table:formula="of:=VLOOKUP([.A137];[.G$1:.H$1048576];2;0)" office:value-type="float" office:value="387" calcext:value-type="float">
            <text:p>387</text:p>
          </table:table-cell>
          <table:table-cell table:number-columns-repeated="2"/>
          <table:table-cell office:value-type="float" office:value="13009" calcext:value-type="float">
            <text:p>13009</text:p>
          </table:table-cell>
          <table:table-cell table:formula="of:=[.H136]+1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office:value-type="float" office:value="23015" calcext:value-type="float">
            <text:p>23015</text:p>
          </table:table-cell>
          <table:table-cell office:value-type="float" office:value="145883" calcext:value-type="float">
            <text:p>145883</text:p>
          </table:table-cell>
          <table:table-cell office:value-type="string" calcext:value-type="string">
            <text:p>Cascavel</text:p>
          </table:table-cell>
          <table:table-cell table:formula="of:=VLOOKUP([.A138];[.G$1:.H$1048576];2;0)" office:value-type="float" office:value="544" calcext:value-type="float">
            <text:p>544</text:p>
          </table:table-cell>
          <table:table-cell table:number-columns-repeated="2"/>
          <table:table-cell office:value-type="float" office:value="26019" calcext:value-type="float">
            <text:p>26019</text:p>
          </table:table-cell>
          <table:table-cell table:formula="of:=[.H137]+1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float" office:value="128001" calcext:value-type="float">
            <text:p>128001</text:p>
          </table:table-cell>
          <table:table-cell office:value-type="string" calcext:value-type="string">
            <text:p>Cascavel</text:p>
          </table:table-cell>
          <table:table-cell table:formula="of:=VLOOKUP([.A139];[.G$1:.H$1048576];2;0)" office:value-type="float" office:value="95" calcext:value-type="float">
            <text:p>95</text:p>
          </table:table-cell>
          <table:table-cell table:number-columns-repeated="2"/>
          <table:table-cell office:value-type="float" office:value="35031" calcext:value-type="float">
            <text:p>35031</text:p>
          </table:table-cell>
          <table:table-cell table:formula="of:=[.H138]+1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float" office:value="258644" calcext:value-type="float">
            <text:p>258644</text:p>
          </table:table-cell>
          <table:table-cell office:value-type="string" calcext:value-type="string">
            <text:p>Cassilândia</text:p>
          </table:table-cell>
          <table:table-cell table:formula="of:=VLOOKUP([.A140];[.G$1:.H$1048576];2;0)" office:value-type="float" office:value="219" calcext:value-type="float">
            <text:p>219</text:p>
          </table:table-cell>
          <table:table-cell table:number-columns-repeated="2"/>
          <table:table-cell office:value-type="float" office:value="15009" calcext:value-type="float">
            <text:p>15009</text:p>
          </table:table-cell>
          <table:table-cell table:formula="of:=[.H139]+1"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float" office:value="343919" calcext:value-type="float">
            <text:p>343919</text:p>
          </table:table-cell>
          <table:table-cell office:value-type="string" calcext:value-type="string">
            <text:p>Castanhal</text:p>
          </table:table-cell>
          <table:table-cell table:formula="of:=VLOOKUP([.A141];[.G$1:.H$1048576];2;0)" office:value-type="float" office:value="321" calcext:value-type="float">
            <text:p>321</text:p>
          </table:table-cell>
          <table:table-cell table:number-columns-repeated="2"/>
          <table:table-cell office:value-type="float" office:value="31024" calcext:value-type="float">
            <text:p>31024</text:p>
          </table:table-cell>
          <table:table-cell table:formula="of:=[.H140]+1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31066" calcext:value-type="float">
            <text:p>31066</text:p>
          </table:table-cell>
          <table:table-cell office:value-type="float" office:value="191891" calcext:value-type="float">
            <text:p>191891</text:p>
          </table:table-cell>
          <table:table-cell office:value-type="string" calcext:value-type="string">
            <text:p>Cataguases</text:p>
          </table:table-cell>
          <table:table-cell table:formula="of:=VLOOKUP([.A142];[.G$1:.H$1048576];2;0)" office:value-type="float" office:value="204" calcext:value-type="float">
            <text:p>204</text:p>
          </table:table-cell>
          <table:table-cell table:number-columns-repeated="2"/>
          <table:table-cell office:value-type="float" office:value="23007" calcext:value-type="float">
            <text:p>23007</text:p>
          </table:table-cell>
          <table:table-cell table:formula="of:=[.H141]+1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52017" calcext:value-type="float">
            <text:p>52017</text:p>
          </table:table-cell>
          <table:table-cell office:value-type="float" office:value="293464" calcext:value-type="float">
            <text:p>293464</text:p>
          </table:table-cell>
          <table:table-cell office:value-type="string" calcext:value-type="string">
            <text:p>Catalão</text:p>
          </table:table-cell>
          <table:table-cell table:formula="of:=VLOOKUP([.A143];[.G$1:.H$1048576];2;0)" office:value-type="float" office:value="334" calcext:value-type="float">
            <text:p>334</text:p>
          </table:table-cell>
          <table:table-cell table:number-columns-repeated="2"/>
          <table:table-cell office:value-type="float" office:value="15005" calcext:value-type="float">
            <text:p>15005</text:p>
          </table:table-cell>
          <table:table-cell table:formula="of:=[.H142]+1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35005" calcext:value-type="float">
            <text:p>35005</text:p>
          </table:table-cell>
          <table:table-cell office:value-type="float" office:value="341598" calcext:value-type="float">
            <text:p>341598</text:p>
          </table:table-cell>
          <table:table-cell office:value-type="string" calcext:value-type="string">
            <text:p>Catanduva</text:p>
          </table:table-cell>
          <table:table-cell table:formula="of:=VLOOKUP([.A144];[.G$1:.H$1048576];2;0)" office:value-type="float" office:value="70" calcext:value-type="float">
            <text:p>70</text:p>
          </table:table-cell>
          <table:table-cell table:number-columns-repeated="2"/>
          <table:table-cell office:value-type="float" office:value="21006" calcext:value-type="float">
            <text:p>21006</text:p>
          </table:table-cell>
          <table:table-cell table:formula="of:=[.H143]+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25001" calcext:value-type="float">
            <text:p>25001</text:p>
          </table:table-cell>
          <table:table-cell office:value-type="float" office:value="123105" calcext:value-type="float">
            <text:p>123105</text:p>
          </table:table-cell>
          <table:table-cell office:value-type="string" calcext:value-type="string">
            <text:p>Catolé do Rocha</text:p>
          </table:table-cell>
          <table:table-cell table:formula="of:=VLOOKUP([.A145];[.G$1:.H$1048576];2;0)" office:value-type="float" office:value="503" calcext:value-type="float">
            <text:p>503</text:p>
          </table:table-cell>
          <table:table-cell table:number-columns-repeated="2"/>
          <table:table-cell office:value-type="float" office:value="42003" calcext:value-type="float">
            <text:p>42003</text:p>
          </table:table-cell>
          <table:table-cell table:formula="of:=[.H144]+1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29019" calcext:value-type="float">
            <text:p>29019</text:p>
          </table:table-cell>
          <table:table-cell office:value-type="float" office:value="229682" calcext:value-type="float">
            <text:p>229682</text:p>
          </table:table-cell>
          <table:table-cell office:value-type="string" calcext:value-type="string">
            <text:p>Catu</text:p>
          </table:table-cell>
          <table:table-cell table:formula="of:=VLOOKUP([.A146];[.G$1:.H$1048576];2;0)" office:value-type="float" office:value="488" calcext:value-type="float">
            <text:p>488</text:p>
          </table:table-cell>
          <table:table-cell table:number-columns-repeated="2"/>
          <table:table-cell office:value-type="float" office:value="41019" calcext:value-type="float">
            <text:p>41019</text:p>
          </table:table-cell>
          <table:table-cell table:formula="of:=[.H145]+1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21017" calcext:value-type="float">
            <text:p>21017</text:p>
          </table:table-cell>
          <table:table-cell office:value-type="float" office:value="445103" calcext:value-type="float">
            <text:p>445103</text:p>
          </table:table-cell>
          <table:table-cell office:value-type="string" calcext:value-type="string">
            <text:p>Caxias</text:p>
          </table:table-cell>
          <table:table-cell table:formula="of:=VLOOKUP([.A147];[.G$1:.H$1048576];2;0)" office:value-type="float" office:value="184" calcext:value-type="float">
            <text:p>184</text:p>
          </table:table-cell>
          <table:table-cell table:number-columns-repeated="2"/>
          <table:table-cell office:value-type="float" office:value="24019" calcext:value-type="float">
            <text:p>24019</text:p>
          </table:table-cell>
          <table:table-cell table:formula="of:=[.H146]+1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43016" calcext:value-type="float">
            <text:p>43016</text:p>
          </table:table-cell>
          <table:table-cell office:value-type="float" office:value="149959" calcext:value-type="float">
            <text:p>149959</text:p>
          </table:table-cell>
          <table:table-cell office:value-type="string" calcext:value-type="string">
            <text:p>Caxias do Sul</text:p>
          </table:table-cell>
          <table:table-cell table:formula="of:=VLOOKUP([.A148];[.G$1:.H$1048576];2;0)" office:value-type="float" office:value="524" calcext:value-type="float">
            <text:p>524</text:p>
          </table:table-cell>
          <table:table-cell table:number-columns-repeated="2"/>
          <table:table-cell office:value-type="float" office:value="21021" calcext:value-type="float">
            <text:p>21021</text:p>
          </table:table-cell>
          <table:table-cell table:formula="of:=[.H147]+1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52006" calcext:value-type="float">
            <text:p>52006</text:p>
          </table:table-cell>
          <table:table-cell office:value-type="float" office:value="280288" calcext:value-type="float">
            <text:p>280288</text:p>
          </table:table-cell>
          <table:table-cell office:value-type="string" calcext:value-type="string">
            <text:p>Ceres</text:p>
          </table:table-cell>
          <table:table-cell table:formula="of:=VLOOKUP([.A149];[.G$1:.H$1048576];2;0)" office:value-type="float" office:value="44" calcext:value-type="float">
            <text:p>44</text:p>
          </table:table-cell>
          <table:table-cell table:number-columns-repeated="2"/>
          <table:table-cell office:value-type="float" office:value="51015" calcext:value-type="float">
            <text:p>51015</text:p>
          </table:table-cell>
          <table:table-cell table:formula="of:=[.H148]+1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Cerro Azul</text:p>
          </table:table-cell>
          <table:table-cell table:formula="of:=VLOOKUP([.A150];[.G$1:.H$1048576];2;0)" office:value-type="float" office:value="28" calcext:value-type="float">
            <text:p>28</text:p>
          </table:table-cell>
          <table:table-cell table:number-columns-repeated="2"/>
          <table:table-cell office:value-type="float" office:value="31058" calcext:value-type="float">
            <text:p>31058</text:p>
          </table:table-cell>
          <table:table-cell table:formula="of:=[.H149]+1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43006" calcext:value-type="float">
            <text:p>43006</text:p>
          </table:table-cell>
          <table:table-cell office:value-type="float" office:value="52309" calcext:value-type="float">
            <text:p>52309</text:p>
          </table:table-cell>
          <table:table-cell office:value-type="string" calcext:value-type="string">
            <text:p>Cerro Largo</text:p>
          </table:table-cell>
          <table:table-cell table:formula="of:=VLOOKUP([.A151];[.G$1:.H$1048576];2;0)" office:value-type="float" office:value="556" calcext:value-type="float">
            <text:p>556</text:p>
          </table:table-cell>
          <table:table-cell table:number-columns-repeated="2"/>
          <table:table-cell office:value-type="float" office:value="50002" calcext:value-type="float">
            <text:p>50002</text:p>
          </table:table-cell>
          <table:table-cell table:formula="of:=[.H150]+1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24002" calcext:value-type="float">
            <text:p>24002</text:p>
          </table:table-cell>
          <table:table-cell office:value-type="float" office:value="75360" calcext:value-type="float">
            <text:p>75360</text:p>
          </table:table-cell>
          <table:table-cell office:value-type="string" calcext:value-type="string">
            <text:p>Chapada do Apodi</text:p>
          </table:table-cell>
          <table:table-cell table:formula="of:=VLOOKUP([.A152];[.G$1:.H$1048576];2;0)" office:value-type="float" office:value="104" calcext:value-type="float">
            <text:p>104</text:p>
          </table:table-cell>
          <table:table-cell table:number-columns-repeated="2"/>
          <table:table-cell office:value-type="float" office:value="28009" calcext:value-type="float">
            <text:p>28009</text:p>
          </table:table-cell>
          <table:table-cell table:formula="of:=[.H151]+1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3029" calcext:value-type="float">
            <text:p>23029</text:p>
          </table:table-cell>
          <table:table-cell office:value-type="float" office:value="100042" calcext:value-type="float">
            <text:p>100042</text:p>
          </table:table-cell>
          <table:table-cell office:value-type="string" calcext:value-type="string">
            <text:p>Chapada do Araripe</text:p>
          </table:table-cell>
          <table:table-cell table:formula="of:=VLOOKUP([.A153];[.G$1:.H$1048576];2;0)" office:value-type="float" office:value="346" calcext:value-type="float">
            <text:p>346</text:p>
          </table:table-cell>
          <table:table-cell table:number-columns-repeated="2"/>
          <table:table-cell office:value-type="float" office:value="26009" calcext:value-type="float">
            <text:p>26009</text:p>
          </table:table-cell>
          <table:table-cell table:formula="of:=[.H152]+1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52005" calcext:value-type="float">
            <text:p>52005</text:p>
          </table:table-cell>
          <table:table-cell office:value-type="float" office:value="64144" calcext:value-type="float">
            <text:p>64144</text:p>
          </table:table-cell>
          <table:table-cell office:value-type="string" calcext:value-type="string">
            <text:p>Chapada dos Veadeiros</text:p>
          </table:table-cell>
          <table:table-cell table:formula="of:=VLOOKUP([.A154];[.G$1:.H$1048576];2;0)" office:value-type="float" office:value="75" calcext:value-type="float">
            <text:p>75</text:p>
          </table:table-cell>
          <table:table-cell table:number-columns-repeated="2"/>
          <table:table-cell office:value-type="float" office:value="29011" calcext:value-type="float">
            <text:p>29011</text:p>
          </table:table-cell>
          <table:table-cell table:formula="of:=[.H153]+1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float" office:value="72320" calcext:value-type="float">
            <text:p>72320</text:p>
          </table:table-cell>
          <table:table-cell office:value-type="string" calcext:value-type="string">
            <text:p>Chapadas das Mangabeiras</text:p>
          </table:table-cell>
          <table:table-cell table:formula="of:=VLOOKUP([.A155];[.G$1:.H$1048576];2;0)" office:value-type="float" office:value="146" calcext:value-type="float">
            <text:p>146</text:p>
          </table:table-cell>
          <table:table-cell table:number-columns-repeated="2"/>
          <table:table-cell office:value-type="float" office:value="43033" calcext:value-type="float">
            <text:p>43033</text:p>
          </table:table-cell>
          <table:table-cell table:formula="of:=[.H154]+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21018" calcext:value-type="float">
            <text:p>21018</text:p>
          </table:table-cell>
          <table:table-cell office:value-type="float" office:value="221411" calcext:value-type="float">
            <text:p>221411</text:p>
          </table:table-cell>
          <table:table-cell office:value-type="string" calcext:value-type="string">
            <text:p>Chapadas do Alto Itapecuru</text:p>
          </table:table-cell>
          <table:table-cell table:formula="of:=VLOOKUP([.A156];[.G$1:.H$1048576];2;0)" office:value-type="float" office:value="61" calcext:value-type="float">
            <text:p>61</text:p>
          </table:table-cell>
          <table:table-cell table:number-columns-repeated="2"/>
          <table:table-cell office:value-type="float" office:value="43032" calcext:value-type="float">
            <text:p>43032</text:p>
          </table:table-cell>
          <table:table-cell table:formula="of:=[.H155]+1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22012" calcext:value-type="float">
            <text:p>22012</text:p>
          </table:table-cell>
          <table:table-cell office:value-type="float" office:value="58405" calcext:value-type="float">
            <text:p>58405</text:p>
          </table:table-cell>
          <table:table-cell office:value-type="string" calcext:value-type="string">
            <text:p>Chapadas do Extremo Sul Piauiense</text:p>
          </table:table-cell>
          <table:table-cell table:formula="of:=VLOOKUP([.A157];[.G$1:.H$1048576];2;0)" office:value-type="float" office:value="290" calcext:value-type="float">
            <text:p>290</text:p>
          </table:table-cell>
          <table:table-cell table:number-columns-repeated="2"/>
          <table:table-cell office:value-type="float" office:value="31015" calcext:value-type="float">
            <text:p>31015</text:p>
          </table:table-cell>
          <table:table-cell table:formula="of:=[.H156]+1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21014" calcext:value-type="float">
            <text:p>21014</text:p>
          </table:table-cell>
          <table:table-cell office:value-type="float" office:value="245228" calcext:value-type="float">
            <text:p>245228</text:p>
          </table:table-cell>
          <table:table-cell office:value-type="string" calcext:value-type="string">
            <text:p>Chapadinha</text:p>
          </table:table-cell>
          <table:table-cell table:formula="of:=VLOOKUP([.A158];[.G$1:.H$1048576];2;0)" office:value-type="float" office:value="509" calcext:value-type="float">
            <text:p>509</text:p>
          </table:table-cell>
          <table:table-cell table:number-columns-repeated="2"/>
          <table:table-cell office:value-type="float" office:value="43777" calcext:value-type="float">
            <text:p>43777</text:p>
          </table:table-cell>
          <table:table-cell table:formula="of:=[.H157]+1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42002" calcext:value-type="float">
            <text:p>42002</text:p>
          </table:table-cell>
          <table:table-cell office:value-type="float" office:value="3552516" calcext:value-type="float">
            <text:p>3552516</text:p>
          </table:table-cell>
          <table:table-cell office:value-type="string" calcext:value-type="string">
            <text:p>Chapecó</text:p>
          </table:table-cell>
          <table:table-cell table:formula="of:=VLOOKUP([.A159];[.G$1:.H$1048576];2;0)" office:value-type="float" office:value="438" calcext:value-type="float">
            <text:p>438</text:p>
          </table:table-cell>
          <table:table-cell table:number-columns-repeated="2"/>
          <table:table-cell office:value-type="float" office:value="29016" calcext:value-type="float">
            <text:p>29016</text:p>
          </table:table-cell>
          <table:table-cell table:formula="of:=[.H158]+1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23014" calcext:value-type="float">
            <text:p>23014</text:p>
          </table:table-cell>
          <table:table-cell office:value-type="float" office:value="68392" calcext:value-type="float">
            <text:p>68392</text:p>
          </table:table-cell>
          <table:table-cell office:value-type="string" calcext:value-type="string">
            <text:p>Chorozinho</text:p>
          </table:table-cell>
          <table:table-cell table:formula="of:=VLOOKUP([.A160];[.G$1:.H$1048576];2;0)" office:value-type="float" office:value="349" calcext:value-type="float">
            <text:p>349</text:p>
          </table:table-cell>
          <table:table-cell table:number-columns-repeated="2"/>
          <table:table-cell office:value-type="float" office:value="32009" calcext:value-type="float">
            <text:p>32009</text:p>
          </table:table-cell>
          <table:table-cell table:formula="of:=[.H159]+1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41003" calcext:value-type="float">
            <text:p>41003</text:p>
          </table:table-cell>
          <table:table-cell office:value-type="float" office:value="116416" calcext:value-type="float">
            <text:p>116416</text:p>
          </table:table-cell>
          <table:table-cell office:value-type="string" calcext:value-type="string">
            <text:p>Cianorte</text:p>
          </table:table-cell>
          <table:table-cell table:formula="of:=VLOOKUP([.A161];[.G$1:.H$1048576];2;0)" office:value-type="float" office:value="294" calcext:value-type="float">
            <text:p>294</text:p>
          </table:table-cell>
          <table:table-cell table:number-columns-repeated="2"/>
          <table:table-cell office:value-type="float" office:value="24017" calcext:value-type="float">
            <text:p>24017</text:p>
          </table:table-cell>
          <table:table-cell table:formula="of:=[.H160]+1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float" office:value="181118" calcext:value-type="float">
            <text:p>181118</text:p>
          </table:table-cell>
          <table:table-cell office:value-type="string" calcext:value-type="string">
            <text:p>Coari</text:p>
          </table:table-cell>
          <table:table-cell table:formula="of:=VLOOKUP([.A162];[.G$1:.H$1048576];2;0)" office:value-type="float" office:value="392" calcext:value-type="float">
            <text:p>392</text:p>
          </table:table-cell>
          <table:table-cell table:number-columns-repeated="2"/>
          <table:table-cell office:value-type="float" office:value="25003" calcext:value-type="float">
            <text:p>25003</text:p>
          </table:table-cell>
          <table:table-cell table:formula="of:=[.H161]+1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21015" calcext:value-type="float">
            <text:p>21015</text:p>
          </table:table-cell>
          <table:table-cell office:value-type="float" office:value="278462" calcext:value-type="float">
            <text:p>278462</text:p>
          </table:table-cell>
          <table:table-cell office:value-type="string" calcext:value-type="string">
            <text:p>Codó</text:p>
          </table:table-cell>
          <table:table-cell table:formula="of:=VLOOKUP([.A163];[.G$1:.H$1048576];2;0)" office:value-type="float" office:value="42" calcext:value-type="float">
            <text:p>42</text:p>
          </table:table-cell>
          <table:table-cell table:number-columns-repeated="2"/>
          <table:table-cell office:value-type="float" office:value="35049" calcext:value-type="float">
            <text:p>35049</text:p>
          </table:table-cell>
          <table:table-cell table:formula="of:=[.H162]+1"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21016" calcext:value-type="float">
            <text:p>21016</text:p>
          </table:table-cell>
          <table:table-cell office:value-type="float" office:value="573220" calcext:value-type="float">
            <text:p>573220</text:p>
          </table:table-cell>
          <table:table-cell office:value-type="string" calcext:value-type="string">
            <text:p>Coelho Neto</text:p>
          </table:table-cell>
          <table:table-cell table:formula="of:=VLOOKUP([.A164];[.G$1:.H$1048576];2;0)" office:value-type="float" office:value="10" calcext:value-type="float">
            <text:p>10</text:p>
          </table:table-cell>
          <table:table-cell table:number-columns-repeated="2"/>
          <table:table-cell office:value-type="float" office:value="31061" calcext:value-type="float">
            <text:p>31061</text:p>
          </table:table-cell>
          <table:table-cell table:formula="of:=[.H163]+1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32003" calcext:value-type="float">
            <text:p>32003</text:p>
          </table:table-cell>
          <table:table-cell office:value-type="float" office:value="112381" calcext:value-type="float">
            <text:p>112381</text:p>
          </table:table-cell>
          <table:table-cell office:value-type="string" calcext:value-type="string">
            <text:p>Colatina</text:p>
          </table:table-cell>
          <table:table-cell table:formula="of:=VLOOKUP([.A165];[.G$1:.H$1048576];2;0)" office:value-type="float" office:value="265" calcext:value-type="float">
            <text:p>265</text:p>
          </table:table-cell>
          <table:table-cell table:number-columns-repeated="2"/>
          <table:table-cell office:value-type="float" office:value="50009" calcext:value-type="float">
            <text:p>50009</text:p>
          </table:table-cell>
          <table:table-cell table:formula="of:=[.H164]+1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51003" calcext:value-type="float">
            <text:p>51003</text:p>
          </table:table-cell>
          <table:table-cell office:value-type="float" office:value="125617" calcext:value-type="float">
            <text:p>125617</text:p>
          </table:table-cell>
          <table:table-cell office:value-type="string" calcext:value-type="string">
            <text:p>Colíder</text:p>
          </table:table-cell>
          <table:table-cell table:formula="of:=VLOOKUP([.A166];[.G$1:.H$1048576];2;0)" office:value-type="float" office:value="109" calcext:value-type="float">
            <text:p>109</text:p>
          </table:table-cell>
          <table:table-cell table:number-columns-repeated="2"/>
          <table:table-cell office:value-type="float" office:value="29032" calcext:value-type="float">
            <text:p>29032</text:p>
          </table:table-cell>
          <table:table-cell table:formula="of:=[.H165]+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47077" calcext:value-type="float">
            <text:p>47077</text:p>
          </table:table-cell>
          <table:table-cell office:value-type="string" calcext:value-type="string">
            <text:p>Colorado do Oeste</text:p>
          </table:table-cell>
          <table:table-cell table:formula="of:=VLOOKUP([.A167];[.G$1:.H$1048576];2;0)" office:value-type="float" office:value="370" calcext:value-type="float">
            <text:p>370</text:p>
          </table:table-cell>
          <table:table-cell table:number-columns-repeated="2"/>
          <table:table-cell office:value-type="float" office:value="29018" calcext:value-type="float">
            <text:p>29018</text:p>
          </table:table-cell>
          <table:table-cell table:formula="of:=[.H166]+1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float" office:value="162434" calcext:value-type="float">
            <text:p>162434</text:p>
          </table:table-cell>
          <table:table-cell office:value-type="string" calcext:value-type="string">
            <text:p>Conceição do Araguaia</text:p>
          </table:table-cell>
          <table:table-cell table:formula="of:=VLOOKUP([.A168];[.G$1:.H$1048576];2;0)" office:value-type="float" office:value="108" calcext:value-type="float">
            <text:p>108</text:p>
          </table:table-cell>
          <table:table-cell table:number-columns-repeated="2"/>
          <table:table-cell office:value-type="float" office:value="29005" calcext:value-type="float">
            <text:p>29005</text:p>
          </table:table-cell>
          <table:table-cell table:formula="of:=[.H167]+1"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31028" calcext:value-type="float">
            <text:p>31028</text:p>
          </table:table-cell>
          <table:table-cell office:value-type="float" office:value="88201" calcext:value-type="float">
            <text:p>88201</text:p>
          </table:table-cell>
          <table:table-cell office:value-type="string" calcext:value-type="string">
            <text:p>Conceição do Mato Dentro</text:p>
          </table:table-cell>
          <table:table-cell table:formula="of:=VLOOKUP([.A169];[.G$1:.H$1048576];2;0)" office:value-type="float" office:value="512" calcext:value-type="float">
            <text:p>512</text:p>
          </table:table-cell>
          <table:table-cell table:number-columns-repeated="2"/>
          <table:table-cell office:value-type="float" office:value="22006" calcext:value-type="float">
            <text:p>22006</text:p>
          </table:table-cell>
          <table:table-cell table:formula="of:=[.H168]+1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42005" calcext:value-type="float">
            <text:p>42005</text:p>
          </table:table-cell>
          <table:table-cell office:value-type="float" office:value="409104" calcext:value-type="float">
            <text:p>409104</text:p>
          </table:table-cell>
          <table:table-cell office:value-type="string" calcext:value-type="string">
            <text:p>Concórdia</text:p>
          </table:table-cell>
          <table:table-cell table:formula="of:=VLOOKUP([.A170];[.G$1:.H$1048576];2;0)" office:value-type="float" office:value="462" calcext:value-type="float">
            <text:p>462</text:p>
          </table:table-cell>
          <table:table-cell table:number-columns-repeated="2"/>
          <table:table-cell office:value-type="float" office:value="31014" calcext:value-type="float">
            <text:p>31014</text:p>
          </table:table-cell>
          <table:table-cell table:formula="of:=[.H169]+1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312891" calcext:value-type="float">
            <text:p>312891</text:p>
          </table:table-cell>
          <table:table-cell office:value-type="string" calcext:value-type="string">
            <text:p>Conselheiro Lafaiete</text:p>
          </table:table-cell>
          <table:table-cell table:formula="of:=VLOOKUP([.A171];[.G$1:.H$1048576];2;0)" office:value-type="float" office:value="200" calcext:value-type="float">
            <text:p>200</text:p>
          </table:table-cell>
          <table:table-cell table:number-columns-repeated="2"/>
          <table:table-cell office:value-type="float" office:value="26002" calcext:value-type="float">
            <text:p>26002</text:p>
          </table:table-cell>
          <table:table-cell table:formula="of:=[.H170]+1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23003" calcext:value-type="float">
            <text:p>23003</text:p>
          </table:table-cell>
          <table:table-cell office:value-type="float" office:value="59772" calcext:value-type="float">
            <text:p>59772</text:p>
          </table:table-cell>
          <table:table-cell office:value-type="string" calcext:value-type="string">
            <text:p>Coreaú</text:p>
          </table:table-cell>
          <table:table-cell table:formula="of:=VLOOKUP([.A172];[.G$1:.H$1048576];2;0)" office:value-type="float" office:value="493" calcext:value-type="float">
            <text:p>493</text:p>
          </table:table-cell>
          <table:table-cell table:number-columns-repeated="2"/>
          <table:table-cell office:value-type="float" office:value="26006" calcext:value-type="float">
            <text:p>26006</text:p>
          </table:table-cell>
          <table:table-cell table:formula="of:=[.H171]+1"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41015" calcext:value-type="float">
            <text:p>41015</text:p>
          </table:table-cell>
          <table:table-cell office:value-type="float" office:value="957115" calcext:value-type="float">
            <text:p>957115</text:p>
          </table:table-cell>
          <table:table-cell office:value-type="string" calcext:value-type="string">
            <text:p>Cornélio Procópio</text:p>
          </table:table-cell>
          <table:table-cell table:formula="of:=VLOOKUP([.A173];[.G$1:.H$1048576];2;0)" office:value-type="float" office:value="18" calcext:value-type="float">
            <text:p>18</text:p>
          </table:table-cell>
          <table:table-cell table:number-columns-repeated="2"/>
          <table:table-cell office:value-type="float" office:value="25016" calcext:value-type="float">
            <text:p>25016</text:p>
          </table:table-cell>
          <table:table-cell table:formula="of:=[.H172]+1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29002" calcext:value-type="float">
            <text:p>29002</text:p>
          </table:table-cell>
          <table:table-cell office:value-type="float" office:value="118963" calcext:value-type="float">
            <text:p>118963</text:p>
          </table:table-cell>
          <table:table-cell office:value-type="string" calcext:value-type="string">
            <text:p>Cotegipe</text:p>
          </table:table-cell>
          <table:table-cell table:formula="of:=VLOOKUP([.A174];[.G$1:.H$1048576];2;0)" office:value-type="float" office:value="365" calcext:value-type="float">
            <text:p>365</text:p>
          </table:table-cell>
          <table:table-cell table:number-columns-repeated="2"/>
          <table:table-cell office:value-type="float" office:value="28003" calcext:value-type="float">
            <text:p>28003</text:p>
          </table:table-cell>
          <table:table-cell table:formula="of:=[.H173]+1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28008" calcext:value-type="float">
            <text:p>28008</text:p>
          </table:table-cell>
          <table:table-cell office:value-type="float" office:value="52157" calcext:value-type="float">
            <text:p>52157</text:p>
          </table:table-cell>
          <table:table-cell office:value-type="string" calcext:value-type="string">
            <text:p>Cotinguiba</text:p>
          </table:table-cell>
          <table:table-cell table:formula="of:=VLOOKUP([.A175];[.G$1:.H$1048576];2;0)" office:value-type="float" office:value="381" calcext:value-type="float">
            <text:p>381</text:p>
          </table:table-cell>
          <table:table-cell table:number-columns-repeated="2"/>
          <table:table-cell office:value-type="float" office:value="26016" calcext:value-type="float">
            <text:p>26016</text:p>
          </table:table-cell>
          <table:table-cell table:formula="of:=[.H174]+1"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42019" calcext:value-type="float">
            <text:p>42019</text:p>
          </table:table-cell>
          <table:table-cell office:value-type="float" office:value="257208" calcext:value-type="float">
            <text:p>257208</text:p>
          </table:table-cell>
          <table:table-cell office:value-type="string" calcext:value-type="string">
            <text:p>Criciúma</text:p>
          </table:table-cell>
          <table:table-cell table:formula="of:=VLOOKUP([.A176];[.G$1:.H$1048576];2;0)" office:value-type="float" office:value="37" calcext:value-type="float">
            <text:p>37</text:p>
          </table:table-cell>
          <table:table-cell table:number-columns-repeated="2"/>
          <table:table-cell office:value-type="float" office:value="31037" calcext:value-type="float">
            <text:p>31037</text:p>
          </table:table-cell>
          <table:table-cell table:formula="of:=[.H175]+1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43011" calcext:value-type="float">
            <text:p>43011</text:p>
          </table:table-cell>
          <table:table-cell office:value-type="float" office:value="86462" calcext:value-type="float">
            <text:p>86462</text:p>
          </table:table-cell>
          <table:table-cell office:value-type="string" calcext:value-type="string">
            <text:p>Cruz Alta</text:p>
          </table:table-cell>
          <table:table-cell table:formula="of:=VLOOKUP([.A177];[.G$1:.H$1048576];2;0)" office:value-type="float" office:value="90" calcext:value-type="float">
            <text:p>90</text:p>
          </table:table-cell>
          <table:table-cell table:number-columns-repeated="2"/>
          <table:table-cell office:value-type="float" office:value="13011" calcext:value-type="float">
            <text:p>13011</text:p>
          </table:table-cell>
          <table:table-cell table:formula="of:=[.H176]+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157132" calcext:value-type="float">
            <text:p>157132</text:p>
          </table:table-cell>
          <table:table-cell office:value-type="string" calcext:value-type="string">
            <text:p>Cruzeiro do Sul</text:p>
          </table:table-cell>
          <table:table-cell table:formula="of:=VLOOKUP([.A178];[.G$1:.H$1048576];2;0)" office:value-type="float" office:value="554" calcext:value-type="float">
            <text:p>554</text:p>
          </table:table-cell>
          <table:table-cell table:number-columns-repeated="2"/>
          <table:table-cell office:value-type="float" office:value="31054" calcext:value-type="float">
            <text:p>31054</text:p>
          </table:table-cell>
          <table:table-cell table:formula="of:=[.H177]+1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51017" calcext:value-type="float">
            <text:p>51017</text:p>
          </table:table-cell>
          <table:table-cell office:value-type="float" office:value="185866" calcext:value-type="float">
            <text:p>185866</text:p>
          </table:table-cell>
          <table:table-cell office:value-type="string" calcext:value-type="string">
            <text:p>Cuiabá</text:p>
          </table:table-cell>
          <table:table-cell table:formula="of:=VLOOKUP([.A179];[.G$1:.H$1048576];2;0)" office:value-type="float" office:value="486" calcext:value-type="float">
            <text:p>486</text:p>
          </table:table-cell>
          <table:table-cell table:number-columns-repeated="2"/>
          <table:table-cell office:value-type="float" office:value="51014" calcext:value-type="float">
            <text:p>51014</text:p>
          </table:table-cell>
          <table:table-cell table:formula="of:=[.H178]+1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25012" calcext:value-type="float">
            <text:p>25012</text:p>
          </table:table-cell>
          <table:table-cell office:value-type="float" office:value="113030" calcext:value-type="float">
            <text:p>113030</text:p>
          </table:table-cell>
          <table:table-cell office:value-type="string" calcext:value-type="string">
            <text:p>Curimataú Ocidental</text:p>
          </table:table-cell>
          <table:table-cell table:formula="of:=VLOOKUP([.A180];[.G$1:.H$1048576];2;0)" office:value-type="float" office:value="391" calcext:value-type="float">
            <text:p>391</text:p>
          </table:table-cell>
          <table:table-cell table:number-columns-repeated="2"/>
          <table:table-cell office:value-type="float" office:value="31059" calcext:value-type="float">
            <text:p>31059</text:p>
          </table:table-cell>
          <table:table-cell table:formula="of:=[.H179]+1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25013" calcext:value-type="float">
            <text:p>25013</text:p>
          </table:table-cell>
          <table:table-cell office:value-type="float" office:value="83781" calcext:value-type="float">
            <text:p>83781</text:p>
          </table:table-cell>
          <table:table-cell office:value-type="string" calcext:value-type="string">
            <text:p>Curimataú Oriental</text:p>
          </table:table-cell>
          <table:table-cell table:formula="of:=VLOOKUP([.A181];[.G$1:.H$1048576];2;0)" office:value-type="float" office:value="54" calcext:value-type="float">
            <text:p>54</text:p>
          </table:table-cell>
          <table:table-cell table:number-columns-repeated="2"/>
          <table:table-cell office:value-type="float" office:value="31048" calcext:value-type="float">
            <text:p>31048</text:p>
          </table:table-cell>
          <table:table-cell table:formula="of:=[.H180]+1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float" office:value="790149" calcext:value-type="float">
            <text:p>790149</text:p>
          </table:table-cell>
          <table:table-cell office:value-type="string" calcext:value-type="string">
            <text:p>Curitiba</text:p>
          </table:table-cell>
          <table:table-cell table:formula="of:=VLOOKUP([.A182];[.G$1:.H$1048576];2;0)" office:value-type="float" office:value="506" calcext:value-type="float">
            <text:p>506</text:p>
          </table:table-cell>
          <table:table-cell table:number-columns-repeated="2"/>
          <table:table-cell office:value-type="float" office:value="35032" calcext:value-type="float">
            <text:p>35032</text:p>
          </table:table-cell>
          <table:table-cell table:formula="of:=[.H181]+1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42009" calcext:value-type="float">
            <text:p>42009</text:p>
          </table:table-cell>
          <table:table-cell office:value-type="float" office:value="148679" calcext:value-type="float">
            <text:p>148679</text:p>
          </table:table-cell>
          <table:table-cell office:value-type="string" calcext:value-type="string">
            <text:p>Curitibanos</text:p>
          </table:table-cell>
          <table:table-cell table:formula="of:=VLOOKUP([.A183];[.G$1:.H$1048576];2;0)" office:value-type="float" office:value="404" calcext:value-type="float">
            <text:p>404</text:p>
          </table:table-cell>
          <table:table-cell table:number-columns-repeated="2"/>
          <table:table-cell office:value-type="float" office:value="26004" calcext:value-type="float">
            <text:p>26004</text:p>
          </table:table-cell>
          <table:table-cell table:formula="of:=[.H182]+1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31025" calcext:value-type="float">
            <text:p>31025</text:p>
          </table:table-cell>
          <table:table-cell office:value-type="float" office:value="166739" calcext:value-type="float">
            <text:p>166739</text:p>
          </table:table-cell>
          <table:table-cell office:value-type="string" calcext:value-type="string">
            <text:p>Curvelo</text:p>
          </table:table-cell>
          <table:table-cell table:formula="of:=VLOOKUP([.A184];[.G$1:.H$1048576];2;0)" office:value-type="float" office:value="105" calcext:value-type="float">
            <text:p>105</text:p>
          </table:table-cell>
          <table:table-cell table:number-columns-repeated="2"/>
          <table:table-cell office:value-type="float" office:value="27009" calcext:value-type="float">
            <text:p>27009</text:p>
          </table:table-cell>
          <table:table-cell table:formula="of:=[.H183]+1"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float" office:value="84446" calcext:value-type="float">
            <text:p>84446</text:p>
          </table:table-cell>
          <table:table-cell office:value-type="string" calcext:value-type="string">
            <text:p>Diamantina</text:p>
          </table:table-cell>
          <table:table-cell table:formula="of:=VLOOKUP([.A185];[.G$1:.H$1048576];2;0)" office:value-type="float" office:value="460" calcext:value-type="float">
            <text:p>460</text:p>
          </table:table-cell>
          <table:table-cell table:number-columns-repeated="2"/>
          <table:table-cell office:value-type="float" office:value="21003" calcext:value-type="float">
            <text:p>21003</text:p>
          </table:table-cell>
          <table:table-cell table:formula="of:=[.H184]+1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17008" calcext:value-type="float">
            <text:p>17008</text:p>
          </table:table-cell>
          <table:table-cell office:value-type="float" office:value="124410" calcext:value-type="float">
            <text:p>124410</text:p>
          </table:table-cell>
          <table:table-cell office:value-type="string" calcext:value-type="string">
            <text:p>Dianópolis</text:p>
          </table:table-cell>
          <table:table-cell table:formula="of:=VLOOKUP([.A186];[.G$1:.H$1048576];2;0)" office:value-type="float" office:value="306" calcext:value-type="float">
            <text:p>306</text:p>
          </table:table-cell>
          <table:table-cell table:number-columns-repeated="2"/>
          <table:table-cell office:value-type="float" office:value="21017" calcext:value-type="float">
            <text:p>21017</text:p>
          </table:table-cell>
          <table:table-cell table:formula="of:=[.H185]+1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float" office:value="31043" calcext:value-type="float">
            <text:p>31043</text:p>
          </table:table-cell>
          <table:table-cell office:value-type="float" office:value="583921" calcext:value-type="float">
            <text:p>583921</text:p>
          </table:table-cell>
          <table:table-cell office:value-type="string" calcext:value-type="string">
            <text:p>Divinópolis</text:p>
          </table:table-cell>
          <table:table-cell table:formula="of:=VLOOKUP([.A187];[.G$1:.H$1048576];2;0)" office:value-type="float" office:value="327" calcext:value-type="float">
            <text:p>327</text:p>
          </table:table-cell>
          <table:table-cell table:number-columns-repeated="2"/>
          <table:table-cell office:value-type="float" office:value="16004" calcext:value-type="float">
            <text:p>16004</text:p>
          </table:table-cell>
          <table:table-cell table:formula="of:=[.H186]+1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float" office:value="50010" calcext:value-type="float">
            <text:p>50010</text:p>
          </table:table-cell>
          <table:table-cell office:value-type="float" office:value="500838" calcext:value-type="float">
            <text:p>500838</text:p>
          </table:table-cell>
          <table:table-cell office:value-type="string" calcext:value-type="string">
            <text:p>Dourados</text:p>
          </table:table-cell>
          <table:table-cell table:formula="of:=VLOOKUP([.A188];[.G$1:.H$1048576];2;0)" office:value-type="float" office:value="59" calcext:value-type="float">
            <text:p>59</text:p>
          </table:table-cell>
          <table:table-cell table:number-columns-repeated="2"/>
          <table:table-cell office:value-type="float" office:value="16003" calcext:value-type="float">
            <text:p>16003</text:p>
          </table:table-cell>
          <table:table-cell table:formula="of:=[.H187]+1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35034" calcext:value-type="float">
            <text:p>35034</text:p>
          </table:table-cell>
          <table:table-cell office:value-type="float" office:value="126198" calcext:value-type="float">
            <text:p>126198</text:p>
          </table:table-cell>
          <table:table-cell office:value-type="string" calcext:value-type="string">
            <text:p>Dracena</text:p>
          </table:table-cell>
          <table:table-cell table:formula="of:=VLOOKUP([.A189];[.G$1:.H$1048576];2;0)" office:value-type="float" office:value="528" calcext:value-type="float">
            <text:p>528</text:p>
          </table:table-cell>
          <table:table-cell table:number-columns-repeated="2"/>
          <table:table-cell office:value-type="float" office:value="42020" calcext:value-type="float">
            <text:p>42020</text:p>
          </table:table-cell>
          <table:table-cell table:formula="of:=[.H188]+1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52012" calcext:value-type="float">
            <text:p>52012</text:p>
          </table:table-cell>
          <table:table-cell office:value-type="float" office:value="1466471" calcext:value-type="float">
            <text:p>1466471</text:p>
          </table:table-cell>
          <table:table-cell office:value-type="string" calcext:value-type="string">
            <text:p>Entorno de Brasília</text:p>
          </table:table-cell>
          <table:table-cell table:formula="of:=VLOOKUP([.A190];[.G$1:.H$1048576];2;0)" office:value-type="float" office:value="220" calcext:value-type="float">
            <text:p>220</text:p>
          </table:table-cell>
          <table:table-cell table:number-columns-repeated="2"/>
          <table:table-cell office:value-type="float" office:value="31031" calcext:value-type="float">
            <text:p>31031</text:p>
          </table:table-cell>
          <table:table-cell table:formula="of:=[.H189]+1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29018" calcext:value-type="float">
            <text:p>29018</text:p>
          </table:table-cell>
          <table:table-cell office:value-type="float" office:value="124858" calcext:value-type="float">
            <text:p>124858</text:p>
          </table:table-cell>
          <table:table-cell office:value-type="string" calcext:value-type="string">
            <text:p>Entre Rios</text:p>
          </table:table-cell>
          <table:table-cell table:formula="of:=VLOOKUP([.A191];[.G$1:.H$1048576];2;0)" office:value-type="float" office:value="165" calcext:value-type="float">
            <text:p>165</text:p>
          </table:table-cell>
          <table:table-cell table:number-columns-repeated="2"/>
          <table:table-cell office:value-type="float" office:value="22007" calcext:value-type="float">
            <text:p>22007</text:p>
          </table:table-cell>
          <table:table-cell table:formula="of:=[.H190]+1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43004" calcext:value-type="float">
            <text:p>43004</text:p>
          </table:table-cell>
          <table:table-cell office:value-type="float" office:value="269271" calcext:value-type="float">
            <text:p>269271</text:p>
          </table:table-cell>
          <table:table-cell office:value-type="string" calcext:value-type="string">
            <text:p>Erechim</text:p>
          </table:table-cell>
          <table:table-cell table:formula="of:=VLOOKUP([.A192];[.G$1:.H$1048576];2;0)" office:value-type="float" office:value="80" calcext:value-type="float">
            <text:p>80</text:p>
          </table:table-cell>
          <table:table-cell table:number-columns-repeated="2"/>
          <table:table-cell office:value-type="float" office:value="29010" calcext:value-type="float">
            <text:p>29010</text:p>
          </table:table-cell>
          <table:table-cell table:formula="of:=[.H191]+1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25014" calcext:value-type="float">
            <text:p>25014</text:p>
          </table:table-cell>
          <table:table-cell office:value-type="float" office:value="59997" calcext:value-type="float">
            <text:p>59997</text:p>
          </table:table-cell>
          <table:table-cell office:value-type="string" calcext:value-type="string">
            <text:p>Esperança</text:p>
          </table:table-cell>
          <table:table-cell table:formula="of:=VLOOKUP([.A193];[.G$1:.H$1048576];2;0)" office:value-type="float" office:value="471" calcext:value-type="float">
            <text:p>471</text:p>
          </table:table-cell>
          <table:table-cell table:number-columns-repeated="2"/>
          <table:table-cell office:value-type="float" office:value="27003" calcext:value-type="float">
            <text:p>27003</text:p>
          </table:table-cell>
          <table:table-cell table:formula="of:=[.H192]+1"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28013" calcext:value-type="float">
            <text:p>28013</text:p>
          </table:table-cell>
          <table:table-cell office:value-type="float" office:value="135532" calcext:value-type="float">
            <text:p>135532</text:p>
          </table:table-cell>
          <table:table-cell office:value-type="string" calcext:value-type="string">
            <text:p>Estância</text:p>
          </table:table-cell>
          <table:table-cell table:formula="of:=VLOOKUP([.A194];[.G$1:.H$1048576];2;0)" office:value-type="float" office:value="467" calcext:value-type="float">
            <text:p>467</text:p>
          </table:table-cell>
          <table:table-cell table:number-columns-repeated="2"/>
          <table:table-cell office:value-type="float" office:value="29031" calcext:value-type="float">
            <text:p>29031</text:p>
          </table:table-cell>
          <table:table-cell table:formula="of:=[.H193]+1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29014" calcext:value-type="float">
            <text:p>29014</text:p>
          </table:table-cell>
          <table:table-cell office:value-type="float" office:value="302581" calcext:value-type="float">
            <text:p>302581</text:p>
          </table:table-cell>
          <table:table-cell office:value-type="string" calcext:value-type="string">
            <text:p>Euclides da Cunha</text:p>
          </table:table-cell>
          <table:table-cell table:formula="of:=VLOOKUP([.A195];[.G$1:.H$1048576];2;0)" office:value-type="float" office:value="530" calcext:value-type="float">
            <text:p>530</text:p>
          </table:table-cell>
          <table:table-cell table:number-columns-repeated="2"/>
          <table:table-cell office:value-type="float" office:value="42014" calcext:value-type="float">
            <text:p>42014</text:p>
          </table:table-cell>
          <table:table-cell table:formula="of:=[.H194]+1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float" office:value="41012" calcext:value-type="float">
            <text:p>41012</text:p>
          </table:table-cell>
          <table:table-cell office:value-type="float" office:value="39846" calcext:value-type="float">
            <text:p>39846</text:p>
          </table:table-cell>
          <table:table-cell office:value-type="string" calcext:value-type="string">
            <text:p>Faxinal</text:p>
          </table:table-cell>
          <table:table-cell table:formula="of:=VLOOKUP([.A196];[.G$1:.H$1048576];2;0)" office:value-type="float" office:value="19" calcext:value-type="float">
            <text:p>19</text:p>
          </table:table-cell>
          <table:table-cell table:number-columns-repeated="2"/>
          <table:table-cell office:value-type="float" office:value="31005" calcext:value-type="float">
            <text:p>31005</text:p>
          </table:table-cell>
          <table:table-cell table:formula="of:=[.H195]+1"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29012" calcext:value-type="float">
            <text:p>29012</text:p>
          </table:table-cell>
          <table:table-cell office:value-type="float" office:value="1068539" calcext:value-type="float">
            <text:p>1068539</text:p>
          </table:table-cell>
          <table:table-cell office:value-type="string" calcext:value-type="string">
            <text:p>Feira de Santana</text:p>
          </table:table-cell>
          <table:table-cell table:formula="of:=VLOOKUP([.A197];[.G$1:.H$1048576];2;0)" office:value-type="float" office:value="511" calcext:value-type="float">
            <text:p>511</text:p>
          </table:table-cell>
          <table:table-cell table:number-columns-repeated="2"/>
          <table:table-cell office:value-type="float" office:value="27002" calcext:value-type="float">
            <text:p>27002</text:p>
          </table:table-cell>
          <table:table-cell table:formula="of:=[.H196]+1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26019" calcext:value-type="float">
            <text:p>26019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Fernando de Noronha</text:p>
          </table:table-cell>
          <table:table-cell table:formula="of:=VLOOKUP([.A198];[.G$1:.H$1048576];2;0)" office:value-type="float" office:value="136" calcext:value-type="float">
            <text:p>136</text:p>
          </table:table-cell>
          <table:table-cell table:number-columns-repeated="2"/>
          <table:table-cell office:value-type="float" office:value="14003" calcext:value-type="float">
            <text:p>14003</text:p>
          </table:table-cell>
          <table:table-cell table:formula="of:=[.H197]+1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35002" calcext:value-type="float">
            <text:p>35002</text:p>
          </table:table-cell>
          <table:table-cell office:value-type="float" office:value="111202" calcext:value-type="float">
            <text:p>111202</text:p>
          </table:table-cell>
          <table:table-cell office:value-type="string" calcext:value-type="string">
            <text:p>Fernandópolis</text:p>
          </table:table-cell>
          <table:table-cell table:formula="of:=VLOOKUP([.A199];[.G$1:.H$1048576];2;0)" office:value-type="float" office:value="516" calcext:value-type="float">
            <text:p>516</text:p>
          </table:table-cell>
          <table:table-cell table:number-columns-repeated="2"/>
          <table:table-cell office:value-type="float" office:value="13003" calcext:value-type="float">
            <text:p>13003</text:p>
          </table:table-cell>
          <table:table-cell table:formula="of:=[.H198]+1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float" office:value="78328" calcext:value-type="float">
            <text:p>78328</text:p>
          </table:table-cell>
          <table:table-cell office:value-type="string" calcext:value-type="string">
            <text:p>Floraí</text:p>
          </table:table-cell>
          <table:table-cell table:formula="of:=VLOOKUP([.A200];[.G$1:.H$1048576];2;0)" office:value-type="float" office:value="14" calcext:value-type="float">
            <text:p>14</text:p>
          </table:table-cell>
          <table:table-cell table:number-columns-repeated="2"/>
          <table:table-cell office:value-type="float" office:value="26008" calcext:value-type="float">
            <text:p>26008</text:p>
          </table:table-cell>
          <table:table-cell table:formula="of:=[.H199]+1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22009" calcext:value-type="float">
            <text:p>22009</text:p>
          </table:table-cell>
          <table:table-cell office:value-type="float" office:value="76193" calcext:value-type="float">
            <text:p>76193</text:p>
          </table:table-cell>
          <table:table-cell office:value-type="string" calcext:value-type="string">
            <text:p>Floriano</text:p>
          </table:table-cell>
          <table:table-cell table:formula="of:=VLOOKUP([.A201];[.G$1:.H$1048576];2;0)" office:value-type="float" office:value="233" calcext:value-type="float">
            <text:p>233</text:p>
          </table:table-cell>
          <table:table-cell table:number-columns-repeated="2"/>
          <table:table-cell office:value-type="float" office:value="29024" calcext:value-type="float">
            <text:p>29024</text:p>
          </table:table-cell>
          <table:table-cell table:formula="of:=[.H200]+1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float" office:value="42016" calcext:value-type="float">
            <text:p>42016</text:p>
          </table:table-cell>
          <table:table-cell office:value-type="float" office:value="480751" calcext:value-type="float">
            <text:p>480751</text:p>
          </table:table-cell>
          <table:table-cell office:value-type="string" calcext:value-type="string">
            <text:p>Florianópolis</text:p>
          </table:table-cell>
          <table:table-cell table:formula="of:=VLOOKUP([.A202];[.G$1:.H$1048576];2;0)" office:value-type="float" office:value="263" calcext:value-type="float">
            <text:p>263</text:p>
          </table:table-cell>
          <table:table-cell table:number-columns-repeated="2"/>
          <table:table-cell office:value-type="float" office:value="31034" calcext:value-type="float">
            <text:p>31034</text:p>
          </table:table-cell>
          <table:table-cell table:formula="of:=[.H201]+1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31044" calcext:value-type="float">
            <text:p>31044</text:p>
          </table:table-cell>
          <table:table-cell office:value-type="float" office:value="181599" calcext:value-type="float">
            <text:p>181599</text:p>
          </table:table-cell>
          <table:table-cell office:value-type="string" calcext:value-type="string">
            <text:p>Formiga</text:p>
          </table:table-cell>
          <table:table-cell table:formula="of:=VLOOKUP([.A203];[.G$1:.H$1048576];2;0)" office:value-type="float" office:value="64" calcext:value-type="float">
            <text:p>64</text:p>
          </table:table-cell>
          <table:table-cell table:number-columns-repeated="2"/>
          <table:table-cell office:value-type="float" office:value="31036" calcext:value-type="float">
            <text:p>31036</text:p>
          </table:table-cell>
          <table:table-cell table:formula="of:=[.H202]+1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23016" calcext:value-type="float">
            <text:p>23016</text:p>
          </table:table-cell>
          <table:table-cell office:value-type="float" office:value="3668971" calcext:value-type="float">
            <text:p>3668971</text:p>
          </table:table-cell>
          <table:table-cell office:value-type="string" calcext:value-type="string">
            <text:p>Fortaleza</text:p>
          </table:table-cell>
          <table:table-cell table:formula="of:=VLOOKUP([.A204];[.G$1:.H$1048576];2;0)" office:value-type="float" office:value="539" calcext:value-type="float">
            <text:p>539</text:p>
          </table:table-cell>
          <table:table-cell table:number-columns-repeated="2"/>
          <table:table-cell office:value-type="float" office:value="15004" calcext:value-type="float">
            <text:p>15004</text:p>
          </table:table-cell>
          <table:table-cell table:formula="of:=[.H203]+1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float" office:value="41024" calcext:value-type="float">
            <text:p>41024</text:p>
          </table:table-cell>
          <table:table-cell office:value-type="float" office:value="153161" calcext:value-type="float">
            <text:p>153161</text:p>
          </table:table-cell>
          <table:table-cell office:value-type="string" calcext:value-type="string">
            <text:p>Foz do Iguaçu</text:p>
          </table:table-cell>
          <table:table-cell table:formula="of:=VLOOKUP([.A205];[.G$1:.H$1048576];2;0)" office:value-type="float" office:value="394" calcext:value-type="float">
            <text:p>394</text:p>
          </table:table-cell>
          <table:table-cell table:number-columns-repeated="2"/>
          <table:table-cell office:value-type="float" office:value="29006" calcext:value-type="float">
            <text:p>29006</text:p>
          </table:table-cell>
          <table:table-cell table:formula="of:=[.H204]+1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35012" calcext:value-type="float">
            <text:p>35012</text:p>
          </table:table-cell>
          <table:table-cell office:value-type="float" office:value="427758" calcext:value-type="float">
            <text:p>427758</text:p>
          </table:table-cell>
          <table:table-cell office:value-type="string" calcext:value-type="string">
            <text:p>Franca</text:p>
          </table:table-cell>
          <table:table-cell table:formula="of:=VLOOKUP([.A206];[.G$1:.H$1048576];2;0)" office:value-type="float" office:value="339" calcext:value-type="float">
            <text:p>339</text:p>
          </table:table-cell>
          <table:table-cell table:number-columns-repeated="2"/>
          <table:table-cell office:value-type="float" office:value="31066" calcext:value-type="float">
            <text:p>31066</text:p>
          </table:table-cell>
          <table:table-cell table:formula="of:=[.H205]+1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float" office:value="212528" calcext:value-type="float">
            <text:p>212528</text:p>
          </table:table-cell>
          <table:table-cell office:value-type="string" calcext:value-type="string">
            <text:p>Francisco Beltrão</text:p>
          </table:table-cell>
          <table:table-cell table:formula="of:=VLOOKUP([.A207];[.G$1:.H$1048576];2;0)" office:value-type="float" office:value="432" calcext:value-type="float">
            <text:p>432</text:p>
          </table:table-cell>
          <table:table-cell table:number-columns-repeated="2"/>
          <table:table-cell office:value-type="float" office:value="21004" calcext:value-type="float">
            <text:p>21004</text:p>
          </table:table-cell>
          <table:table-cell table:formula="of:=[.H206]+1"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float" office:value="35058" calcext:value-type="float">
            <text:p>35058</text:p>
          </table:table-cell>
          <table:table-cell office:value-type="float" office:value="454397" calcext:value-type="float">
            <text:p>454397</text:p>
          </table:table-cell>
          <table:table-cell office:value-type="string" calcext:value-type="string">
            <text:p>Franco da Rocha</text:p>
          </table:table-cell>
          <table:table-cell table:formula="of:=VLOOKUP([.A208];[.G$1:.H$1048576];2;0)" office:value-type="float" office:value="1" calcext:value-type="float">
            <text:p>1</text:p>
          </table:table-cell>
          <table:table-cell table:number-columns-repeated="2"/>
          <table:table-cell office:value-type="float" office:value="35046" calcext:value-type="float">
            <text:p>35046</text:p>
          </table:table-cell>
          <table:table-cell table:formula="of:=[.H207]+1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43003" calcext:value-type="float">
            <text:p>43003</text:p>
          </table:table-cell>
          <table:table-cell office:value-type="float" office:value="158883" calcext:value-type="float">
            <text:p>158883</text:p>
          </table:table-cell>
          <table:table-cell office:value-type="string" calcext:value-type="string">
            <text:p>Frederico Westphalen</text:p>
          </table:table-cell>
          <table:table-cell table:formula="of:=VLOOKUP([.A209];[.G$1:.H$1048576];2;0)" office:value-type="float" office:value="529" calcext:value-type="float">
            <text:p>529</text:p>
          </table:table-cell>
          <table:table-cell table:number-columns-repeated="2"/>
          <table:table-cell office:value-type="float" office:value="33013" calcext:value-type="float">
            <text:p>33013</text:p>
          </table:table-cell>
          <table:table-cell table:formula="of:=[.H208]+1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float" office:value="530798" calcext:value-type="float">
            <text:p>530798</text:p>
          </table:table-cell>
          <table:table-cell office:value-type="string" calcext:value-type="string">
            <text:p>Frutal</text:p>
          </table:table-cell>
          <table:table-cell table:formula="of:=VLOOKUP([.A210];[.G$1:.H$1048576];2;0)" office:value-type="float" office:value="318" calcext:value-type="float">
            <text:p>318</text:p>
          </table:table-cell>
          <table:table-cell table:number-columns-repeated="2"/>
          <table:table-cell office:value-type="float" office:value="23017" calcext:value-type="float">
            <text:p>23017</text:p>
          </table:table-cell>
          <table:table-cell table:formula="of:=[.H209]+1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float" office:value="232284" calcext:value-type="float">
            <text:p>232284</text:p>
          </table:table-cell>
          <table:table-cell office:value-type="string" calcext:value-type="string">
            <text:p>Furos de Breves</text:p>
          </table:table-cell>
          <table:table-cell table:formula="of:=VLOOKUP([.A211];[.G$1:.H$1048576];2;0)" office:value-type="float" office:value="141" calcext:value-type="float">
            <text:p>141</text:p>
          </table:table-cell>
          <table:table-cell table:number-columns-repeated="2"/>
          <table:table-cell office:value-type="float" office:value="23011" calcext:value-type="float">
            <text:p>23011</text:p>
          </table:table-cell>
          <table:table-cell table:formula="of:=[.H210]+1"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26011" calcext:value-type="float">
            <text:p>26011</text:p>
          </table:table-cell>
          <table:table-cell office:value-type="float" office:value="470577" calcext:value-type="float">
            <text:p>470577</text:p>
          </table:table-cell>
          <table:table-cell office:value-type="string" calcext:value-type="string">
            <text:p>Garanhuns</text:p>
          </table:table-cell>
          <table:table-cell table:formula="of:=VLOOKUP([.A212];[.G$1:.H$1048576];2;0)" office:value-type="float" office:value="38" calcext:value-type="float">
            <text:p>38</text:p>
          </table:table-cell>
          <table:table-cell table:number-columns-repeated="2"/>
          <table:table-cell office:value-type="float" office:value="23024" calcext:value-type="float">
            <text:p>23024</text:p>
          </table:table-cell>
          <table:table-cell table:formula="of:=[.H211]+1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float" office:value="159377" calcext:value-type="float">
            <text:p>159377</text:p>
          </table:table-cell>
          <table:table-cell office:value-type="string" calcext:value-type="string">
            <text:p>Gerais de Balsas</text:p>
          </table:table-cell>
          <table:table-cell table:formula="of:=VLOOKUP([.A213];[.G$1:.H$1048576];2;0)" office:value-type="float" office:value="390" calcext:value-type="float">
            <text:p>390</text:p>
          </table:table-cell>
          <table:table-cell table:number-columns-repeated="2"/>
          <table:table-cell office:value-type="float" office:value="31006" calcext:value-type="float">
            <text:p>31006</text:p>
          </table:table-cell>
          <table:table-cell table:formula="of:=[.H212]+1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52010" calcext:value-type="float">
            <text:p>52010</text:p>
          </table:table-cell>
          <table:table-cell office:value-type="float" office:value="8701287" calcext:value-type="float">
            <text:p>8701287</text:p>
          </table:table-cell>
          <table:table-cell office:value-type="string" calcext:value-type="string">
            <text:p>Goiânia</text:p>
          </table:table-cell>
          <table:table-cell table:formula="of:=VLOOKUP([.A214];[.G$1:.H$1048576];2;0)" office:value-type="float" office:value="456" calcext:value-type="float">
            <text:p>456</text:p>
          </table:table-cell>
          <table:table-cell table:number-columns-repeated="2"/>
          <table:table-cell office:value-type="float" office:value="21013" calcext:value-type="float">
            <text:p>21013</text:p>
          </table:table-cell>
          <table:table-cell table:formula="of:=[.H213]+1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41004" calcext:value-type="float">
            <text:p>41004</text:p>
          </table:table-cell>
          <table:table-cell office:value-type="float" office:value="122813" calcext:value-type="float">
            <text:p>122813</text:p>
          </table:table-cell>
          <table:table-cell office:value-type="string" calcext:value-type="string">
            <text:p>Goioerê</text:p>
          </table:table-cell>
          <table:table-cell table:formula="of:=VLOOKUP([.A215];[.G$1:.H$1048576];2;0)" office:value-type="float" office:value="257" calcext:value-type="float">
            <text:p>257</text:p>
          </table:table-cell>
          <table:table-cell table:number-columns-repeated="2"/>
          <table:table-cell office:value-type="float" office:value="35033" calcext:value-type="float">
            <text:p>35033</text:p>
          </table:table-cell>
          <table:table-cell table:formula="of:=[.H214]+1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31037" calcext:value-type="float">
            <text:p>31037</text:p>
          </table:table-cell>
          <table:table-cell office:value-type="float" office:value="459652" calcext:value-type="float">
            <text:p>459652</text:p>
          </table:table-cell>
          <table:table-cell office:value-type="string" calcext:value-type="string">
            <text:p>Governador Valadares</text:p>
          </table:table-cell>
          <table:table-cell table:formula="of:=VLOOKUP([.A216];[.G$1:.H$1048576];2;0)" office:value-type="float" office:value="174" calcext:value-type="float">
            <text:p>174</text:p>
          </table:table-cell>
          <table:table-cell table:number-columns-repeated="2"/>
          <table:table-cell office:value-type="float" office:value="33002" calcext:value-type="float">
            <text:p>33002</text:p>
          </table:table-cell>
          <table:table-cell table:formula="of:=[.H215]+1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float" office:value="189572" calcext:value-type="float">
            <text:p>189572</text:p>
          </table:table-cell>
          <table:table-cell office:value-type="string" calcext:value-type="string">
            <text:p>Gramado-Canela</text:p>
          </table:table-cell>
          <table:table-cell table:formula="of:=VLOOKUP([.A217];[.G$1:.H$1048576];2;0)" office:value-type="float" office:value="497" calcext:value-type="float">
            <text:p>497</text:p>
          </table:table-cell>
          <table:table-cell table:number-columns-repeated="2"/>
          <table:table-cell office:value-type="float" office:value="43031" calcext:value-type="float">
            <text:p>43031</text:p>
          </table:table-cell>
          <table:table-cell table:formula="of:=[.H216]+1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31008" calcext:value-type="float">
            <text:p>31008</text:p>
          </table:table-cell>
          <table:table-cell office:value-type="float" office:value="59866" calcext:value-type="float">
            <text:p>59866</text:p>
          </table:table-cell>
          <table:table-cell office:value-type="string" calcext:value-type="string">
            <text:p>Grão Mogol</text:p>
          </table:table-cell>
          <table:table-cell table:formula="of:=VLOOKUP([.A218];[.G$1:.H$1048576];2;0)" office:value-type="float" office:value="559" calcext:value-type="float">
            <text:p>559</text:p>
          </table:table-cell>
          <table:table-cell table:number-columns-repeated="2"/>
          <table:table-cell office:value-type="float" office:value="25019" calcext:value-type="float">
            <text:p>25019</text:p>
          </table:table-cell>
          <table:table-cell table:formula="of:=[.H217]+1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float" office:value="84771" calcext:value-type="float">
            <text:p>84771</text:p>
          </table:table-cell>
          <table:table-cell office:value-type="string" calcext:value-type="string">
            <text:p>Guajará-Mirim</text:p>
          </table:table-cell>
          <table:table-cell table:formula="of:=VLOOKUP([.A219];[.G$1:.H$1048576];2;0)" office:value-type="float" office:value="223" calcext:value-type="float">
            <text:p>223</text:p>
          </table:table-cell>
          <table:table-cell table:number-columns-repeated="2"/>
          <table:table-cell office:value-type="float" office:value="12003" calcext:value-type="float">
            <text:p>12003</text:p>
          </table:table-cell>
          <table:table-cell table:formula="of:=[.H218]+1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15013" calcext:value-type="float">
            <text:p>15013</text:p>
          </table:table-cell>
          <table:table-cell office:value-type="float" office:value="483723" calcext:value-type="float">
            <text:p>483723</text:p>
          </table:table-cell>
          <table:table-cell office:value-type="string" calcext:value-type="string">
            <text:p>Guamá</text:p>
          </table:table-cell>
          <table:table-cell table:formula="of:=VLOOKUP([.A220];[.G$1:.H$1048576];2;0)" office:value-type="float" office:value="287" calcext:value-type="float">
            <text:p>287</text:p>
          </table:table-cell>
          <table:table-cell table:number-columns-repeated="2"/>
          <table:table-cell office:value-type="float" office:value="31033" calcext:value-type="float">
            <text:p>31033</text:p>
          </table:table-cell>
          <table:table-cell table:formula="of:=[.H219]+1" office:value-type="float" office:value="218" calcext:value-type="float">
            <text:p>218</text:p>
          </table:table-cell>
          <table:table-cell table:number-columns-repeated="5"/>
        </table:table-row>
        <table:table-row table:style-name="ro1">
          <table:table-cell office:value-type="float" office:value="29026" calcext:value-type="float">
            <text:p>29026</text:p>
          </table:table-cell>
          <table:table-cell office:value-type="float" office:value="394309" calcext:value-type="float">
            <text:p>394309</text:p>
          </table:table-cell>
          <table:table-cell office:value-type="string" calcext:value-type="string">
            <text:p>Guanambi</text:p>
          </table:table-cell>
          <table:table-cell table:formula="of:=VLOOKUP([.A221];[.G$1:.H$1048576];2;0)" office:value-type="float" office:value="103" calcext:value-type="float">
            <text:p>103</text:p>
          </table:table-cell>
          <table:table-cell table:number-columns-repeated="2"/>
          <table:table-cell office:value-type="float" office:value="50005" calcext:value-type="float">
            <text:p>50005</text:p>
          </table:table-cell>
          <table:table-cell table:formula="of:=[.H220]+1"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31035" calcext:value-type="float">
            <text:p>31035</text:p>
          </table:table-cell>
          <table:table-cell office:value-type="float" office:value="185671" calcext:value-type="float">
            <text:p>185671</text:p>
          </table:table-cell>
          <table:table-cell office:value-type="string" calcext:value-type="string">
            <text:p>Guanhães</text:p>
          </table:table-cell>
          <table:table-cell table:formula="of:=VLOOKUP([.A222];[.G$1:.H$1048576];2;0)" office:value-type="float" office:value="300" calcext:value-type="float">
            <text:p>300</text:p>
          </table:table-cell>
          <table:table-cell table:number-columns-repeated="2"/>
          <table:table-cell office:value-type="float" office:value="52012" calcext:value-type="float">
            <text:p>52012</text:p>
          </table:table-cell>
          <table:table-cell table:formula="of:=[.H221]+1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float" office:value="149892" calcext:value-type="float">
            <text:p>149892</text:p>
          </table:table-cell>
          <table:table-cell office:value-type="string" calcext:value-type="string">
            <text:p>Guaporé</text:p>
          </table:table-cell>
          <table:table-cell table:formula="of:=VLOOKUP([.A223];[.G$1:.H$1048576];2;0)" office:value-type="float" office:value="472" calcext:value-type="float">
            <text:p>472</text:p>
          </table:table-cell>
          <table:table-cell table:number-columns-repeated="2"/>
          <table:table-cell office:value-type="float" office:value="35009" calcext:value-type="float">
            <text:p>35009</text:p>
          </table:table-cell>
          <table:table-cell table:formula="of:=[.H222]+1"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office:value-type="float" office:value="25016" calcext:value-type="float">
            <text:p>25016</text:p>
          </table:table-cell>
          <table:table-cell office:value-type="float" office:value="175020" calcext:value-type="float">
            <text:p>175020</text:p>
          </table:table-cell>
          <table:table-cell office:value-type="string" calcext:value-type="string">
            <text:p>Guarabira</text:p>
          </table:table-cell>
          <table:table-cell table:formula="of:=VLOOKUP([.A224];[.G$1:.H$1048576];2;0)" office:value-type="float" office:value="171" calcext:value-type="float">
            <text:p>171</text:p>
          </table:table-cell>
          <table:table-cell table:number-columns-repeated="2"/>
          <table:table-cell office:value-type="float" office:value="31051" calcext:value-type="float">
            <text:p>31051</text:p>
          </table:table-cell>
          <table:table-cell table:formula="of:=[.H223]+1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2378813" calcext:value-type="float">
            <text:p>2378813</text:p>
          </table:table-cell>
          <table:table-cell office:value-type="string" calcext:value-type="string">
            <text:p>Guarapari</text:p>
          </table:table-cell>
          <table:table-cell table:formula="of:=VLOOKUP([.A225];[.G$1:.H$1048576];2;0)" office:value-type="float" office:value="481" calcext:value-type="float">
            <text:p>481</text:p>
          </table:table-cell>
          <table:table-cell table:number-columns-repeated="2"/>
          <table:table-cell office:value-type="float" office:value="11002" calcext:value-type="float">
            <text:p>11002</text:p>
          </table:table-cell>
          <table:table-cell table:formula="of:=[.H224]+1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41029" calcext:value-type="float">
            <text:p>41029</text:p>
          </table:table-cell>
          <table:table-cell office:value-type="float" office:value="182631" calcext:value-type="float">
            <text:p>182631</text:p>
          </table:table-cell>
          <table:table-cell office:value-type="string" calcext:value-type="string">
            <text:p>Guarapuava</text:p>
          </table:table-cell>
          <table:table-cell table:formula="of:=VLOOKUP([.A226];[.G$1:.H$1048576];2;0)" office:value-type="float" office:value="386" calcext:value-type="float">
            <text:p>386</text:p>
          </table:table-cell>
          <table:table-cell table:number-columns-repeated="2"/>
          <table:table-cell office:value-type="float" office:value="26018" calcext:value-type="float">
            <text:p>26018</text:p>
          </table:table-cell>
          <table:table-cell table:formula="of:=[.H225]+1"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35051" calcext:value-type="float">
            <text:p>35051</text:p>
          </table:table-cell>
          <table:table-cell office:value-type="float" office:value="470338" calcext:value-type="float">
            <text:p>470338</text:p>
          </table:table-cell>
          <table:table-cell office:value-type="string" calcext:value-type="string">
            <text:p>Guaratinguetá</text:p>
          </table:table-cell>
          <table:table-cell table:formula="of:=VLOOKUP([.A227];[.G$1:.H$1048576];2;0)" office:value-type="float" office:value="500" calcext:value-type="float">
            <text:p>500</text:p>
          </table:table-cell>
          <table:table-cell table:number-columns-repeated="2"/>
          <table:table-cell office:value-type="float" office:value="27006" calcext:value-type="float">
            <text:p>27006</text:p>
          </table:table-cell>
          <table:table-cell table:formula="of:=[.H226]+1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35059" calcext:value-type="float">
            <text:p>35059</text:p>
          </table:table-cell>
          <table:table-cell office:value-type="float" office:value="1447917" calcext:value-type="float">
            <text:p>1447917</text:p>
          </table:table-cell>
          <table:table-cell office:value-type="string" calcext:value-type="string">
            <text:p>Guarulhos</text:p>
          </table:table-cell>
          <table:table-cell table:formula="of:=VLOOKUP([.A228];[.G$1:.H$1048576];2;0)" office:value-type="float" office:value="69" calcext:value-type="float">
            <text:p>69</text:p>
          </table:table-cell>
          <table:table-cell table:number-columns-repeated="2"/>
          <table:table-cell office:value-type="float" office:value="35016" calcext:value-type="float">
            <text:p>35016</text:p>
          </table:table-cell>
          <table:table-cell table:formula="of:=[.H227]+1"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office:value-type="float" office:value="17005" calcext:value-type="float">
            <text:p>17005</text:p>
          </table:table-cell>
          <table:table-cell office:value-type="float" office:value="150776" calcext:value-type="float">
            <text:p>150776</text:p>
          </table:table-cell>
          <table:table-cell office:value-type="string" calcext:value-type="string">
            <text:p>Gurupi</text:p>
          </table:table-cell>
          <table:table-cell table:formula="of:=VLOOKUP([.A229];[.G$1:.H$1048576];2;0)" office:value-type="float" office:value="425" calcext:value-type="float">
            <text:p>425</text:p>
          </table:table-cell>
          <table:table-cell table:number-columns-repeated="2"/>
          <table:table-cell office:value-type="float" office:value="29020" calcext:value-type="float">
            <text:p>29020</text:p>
          </table:table-cell>
          <table:table-cell table:formula="of:=[.H228]+1"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float" office:value="21007" calcext:value-type="float">
            <text:p>21007</text:p>
          </table:table-cell>
          <table:table-cell office:value-type="float" office:value="240134" calcext:value-type="float">
            <text:p>240134</text:p>
          </table:table-cell>
          <table:table-cell office:value-type="string" calcext:value-type="string">
            <text:p>Gurupi</text:p>
          </table:table-cell>
          <table:table-cell table:formula="of:=VLOOKUP([.A230];[.G$1:.H$1048576];2;0)" office:value-type="float" office:value="324" calcext:value-type="float">
            <text:p>324</text:p>
          </table:table-cell>
          <table:table-cell table:number-columns-repeated="2"/>
          <table:table-cell office:value-type="float" office:value="31020" calcext:value-type="float">
            <text:p>31020</text:p>
          </table:table-cell>
          <table:table-cell table:formula="of:=[.H229]+1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office:value-type="float" office:value="41017" calcext:value-type="float">
            <text:p>41017</text:p>
          </table:table-cell>
          <table:table-cell office:value-type="float" office:value="62682" calcext:value-type="float">
            <text:p>62682</text:p>
          </table:table-cell>
          <table:table-cell office:value-type="string" calcext:value-type="string">
            <text:p>Ibaiti</text:p>
          </table:table-cell>
          <table:table-cell table:formula="of:=VLOOKUP([.A231];[.G$1:.H$1048576];2;0)" office:value-type="float" office:value="333" calcext:value-type="float">
            <text:p>333</text:p>
          </table:table-cell>
          <table:table-cell table:number-columns-repeated="2"/>
          <table:table-cell office:value-type="float" office:value="52001" calcext:value-type="float">
            <text:p>52001</text:p>
          </table:table-cell>
          <table:table-cell table:formula="of:=[.H230]+1"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 office:value-type="float" office:value="23002" calcext:value-type="float">
            <text:p>23002</text:p>
          </table:table-cell>
          <table:table-cell office:value-type="float" office:value="320838" calcext:value-type="float">
            <text:p>320838</text:p>
          </table:table-cell>
          <table:table-cell office:value-type="string" calcext:value-type="string">
            <text:p>Ibiapaba</text:p>
          </table:table-cell>
          <table:table-cell table:formula="of:=VLOOKUP([.A232];[.G$1:.H$1048576];2;0)" office:value-type="float" office:value="532" calcext:value-type="float">
            <text:p>532</text:p>
          </table:table-cell>
          <table:table-cell table:number-columns-repeated="2"/>
          <table:table-cell office:value-type="float" office:value="27004" calcext:value-type="float">
            <text:p>27004</text:p>
          </table:table-cell>
          <table:table-cell table:formula="of:=[.H231]+1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50011" calcext:value-type="float">
            <text:p>50011</text:p>
          </table:table-cell>
          <table:table-cell office:value-type="float" office:value="475048" calcext:value-type="float">
            <text:p>475048</text:p>
          </table:table-cell>
          <table:table-cell office:value-type="string" calcext:value-type="string">
            <text:p>Iguatemi</text:p>
          </table:table-cell>
          <table:table-cell table:formula="of:=VLOOKUP([.A233];[.G$1:.H$1048576];2;0)" office:value-type="float" office:value="383" calcext:value-type="float">
            <text:p>383</text:p>
          </table:table-cell>
          <table:table-cell table:number-columns-repeated="2"/>
          <table:table-cell office:value-type="float" office:value="28007" calcext:value-type="float">
            <text:p>28007</text:p>
          </table:table-cell>
          <table:table-cell table:formula="of:=[.H232]+1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23026" calcext:value-type="float">
            <text:p>23026</text:p>
          </table:table-cell>
          <table:table-cell office:value-type="float" office:value="233678" calcext:value-type="float">
            <text:p>233678</text:p>
          </table:table-cell>
          <table:table-cell office:value-type="string" calcext:value-type="string">
            <text:p>Iguatu</text:p>
          </table:table-cell>
          <table:table-cell table:formula="of:=VLOOKUP([.A234];[.G$1:.H$1048576];2;0)" office:value-type="float" office:value="526" calcext:value-type="float">
            <text:p>526</text:p>
          </table:table-cell>
          <table:table-cell table:number-columns-repeated="2"/>
          <table:table-cell office:value-type="float" office:value="24003" calcext:value-type="float">
            <text:p>24003</text:p>
          </table:table-cell>
          <table:table-cell table:formula="of:=[.H233]+1"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133866" calcext:value-type="float">
            <text:p>133866</text:p>
          </table:table-cell>
          <table:table-cell office:value-type="string" calcext:value-type="string">
            <text:p>Ijuí</text:p>
          </table:table-cell>
          <table:table-cell table:formula="of:=VLOOKUP([.A235];[.G$1:.H$1048576];2;0)" office:value-type="float" office:value="400" calcext:value-type="float">
            <text:p>400</text:p>
          </table:table-cell>
          <table:table-cell table:number-columns-repeated="2"/>
          <table:table-cell office:value-type="float" office:value="22009" calcext:value-type="float">
            <text:p>22009</text:p>
          </table:table-cell>
          <table:table-cell table:formula="of:=[.H234]+1" office:value-type="float" office:value="233" calcext:value-type="float">
            <text:p>233</text:p>
          </table:table-cell>
          <table:table-cell table:number-columns-repeated="5"/>
        </table:table-row>
        <table:table-row table:style-name="ro1">
          <table:table-cell office:value-type="float" office:value="29031" calcext:value-type="float">
            <text:p>29031</text:p>
          </table:table-cell>
          <table:table-cell office:value-type="float" office:value="988370" calcext:value-type="float">
            <text:p>988370</text:p>
          </table:table-cell>
          <table:table-cell office:value-type="string" calcext:value-type="string">
            <text:p>Ilhéus-Itabuna</text:p>
          </table:table-cell>
          <table:table-cell table:formula="of:=VLOOKUP([.A236];[.G$1:.H$1048576];2;0)" office:value-type="float" office:value="192" calcext:value-type="float">
            <text:p>192</text:p>
          </table:table-cell>
          <table:table-cell table:number-columns-repeated="2"/>
          <table:table-cell office:value-type="float" office:value="24016" calcext:value-type="float">
            <text:p>24016</text:p>
          </table:table-cell>
          <table:table-cell table:formula="of:=[.H235]+1"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office:value-type="float" office:value="21009" calcext:value-type="float">
            <text:p>21009</text:p>
          </table:table-cell>
          <table:table-cell office:value-type="float" office:value="573080" calcext:value-type="float">
            <text:p>573080</text:p>
          </table:table-cell>
          <table:table-cell office:value-type="string" calcext:value-type="string">
            <text:p>Imperatriz</text:p>
          </table:table-cell>
          <table:table-cell table:formula="of:=VLOOKUP([.A237];[.G$1:.H$1048576];2;0)" office:value-type="float" office:value="296" calcext:value-type="float">
            <text:p>296</text:p>
          </table:table-cell>
          <table:table-cell table:number-columns-repeated="2"/>
          <table:table-cell office:value-type="float" office:value="27010" calcext:value-type="float">
            <text:p>27010</text:p>
          </table:table-cell>
          <table:table-cell table:formula="of:=[.H236]+1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31039" calcext:value-type="float">
            <text:p>31039</text:p>
          </table:table-cell>
          <table:table-cell office:value-type="float" office:value="616481" calcext:value-type="float">
            <text:p>616481</text:p>
          </table:table-cell>
          <table:table-cell office:value-type="string" calcext:value-type="string">
            <text:p>Ipatinga</text:p>
          </table:table-cell>
          <table:table-cell table:formula="of:=VLOOKUP([.A238];[.G$1:.H$1048576];2;0)" office:value-type="float" office:value="523" calcext:value-type="float">
            <text:p>523</text:p>
          </table:table-cell>
          <table:table-cell table:number-columns-repeated="2"/>
          <table:table-cell office:value-type="float" office:value="43018" calcext:value-type="float">
            <text:p>43018</text:p>
          </table:table-cell>
          <table:table-cell table:formula="of:=[.H237]+1"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office:value-type="float" office:value="52008" calcext:value-type="float">
            <text:p>52008</text:p>
          </table:table-cell>
          <table:table-cell office:value-type="float" office:value="129478" calcext:value-type="float">
            <text:p>129478</text:p>
          </table:table-cell>
          <table:table-cell office:value-type="string" calcext:value-type="string">
            <text:p>Iporá</text:p>
          </table:table-cell>
          <table:table-cell table:formula="of:=VLOOKUP([.A239];[.G$1:.H$1048576];2;0)" office:value-type="float" office:value="457" calcext:value-type="float">
            <text:p>457</text:p>
          </table:table-cell>
          <table:table-cell table:number-columns-repeated="2"/>
          <table:table-cell office:value-type="float" office:value="41031" calcext:value-type="float">
            <text:p>41031</text:p>
          </table:table-cell>
          <table:table-cell table:formula="of:=[.H238]+1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23006" calcext:value-type="float">
            <text:p>23006</text:p>
          </table:table-cell>
          <table:table-cell office:value-type="float" office:value="140328" calcext:value-type="float">
            <text:p>140328</text:p>
          </table:table-cell>
          <table:table-cell office:value-type="string" calcext:value-type="string">
            <text:p>Ipu</text:p>
          </table:table-cell>
          <table:table-cell table:formula="of:=VLOOKUP([.A240];[.G$1:.H$1048576];2;0)" office:value-type="float" office:value="448" calcext:value-type="float">
            <text:p>448</text:p>
          </table:table-cell>
          <table:table-cell table:number-columns-repeated="2"/>
          <table:table-cell office:value-type="float" office:value="13005" calcext:value-type="float">
            <text:p>13005</text:p>
          </table:table-cell>
          <table:table-cell table:formula="of:=[.H239]+1"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float" office:value="49629" calcext:value-type="float">
            <text:p>49629</text:p>
          </table:table-cell>
          <table:table-cell office:value-type="string" calcext:value-type="string">
            <text:p>Irati</text:p>
          </table:table-cell>
          <table:table-cell table:formula="of:=VLOOKUP([.A241];[.G$1:.H$1048576];2;0)" office:value-type="float" office:value="335" calcext:value-type="float">
            <text:p>335</text:p>
          </table:table-cell>
          <table:table-cell table:number-columns-repeated="2"/>
          <table:table-cell office:value-type="float" office:value="12005" calcext:value-type="float">
            <text:p>12005</text:p>
          </table:table-cell>
          <table:table-cell table:formula="of:=[.H240]+1"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29009" calcext:value-type="float">
            <text:p>29009</text:p>
          </table:table-cell>
          <table:table-cell office:value-type="float" office:value="394894" calcext:value-type="float">
            <text:p>394894</text:p>
          </table:table-cell>
          <table:table-cell office:value-type="string" calcext:value-type="string">
            <text:p>Irecê</text:p>
          </table:table-cell>
          <table:table-cell table:formula="of:=VLOOKUP([.A242];[.G$1:.H$1048576];2;0)" office:value-type="float" office:value="4" calcext:value-type="float">
            <text:p>4</text:p>
          </table:table-cell>
          <table:table-cell table:number-columns-repeated="2"/>
          <table:table-cell office:value-type="float" office:value="35035" calcext:value-type="float">
            <text:p>35035</text:p>
          </table:table-cell>
          <table:table-cell table:formula="of:=[.H241]+1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25018" calcext:value-type="float">
            <text:p>25018</text:p>
          </table:table-cell>
          <table:table-cell office:value-type="float" office:value="111566" calcext:value-type="float">
            <text:p>111566</text:p>
          </table:table-cell>
          <table:table-cell office:value-type="string" calcext:value-type="string">
            <text:p>Itabaiana</text:p>
          </table:table-cell>
          <table:table-cell table:formula="of:=VLOOKUP([.A243];[.G$1:.H$1048576];2;0)" office:value-type="float" office:value="71" calcext:value-type="float">
            <text:p>71</text:p>
          </table:table-cell>
          <table:table-cell table:number-columns-repeated="2"/>
          <table:table-cell office:value-type="float" office:value="35048" calcext:value-type="float">
            <text:p>35048</text:p>
          </table:table-cell>
          <table:table-cell table:formula="of:=[.H242]+1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29011" calcext:value-type="float">
            <text:p>29011</text:p>
          </table:table-cell>
          <table:table-cell office:value-type="float" office:value="254393" calcext:value-type="float">
            <text:p>254393</text:p>
          </table:table-cell>
          <table:table-cell office:value-type="string" calcext:value-type="string">
            <text:p>Itaberaba</text:p>
          </table:table-cell>
          <table:table-cell table:formula="of:=VLOOKUP([.A244];[.G$1:.H$1048576];2;0)" office:value-type="float" office:value="152" calcext:value-type="float">
            <text:p>152</text:p>
          </table:table-cell>
          <table:table-cell table:number-columns-repeated="2"/>
          <table:table-cell office:value-type="float" office:value="23022" calcext:value-type="float">
            <text:p>23022</text:p>
          </table:table-cell>
          <table:table-cell table:formula="of:=[.H243]+1"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float" office:value="31031" calcext:value-type="float">
            <text:p>31031</text:p>
          </table:table-cell>
          <table:table-cell office:value-type="float" office:value="554153" calcext:value-type="float">
            <text:p>554153</text:p>
          </table:table-cell>
          <table:table-cell office:value-type="string" calcext:value-type="string">
            <text:p>Itabira</text:p>
          </table:table-cell>
          <table:table-cell table:formula="of:=VLOOKUP([.A245];[.G$1:.H$1048576];2;0)" office:value-type="float" office:value="188" calcext:value-type="float">
            <text:p>188</text:p>
          </table:table-cell>
          <table:table-cell table:number-columns-repeated="2"/>
          <table:table-cell office:value-type="float" office:value="23001" calcext:value-type="float">
            <text:p>23001</text:p>
          </table:table-cell>
          <table:table-cell table:formula="of:=[.H244]+1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13009" calcext:value-type="float">
            <text:p>13009</text:p>
          </table:table-cell>
          <table:table-cell office:value-type="float" office:value="180099" calcext:value-type="float">
            <text:p>180099</text:p>
          </table:table-cell>
          <table:table-cell office:value-type="string" calcext:value-type="string">
            <text:p>Itacoatiara</text:p>
          </table:table-cell>
          <table:table-cell table:formula="of:=VLOOKUP([.A246];[.G$1:.H$1048576];2;0)" office:value-type="float" office:value="135" calcext:value-type="float">
            <text:p>135</text:p>
          </table:table-cell>
          <table:table-cell table:number-columns-repeated="2"/>
          <table:table-cell office:value-type="float" office:value="35019" calcext:value-type="float">
            <text:p>35019</text:p>
          </table:table-cell>
          <table:table-cell table:formula="of:=[.H245]+1"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33017" calcext:value-type="float">
            <text:p>33017</text:p>
          </table:table-cell>
          <table:table-cell office:value-type="float" office:value="93268" calcext:value-type="float">
            <text:p>93268</text:p>
          </table:table-cell>
          <table:table-cell office:value-type="string" calcext:value-type="string">
            <text:p>Itaguaí</text:p>
          </table:table-cell>
          <table:table-cell table:formula="of:=VLOOKUP([.A247];[.G$1:.H$1048576];2;0)" office:value-type="float" office:value="288" calcext:value-type="float">
            <text:p>288</text:p>
          </table:table-cell>
          <table:table-cell table:number-columns-repeated="2"/>
          <table:table-cell office:value-type="float" office:value="32012" calcext:value-type="float">
            <text:p>32012</text:p>
          </table:table-cell>
          <table:table-cell table:formula="of:=[.H246]+1"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31032" calcext:value-type="float">
            <text:p>31032</text:p>
          </table:table-cell>
          <table:table-cell office:value-type="float" office:value="168079" calcext:value-type="float">
            <text:p>168079</text:p>
          </table:table-cell>
          <table:table-cell office:value-type="string" calcext:value-type="string">
            <text:p>Itaguara</text:p>
          </table:table-cell>
          <table:table-cell table:formula="of:=VLOOKUP([.A248];[.G$1:.H$1048576];2;0)" office:value-type="float" office:value="33" calcext:value-type="float">
            <text:p>33</text:p>
          </table:table-cell>
          <table:table-cell table:number-columns-repeated="2"/>
          <table:table-cell office:value-type="float" office:value="21011" calcext:value-type="float">
            <text:p>21011</text:p>
          </table:table-cell>
          <table:table-cell table:formula="of:=[.H247]+1"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float" office:value="221135" calcext:value-type="float">
            <text:p>221135</text:p>
          </table:table-cell>
          <table:table-cell office:value-type="string" calcext:value-type="string">
            <text:p>Itaituba</text:p>
          </table:table-cell>
          <table:table-cell table:formula="of:=VLOOKUP([.A249];[.G$1:.H$1048576];2;0)" office:value-type="float" office:value="433" calcext:value-type="float">
            <text:p>433</text:p>
          </table:table-cell>
          <table:table-cell table:number-columns-repeated="2"/>
          <table:table-cell office:value-type="float" office:value="43035" calcext:value-type="float">
            <text:p>43035</text:p>
          </table:table-cell>
          <table:table-cell table:formula="of:=[.H248]+1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float" office:value="42013" calcext:value-type="float">
            <text:p>42013</text:p>
          </table:table-cell>
          <table:table-cell office:value-type="float" office:value="337554" calcext:value-type="float">
            <text:p>337554</text:p>
          </table:table-cell>
          <table:table-cell office:value-type="string" calcext:value-type="string">
            <text:p>Itajaí</text:p>
          </table:table-cell>
          <table:table-cell table:formula="of:=VLOOKUP([.A250];[.G$1:.H$1048576];2;0)" office:value-type="float" office:value="113" calcext:value-type="float">
            <text:p>113</text:p>
          </table:table-cell>
          <table:table-cell table:number-columns-repeated="2"/>
          <table:table-cell office:value-type="float" office:value="26013" calcext:value-type="float">
            <text:p>26013</text:p>
          </table:table-cell>
          <table:table-cell table:formula="of:=[.H249]+1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31056" calcext:value-type="float">
            <text:p>31056</text:p>
          </table:table-cell>
          <table:table-cell office:value-type="float" office:value="239397" calcext:value-type="float">
            <text:p>239397</text:p>
          </table:table-cell>
          <table:table-cell office:value-type="string" calcext:value-type="string">
            <text:p>Itajubá</text:p>
          </table:table-cell>
          <table:table-cell table:formula="of:=VLOOKUP([.A251];[.G$1:.H$1048576];2;0)" office:value-type="float" office:value="250" calcext:value-type="float">
            <text:p>250</text:p>
          </table:table-cell>
          <table:table-cell table:number-columns-repeated="2"/>
          <table:table-cell office:value-type="float" office:value="22010" calcext:value-type="float">
            <text:p>22010</text:p>
          </table:table-cell>
          <table:table-cell table:formula="of:=[.H250]+1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26016" calcext:value-type="float">
            <text:p>26016</text:p>
          </table:table-cell>
          <table:table-cell office:value-type="float" office:value="190452" calcext:value-type="float">
            <text:p>190452</text:p>
          </table:table-cell>
          <table:table-cell office:value-type="string" calcext:value-type="string">
            <text:p>Itamaracá</text:p>
          </table:table-cell>
          <table:table-cell table:formula="of:=VLOOKUP([.A252];[.G$1:.H$1048576];2;0)" office:value-type="float" office:value="173" calcext:value-type="float">
            <text:p>173</text:p>
          </table:table-cell>
          <table:table-cell table:number-columns-repeated="2"/>
          <table:table-cell office:value-type="float" office:value="31056" calcext:value-type="float">
            <text:p>31056</text:p>
          </table:table-cell>
          <table:table-cell table:formula="of:=[.H251]+1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35056" calcext:value-type="float">
            <text:p>35056</text:p>
          </table:table-cell>
          <table:table-cell office:value-type="float" office:value="255569" calcext:value-type="float">
            <text:p>255569</text:p>
          </table:table-cell>
          <table:table-cell office:value-type="string" calcext:value-type="string">
            <text:p>Itanhaém</text:p>
          </table:table-cell>
          <table:table-cell table:formula="of:=VLOOKUP([.A253];[.G$1:.H$1048576];2;0)" office:value-type="float" office:value="303" calcext:value-type="float">
            <text:p>303</text:p>
          </table:table-cell>
          <table:table-cell table:number-columns-repeated="2"/>
          <table:table-cell office:value-type="float" office:value="11006" calcext:value-type="float">
            <text:p>11006</text:p>
          </table:table-cell>
          <table:table-cell table:formula="of:=[.H252]+1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office:value-type="float" office:value="26006" calcext:value-type="float">
            <text:p>26006</text:p>
          </table:table-cell>
          <table:table-cell office:value-type="float" office:value="148561" calcext:value-type="float">
            <text:p>148561</text:p>
          </table:table-cell>
          <table:table-cell office:value-type="string" calcext:value-type="string">
            <text:p>Itaparica</text:p>
          </table:table-cell>
          <table:table-cell table:formula="of:=VLOOKUP([.A254];[.G$1:.H$1048576];2;0)" office:value-type="float" office:value="170" calcext:value-type="float">
            <text:p>170</text:p>
          </table:table-cell>
          <table:table-cell table:number-columns-repeated="2"/>
          <table:table-cell office:value-type="float" office:value="35026" calcext:value-type="float">
            <text:p>35026</text:p>
          </table:table-cell>
          <table:table-cell table:formula="of:=[.H253]+1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float" office:value="35060" calcext:value-type="float">
            <text:p>35060</text:p>
          </table:table-cell>
          <table:table-cell office:value-type="float" office:value="939857" calcext:value-type="float">
            <text:p>939857</text:p>
          </table:table-cell>
          <table:table-cell office:value-type="string" calcext:value-type="string">
            <text:p>Itapecerica da Serra</text:p>
          </table:table-cell>
          <table:table-cell table:formula="of:=VLOOKUP([.A255];[.G$1:.H$1048576];2;0)" office:value-type="float" office:value="348" calcext:value-type="float">
            <text:p>348</text:p>
          </table:table-cell>
          <table:table-cell table:number-columns-repeated="2"/>
          <table:table-cell office:value-type="float" office:value="35004" calcext:value-type="float">
            <text:p>35004</text:p>
          </table:table-cell>
          <table:table-cell table:formula="of:=[.H254]+1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21006" calcext:value-type="float">
            <text:p>21006</text:p>
          </table:table-cell>
          <table:table-cell office:value-type="float" office:value="236106" calcext:value-type="float">
            <text:p>236106</text:p>
          </table:table-cell>
          <table:table-cell office:value-type="string" calcext:value-type="string">
            <text:p>Itapecuru Mirim</text:p>
          </table:table-cell>
          <table:table-cell table:formula="of:=VLOOKUP([.A256];[.G$1:.H$1048576];2;0)" office:value-type="float" office:value="142" calcext:value-type="float">
            <text:p>142</text:p>
          </table:table-cell>
          <table:table-cell table:number-columns-repeated="2"/>
          <table:table-cell office:value-type="float" office:value="15002" calcext:value-type="float">
            <text:p>15002</text:p>
          </table:table-cell>
          <table:table-cell table:formula="of:=[.H255]+1"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office:value-type="float" office:value="32013" calcext:value-type="float">
            <text:p>32013</text:p>
          </table:table-cell>
          <table:table-cell office:value-type="float" office:value="72979" calcext:value-type="float">
            <text:p>72979</text:p>
          </table:table-cell>
          <table:table-cell office:value-type="string" calcext:value-type="string">
            <text:p>Itapemirim</text:p>
          </table:table-cell>
          <table:table-cell table:formula="of:=VLOOKUP([.A257];[.G$1:.H$1048576];2;0)" office:value-type="float" office:value="331" calcext:value-type="float">
            <text:p>331</text:p>
          </table:table-cell>
          <table:table-cell table:number-columns-repeated="2"/>
          <table:table-cell office:value-type="float" office:value="24015" calcext:value-type="float">
            <text:p>24015</text:p>
          </table:table-cell>
          <table:table-cell table:formula="of:=[.H256]+1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33001" calcext:value-type="float">
            <text:p>33001</text:p>
          </table:table-cell>
          <table:table-cell office:value-type="float" office:value="71436" calcext:value-type="float">
            <text:p>71436</text:p>
          </table:table-cell>
          <table:table-cell office:value-type="string" calcext:value-type="string">
            <text:p>Itaperuna</text:p>
          </table:table-cell>
          <table:table-cell table:formula="of:=VLOOKUP([.A258];[.G$1:.H$1048576];2;0)" office:value-type="float" office:value="63" calcext:value-type="float">
            <text:p>63</text:p>
          </table:table-cell>
          <table:table-cell table:number-columns-repeated="2"/>
          <table:table-cell office:value-type="float" office:value="35052" calcext:value-type="float">
            <text:p>35052</text:p>
          </table:table-cell>
          <table:table-cell table:formula="of:=[.H257]+1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29029" calcext:value-type="float">
            <text:p>29029</text:p>
          </table:table-cell>
          <table:table-cell office:value-type="float" office:value="198234" calcext:value-type="float">
            <text:p>198234</text:p>
          </table:table-cell>
          <table:table-cell office:value-type="string" calcext:value-type="string">
            <text:p>Itapetinga</text:p>
          </table:table-cell>
          <table:table-cell table:formula="of:=VLOOKUP([.A259];[.G$1:.H$1048576];2;0)" office:value-type="float" office:value="279" calcext:value-type="float">
            <text:p>279</text:p>
          </table:table-cell>
          <table:table-cell table:number-columns-repeated="2"/>
          <table:table-cell office:value-type="float" office:value="41004" calcext:value-type="float">
            <text:p>41004</text:p>
          </table:table-cell>
          <table:table-cell table:formula="of:=[.H258]+1"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35042" calcext:value-type="float">
            <text:p>35042</text:p>
          </table:table-cell>
          <table:table-cell office:value-type="float" office:value="247885" calcext:value-type="float">
            <text:p>247885</text:p>
          </table:table-cell>
          <table:table-cell office:value-type="string" calcext:value-type="string">
            <text:p>Itapetininga</text:p>
          </table:table-cell>
          <table:table-cell table:formula="of:=VLOOKUP([.A260];[.G$1:.H$1048576];2;0)" office:value-type="float" office:value="414" calcext:value-type="float">
            <text:p>414</text:p>
          </table:table-cell>
          <table:table-cell table:number-columns-repeated="2"/>
          <table:table-cell office:value-type="float" office:value="26010" calcext:value-type="float">
            <text:p>26010</text:p>
          </table:table-cell>
          <table:table-cell table:formula="of:=[.H259]+1"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float" office:value="35041" calcext:value-type="float">
            <text:p>35041</text:p>
          </table:table-cell>
          <table:table-cell office:value-type="float" office:value="307176" calcext:value-type="float">
            <text:p>307176</text:p>
          </table:table-cell>
          <table:table-cell office:value-type="string" calcext:value-type="string">
            <text:p>Itapeva</text:p>
          </table:table-cell>
          <table:table-cell table:formula="of:=VLOOKUP([.A261];[.G$1:.H$1048576];2;0)" office:value-type="float" office:value="282" calcext:value-type="float">
            <text:p>282</text:p>
          </table:table-cell>
          <table:table-cell table:number-columns-repeated="2"/>
          <table:table-cell office:value-type="float" office:value="51021" calcext:value-type="float">
            <text:p>51021</text:p>
          </table:table-cell>
          <table:table-cell table:formula="of:=[.H260]+1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23008" calcext:value-type="float">
            <text:p>23008</text:p>
          </table:table-cell>
          <table:table-cell office:value-type="float" office:value="228728" calcext:value-type="float">
            <text:p>228728</text:p>
          </table:table-cell>
          <table:table-cell office:value-type="string" calcext:value-type="string">
            <text:p>Itapipoca</text:p>
          </table:table-cell>
          <table:table-cell table:formula="of:=VLOOKUP([.A262];[.G$1:.H$1048576];2;0)" office:value-type="float" office:value="473" calcext:value-type="float">
            <text:p>473</text:p>
          </table:table-cell>
          <table:table-cell table:number-columns-repeated="2"/>
          <table:table-cell office:value-type="float" office:value="24013" calcext:value-type="float">
            <text:p>24013</text:p>
          </table:table-cell>
          <table:table-cell table:formula="of:=[.H261]+1"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25006" calcext:value-type="float">
            <text:p>25006</text:p>
          </table:table-cell>
          <table:table-cell office:value-type="float" office:value="85863" calcext:value-type="float">
            <text:p>85863</text:p>
          </table:table-cell>
          <table:table-cell office:value-type="string" calcext:value-type="string">
            <text:p>Itaporanga</text:p>
          </table:table-cell>
          <table:table-cell table:formula="of:=VLOOKUP([.A263];[.G$1:.H$1048576];2;0)" office:value-type="float" office:value="470" calcext:value-type="float">
            <text:p>470</text:p>
          </table:table-cell>
          <table:table-cell table:number-columns-repeated="2"/>
          <table:table-cell office:value-type="float" office:value="31038" calcext:value-type="float">
            <text:p>31038</text:p>
          </table:table-cell>
          <table:table-cell table:formula="of:=[.H262]+1" office:value-type="float" office:value="261" calcext:value-type="float">
            <text:p>261</text:p>
          </table:table-cell>
          <table:table-cell table:number-columns-repeated="5"/>
        </table:table-row>
        <table:table-row table:style-name="ro1">
          <table:table-cell office:value-type="float" office:value="31017" calcext:value-type="float">
            <text:p>31017</text:p>
          </table:table-cell>
          <table:table-cell office:value-type="float" office:value="191195" calcext:value-type="float">
            <text:p>191195</text:p>
          </table:table-cell>
          <table:table-cell office:value-type="string" calcext:value-type="string">
            <text:p>Ituiutaba</text:p>
          </table:table-cell>
          <table:table-cell table:formula="of:=VLOOKUP([.A264];[.G$1:.H$1048576];2;0)" office:value-type="float" office:value="29" calcext:value-type="float">
            <text:p>29</text:p>
          </table:table-cell>
          <table:table-cell table:number-columns-repeated="2"/>
          <table:table-cell office:value-type="float" office:value="13010" calcext:value-type="float">
            <text:p>13010</text:p>
          </table:table-cell>
          <table:table-cell table:formula="of:=[.H263]+1"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office:value-type="float" office:value="42014" calcext:value-type="float">
            <text:p>42014</text:p>
          </table:table-cell>
          <table:table-cell office:value-type="float" office:value="172381" calcext:value-type="float">
            <text:p>172381</text:p>
          </table:table-cell>
          <table:table-cell office:value-type="string" calcext:value-type="string">
            <text:p>Ituporanga</text:p>
          </table:table-cell>
          <table:table-cell table:formula="of:=VLOOKUP([.A265];[.G$1:.H$1048576];2;0)" office:value-type="float" office:value="193" calcext:value-type="float">
            <text:p>193</text:p>
          </table:table-cell>
          <table:table-cell table:number-columns-repeated="2"/>
          <table:table-cell office:value-type="float" office:value="42016" calcext:value-type="float">
            <text:p>42016</text:p>
          </table:table-cell>
          <table:table-cell table:formula="of:=[.H264]+1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35011" calcext:value-type="float">
            <text:p>35011</text:p>
          </table:table-cell>
          <table:table-cell office:value-type="float" office:value="297585" calcext:value-type="float">
            <text:p>297585</text:p>
          </table:table-cell>
          <table:table-cell office:value-type="string" calcext:value-type="string">
            <text:p>Ituverava</text:p>
          </table:table-cell>
          <table:table-cell table:formula="of:=VLOOKUP([.A266];[.G$1:.H$1048576];2;0)" office:value-type="float" office:value="464" calcext:value-type="float">
            <text:p>464</text:p>
          </table:table-cell>
          <table:table-cell table:number-columns-repeated="2"/>
          <table:table-cell office:value-type="float" office:value="31023" calcext:value-type="float">
            <text:p>31023</text:p>
          </table:table-cell>
          <table:table-cell table:formula="of:=[.H265]+1"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float" office:value="93715" calcext:value-type="float">
            <text:p>93715</text:p>
          </table:table-cell>
          <table:table-cell office:value-type="string" calcext:value-type="string">
            <text:p>Ivaiporã</text:p>
          </table:table-cell>
          <table:table-cell table:formula="of:=VLOOKUP([.A267];[.G$1:.H$1048576];2;0)" office:value-type="float" office:value="8" calcext:value-type="float">
            <text:p>8</text:p>
          </table:table-cell>
          <table:table-cell table:number-columns-repeated="2"/>
          <table:table-cell office:value-type="float" office:value="32003" calcext:value-type="float">
            <text:p>32003</text:p>
          </table:table-cell>
          <table:table-cell table:formula="of:=[.H266]+1"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35013" calcext:value-type="float">
            <text:p>35013</text:p>
          </table:table-cell>
          <table:table-cell office:value-type="float" office:value="396118" calcext:value-type="float">
            <text:p>396118</text:p>
          </table:table-cell>
          <table:table-cell office:value-type="string" calcext:value-type="string">
            <text:p>Jaboticabal</text:p>
          </table:table-cell>
          <table:table-cell table:formula="of:=VLOOKUP([.A268];[.G$1:.H$1048576];2;0)" office:value-type="float" office:value="403" calcext:value-type="float">
            <text:p>403</text:p>
          </table:table-cell>
          <table:table-cell table:number-columns-repeated="2"/>
          <table:table-cell office:value-type="float" office:value="12002" calcext:value-type="float">
            <text:p>12002</text:p>
          </table:table-cell>
          <table:table-cell table:formula="of:=[.H267]+1"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float" office:value="41016" calcext:value-type="float">
            <text:p>41016</text:p>
          </table:table-cell>
          <table:table-cell office:value-type="float" office:value="68104" calcext:value-type="float">
            <text:p>68104</text:p>
          </table:table-cell>
          <table:table-cell office:value-type="string" calcext:value-type="string">
            <text:p>Jacarezinho</text:p>
          </table:table-cell>
          <table:table-cell table:formula="of:=VLOOKUP([.A269];[.G$1:.H$1048576];2;0)" office:value-type="float" office:value="533" calcext:value-type="float">
            <text:p>533</text:p>
          </table:table-cell>
          <table:table-cell table:number-columns-repeated="2"/>
          <table:table-cell office:value-type="float" office:value="28006" calcext:value-type="float">
            <text:p>28006</text:p>
          </table:table-cell>
          <table:table-cell table:formula="of:=[.H268]+1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29010" calcext:value-type="float">
            <text:p>29010</text:p>
          </table:table-cell>
          <table:table-cell office:value-type="float" office:value="338225" calcext:value-type="float">
            <text:p>338225</text:p>
          </table:table-cell>
          <table:table-cell office:value-type="string" calcext:value-type="string">
            <text:p>Jacobina</text:p>
          </table:table-cell>
          <table:table-cell table:formula="of:=VLOOKUP([.A270];[.G$1:.H$1048576];2;0)" office:value-type="float" office:value="190" calcext:value-type="float">
            <text:p>190</text:p>
          </table:table-cell>
          <table:table-cell table:number-columns-repeated="2"/>
          <table:table-cell office:value-type="float" office:value="27001" calcext:value-type="float">
            <text:p>27001</text:p>
          </table:table-cell>
          <table:table-cell table:formula="of:=[.H269]+1"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float" office:value="43034" calcext:value-type="float">
            <text:p>43034</text:p>
          </table:table-cell>
          <table:table-cell office:value-type="float" office:value="94914" calcext:value-type="float">
            <text:p>94914</text:p>
          </table:table-cell>
          <table:table-cell office:value-type="string" calcext:value-type="string">
            <text:p>Jaguarão</text:p>
          </table:table-cell>
          <table:table-cell table:formula="of:=VLOOKUP([.A271];[.G$1:.H$1048576];2;0)" office:value-type="float" office:value="492" calcext:value-type="float">
            <text:p>492</text:p>
          </table:table-cell>
          <table:table-cell table:number-columns-repeated="2"/>
          <table:table-cell office:value-type="float" office:value="31009" calcext:value-type="float">
            <text:p>31009</text:p>
          </table:table-cell>
          <table:table-cell table:formula="of:=[.H270]+1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float" office:value="58391" calcext:value-type="float">
            <text:p>58391</text:p>
          </table:table-cell>
          <table:table-cell office:value-type="string" calcext:value-type="string">
            <text:p>Jaguariaíva</text:p>
          </table:table-cell>
          <table:table-cell table:formula="of:=VLOOKUP([.A272];[.G$1:.H$1048576];2;0)" office:value-type="float" office:value="78" calcext:value-type="float">
            <text:p>78</text:p>
          </table:table-cell>
          <table:table-cell table:number-columns-repeated="2"/>
          <table:table-cell office:value-type="float" office:value="15011" calcext:value-type="float">
            <text:p>15011</text:p>
          </table:table-cell>
          <table:table-cell table:formula="of:=[.H271]+1"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7007" calcext:value-type="float">
            <text:p>17007</text:p>
          </table:table-cell>
          <table:table-cell office:value-type="float" office:value="80184" calcext:value-type="float">
            <text:p>80184</text:p>
          </table:table-cell>
          <table:table-cell office:value-type="string" calcext:value-type="string">
            <text:p>Jalapão</text:p>
          </table:table-cell>
          <table:table-cell table:formula="of:=VLOOKUP([.A273];[.G$1:.H$1048576];2;0)" office:value-type="float" office:value="9" calcext:value-type="float">
            <text:p>9</text:p>
          </table:table-cell>
          <table:table-cell table:number-columns-repeated="2"/>
          <table:table-cell office:value-type="float" office:value="28012" calcext:value-type="float">
            <text:p>28012</text:p>
          </table:table-cell>
          <table:table-cell table:formula="of:=[.H272]+1"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office:value-type="float" office:value="35001" calcext:value-type="float">
            <text:p>35001</text:p>
          </table:table-cell>
          <table:table-cell office:value-type="float" office:value="171779" calcext:value-type="float">
            <text:p>171779</text:p>
          </table:table-cell>
          <table:table-cell office:value-type="string" calcext:value-type="string">
            <text:p>Jales</text:p>
          </table:table-cell>
          <table:table-cell table:formula="of:=VLOOKUP([.A274];[.G$1:.H$1048576];2;0)" office:value-type="float" office:value="97" calcext:value-type="float">
            <text:p>97</text:p>
          </table:table-cell>
          <table:table-cell table:number-columns-repeated="2"/>
          <table:table-cell office:value-type="float" office:value="17003" calcext:value-type="float">
            <text:p>17003</text:p>
          </table:table-cell>
          <table:table-cell table:formula="of:=[.H273]+1"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31004" calcext:value-type="float">
            <text:p>31004</text:p>
          </table:table-cell>
          <table:table-cell office:value-type="float" office:value="257882" calcext:value-type="float">
            <text:p>257882</text:p>
          </table:table-cell>
          <table:table-cell office:value-type="string" calcext:value-type="string">
            <text:p>Janaúba</text:p>
          </table:table-cell>
          <table:table-cell table:formula="of:=VLOOKUP([.A275];[.G$1:.H$1048576];2;0)" office:value-type="float" office:value="454" calcext:value-type="float">
            <text:p>454</text:p>
          </table:table-cell>
          <table:table-cell table:number-columns-repeated="2"/>
          <table:table-cell office:value-type="float" office:value="17002" calcext:value-type="float">
            <text:p>17002</text:p>
          </table:table-cell>
          <table:table-cell table:formula="of:=[.H274]+1"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31003" calcext:value-type="float">
            <text:p>31003</text:p>
          </table:table-cell>
          <table:table-cell office:value-type="float" office:value="291500" calcext:value-type="float">
            <text:p>291500</text:p>
          </table:table-cell>
          <table:table-cell office:value-type="string" calcext:value-type="string">
            <text:p>Januária</text:p>
          </table:table-cell>
          <table:table-cell table:formula="of:=VLOOKUP([.A276];[.G$1:.H$1048576];2;0)" office:value-type="float" office:value="295" calcext:value-type="float">
            <text:p>295</text:p>
          </table:table-cell>
          <table:table-cell table:number-columns-repeated="2"/>
          <table:table-cell office:value-type="float" office:value="31045" calcext:value-type="float">
            <text:p>31045</text:p>
          </table:table-cell>
          <table:table-cell table:formula="of:=[.H275]+1"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office:value-type="float" office:value="28009" calcext:value-type="float">
            <text:p>28009</text:p>
          </table:table-cell>
          <table:table-cell office:value-type="float" office:value="59609" calcext:value-type="float">
            <text:p>59609</text:p>
          </table:table-cell>
          <table:table-cell office:value-type="string" calcext:value-type="string">
            <text:p>Japaratuba</text:p>
          </table:table-cell>
          <table:table-cell table:formula="of:=VLOOKUP([.A277];[.G$1:.H$1048576];2;0)" office:value-type="float" office:value="150" calcext:value-type="float">
            <text:p>150</text:p>
          </table:table-cell>
          <table:table-cell table:number-columns-repeated="2"/>
          <table:table-cell office:value-type="float" office:value="23032" calcext:value-type="float">
            <text:p>23032</text:p>
          </table:table-cell>
          <table:table-cell table:formula="of:=[.H276]+1"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float" office:value="20979" calcext:value-type="float">
            <text:p>20979</text:p>
          </table:table-cell>
          <table:table-cell office:value-type="string" calcext:value-type="string">
            <text:p>Japurá</text:p>
          </table:table-cell>
          <table:table-cell table:formula="of:=VLOOKUP([.A278];[.G$1:.H$1048576];2;0)" office:value-type="float" office:value="374" calcext:value-type="float">
            <text:p>374</text:p>
          </table:table-cell>
          <table:table-cell table:number-columns-repeated="2"/>
          <table:table-cell office:value-type="float" office:value="43028" calcext:value-type="float">
            <text:p>43028</text:p>
          </table:table-cell>
          <table:table-cell table:formula="of:=[.H277]+1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float" office:value="35021" calcext:value-type="float">
            <text:p>35021</text:p>
          </table:table-cell>
          <table:table-cell office:value-type="float" office:value="586473" calcext:value-type="float">
            <text:p>586473</text:p>
          </table:table-cell>
          <table:table-cell office:value-type="string" calcext:value-type="string">
            <text:p>Jaú</text:p>
          </table:table-cell>
          <table:table-cell table:formula="of:=VLOOKUP([.A279];[.G$1:.H$1048576];2;0)" office:value-type="float" office:value="315" calcext:value-type="float">
            <text:p>315</text:p>
          </table:table-cell>
          <table:table-cell table:number-columns-repeated="2"/>
          <table:table-cell office:value-type="float" office:value="29008" calcext:value-type="float">
            <text:p>29008</text:p>
          </table:table-cell>
          <table:table-cell table:formula="of:=[.H278]+1"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float" office:value="51014" calcext:value-type="float">
            <text:p>51014</text:p>
          </table:table-cell>
          <table:table-cell office:value-type="float" office:value="225725" calcext:value-type="float">
            <text:p>225725</text:p>
          </table:table-cell>
          <table:table-cell office:value-type="string" calcext:value-type="string">
            <text:p>Jauru</text:p>
          </table:table-cell>
          <table:table-cell table:formula="of:=VLOOKUP([.A280];[.G$1:.H$1048576];2;0)" office:value-type="float" office:value="177" calcext:value-type="float">
            <text:p>177</text:p>
          </table:table-cell>
          <table:table-cell table:number-columns-repeated="2"/>
          <table:table-cell office:value-type="float" office:value="43029" calcext:value-type="float">
            <text:p>43029</text:p>
          </table:table-cell>
          <table:table-cell table:formula="of:=[.H279]+1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29024" calcext:value-type="float">
            <text:p>29024</text:p>
          </table:table-cell>
          <table:table-cell office:value-type="float" office:value="514082" calcext:value-type="float">
            <text:p>514082</text:p>
          </table:table-cell>
          <table:table-cell office:value-type="string" calcext:value-type="string">
            <text:p>Jequié</text:p>
          </table:table-cell>
          <table:table-cell table:formula="of:=VLOOKUP([.A281];[.G$1:.H$1048576];2;0)" office:value-type="float" office:value="199" calcext:value-type="float">
            <text:p>199</text:p>
          </table:table-cell>
          <table:table-cell table:number-columns-repeated="2"/>
          <table:table-cell office:value-type="float" office:value="29029" calcext:value-type="float">
            <text:p>29029</text:p>
          </table:table-cell>
          <table:table-cell table:formula="of:=[.H280]+1"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float" office:value="29013" calcext:value-type="float">
            <text:p>29013</text:p>
          </table:table-cell>
          <table:table-cell office:value-type="float" office:value="97224" calcext:value-type="float">
            <text:p>97224</text:p>
          </table:table-cell>
          <table:table-cell office:value-type="string" calcext:value-type="string">
            <text:p>Jeremoabo</text:p>
          </table:table-cell>
          <table:table-cell table:formula="of:=VLOOKUP([.A282];[.G$1:.H$1048576];2;0)" office:value-type="float" office:value="96" calcext:value-type="float">
            <text:p>96</text:p>
          </table:table-cell>
          <table:table-cell table:number-columns-repeated="2"/>
          <table:table-cell office:value-type="float" office:value="15012" calcext:value-type="float">
            <text:p>15012</text:p>
          </table:table-cell>
          <table:table-cell table:formula="of:=[.H281]+1"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float" office:value="294493" calcext:value-type="float">
            <text:p>294493</text:p>
          </table:table-cell>
          <table:table-cell office:value-type="string" calcext:value-type="string">
            <text:p>Ji-Paraná</text:p>
          </table:table-cell>
          <table:table-cell table:formula="of:=VLOOKUP([.A283];[.G$1:.H$1048576];2;0)" office:value-type="float" office:value="301" calcext:value-type="float">
            <text:p>301</text:p>
          </table:table-cell>
          <table:table-cell table:number-columns-repeated="2"/>
          <table:table-cell office:value-type="float" office:value="26015" calcext:value-type="float">
            <text:p>26015</text:p>
          </table:table-cell>
          <table:table-cell table:formula="of:=[.H282]+1"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float" office:value="42004" calcext:value-type="float">
            <text:p>42004</text:p>
          </table:table-cell>
          <table:table-cell office:value-type="float" office:value="617348" calcext:value-type="float">
            <text:p>617348</text:p>
          </table:table-cell>
          <table:table-cell office:value-type="string" calcext:value-type="string">
            <text:p>Joaçaba</text:p>
          </table:table-cell>
          <table:table-cell table:formula="of:=VLOOKUP([.A284];[.G$1:.H$1048576];2;0)" office:value-type="float" office:value="2" calcext:value-type="float">
            <text:p>2</text:p>
          </table:table-cell>
          <table:table-cell table:number-columns-repeated="2"/>
          <table:table-cell office:value-type="float" office:value="35041" calcext:value-type="float">
            <text:p>35041</text:p>
          </table:table-cell>
          <table:table-cell table:formula="of:=[.H283]+1"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float" office:value="25022" calcext:value-type="float">
            <text:p>25022</text:p>
          </table:table-cell>
          <table:table-cell office:value-type="float" office:value="1057912" calcext:value-type="float">
            <text:p>1057912</text:p>
          </table:table-cell>
          <table:table-cell office:value-type="string" calcext:value-type="string">
            <text:p>João Pessoa</text:p>
          </table:table-cell>
          <table:table-cell table:formula="of:=VLOOKUP([.A285];[.G$1:.H$1048576];2;0)" office:value-type="float" office:value="439" calcext:value-type="float">
            <text:p>439</text:p>
          </table:table-cell>
          <table:table-cell table:number-columns-repeated="2"/>
          <table:table-cell office:value-type="float" office:value="29001" calcext:value-type="float">
            <text:p>29001</text:p>
          </table:table-cell>
          <table:table-cell table:formula="of:=[.H284]+1"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float" office:value="42008" calcext:value-type="float">
            <text:p>42008</text:p>
          </table:table-cell>
          <table:table-cell office:value-type="float" office:value="250131" calcext:value-type="float">
            <text:p>250131</text:p>
          </table:table-cell>
          <table:table-cell office:value-type="string" calcext:value-type="string">
            <text:p>Joinville</text:p>
          </table:table-cell>
          <table:table-cell table:formula="of:=VLOOKUP([.A286];[.G$1:.H$1048576];2;0)" office:value-type="float" office:value="364" calcext:value-type="float">
            <text:p>364</text:p>
          </table:table-cell>
          <table:table-cell table:number-columns-repeated="2"/>
          <table:table-cell office:value-type="float" office:value="13012" calcext:value-type="float">
            <text:p>13012</text:p>
          </table:table-cell>
          <table:table-cell table:formula="of:=[.H285]+1"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float" office:value="29004" calcext:value-type="float">
            <text:p>29004</text:p>
          </table:table-cell>
          <table:table-cell office:value-type="float" office:value="492105" calcext:value-type="float">
            <text:p>492105</text:p>
          </table:table-cell>
          <table:table-cell office:value-type="string" calcext:value-type="string">
            <text:p>Juazeiro</text:p>
          </table:table-cell>
          <table:table-cell table:formula="of:=VLOOKUP([.A287];[.G$1:.H$1048576];2;0)" office:value-type="float" office:value="298" calcext:value-type="float">
            <text:p>298</text:p>
          </table:table-cell>
          <table:table-cell table:number-columns-repeated="2"/>
          <table:table-cell office:value-type="float" office:value="35029" calcext:value-type="float">
            <text:p>35029</text:p>
          </table:table-cell>
          <table:table-cell table:formula="of:=[.H286]+1"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office:value-type="float" office:value="31065" calcext:value-type="float">
            <text:p>31065</text:p>
          </table:table-cell>
          <table:table-cell office:value-type="float" office:value="958354" calcext:value-type="float">
            <text:p>958354</text:p>
          </table:table-cell>
          <table:table-cell office:value-type="string" calcext:value-type="string">
            <text:p>Juiz de Fora</text:p>
          </table:table-cell>
          <table:table-cell table:formula="of:=VLOOKUP([.A288];[.G$1:.H$1048576];2;0)" office:value-type="float" office:value="418" calcext:value-type="float">
            <text:p>418</text:p>
          </table:table-cell>
          <table:table-cell table:number-columns-repeated="2"/>
          <table:table-cell office:value-type="float" office:value="35054" calcext:value-type="float">
            <text:p>35054</text:p>
          </table:table-cell>
          <table:table-cell table:formula="of:=[.H287]+1" office:value-type="float" office:value="286" calcext:value-type="float">
            <text:p>286</text:p>
          </table:table-cell>
          <table:table-cell table:number-columns-repeated="5"/>
        </table:table-row>
        <table:table-row table:style-name="ro1">
          <table:table-cell office:value-type="float" office:value="35047" calcext:value-type="float">
            <text:p>35047</text:p>
          </table:table-cell>
          <table:table-cell office:value-type="float" office:value="693677" calcext:value-type="float">
            <text:p>693677</text:p>
          </table:table-cell>
          <table:table-cell office:value-type="string" calcext:value-type="string">
            <text:p>Jundiaí</text:p>
          </table:table-cell>
          <table:table-cell table:formula="of:=VLOOKUP([.A289];[.G$1:.H$1048576];2;0)" office:value-type="float" office:value="542" calcext:value-type="float">
            <text:p>542</text:p>
          </table:table-cell>
          <table:table-cell table:number-columns-repeated="2"/>
          <table:table-cell office:value-type="float" office:value="15013" calcext:value-type="float">
            <text:p>15013</text:p>
          </table:table-cell>
          <table:table-cell table:formula="of:=[.H288]+1"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float" office:value="152530" calcext:value-type="float">
            <text:p>152530</text:p>
          </table:table-cell>
          <table:table-cell office:value-type="string" calcext:value-type="string">
            <text:p>Juruá</text:p>
          </table:table-cell>
          <table:table-cell table:formula="of:=VLOOKUP([.A290];[.G$1:.H$1048576];2;0)" office:value-type="float" office:value="119" calcext:value-type="float">
            <text:p>119</text:p>
          </table:table-cell>
          <table:table-cell table:number-columns-repeated="2"/>
          <table:table-cell office:value-type="float" office:value="33017" calcext:value-type="float">
            <text:p>33017</text:p>
          </table:table-cell>
          <table:table-cell table:formula="of:=[.H289]+1"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131617" calcext:value-type="float">
            <text:p>131617</text:p>
          </table:table-cell>
          <table:table-cell office:value-type="string" calcext:value-type="string">
            <text:p>Lagos</text:p>
          </table:table-cell>
          <table:table-cell table:formula="of:=VLOOKUP([.A291];[.G$1:.H$1048576];2;0)" office:value-type="float" office:value="406" calcext:value-type="float">
            <text:p>406</text:p>
          </table:table-cell>
          <table:table-cell table:number-columns-repeated="2"/>
          <table:table-cell office:value-type="float" office:value="35055" calcext:value-type="float">
            <text:p>35055</text:p>
          </table:table-cell>
          <table:table-cell table:formula="of:=[.H290]+1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float" office:value="43021" calcext:value-type="float">
            <text:p>43021</text:p>
          </table:table-cell>
          <table:table-cell office:value-type="float" office:value="254842" calcext:value-type="float">
            <text:p>254842</text:p>
          </table:table-cell>
          <table:table-cell office:value-type="string" calcext:value-type="string">
            <text:p>Lajeado-Estrela</text:p>
          </table:table-cell>
          <table:table-cell table:formula="of:=VLOOKUP([.A292];[.G$1:.H$1048576];2;0)" office:value-type="float" office:value="431" calcext:value-type="float">
            <text:p>431</text:p>
          </table:table-cell>
          <table:table-cell table:number-columns-repeated="2"/>
          <table:table-cell office:value-type="float" office:value="22012" calcext:value-type="float">
            <text:p>22012</text:p>
          </table:table-cell>
          <table:table-cell table:formula="of:=[.H291]+1"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float" office:value="23572" calcext:value-type="float">
            <text:p>23572</text:p>
          </table:table-cell>
          <table:table-cell office:value-type="string" calcext:value-type="string">
            <text:p>Lapa</text:p>
          </table:table-cell>
          <table:table-cell table:formula="of:=VLOOKUP([.A293];[.G$1:.H$1048576];2;0)" office:value-type="float" office:value="429" calcext:value-type="float">
            <text:p>429</text:p>
          </table:table-cell>
          <table:table-cell table:number-columns-repeated="2"/>
          <table:table-cell office:value-type="float" office:value="33012" calcext:value-type="float">
            <text:p>33012</text:p>
          </table:table-cell>
          <table:table-cell table:formula="of:=[.H292]+1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31057" calcext:value-type="float">
            <text:p>31057</text:p>
          </table:table-cell>
          <table:table-cell office:value-type="float" office:value="187683" calcext:value-type="float">
            <text:p>187683</text:p>
          </table:table-cell>
          <table:table-cell office:value-type="string" calcext:value-type="string">
            <text:p>Lavras</text:p>
          </table:table-cell>
          <table:table-cell table:formula="of:=VLOOKUP([.A294];[.G$1:.H$1048576];2;0)" office:value-type="float" office:value="16" calcext:value-type="float">
            <text:p>16</text:p>
          </table:table-cell>
          <table:table-cell table:number-columns-repeated="2"/>
          <table:table-cell office:value-type="float" office:value="25017" calcext:value-type="float">
            <text:p>25017</text:p>
          </table:table-cell>
          <table:table-cell table:formula="of:=[.H293]+1"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float" office:value="23028" calcext:value-type="float">
            <text:p>23028</text:p>
          </table:table-cell>
          <table:table-cell office:value-type="float" office:value="57992" calcext:value-type="float">
            <text:p>57992</text:p>
          </table:table-cell>
          <table:table-cell office:value-type="string" calcext:value-type="string">
            <text:p>Lavras da Mangabeira</text:p>
          </table:table-cell>
          <table:table-cell table:formula="of:=VLOOKUP([.A295];[.G$1:.H$1048576];2;0)" office:value-type="float" office:value="427" calcext:value-type="float">
            <text:p>427</text:p>
          </table:table-cell>
          <table:table-cell table:number-columns-repeated="2"/>
          <table:table-cell office:value-type="float" office:value="26001" calcext:value-type="float">
            <text:p>26001</text:p>
          </table:table-cell>
          <table:table-cell table:formula="of:=[.H294]+1"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office:value-type="float" office:value="21004" calcext:value-type="float">
            <text:p>21004</text:p>
          </table:table-cell>
          <table:table-cell office:value-type="float" office:value="197301" calcext:value-type="float">
            <text:p>197301</text:p>
          </table:table-cell>
          <table:table-cell office:value-type="string" calcext:value-type="string">
            <text:p>Lençóis Maranhenses</text:p>
          </table:table-cell>
          <table:table-cell table:formula="of:=VLOOKUP([.A296];[.G$1:.H$1048576];2;0)" office:value-type="float" office:value="205" calcext:value-type="float">
            <text:p>205</text:p>
          </table:table-cell>
          <table:table-cell table:number-columns-repeated="2"/>
          <table:table-cell office:value-type="float" office:value="41003" calcext:value-type="float">
            <text:p>41003</text:p>
          </table:table-cell>
          <table:table-cell table:formula="of:=[.H295]+1"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office:value-type="float" office:value="35027" calcext:value-type="float">
            <text:p>35027</text:p>
          </table:table-cell>
          <table:table-cell office:value-type="float" office:value="792711" calcext:value-type="float">
            <text:p>792711</text:p>
          </table:table-cell>
          <table:table-cell office:value-type="string" calcext:value-type="string">
            <text:p>Limeira</text:p>
          </table:table-cell>
          <table:table-cell table:formula="of:=VLOOKUP([.A297];[.G$1:.H$1048576];2;0)" office:value-type="float" office:value="133" calcext:value-type="float">
            <text:p>133</text:p>
          </table:table-cell>
          <table:table-cell table:number-columns-repeated="2"/>
          <table:table-cell office:value-type="float" office:value="31003" calcext:value-type="float">
            <text:p>31003</text:p>
          </table:table-cell>
          <table:table-cell table:formula="of:=[.H296]+1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float" office:value="32006" calcext:value-type="float">
            <text:p>32006</text:p>
          </table:table-cell>
          <table:table-cell office:value-type="float" office:value="240406" calcext:value-type="float">
            <text:p>240406</text:p>
          </table:table-cell>
          <table:table-cell office:value-type="string" calcext:value-type="string">
            <text:p>Linhares</text:p>
          </table:table-cell>
          <table:table-cell table:formula="of:=VLOOKUP([.A298];[.G$1:.H$1048576];2;0)" office:value-type="float" office:value="410" calcext:value-type="float">
            <text:p>410</text:p>
          </table:table-cell>
          <table:table-cell table:number-columns-repeated="2"/>
          <table:table-cell office:value-type="float" office:value="21009" calcext:value-type="float">
            <text:p>21009</text:p>
          </table:table-cell>
          <table:table-cell table:formula="of:=[.H297]+1"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35019" calcext:value-type="float">
            <text:p>35019</text:p>
          </table:table-cell>
          <table:table-cell office:value-type="float" office:value="176778" calcext:value-type="float">
            <text:p>176778</text:p>
          </table:table-cell>
          <table:table-cell office:value-type="string" calcext:value-type="string">
            <text:p>Lins</text:p>
          </table:table-cell>
          <table:table-cell table:formula="of:=VLOOKUP([.A299];[.G$1:.H$1048576];2;0)" office:value-type="float" office:value="244" calcext:value-type="float">
            <text:p>244</text:p>
          </table:table-cell>
          <table:table-cell table:number-columns-repeated="2"/>
          <table:table-cell office:value-type="float" office:value="22008" calcext:value-type="float">
            <text:p>22008</text:p>
          </table:table-cell>
          <table:table-cell table:formula="of:=[.H298]+1"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office:value-type="float" office:value="23022" calcext:value-type="float">
            <text:p>23022</text:p>
          </table:table-cell>
          <table:table-cell office:value-type="float" office:value="118788" calcext:value-type="float">
            <text:p>118788</text:p>
          </table:table-cell>
          <table:table-cell office:value-type="string" calcext:value-type="string">
            <text:p>Litoral de Aracati</text:p>
          </table:table-cell>
          <table:table-cell table:formula="of:=VLOOKUP([.A300];[.G$1:.H$1048576];2;0)" office:value-type="float" office:value="242" calcext:value-type="float">
            <text:p>242</text:p>
          </table:table-cell>
          <table:table-cell table:number-columns-repeated="2"/>
          <table:table-cell office:value-type="float" office:value="29004" calcext:value-type="float">
            <text:p>29004</text:p>
          </table:table-cell>
          <table:table-cell table:formula="of:=[.H299]+1"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23001" calcext:value-type="float">
            <text:p>23001</text:p>
          </table:table-cell>
          <table:table-cell office:value-type="float" office:value="389324" calcext:value-type="float">
            <text:p>389324</text:p>
          </table:table-cell>
          <table:table-cell office:value-type="string" calcext:value-type="string">
            <text:p>Litoral de Camocim e Acaraú</text:p>
          </table:table-cell>
          <table:table-cell table:formula="of:=VLOOKUP([.A301];[.G$1:.H$1048576];2;0)" office:value-type="float" office:value="243" calcext:value-type="float">
            <text:p>243</text:p>
          </table:table-cell>
          <table:table-cell table:number-columns-repeated="2"/>
          <table:table-cell office:value-type="float" office:value="42010" calcext:value-type="float">
            <text:p>42010</text:p>
          </table:table-cell>
          <table:table-cell table:formula="of:=[.H300]+1"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office:value-type="float" office:value="43035" calcext:value-type="float">
            <text:p>43035</text:p>
          </table:table-cell>
          <table:table-cell office:value-type="float" office:value="274953" calcext:value-type="float">
            <text:p>274953</text:p>
          </table:table-cell>
          <table:table-cell office:value-type="string" calcext:value-type="string">
            <text:p>Litoral Lagunar</text:p>
          </table:table-cell>
          <table:table-cell table:formula="of:=VLOOKUP([.A302];[.G$1:.H$1048576];2;0)" office:value-type="float" office:value="247" calcext:value-type="float">
            <text:p>247</text:p>
          </table:table-cell>
          <table:table-cell table:number-columns-repeated="2"/>
          <table:table-cell office:value-type="float" office:value="31035" calcext:value-type="float">
            <text:p>31035</text:p>
          </table:table-cell>
          <table:table-cell table:formula="of:=[.H301]+1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016" calcext:value-type="float">
            <text:p>24016</text:p>
          </table:table-cell>
          <table:table-cell office:value-type="float" office:value="91925" calcext:value-type="float">
            <text:p>91925</text:p>
          </table:table-cell>
          <table:table-cell office:value-type="string" calcext:value-type="string">
            <text:p>Litoral Nordeste</text:p>
          </table:table-cell>
          <table:table-cell table:formula="of:=VLOOKUP([.A303];[.G$1:.H$1048576];2;0)" office:value-type="float" office:value="234" calcext:value-type="float">
            <text:p>234</text:p>
          </table:table-cell>
          <table:table-cell table:number-columns-repeated="2"/>
          <table:table-cell office:value-type="float" office:value="11004" calcext:value-type="float">
            <text:p>11004</text:p>
          </table:table-cell>
          <table:table-cell table:formula="of:=[.H302]+1"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office:value-type="float" office:value="25020" calcext:value-type="float">
            <text:p>25020</text:p>
          </table:table-cell>
          <table:table-cell office:value-type="float" office:value="159189" calcext:value-type="float">
            <text:p>159189</text:p>
          </table:table-cell>
          <table:table-cell office:value-type="string" calcext:value-type="string">
            <text:p>Litoral Norte</text:p>
          </table:table-cell>
          <table:table-cell table:formula="of:=VLOOKUP([.A304];[.G$1:.H$1048576];2;0)" office:value-type="float" office:value="445" calcext:value-type="float">
            <text:p>445</text:p>
          </table:table-cell>
          <table:table-cell table:number-columns-repeated="2"/>
          <table:table-cell office:value-type="float" office:value="35022" calcext:value-type="float">
            <text:p>35022</text:p>
          </table:table-cell>
          <table:table-cell table:formula="of:=[.H303]+1"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88842" calcext:value-type="float">
            <text:p>88842</text:p>
          </table:table-cell>
          <table:table-cell office:value-type="string" calcext:value-type="string">
            <text:p>Litoral Norte Alagoano</text:p>
          </table:table-cell>
          <table:table-cell table:formula="of:=VLOOKUP([.A305];[.G$1:.H$1048576];2;0)" office:value-type="float" office:value="235" calcext:value-type="float">
            <text:p>235</text:p>
          </table:table-cell>
          <table:table-cell table:number-columns-repeated="2"/>
          <table:table-cell office:value-type="float" office:value="35056" calcext:value-type="float">
            <text:p>35056</text:p>
          </table:table-cell>
          <table:table-cell table:formula="of:=[.H304]+1"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180302" calcext:value-type="float">
            <text:p>180302</text:p>
          </table:table-cell>
          <table:table-cell office:value-type="string" calcext:value-type="string">
            <text:p>Litoral Ocidental Maranhense</text:p>
          </table:table-cell>
          <table:table-cell table:formula="of:=VLOOKUP([.A306];[.G$1:.H$1048576];2;0)" office:value-type="float" office:value="82" calcext:value-type="float">
            <text:p>82</text:p>
          </table:table-cell>
          <table:table-cell table:number-columns-repeated="2"/>
          <table:table-cell office:value-type="float" office:value="24012" calcext:value-type="float">
            <text:p>24012</text:p>
          </table:table-cell>
          <table:table-cell table:formula="of:=[.H305]+1"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float" office:value="22002" calcext:value-type="float">
            <text:p>22002</text:p>
          </table:table-cell>
          <table:table-cell office:value-type="float" office:value="117254" calcext:value-type="float">
            <text:p>117254</text:p>
          </table:table-cell>
          <table:table-cell office:value-type="string" calcext:value-type="string">
            <text:p>Litoral Piauiense</text:p>
          </table:table-cell>
          <table:table-cell table:formula="of:=VLOOKUP([.A307];[.G$1:.H$1048576];2;0)" office:value-type="float" office:value="11" calcext:value-type="float">
            <text:p>11</text:p>
          </table:table-cell>
          <table:table-cell table:number-columns-repeated="2"/>
          <table:table-cell office:value-type="float" office:value="35050" calcext:value-type="float">
            <text:p>35050</text:p>
          </table:table-cell>
          <table:table-cell table:formula="of:=[.H306]+1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24019" calcext:value-type="float">
            <text:p>24019</text:p>
          </table:table-cell>
          <table:table-cell office:value-type="float" office:value="142533" calcext:value-type="float">
            <text:p>142533</text:p>
          </table:table-cell>
          <table:table-cell office:value-type="string" calcext:value-type="string">
            <text:p>Litoral Sul</text:p>
          </table:table-cell>
          <table:table-cell table:formula="of:=VLOOKUP([.A308];[.G$1:.H$1048576];2;0)" office:value-type="float" office:value="145" calcext:value-type="float">
            <text:p>145</text:p>
          </table:table-cell>
          <table:table-cell table:number-columns-repeated="2"/>
          <table:table-cell office:value-type="float" office:value="17008" calcext:value-type="float">
            <text:p>17008</text:p>
          </table:table-cell>
          <table:table-cell table:formula="of:=[.H307]+1"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float" office:value="25023" calcext:value-type="float">
            <text:p>25023</text:p>
          </table:table-cell>
          <table:table-cell office:value-type="float" office:value="75581" calcext:value-type="float">
            <text:p>75581</text:p>
          </table:table-cell>
          <table:table-cell office:value-type="string" calcext:value-type="string">
            <text:p>Litoral Sul</text:p>
          </table:table-cell>
          <table:table-cell table:formula="of:=VLOOKUP([.A309];[.G$1:.H$1048576];2;0)" office:value-type="float" office:value="110" calcext:value-type="float">
            <text:p>110</text:p>
          </table:table-cell>
          <table:table-cell table:number-columns-repeated="2"/>
          <table:table-cell office:value-type="float" office:value="35062" calcext:value-type="float">
            <text:p>35062</text:p>
          </table:table-cell>
          <table:table-cell table:formula="of:=[.H308]+1" office:value-type="float" office:value="307" calcext:value-type="float">
            <text:p>307</text:p>
          </table:table-cell>
          <table:table-cell table:number-columns-repeated="5"/>
        </table:table-row>
        <table:table-row table:style-name="ro1">
          <table:table-cell office:value-type="float" office:value="29025" calcext:value-type="float">
            <text:p>29025</text:p>
          </table:table-cell>
          <table:table-cell office:value-type="float" office:value="101803" calcext:value-type="float">
            <text:p>101803</text:p>
          </table:table-cell>
          <table:table-cell office:value-type="string" calcext:value-type="string">
            <text:p>Livramento do Brumado</text:p>
          </table:table-cell>
          <table:table-cell table:formula="of:=VLOOKUP([.A310];[.G$1:.H$1048576];2;0)" office:value-type="float" office:value="368" calcext:value-type="float">
            <text:p>368</text:p>
          </table:table-cell>
          <table:table-cell table:number-columns-repeated="2"/>
          <table:table-cell office:value-type="float" office:value="51008" calcext:value-type="float">
            <text:p>51008</text:p>
          </table:table-cell>
          <table:table-cell table:formula="of:=[.H309]+1"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float" office:value="94392" calcext:value-type="float">
            <text:p>94392</text:p>
          </table:table-cell>
          <table:table-cell office:value-type="string" calcext:value-type="string">
            <text:p>Londrina</text:p>
          </table:table-cell>
          <table:table-cell table:formula="of:=VLOOKUP([.A311];[.G$1:.H$1048576];2;0)" office:value-type="float" office:value="46" calcext:value-type="float">
            <text:p>46</text:p>
          </table:table-cell>
          <table:table-cell table:number-columns-repeated="2"/>
          <table:table-cell office:value-type="float" office:value="22014" calcext:value-type="float">
            <text:p>22014</text:p>
          </table:table-cell>
          <table:table-cell table:formula="of:=[.H310]+1"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float" office:value="33016" calcext:value-type="float">
            <text:p>33016</text:p>
          </table:table-cell>
          <table:table-cell office:value-type="float" office:value="66562" calcext:value-type="float">
            <text:p>66562</text:p>
          </table:table-cell>
          <table:table-cell office:value-type="string" calcext:value-type="string">
            <text:p>Macacu-Caceribu</text:p>
          </table:table-cell>
          <table:table-cell table:formula="of:=VLOOKUP([.A312];[.G$1:.H$1048576];2;0)" office:value-type="float" office:value="340" calcext:value-type="float">
            <text:p>340</text:p>
          </table:table-cell>
          <table:table-cell table:number-columns-repeated="2"/>
          <table:table-cell office:value-type="float" office:value="22001" calcext:value-type="float">
            <text:p>22001</text:p>
          </table:table-cell>
          <table:table-cell table:formula="of:=[.H311]+1" office:value-type="float" office:value="310" calcext:value-type="float">
            <text:p>310</text:p>
          </table:table-cell>
          <table:table-cell table:number-columns-repeated="5"/>
        </table:table-row>
        <table:table-row table:style-name="ro1">
          <table:table-cell office:value-type="float" office:value="33004" calcext:value-type="float">
            <text:p>33004</text:p>
          </table:table-cell>
          <table:table-cell office:value-type="float" office:value="74687" calcext:value-type="float">
            <text:p>74687</text:p>
          </table:table-cell>
          <table:table-cell office:value-type="string" calcext:value-type="string">
            <text:p>Macaé</text:p>
          </table:table-cell>
          <table:table-cell table:formula="of:=VLOOKUP([.A313];[.G$1:.H$1048576];2;0)" office:value-type="float" office:value="458" calcext:value-type="float">
            <text:p>458</text:p>
          </table:table-cell>
          <table:table-cell table:number-columns-repeated="2"/>
          <table:table-cell office:value-type="float" office:value="15016" calcext:value-type="float">
            <text:p>15016</text:p>
          </table:table-cell>
          <table:table-cell table:formula="of:=[.H312]+1"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office:value-type="float" office:value="24017" calcext:value-type="float">
            <text:p>24017</text:p>
          </table:table-cell>
          <table:table-cell office:value-type="float" office:value="328190" calcext:value-type="float">
            <text:p>328190</text:p>
          </table:table-cell>
          <table:table-cell office:value-type="string" calcext:value-type="string">
            <text:p>Macaíba</text:p>
          </table:table-cell>
          <table:table-cell table:formula="of:=VLOOKUP([.A314];[.G$1:.H$1048576];2;0)" office:value-type="float" office:value="159" calcext:value-type="float">
            <text:p>159</text:p>
          </table:table-cell>
          <table:table-cell table:number-columns-repeated="2"/>
          <table:table-cell office:value-type="float" office:value="31053" calcext:value-type="float">
            <text:p>31053</text:p>
          </table:table-cell>
          <table:table-cell table:formula="of:=[.H313]+1"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office:value-type="float" office:value="16003" calcext:value-type="float">
            <text:p>16003</text:p>
          </table:table-cell>
          <table:table-cell office:value-type="float" office:value="687827" calcext:value-type="float">
            <text:p>687827</text:p>
          </table:table-cell>
          <table:table-cell office:value-type="string" calcext:value-type="string">
            <text:p>Macapá</text:p>
          </table:table-cell>
          <table:table-cell table:formula="of:=VLOOKUP([.A315];[.G$1:.H$1048576];2;0)" office:value-type="float" office:value="186" calcext:value-type="float">
            <text:p>186</text:p>
          </table:table-cell>
          <table:table-cell table:number-columns-repeated="2"/>
          <table:table-cell office:value-type="float" office:value="35030" calcext:value-type="float">
            <text:p>35030</text:p>
          </table:table-cell>
          <table:table-cell table:formula="of:=[.H314]+1"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float" office:value="24008" calcext:value-type="float">
            <text:p>24008</text:p>
          </table:table-cell>
          <table:table-cell office:value-type="float" office:value="59555" calcext:value-type="float">
            <text:p>59555</text:p>
          </table:table-cell>
          <table:table-cell office:value-type="string" calcext:value-type="string">
            <text:p>Macau</text:p>
          </table:table-cell>
          <table:table-cell table:formula="of:=VLOOKUP([.A316];[.G$1:.H$1048576];2;0)" office:value-type="float" office:value="40" calcext:value-type="float">
            <text:p>40</text:p>
          </table:table-cell>
          <table:table-cell table:number-columns-repeated="2"/>
          <table:table-cell office:value-type="float" office:value="26003" calcext:value-type="float">
            <text:p>26003</text:p>
          </table:table-cell>
          <table:table-cell table:formula="of:=[.H315]+1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office:value-type="float" office:value="27011" calcext:value-type="float">
            <text:p>27011</text:p>
          </table:table-cell>
          <table:table-cell office:value-type="float" office:value="302425" calcext:value-type="float">
            <text:p>302425</text:p>
          </table:table-cell>
          <table:table-cell office:value-type="string" calcext:value-type="string">
            <text:p>Maceió</text:p>
          </table:table-cell>
          <table:table-cell table:formula="of:=VLOOKUP([.A317];[.G$1:.H$1048576];2;0)" office:value-type="float" office:value="367" calcext:value-type="float">
            <text:p>367</text:p>
          </table:table-cell>
          <table:table-cell table:number-columns-repeated="2"/>
          <table:table-cell office:value-type="float" office:value="35021" calcext:value-type="float">
            <text:p>35021</text:p>
          </table:table-cell>
          <table:table-cell table:formula="of:=[.H316]+1"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13013" calcext:value-type="float">
            <text:p>13013</text:p>
          </table:table-cell>
          <table:table-cell office:value-type="float" office:value="199609" calcext:value-type="float">
            <text:p>199609</text:p>
          </table:table-cell>
          <table:table-cell office:value-type="string" calcext:value-type="string">
            <text:p>Madeira</text:p>
          </table:table-cell>
          <table:table-cell table:formula="of:=VLOOKUP([.A318];[.G$1:.H$1048576];2;0)" office:value-type="float" office:value="424" calcext:value-type="float">
            <text:p>424</text:p>
          </table:table-cell>
          <table:table-cell table:number-columns-repeated="2"/>
          <table:table-cell office:value-type="float" office:value="31040" calcext:value-type="float">
            <text:p>31040</text:p>
          </table:table-cell>
          <table:table-cell table:formula="of:=[.H317]+1" office:value-type="float" office:value="316" calcext:value-type="float">
            <text:p>316</text:p>
          </table:table-cell>
          <table:table-cell table:number-columns-repeated="5"/>
        </table:table-row>
        <table:table-row table:style-name="ro1">
          <table:table-cell office:value-type="float" office:value="13007" calcext:value-type="float">
            <text:p>13007</text:p>
          </table:table-cell>
          <table:table-cell office:value-type="float" office:value="2468200" calcext:value-type="float">
            <text:p>2468200</text:p>
          </table:table-cell>
          <table:table-cell office:value-type="string" calcext:value-type="string">
            <text:p>Manaus</text:p>
          </table:table-cell>
          <table:table-cell table:formula="of:=VLOOKUP([.A319];[.G$1:.H$1048576];2;0)" office:value-type="float" office:value="412" calcext:value-type="float">
            <text:p>412</text:p>
          </table:table-cell>
          <table:table-cell table:number-columns-repeated="2"/>
          <table:table-cell office:value-type="float" office:value="27008" calcext:value-type="float">
            <text:p>27008</text:p>
          </table:table-cell>
          <table:table-cell table:formula="of:=[.H318]+1" office:value-type="float" office:value="317" calcext:value-type="float">
            <text:p>317</text:p>
          </table:table-cell>
          <table:table-cell table:number-columns-repeated="5"/>
        </table:table-row>
        <table:table-row table:style-name="ro1">
          <table:table-cell office:value-type="float" office:value="31061" calcext:value-type="float">
            <text:p>31061</text:p>
          </table:table-cell>
          <table:table-cell office:value-type="float" office:value="341647" calcext:value-type="float">
            <text:p>341647</text:p>
          </table:table-cell>
          <table:table-cell office:value-type="string" calcext:value-type="string">
            <text:p>Manhuaçu</text:p>
          </table:table-cell>
          <table:table-cell table:formula="of:=VLOOKUP([.A320];[.G$1:.H$1048576];2;0)" office:value-type="float" office:value="162" calcext:value-type="float">
            <text:p>162</text:p>
          </table:table-cell>
          <table:table-cell table:number-columns-repeated="2"/>
          <table:table-cell office:value-type="float" office:value="31021" calcext:value-type="float">
            <text:p>31021</text:p>
          </table:table-cell>
          <table:table-cell table:formula="of:=[.H319]+1"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office:value-type="float" office:value="31038" calcext:value-type="float">
            <text:p>31038</text:p>
          </table:table-cell>
          <table:table-cell office:value-type="float" office:value="73274" calcext:value-type="float">
            <text:p>73274</text:p>
          </table:table-cell>
          <table:table-cell office:value-type="string" calcext:value-type="string">
            <text:p>Mantena</text:p>
          </table:table-cell>
          <table:table-cell table:formula="of:=VLOOKUP([.A321];[.G$1:.H$1048576];2;0)" office:value-type="float" office:value="261" calcext:value-type="float">
            <text:p>261</text:p>
          </table:table-cell>
          <table:table-cell table:number-columns-repeated="2"/>
          <table:table-cell office:value-type="float" office:value="35053" calcext:value-type="float">
            <text:p>35053</text:p>
          </table:table-cell>
          <table:table-cell table:formula="of:=[.H320]+1"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float" office:value="333871" calcext:value-type="float">
            <text:p>333871</text:p>
          </table:table-cell>
          <table:table-cell office:value-type="string" calcext:value-type="string">
            <text:p>Marabá</text:p>
          </table:table-cell>
          <table:table-cell table:formula="of:=VLOOKUP([.A322];[.G$1:.H$1048576];2;0)" office:value-type="float" office:value="60" calcext:value-type="float">
            <text:p>60</text:p>
          </table:table-cell>
          <table:table-cell table:number-columns-repeated="2"/>
          <table:table-cell office:value-type="float" office:value="43888" calcext:value-type="float">
            <text:p>43888</text:p>
          </table:table-cell>
          <table:table-cell table:formula="of:=[.H321]+1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35038" calcext:value-type="float">
            <text:p>35038</text:p>
          </table:table-cell>
          <table:table-cell office:value-type="float" office:value="462193" calcext:value-type="float">
            <text:p>462193</text:p>
          </table:table-cell>
          <table:table-cell office:value-type="string" calcext:value-type="string">
            <text:p>Marília</text:p>
          </table:table-cell>
          <table:table-cell table:formula="of:=VLOOKUP([.A323];[.G$1:.H$1048576];2;0)" office:value-type="float" office:value="508" calcext:value-type="float">
            <text:p>508</text:p>
          </table:table-cell>
          <table:table-cell table:number-columns-repeated="2"/>
          <table:table-cell office:value-type="float" office:value="15008" calcext:value-type="float">
            <text:p>15008</text:p>
          </table:table-cell>
          <table:table-cell table:formula="of:=[.H322]+1"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office:value-type="float" office:value="41009" calcext:value-type="float">
            <text:p>41009</text:p>
          </table:table-cell>
          <table:table-cell office:value-type="float" office:value="572748" calcext:value-type="float">
            <text:p>572748</text:p>
          </table:table-cell>
          <table:table-cell office:value-type="string" calcext:value-type="string">
            <text:p>Maringá</text:p>
          </table:table-cell>
          <table:table-cell table:formula="of:=VLOOKUP([.A324];[.G$1:.H$1048576];2;0)" office:value-type="float" office:value="537" calcext:value-type="float">
            <text:p>537</text:p>
          </table:table-cell>
          <table:table-cell table:number-columns-repeated="2"/>
          <table:table-cell office:value-type="float" office:value="43030" calcext:value-type="float">
            <text:p>43030</text:p>
          </table:table-cell>
          <table:table-cell table:formula="of:=[.H323]+1"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office:value-type="float" office:value="27009" calcext:value-type="float">
            <text:p>27009</text:p>
          </table:table-cell>
          <table:table-cell office:value-type="float" office:value="426436" calcext:value-type="float">
            <text:p>426436</text:p>
          </table:table-cell>
          <table:table-cell office:value-type="string" calcext:value-type="string">
            <text:p>Mata Alagoana</text:p>
          </table:table-cell>
          <table:table-cell table:formula="of:=VLOOKUP([.A325];[.G$1:.H$1048576];2;0)" office:value-type="float" office:value="182" calcext:value-type="float">
            <text:p>182</text:p>
          </table:table-cell>
          <table:table-cell table:number-columns-repeated="2"/>
          <table:table-cell office:value-type="float" office:value="35036" calcext:value-type="float">
            <text:p>35036</text:p>
          </table:table-cell>
          <table:table-cell table:formula="of:=[.H324]+1"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office:value-type="float" office:value="26015" calcext:value-type="float">
            <text:p>26015</text:p>
          </table:table-cell>
          <table:table-cell office:value-type="float" office:value="975675" calcext:value-type="float">
            <text:p>975675</text:p>
          </table:table-cell>
          <table:table-cell office:value-type="string" calcext:value-type="string">
            <text:p>Mata Meridional Pernambucana</text:p>
          </table:table-cell>
          <table:table-cell table:formula="of:=VLOOKUP([.A326];[.G$1:.H$1048576];2;0)" office:value-type="float" office:value="281" calcext:value-type="float">
            <text:p>281</text:p>
          </table:table-cell>
          <table:table-cell table:number-columns-repeated="2"/>
          <table:table-cell office:value-type="float" office:value="21007" calcext:value-type="float">
            <text:p>21007</text:p>
          </table:table-cell>
          <table:table-cell table:formula="of:=[.H325]+1"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float" office:value="26013" calcext:value-type="float">
            <text:p>26013</text:p>
          </table:table-cell>
          <table:table-cell office:value-type="float" office:value="549661" calcext:value-type="float">
            <text:p>549661</text:p>
          </table:table-cell>
          <table:table-cell office:value-type="string" calcext:value-type="string">
            <text:p>Mata Setentrional Pernambucana</text:p>
          </table:table-cell>
          <table:table-cell table:formula="of:=VLOOKUP([.A327];[.G$1:.H$1048576];2;0)" office:value-type="float" office:value="248" calcext:value-type="float">
            <text:p>248</text:p>
          </table:table-cell>
          <table:table-cell table:number-columns-repeated="2"/>
          <table:table-cell office:value-type="float" office:value="31062" calcext:value-type="float">
            <text:p>31062</text:p>
          </table:table-cell>
          <table:table-cell table:formula="of:=[.H326]+1"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6004" calcext:value-type="float">
            <text:p>16004</text:p>
          </table:table-cell>
          <table:table-cell office:value-type="float" office:value="87973" calcext:value-type="float">
            <text:p>87973</text:p>
          </table:table-cell>
          <table:table-cell office:value-type="string" calcext:value-type="string">
            <text:p>Mazagão</text:p>
          </table:table-cell>
          <table:table-cell table:formula="of:=VLOOKUP([.A328];[.G$1:.H$1048576];2;0)" office:value-type="float" office:value="185" calcext:value-type="float">
            <text:p>185</text:p>
          </table:table-cell>
          <table:table-cell table:number-columns-repeated="2"/>
          <table:table-cell office:value-type="float" office:value="33007" calcext:value-type="float">
            <text:p>33007</text:p>
          </table:table-cell>
          <table:table-cell table:formula="of:=[.H327]+1"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office:value-type="float" office:value="51011" calcext:value-type="float">
            <text:p>51011</text:p>
          </table:table-cell>
          <table:table-cell office:value-type="float" office:value="95361" calcext:value-type="float">
            <text:p>95361</text:p>
          </table:table-cell>
          <table:table-cell office:value-type="string" calcext:value-type="string">
            <text:p>Médio Araguaia</text:p>
          </table:table-cell>
          <table:table-cell table:formula="of:=VLOOKUP([.A329];[.G$1:.H$1048576];2;0)" office:value-type="float" office:value="360" calcext:value-type="float">
            <text:p>360</text:p>
          </table:table-cell>
          <table:table-cell table:number-columns-repeated="2"/>
          <table:table-cell office:value-type="float" office:value="31043" calcext:value-type="float">
            <text:p>31043</text:p>
          </table:table-cell>
          <table:table-cell table:formula="of:=[.H328]+1"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office:value-type="float" office:value="26010" calcext:value-type="float">
            <text:p>26010</text:p>
          </table:table-cell>
          <table:table-cell office:value-type="float" office:value="260135" calcext:value-type="float">
            <text:p>260135</text:p>
          </table:table-cell>
          <table:table-cell office:value-type="string" calcext:value-type="string">
            <text:p>Médio Capibaribe</text:p>
          </table:table-cell>
          <table:table-cell table:formula="of:=VLOOKUP([.A330];[.G$1:.H$1048576];2;0)" office:value-type="float" office:value="258" calcext:value-type="float">
            <text:p>258</text:p>
          </table:table-cell>
          <table:table-cell table:number-columns-repeated="2"/>
          <table:table-cell office:value-type="float" office:value="22013" calcext:value-type="float">
            <text:p>22013</text:p>
          </table:table-cell>
          <table:table-cell table:formula="of:=[.H329]+1"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office:value-type="float" office:value="23011" calcext:value-type="float">
            <text:p>23011</text:p>
          </table:table-cell>
          <table:table-cell office:value-type="float" office:value="92156" calcext:value-type="float">
            <text:p>92156</text:p>
          </table:table-cell>
          <table:table-cell office:value-type="string" calcext:value-type="string">
            <text:p>Médio Curu</text:p>
          </table:table-cell>
          <table:table-cell table:formula="of:=VLOOKUP([.A331];[.G$1:.H$1048576];2;0)" office:value-type="float" office:value="209" calcext:value-type="float">
            <text:p>209</text:p>
          </table:table-cell>
          <table:table-cell table:number-columns-repeated="2"/>
          <table:table-cell office:value-type="float" office:value="29022" calcext:value-type="float">
            <text:p>29022</text:p>
          </table:table-cell>
          <table:table-cell table:formula="of:=[.H330]+1"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office:value-type="float" office:value="23024" calcext:value-type="float">
            <text:p>23024</text:p>
          </table:table-cell>
          <table:table-cell office:value-type="float" office:value="64245" calcext:value-type="float">
            <text:p>64245</text:p>
          </table:table-cell>
          <table:table-cell office:value-type="string" calcext:value-type="string">
            <text:p>Médio Jaguaribe</text:p>
          </table:table-cell>
          <table:table-cell table:formula="of:=VLOOKUP([.A332];[.G$1:.H$1048576];2;0)" office:value-type="float" office:value="210" calcext:value-type="float">
            <text:p>210</text:p>
          </table:table-cell>
          <table:table-cell table:number-columns-repeated="2"/>
          <table:table-cell office:value-type="float" office:value="32004" calcext:value-type="float">
            <text:p>32004</text:p>
          </table:table-cell>
          <table:table-cell table:formula="of:=[.H331]+1"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424583" calcext:value-type="float">
            <text:p>424583</text:p>
          </table:table-cell>
          <table:table-cell office:value-type="string" calcext:value-type="string">
            <text:p>Médio Mearim</text:p>
          </table:table-cell>
          <table:table-cell table:formula="of:=VLOOKUP([.A333];[.G$1:.H$1048576];2;0)" office:value-type="float" office:value="43" calcext:value-type="float">
            <text:p>43</text:p>
          </table:table-cell>
          <table:table-cell table:number-columns-repeated="2"/>
          <table:table-cell office:value-type="float" office:value="32013" calcext:value-type="float">
            <text:p>32013</text:p>
          </table:table-cell>
          <table:table-cell table:formula="of:=[.H332]+1" office:value-type="float" office:value="331" calcext:value-type="float">
            <text:p>331</text:p>
          </table:table-cell>
          <table:table-cell table:number-columns-repeated="5"/>
        </table:table-row>
        <table:table-row table:style-name="ro1">
          <table:table-cell office:value-type="float" office:value="24003" calcext:value-type="float">
            <text:p>24003</text:p>
          </table:table-cell>
          <table:table-cell office:value-type="float" office:value="41188" calcext:value-type="float">
            <text:p>41188</text:p>
          </table:table-cell>
          <table:table-cell office:value-type="string" calcext:value-type="string">
            <text:p>Médio Oeste</text:p>
          </table:table-cell>
          <table:table-cell table:formula="of:=VLOOKUP([.A334];[.G$1:.H$1048576];2;0)" office:value-type="float" office:value="232" calcext:value-type="float">
            <text:p>232</text:p>
          </table:table-cell>
          <table:table-cell table:number-columns-repeated="2"/>
          <table:table-cell office:value-type="float" office:value="35018" calcext:value-type="float">
            <text:p>35018</text:p>
          </table:table-cell>
          <table:table-cell table:formula="of:=[.H333]+1"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office:value-type="float" office:value="22005" calcext:value-type="float">
            <text:p>22005</text:p>
          </table:table-cell>
          <table:table-cell office:value-type="float" office:value="130516" calcext:value-type="float">
            <text:p>130516</text:p>
          </table:table-cell>
          <table:table-cell office:value-type="string" calcext:value-type="string">
            <text:p>Médio Parnaíba Piauiense</text:p>
          </table:table-cell>
          <table:table-cell table:formula="of:=VLOOKUP([.A335];[.G$1:.H$1048576];2;0)" office:value-type="float" office:value="416" calcext:value-type="float">
            <text:p>416</text:p>
          </table:table-cell>
          <table:table-cell table:number-columns-repeated="2"/>
          <table:table-cell office:value-type="float" office:value="41017" calcext:value-type="float">
            <text:p>41017</text:p>
          </table:table-cell>
          <table:table-cell table:formula="of:=[.H334]+1"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office:value-type="float" office:value="52015" calcext:value-type="float">
            <text:p>52015</text:p>
          </table:table-cell>
          <table:table-cell office:value-type="float" office:value="464513" calcext:value-type="float">
            <text:p>464513</text:p>
          </table:table-cell>
          <table:table-cell office:value-type="string" calcext:value-type="string">
            <text:p>Meia Ponte</text:p>
          </table:table-cell>
          <table:table-cell table:formula="of:=VLOOKUP([.A336];[.G$1:.H$1048576];2;0)" office:value-type="float" office:value="127" calcext:value-type="float">
            <text:p>127</text:p>
          </table:table-cell>
          <table:table-cell table:number-columns-repeated="2"/>
          <table:table-cell office:value-type="float" office:value="52017" calcext:value-type="float">
            <text:p>52017</text:p>
          </table:table-cell>
          <table:table-cell table:formula="of:=[.H335]+1"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float" office:value="23004" calcext:value-type="float">
            <text:p>23004</text:p>
          </table:table-cell>
          <table:table-cell office:value-type="float" office:value="26771" calcext:value-type="float">
            <text:p>26771</text:p>
          </table:table-cell>
          <table:table-cell office:value-type="string" calcext:value-type="string">
            <text:p>Meruoca</text:p>
          </table:table-cell>
          <table:table-cell table:formula="of:=VLOOKUP([.A337];[.G$1:.H$1048576];2;0)" office:value-type="float" office:value="125" calcext:value-type="float">
            <text:p>125</text:p>
          </table:table-cell>
          <table:table-cell table:number-columns-repeated="2"/>
          <table:table-cell office:value-type="float" office:value="41032" calcext:value-type="float">
            <text:p>41032</text:p>
          </table:table-cell>
          <table:table-cell table:formula="of:=[.H336]+1"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office:value-type="float" office:value="17003" calcext:value-type="float">
            <text:p>17003</text:p>
          </table:table-cell>
          <table:table-cell office:value-type="float" office:value="149165" calcext:value-type="float">
            <text:p>149165</text:p>
          </table:table-cell>
          <table:table-cell office:value-type="string" calcext:value-type="string">
            <text:p>Miracema do Tocantins</text:p>
          </table:table-cell>
          <table:table-cell table:formula="of:=VLOOKUP([.A338];[.G$1:.H$1048576];2;0)" office:value-type="float" office:value="272" calcext:value-type="float">
            <text:p>272</text:p>
          </table:table-cell>
          <table:table-cell table:number-columns-repeated="2"/>
          <table:table-cell office:value-type="float" office:value="11005" calcext:value-type="float">
            <text:p>11005</text:p>
          </table:table-cell>
          <table:table-cell table:formula="of:=[.H337]+1"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35062" calcext:value-type="float">
            <text:p>35062</text:p>
          </table:table-cell>
          <table:table-cell office:value-type="float" office:value="1506747" calcext:value-type="float">
            <text:p>1506747</text:p>
          </table:table-cell>
          <table:table-cell office:value-type="string" calcext:value-type="string">
            <text:p>Mogi das Cruzes</text:p>
          </table:table-cell>
          <table:table-cell table:formula="of:=VLOOKUP([.A339];[.G$1:.H$1048576];2;0)" office:value-type="float" office:value="307" calcext:value-type="float">
            <text:p>307</text:p>
          </table:table-cell>
          <table:table-cell table:number-columns-repeated="2"/>
          <table:table-cell office:value-type="float" office:value="31018" calcext:value-type="float">
            <text:p>31018</text:p>
          </table:table-cell>
          <table:table-cell table:formula="of:=[.H338]+1"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float" office:value="35031" calcext:value-type="float">
            <text:p>35031</text:p>
          </table:table-cell>
          <table:table-cell office:value-type="float" office:value="398587" calcext:value-type="float">
            <text:p>398587</text:p>
          </table:table-cell>
          <table:table-cell office:value-type="string" calcext:value-type="string">
            <text:p>Mogi Mirim</text:p>
          </table:table-cell>
          <table:table-cell table:formula="of:=VLOOKUP([.A340];[.G$1:.H$1048576];2;0)" office:value-type="float" office:value="137" calcext:value-type="float">
            <text:p>137</text:p>
          </table:table-cell>
          <table:table-cell table:number-columns-repeated="2"/>
          <table:table-cell office:value-type="float" office:value="32001" calcext:value-type="float">
            <text:p>32001</text:p>
          </table:table-cell>
          <table:table-cell table:formula="of:=[.H339]+1"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office:value-type="float" office:value="32004" calcext:value-type="float">
            <text:p>32004</text:p>
          </table:table-cell>
          <table:table-cell office:value-type="float" office:value="69601" calcext:value-type="float">
            <text:p>69601</text:p>
          </table:table-cell>
          <table:table-cell office:value-type="string" calcext:value-type="string">
            <text:p>Montanha</text:p>
          </table:table-cell>
          <table:table-cell table:formula="of:=VLOOKUP([.A341];[.G$1:.H$1048576];2;0)" office:value-type="float" office:value="330" calcext:value-type="float">
            <text:p>330</text:p>
          </table:table-cell>
          <table:table-cell table:number-columns-repeated="2"/>
          <table:table-cell office:value-type="float" office:value="35012" calcext:value-type="float">
            <text:p>35012</text:p>
          </table:table-cell>
          <table:table-cell table:formula="of:=[.H340]+1"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float" office:value="43023" calcext:value-type="float">
            <text:p>43023</text:p>
          </table:table-cell>
          <table:table-cell office:value-type="float" office:value="1012350" calcext:value-type="float">
            <text:p>1012350</text:p>
          </table:table-cell>
          <table:table-cell office:value-type="string" calcext:value-type="string">
            <text:p>Montenegro</text:p>
          </table:table-cell>
          <table:table-cell table:formula="of:=VLOOKUP([.A342];[.G$1:.H$1048576];2;0)" office:value-type="float" office:value="114" calcext:value-type="float">
            <text:p>114</text:p>
          </table:table-cell>
          <table:table-cell table:number-columns-repeated="2"/>
          <table:table-cell office:value-type="float" office:value="33016" calcext:value-type="float">
            <text:p>33016</text:p>
          </table:table-cell>
          <table:table-cell table:formula="of:=[.H341]+1"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31007" calcext:value-type="float">
            <text:p>31007</text:p>
          </table:table-cell>
          <table:table-cell office:value-type="float" office:value="644783" calcext:value-type="float">
            <text:p>644783</text:p>
          </table:table-cell>
          <table:table-cell office:value-type="string" calcext:value-type="string">
            <text:p>Montes Claros</text:p>
          </table:table-cell>
          <table:table-cell table:formula="of:=VLOOKUP([.A343];[.G$1:.H$1048576];2;0)" office:value-type="float" office:value="401" calcext:value-type="float">
            <text:p>401</text:p>
          </table:table-cell>
          <table:table-cell table:number-columns-repeated="2"/>
          <table:table-cell office:value-type="float" office:value="43015" calcext:value-type="float">
            <text:p>43015</text:p>
          </table:table-cell>
          <table:table-cell table:formula="of:=[.H342]+1"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float" office:value="24001" calcext:value-type="float">
            <text:p>24001</text:p>
          </table:table-cell>
          <table:table-cell office:value-type="float" office:value="379953" calcext:value-type="float">
            <text:p>379953</text:p>
          </table:table-cell>
          <table:table-cell office:value-type="string" calcext:value-type="string">
            <text:p>Mossoró</text:p>
          </table:table-cell>
          <table:table-cell table:formula="of:=VLOOKUP([.A344];[.G$1:.H$1048576];2;0)" office:value-type="float" office:value="123" calcext:value-type="float">
            <text:p>123</text:p>
          </table:table-cell>
          <table:table-cell table:number-columns-repeated="2"/>
          <table:table-cell office:value-type="float" office:value="23012" calcext:value-type="float">
            <text:p>23012</text:p>
          </table:table-cell>
          <table:table-cell table:formula="of:=[.H343]+1" office:value-type="float" office:value="342" calcext:value-type="float">
            <text:p>342</text:p>
          </table:table-cell>
          <table:table-cell table:number-columns-repeated="5"/>
        </table:table-row>
        <table:table-row table:style-name="ro1">
          <table:table-cell office:value-type="float" office:value="31063" calcext:value-type="float">
            <text:p>31063</text:p>
          </table:table-cell>
          <table:table-cell office:value-type="float" office:value="306768" calcext:value-type="float">
            <text:p>306768</text:p>
          </table:table-cell>
          <table:table-cell office:value-type="string" calcext:value-type="string">
            <text:p>Muriaé</text:p>
          </table:table-cell>
          <table:table-cell table:formula="of:=VLOOKUP([.A345];[.G$1:.H$1048576];2;0)" office:value-type="float" office:value="501" calcext:value-type="float">
            <text:p>501</text:p>
          </table:table-cell>
          <table:table-cell table:number-columns-repeated="2"/>
          <table:table-cell office:value-type="float" office:value="51012" calcext:value-type="float">
            <text:p>51012</text:p>
          </table:table-cell>
          <table:table-cell table:formula="of:=[.H344]+1"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float" office:value="31016" calcext:value-type="float">
            <text:p>31016</text:p>
          </table:table-cell>
          <table:table-cell office:value-type="float" office:value="242116" calcext:value-type="float">
            <text:p>242116</text:p>
          </table:table-cell>
          <table:table-cell office:value-type="string" calcext:value-type="string">
            <text:p>Nanuque</text:p>
          </table:table-cell>
          <table:table-cell table:formula="of:=VLOOKUP([.A346];[.G$1:.H$1048576];2;0)" office:value-type="float" office:value="41" calcext:value-type="float">
            <text:p>41</text:p>
          </table:table-cell>
          <table:table-cell table:number-columns-repeated="2"/>
          <table:table-cell office:value-type="float" office:value="52013" calcext:value-type="float">
            <text:p>52013</text:p>
          </table:table-cell>
          <table:table-cell table:formula="of:=[.H345]+1"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float" office:value="43012" calcext:value-type="float">
            <text:p>43012</text:p>
          </table:table-cell>
          <table:table-cell office:value-type="float" office:value="55666" calcext:value-type="float">
            <text:p>55666</text:p>
          </table:table-cell>
          <table:table-cell office:value-type="string" calcext:value-type="string">
            <text:p>Não-Me-Toque</text:p>
          </table:table-cell>
          <table:table-cell table:formula="of:=VLOOKUP([.A347];[.G$1:.H$1048576];2;0)" office:value-type="float" office:value="551" calcext:value-type="float">
            <text:p>551</text:p>
          </table:table-cell>
          <table:table-cell table:number-columns-repeated="2"/>
          <table:table-cell office:value-type="float" office:value="29028" calcext:value-type="float">
            <text:p>29028</text:p>
          </table:table-cell>
          <table:table-cell table:formula="of:=[.H346]+1"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float" office:value="24018" calcext:value-type="float">
            <text:p>24018</text:p>
          </table:table-cell>
          <table:table-cell office:value-type="float" office:value="1174174" calcext:value-type="float">
            <text:p>1174174</text:p>
          </table:table-cell>
          <table:table-cell office:value-type="string" calcext:value-type="string">
            <text:p>Natal</text:p>
          </table:table-cell>
          <table:table-cell table:formula="of:=VLOOKUP([.A348];[.G$1:.H$1048576];2;0)" office:value-type="float" office:value="100" calcext:value-type="float">
            <text:p>100</text:p>
          </table:table-cell>
          <table:table-cell table:number-columns-repeated="2"/>
          <table:table-cell office:value-type="float" office:value="23029" calcext:value-type="float">
            <text:p>23029</text:p>
          </table:table-cell>
          <table:table-cell table:formula="of:=[.H347]+1"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float" office:value="35007" calcext:value-type="float">
            <text:p>35007</text:p>
          </table:table-cell>
          <table:table-cell office:value-type="float" office:value="72503" calcext:value-type="float">
            <text:p>72503</text:p>
          </table:table-cell>
          <table:table-cell office:value-type="string" calcext:value-type="string">
            <text:p>Nhandeara</text:p>
          </table:table-cell>
          <table:table-cell table:formula="of:=VLOOKUP([.A349];[.G$1:.H$1048576];2;0)" office:value-type="float" office:value="399" calcext:value-type="float">
            <text:p>399</text:p>
          </table:table-cell>
          <table:table-cell table:number-columns-repeated="2"/>
          <table:table-cell office:value-type="float" office:value="24006" calcext:value-type="float">
            <text:p>24006</text:p>
          </table:table-cell>
          <table:table-cell table:formula="of:=[.H348]+1"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float" office:value="52593" calcext:value-type="float">
            <text:p>52593</text:p>
          </table:table-cell>
          <table:table-cell office:value-type="string" calcext:value-type="string">
            <text:p>Nordeste de Roraima</text:p>
          </table:table-cell>
          <table:table-cell table:formula="of:=VLOOKUP([.A350];[.G$1:.H$1048576];2;0)" office:value-type="float" office:value="490" calcext:value-type="float">
            <text:p>490</text:p>
          </table:table-cell>
          <table:table-cell table:number-columns-repeated="2"/>
          <table:table-cell office:value-type="float" office:value="35060" calcext:value-type="float">
            <text:p>35060</text:p>
          </table:table-cell>
          <table:table-cell table:formula="of:=[.H349]+1"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51009" calcext:value-type="float">
            <text:p>51009</text:p>
          </table:table-cell>
          <table:table-cell office:value-type="float" office:value="195539" calcext:value-type="float">
            <text:p>195539</text:p>
          </table:table-cell>
          <table:table-cell office:value-type="string" calcext:value-type="string">
            <text:p>Norte Araguaia</text:p>
          </table:table-cell>
          <table:table-cell table:formula="of:=VLOOKUP([.A351];[.G$1:.H$1048576];2;0)" office:value-type="float" office:value="53" calcext:value-type="float">
            <text:p>53</text:p>
          </table:table-cell>
          <table:table-cell table:number-columns-repeated="2"/>
          <table:table-cell office:value-type="float" office:value="23014" calcext:value-type="float">
            <text:p>23014</text:p>
          </table:table-cell>
          <table:table-cell table:formula="of:=[.H350]+1"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float" office:value="28003" calcext:value-type="float">
            <text:p>28003</text:p>
          </table:table-cell>
          <table:table-cell office:value-type="float" office:value="67779" calcext:value-type="float">
            <text:p>67779</text:p>
          </table:table-cell>
          <table:table-cell office:value-type="string" calcext:value-type="string">
            <text:p>Nossa Senhora das Dores</text:p>
          </table:table-cell>
          <table:table-cell table:formula="of:=VLOOKUP([.A352];[.G$1:.H$1048576];2;0)" office:value-type="float" office:value="172" calcext:value-type="float">
            <text:p>172</text:p>
          </table:table-cell>
          <table:table-cell table:number-columns-repeated="2"/>
          <table:table-cell office:value-type="float" office:value="31046" calcext:value-type="float">
            <text:p>31046</text:p>
          </table:table-cell>
          <table:table-cell table:formula="of:=[.H351]+1"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50008" calcext:value-type="float">
            <text:p>50008</text:p>
          </table:table-cell>
          <table:table-cell office:value-type="float" office:value="200794" calcext:value-type="float">
            <text:p>200794</text:p>
          </table:table-cell>
          <table:table-cell office:value-type="string" calcext:value-type="string">
            <text:p>Nova Andradina</text:p>
          </table:table-cell>
          <table:table-cell table:formula="of:=VLOOKUP([.A353];[.G$1:.H$1048576];2;0)" office:value-type="float" office:value="393" calcext:value-type="float">
            <text:p>393</text:p>
          </table:table-cell>
          <table:table-cell table:number-columns-repeated="2"/>
          <table:table-cell office:value-type="float" office:value="15017" calcext:value-type="float">
            <text:p>15017</text:p>
          </table:table-cell>
          <table:table-cell table:formula="of:=[.H352]+1"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float" office:value="33007" calcext:value-type="float">
            <text:p>33007</text:p>
          </table:table-cell>
          <table:table-cell office:value-type="float" office:value="57158" calcext:value-type="float">
            <text:p>57158</text:p>
          </table:table-cell>
          <table:table-cell office:value-type="string" calcext:value-type="string">
            <text:p>Nova Friburgo</text:p>
          </table:table-cell>
          <table:table-cell table:formula="of:=VLOOKUP([.A354];[.G$1:.H$1048576];2;0)" office:value-type="float" office:value="326" calcext:value-type="float">
            <text:p>326</text:p>
          </table:table-cell>
          <table:table-cell table:number-columns-repeated="2"/>
          <table:table-cell office:value-type="float" office:value="27013" calcext:value-type="float">
            <text:p>27013</text:p>
          </table:table-cell>
          <table:table-cell table:formula="of:=[.H353]+1" office:value-type="float" office:value="352" calcext:value-type="float">
            <text:p>352</text:p>
          </table:table-cell>
          <table:table-cell table:number-columns-repeated="5"/>
        </table:table-row>
        <table:table-row table:style-name="ro1">
          <table:table-cell office:value-type="float" office:value="32002" calcext:value-type="float">
            <text:p>32002</text:p>
          </table:table-cell>
          <table:table-cell office:value-type="float" office:value="152424" calcext:value-type="float">
            <text:p>152424</text:p>
          </table:table-cell>
          <table:table-cell office:value-type="string" calcext:value-type="string">
            <text:p>Nova Venécia</text:p>
          </table:table-cell>
          <table:table-cell table:formula="of:=VLOOKUP([.A355];[.G$1:.H$1048576];2;0)" office:value-type="float" office:value="546" calcext:value-type="float">
            <text:p>546</text:p>
          </table:table-cell>
          <table:table-cell table:number-columns-repeated="2"/>
          <table:table-cell office:value-type="float" office:value="31027" calcext:value-type="float">
            <text:p>31027</text:p>
          </table:table-cell>
          <table:table-cell table:formula="of:=[.H354]+1"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float" office:value="35008" calcext:value-type="float">
            <text:p>35008</text:p>
          </table:table-cell>
          <table:table-cell office:value-type="float" office:value="87478" calcext:value-type="float">
            <text:p>87478</text:p>
          </table:table-cell>
          <table:table-cell office:value-type="string" calcext:value-type="string">
            <text:p>Novo Horizonte</text:p>
          </table:table-cell>
          <table:table-cell table:formula="of:=VLOOKUP([.A356];[.G$1:.H$1048576];2;0)" office:value-type="float" office:value="382" calcext:value-type="float">
            <text:p>382</text:p>
          </table:table-cell>
          <table:table-cell table:number-columns-repeated="2"/>
          <table:table-cell office:value-type="float" office:value="32005" calcext:value-type="float">
            <text:p>32005</text:p>
          </table:table-cell>
          <table:table-cell table:formula="of:=[.H355]+1"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float" office:value="209139" calcext:value-type="float">
            <text:p>209139</text:p>
          </table:table-cell>
          <table:table-cell office:value-type="string" calcext:value-type="string">
            <text:p>Óbidos</text:p>
          </table:table-cell>
          <table:table-cell table:formula="of:=VLOOKUP([.A357];[.G$1:.H$1048576];2;0)" office:value-type="float" office:value="128" calcext:value-type="float">
            <text:p>128</text:p>
          </table:table-cell>
          <table:table-cell table:number-columns-repeated="2"/>
          <table:table-cell office:value-type="float" office:value="52003" calcext:value-type="float">
            <text:p>52003</text:p>
          </table:table-cell>
          <table:table-cell table:formula="of:=[.H356]+1" office:value-type="float" office:value="355" calcext:value-type="float">
            <text:p>355</text:p>
          </table:table-cell>
          <table:table-cell table:number-columns-repeated="5"/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38387" calcext:value-type="float">
            <text:p>38387</text:p>
          </table:table-cell>
          <table:table-cell office:value-type="string" calcext:value-type="string">
            <text:p>Oiapoque</text:p>
          </table:table-cell>
          <table:table-cell table:formula="of:=VLOOKUP([.A358];[.G$1:.H$1048576];2;0)" office:value-type="float" office:value="498" calcext:value-type="float">
            <text:p>498</text:p>
          </table:table-cell>
          <table:table-cell table:number-columns-repeated="2"/>
          <table:table-cell office:value-type="float" office:value="15010" calcext:value-type="float">
            <text:p>15010</text:p>
          </table:table-cell>
          <table:table-cell table:formula="of:=[.H357]+1"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office:value-type="float" office:value="31046" calcext:value-type="float">
            <text:p>31046</text:p>
          </table:table-cell>
          <table:table-cell office:value-type="float" office:value="185625" calcext:value-type="float">
            <text:p>185625</text:p>
          </table:table-cell>
          <table:table-cell office:value-type="string" calcext:value-type="string">
            <text:p>Oliveira</text:p>
          </table:table-cell>
          <table:table-cell table:formula="of:=VLOOKUP([.A359];[.G$1:.H$1048576];2;0)" office:value-type="float" office:value="350" calcext:value-type="float">
            <text:p>350</text:p>
          </table:table-cell>
          <table:table-cell table:number-columns-repeated="2"/>
          <table:table-cell office:value-type="float" office:value="29007" calcext:value-type="float">
            <text:p>29007</text:p>
          </table:table-cell>
          <table:table-cell table:formula="of:=[.H358]+1"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office:value-type="float" office:value="35057" calcext:value-type="float">
            <text:p>35057</text:p>
          </table:table-cell>
          <table:table-cell office:value-type="float" office:value="1310904" calcext:value-type="float">
            <text:p>1310904</text:p>
          </table:table-cell>
          <table:table-cell office:value-type="string" calcext:value-type="string">
            <text:p>Osasco</text:p>
          </table:table-cell>
          <table:table-cell table:formula="of:=VLOOKUP([.A360];[.G$1:.H$1048576];2;0)" office:value-type="float" office:value="452" calcext:value-type="float">
            <text:p>452</text:p>
          </table:table-cell>
          <table:table-cell table:number-columns-repeated="2"/>
          <table:table-cell office:value-type="float" office:value="28001" calcext:value-type="float">
            <text:p>28001</text:p>
          </table:table-cell>
          <table:table-cell table:formula="of:=[.H359]+1" office:value-type="float" office:value="358" calcext:value-type="float">
            <text:p>358</text:p>
          </table:table-cell>
          <table:table-cell table:number-columns-repeated="5"/>
        </table:table-row>
        <table:table-row table:style-name="ro1">
          <table:table-cell office:value-type="float" office:value="43027" calcext:value-type="float">
            <text:p>43027</text:p>
          </table:table-cell>
          <table:table-cell office:value-type="float" office:value="368013" calcext:value-type="float">
            <text:p>368013</text:p>
          </table:table-cell>
          <table:table-cell office:value-type="string" calcext:value-type="string">
            <text:p>Osório</text:p>
          </table:table-cell>
          <table:table-cell table:formula="of:=VLOOKUP([.A361];[.G$1:.H$1048576];2;0)" office:value-type="float" office:value="66" calcext:value-type="float">
            <text:p>66</text:p>
          </table:table-cell>
          <table:table-cell table:number-columns-repeated="2"/>
          <table:table-cell office:value-type="float" office:value="33009" calcext:value-type="float">
            <text:p>33009</text:p>
          </table:table-cell>
          <table:table-cell table:formula="of:=[.H360]+1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office:value-type="float" office:value="35040" calcext:value-type="float">
            <text:p>35040</text:p>
          </table:table-cell>
          <table:table-cell office:value-type="float" office:value="322884" calcext:value-type="float">
            <text:p>322884</text:p>
          </table:table-cell>
          <table:table-cell office:value-type="string" calcext:value-type="string">
            <text:p>Ourinhos</text:p>
          </table:table-cell>
          <table:table-cell table:formula="of:=VLOOKUP([.A362];[.G$1:.H$1048576];2;0)" office:value-type="float" office:value="519" calcext:value-type="float">
            <text:p>519</text:p>
          </table:table-cell>
          <table:table-cell table:number-columns-repeated="2"/>
          <table:table-cell office:value-type="float" office:value="51011" calcext:value-type="float">
            <text:p>51011</text:p>
          </table:table-cell>
          <table:table-cell table:formula="of:=[.H361]+1"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float" office:value="31033" calcext:value-type="float">
            <text:p>31033</text:p>
          </table:table-cell>
          <table:table-cell office:value-type="float" office:value="190682" calcext:value-type="float">
            <text:p>190682</text:p>
          </table:table-cell>
          <table:table-cell office:value-type="string" calcext:value-type="string">
            <text:p>Ouro Preto</text:p>
          </table:table-cell>
          <table:table-cell table:formula="of:=VLOOKUP([.A363];[.G$1:.H$1048576];2;0)" office:value-type="float" office:value="218" calcext:value-type="float">
            <text:p>218</text:p>
          </table:table-cell>
          <table:table-cell table:number-columns-repeated="2"/>
          <table:table-cell office:value-type="float" office:value="33008" calcext:value-type="float">
            <text:p>33008</text:p>
          </table:table-cell>
          <table:table-cell table:formula="of:=[.H362]+1" office:value-type="float" office:value="361" calcext:value-type="float">
            <text:p>361</text:p>
          </table:table-cell>
          <table:table-cell table:number-columns-repeated="5"/>
        </table:table-row>
        <table:table-row table:style-name="ro1">
          <table:table-cell office:value-type="float" office:value="23017" calcext:value-type="float">
            <text:p>23017</text:p>
          </table:table-cell>
          <table:table-cell office:value-type="float" office:value="139540" calcext:value-type="float">
            <text:p>139540</text:p>
          </table:table-cell>
          <table:table-cell office:value-type="string" calcext:value-type="string">
            <text:p>Pacajus</text:p>
          </table:table-cell>
          <table:table-cell table:formula="of:=VLOOKUP([.A364];[.G$1:.H$1048576];2;0)" office:value-type="float" office:value="208" calcext:value-type="float">
            <text:p>208</text:p>
          </table:table-cell>
          <table:table-cell table:number-columns-repeated="2"/>
          <table:table-cell office:value-type="float" office:value="15015" calcext:value-type="float">
            <text:p>15015</text:p>
          </table:table-cell>
          <table:table-cell table:formula="of:=[.H363]+1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office:value-type="float" office:value="26003" calcext:value-type="float">
            <text:p>26003</text:p>
          </table:table-cell>
          <table:table-cell office:value-type="float" office:value="321600" calcext:value-type="float">
            <text:p>321600</text:p>
          </table:table-cell>
          <table:table-cell office:value-type="string" calcext:value-type="string">
            <text:p>Pajeú</text:p>
          </table:table-cell>
          <table:table-cell table:formula="of:=VLOOKUP([.A365];[.G$1:.H$1048576];2;0)" office:value-type="float" office:value="314" calcext:value-type="float">
            <text:p>314</text:p>
          </table:table-cell>
          <table:table-cell table:number-columns-repeated="2"/>
          <table:table-cell office:value-type="float" office:value="16002" calcext:value-type="float">
            <text:p>16002</text:p>
          </table:table-cell>
          <table:table-cell table:formula="of:=[.H364]+1" office:value-type="float" office:value="363" calcext:value-type="float">
            <text:p>363</text:p>
          </table:table-cell>
          <table:table-cell table:number-columns-repeated="5"/>
        </table:table-row>
        <table:table-row table:style-name="ro1">
          <table:table-cell office:value-type="float" office:value="41030" calcext:value-type="float">
            <text:p>41030</text:p>
          </table:table-cell>
          <table:table-cell office:value-type="float" office:value="111263" calcext:value-type="float">
            <text:p>111263</text:p>
          </table:table-cell>
          <table:table-cell office:value-type="string" calcext:value-type="string">
            <text:p>Palmas</text:p>
          </table:table-cell>
          <table:table-cell table:formula="of:=VLOOKUP([.A366];[.G$1:.H$1048576];2;0)" office:value-type="float" office:value="35" calcext:value-type="float">
            <text:p>35</text:p>
          </table:table-cell>
          <table:table-cell table:number-columns-repeated="2"/>
          <table:table-cell office:value-type="float" office:value="42008" calcext:value-type="float">
            <text:p>42008</text:p>
          </table:table-cell>
          <table:table-cell table:formula="of:=[.H365]+1" office:value-type="float" office:value="364" calcext:value-type="float">
            <text:p>364</text:p>
          </table:table-cell>
          <table:table-cell table:number-columns-repeated="5"/>
        </table:table-row>
        <table:table-row table:style-name="ro1">
          <table:table-cell office:value-type="float" office:value="27005" calcext:value-type="float">
            <text:p>27005</text:p>
          </table:table-cell>
          <table:table-cell office:value-type="float" office:value="316086" calcext:value-type="float">
            <text:p>316086</text:p>
          </table:table-cell>
          <table:table-cell office:value-type="string" calcext:value-type="string">
            <text:p>Palmeira dos Índios</text:p>
          </table:table-cell>
          <table:table-cell table:formula="of:=VLOOKUP([.A367];[.G$1:.H$1048576];2;0)" office:value-type="float" office:value="52" calcext:value-type="float">
            <text:p>52</text:p>
          </table:table-cell>
          <table:table-cell table:number-columns-repeated="2"/>
          <table:table-cell office:value-type="float" office:value="29002" calcext:value-type="float">
            <text:p>29002</text:p>
          </table:table-cell>
          <table:table-cell table:formula="of:=[.H366]+1"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office:value-type="float" office:value="31029" calcext:value-type="float">
            <text:p>31029</text:p>
          </table:table-cell>
          <table:table-cell office:value-type="float" office:value="137571" calcext:value-type="float">
            <text:p>137571</text:p>
          </table:table-cell>
          <table:table-cell office:value-type="string" calcext:value-type="string">
            <text:p>Pará de Minas</text:p>
          </table:table-cell>
          <table:table-cell table:formula="of:=VLOOKUP([.A368];[.G$1:.H$1048576];2;0)" office:value-type="float" office:value="396" calcext:value-type="float">
            <text:p>396</text:p>
          </table:table-cell>
          <table:table-cell table:number-columns-repeated="2"/>
          <table:table-cell office:value-type="float" office:value="28010" calcext:value-type="float">
            <text:p>28010</text:p>
          </table:table-cell>
          <table:table-cell table:formula="of:=[.H367]+1" office:value-type="float" office:value="366" calcext:value-type="float">
            <text:p>366</text:p>
          </table:table-cell>
          <table:table-cell table:number-columns-repeated="5"/>
        </table:table-row>
        <table:table-row table:style-name="ro1">
          <table:table-cell office:value-type="float" office:value="31002" calcext:value-type="float">
            <text:p>31002</text:p>
          </table:table-cell>
          <table:table-cell office:value-type="float" office:value="236461" calcext:value-type="float">
            <text:p>236461</text:p>
          </table:table-cell>
          <table:table-cell office:value-type="string" calcext:value-type="string">
            <text:p>Paracatu</text:p>
          </table:table-cell>
          <table:table-cell table:formula="of:=VLOOKUP([.A369];[.G$1:.H$1048576];2;0)" office:value-type="float" office:value="535" calcext:value-type="float">
            <text:p>535</text:p>
          </table:table-cell>
          <table:table-cell table:number-columns-repeated="2"/>
          <table:table-cell office:value-type="float" office:value="27011" calcext:value-type="float">
            <text:p>27011</text:p>
          </table:table-cell>
          <table:table-cell table:formula="of:=[.H368]+1"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 office:value-type="float" office:value="15017" calcext:value-type="float">
            <text:p>15017</text:p>
          </table:table-cell>
          <table:table-cell office:value-type="float" office:value="349321" calcext:value-type="float">
            <text:p>349321</text:p>
          </table:table-cell>
          <table:table-cell office:value-type="string" calcext:value-type="string">
            <text:p>Paragominas</text:p>
          </table:table-cell>
          <table:table-cell table:formula="of:=VLOOKUP([.A370];[.G$1:.H$1048576];2;0)" office:value-type="float" office:value="351" calcext:value-type="float">
            <text:p>351</text:p>
          </table:table-cell>
          <table:table-cell table:number-columns-repeated="2"/>
          <table:table-cell office:value-type="float" office:value="29025" calcext:value-type="float">
            <text:p>29025</text:p>
          </table:table-cell>
          <table:table-cell table:formula="of:=[.H369]+1"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float" office:value="35053" calcext:value-type="float">
            <text:p>35053</text:p>
          </table:table-cell>
          <table:table-cell office:value-type="float" office:value="72466" calcext:value-type="float">
            <text:p>72466</text:p>
          </table:table-cell>
          <table:table-cell office:value-type="string" calcext:value-type="string">
            <text:p>Paraibuna/Paraitinga</text:p>
          </table:table-cell>
          <table:table-cell table:formula="of:=VLOOKUP([.A371];[.G$1:.H$1048576];2;0)" office:value-type="float" office:value="319" calcext:value-type="float">
            <text:p>319</text:p>
          </table:table-cell>
          <table:table-cell table:number-columns-repeated="2"/>
          <table:table-cell office:value-type="float" office:value="52004" calcext:value-type="float">
            <text:p>52004</text:p>
          </table:table-cell>
          <table:table-cell table:formula="of:=[.H370]+1" office:value-type="float" office:value="369" calcext:value-type="float">
            <text:p>369</text:p>
          </table:table-cell>
          <table:table-cell table:number-columns-repeated="5"/>
        </table:table-row>
        <table:table-row table:style-name="ro1">
          <table:table-cell office:value-type="float" office:value="41038" calcext:value-type="float">
            <text:p>41038</text:p>
          </table:table-cell>
          <table:table-cell office:value-type="float" office:value="233424" calcext:value-type="float">
            <text:p>233424</text:p>
          </table:table-cell>
          <table:table-cell office:value-type="string" calcext:value-type="string">
            <text:p>Paranaguá</text:p>
          </table:table-cell>
          <table:table-cell table:formula="of:=VLOOKUP([.A372];[.G$1:.H$1048576];2;0)" office:value-type="float" office:value="84" calcext:value-type="float">
            <text:p>84</text:p>
          </table:table-cell>
          <table:table-cell table:number-columns-repeated="2"/>
          <table:table-cell office:value-type="float" office:value="11008" calcext:value-type="float">
            <text:p>11008</text:p>
          </table:table-cell>
          <table:table-cell table:formula="of:=[.H371]+1"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float" office:value="50006" calcext:value-type="float">
            <text:p>50006</text:p>
          </table:table-cell>
          <table:table-cell office:value-type="float" office:value="49109" calcext:value-type="float">
            <text:p>49109</text:p>
          </table:table-cell>
          <table:table-cell office:value-type="string" calcext:value-type="string">
            <text:p>Paranaíba</text:p>
          </table:table-cell>
          <table:table-cell table:formula="of:=VLOOKUP([.A373];[.G$1:.H$1048576];2;0)" office:value-type="float" office:value="36" calcext:value-type="float">
            <text:p>36</text:p>
          </table:table-cell>
          <table:table-cell table:number-columns-repeated="2"/>
          <table:table-cell office:value-type="float" office:value="33006" calcext:value-type="float">
            <text:p>33006</text:p>
          </table:table-cell>
          <table:table-cell table:formula="of:=[.H372]+1" office:value-type="float" office:value="371" calcext:value-type="float">
            <text:p>371</text:p>
          </table:table-cell>
          <table:table-cell table:number-columns-repeated="5"/>
        </table:table-row>
        <table:table-row table:style-name="ro1">
          <table:table-cell office:value-type="float" office:value="51008" calcext:value-type="float">
            <text:p>51008</text:p>
          </table:table-cell>
          <table:table-cell office:value-type="float" office:value="88539" calcext:value-type="float">
            <text:p>88539</text:p>
          </table:table-cell>
          <table:table-cell office:value-type="string" calcext:value-type="string">
            <text:p>Paranatinga</text:p>
          </table:table-cell>
          <table:table-cell table:formula="of:=VLOOKUP([.A374];[.G$1:.H$1048576];2;0)" office:value-type="float" office:value="308" calcext:value-type="float">
            <text:p>308</text:p>
          </table:table-cell>
          <table:table-cell table:number-columns-repeated="2"/>
          <table:table-cell office:value-type="float" office:value="43001" calcext:value-type="float">
            <text:p>43001</text:p>
          </table:table-cell>
          <table:table-cell table:formula="of:=[.H373]+1" office:value-type="float" office:value="372" calcext:value-type="float">
            <text:p>372</text:p>
          </table:table-cell>
          <table:table-cell table:number-columns-repeated="5"/>
        </table:table-row>
        <table:table-row table:style-name="ro1">
          <table:table-cell office:value-type="float" office:value="41001" calcext:value-type="float">
            <text:p>41001</text:p>
          </table:table-cell>
          <table:table-cell office:value-type="float" office:value="521360" calcext:value-type="float">
            <text:p>521360</text:p>
          </table:table-cell>
          <table:table-cell office:value-type="string" calcext:value-type="string">
            <text:p>Paranavaí</text:p>
          </table:table-cell>
          <table:table-cell table:formula="of:=VLOOKUP([.A375];[.G$1:.H$1048576];2;0)" office:value-type="float" office:value="407" calcext:value-type="float">
            <text:p>407</text:p>
          </table:table-cell>
          <table:table-cell table:number-columns-repeated="2"/>
          <table:table-cell office:value-type="float" office:value="15021" calcext:value-type="float">
            <text:p>15021</text:p>
          </table:table-cell>
          <table:table-cell table:formula="of:=[.H374]+1"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office:value-type="float" office:value="15019" calcext:value-type="float">
            <text:p>15019</text:p>
          </table:table-cell>
          <table:table-cell office:value-type="float" office:value="324525" calcext:value-type="float">
            <text:p>324525</text:p>
          </table:table-cell>
          <table:table-cell office:value-type="string" calcext:value-type="string">
            <text:p>Parauapebas</text:p>
          </table:table-cell>
          <table:table-cell table:formula="of:=VLOOKUP([.A376];[.G$1:.H$1048576];2;0)" office:value-type="float" office:value="6" calcext:value-type="float">
            <text:p>6</text:p>
          </table:table-cell>
          <table:table-cell table:number-columns-repeated="2"/>
          <table:table-cell office:value-type="float" office:value="13002" calcext:value-type="float">
            <text:p>13002</text:p>
          </table:table-cell>
          <table:table-cell table:formula="of:=[.H375]+1"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office:value-type="float" office:value="51004" calcext:value-type="float">
            <text:p>51004</text:p>
          </table:table-cell>
          <table:table-cell office:value-type="float" office:value="113202" calcext:value-type="float">
            <text:p>113202</text:p>
          </table:table-cell>
          <table:table-cell office:value-type="string" calcext:value-type="string">
            <text:p>Parecis</text:p>
          </table:table-cell>
          <table:table-cell table:formula="of:=VLOOKUP([.A377];[.G$1:.H$1048576];2;0)" office:value-type="float" office:value="495" calcext:value-type="float">
            <text:p>495</text:p>
          </table:table-cell>
          <table:table-cell table:number-columns-repeated="2"/>
          <table:table-cell office:value-type="float" office:value="51001" calcext:value-type="float">
            <text:p>51001</text:p>
          </table:table-cell>
          <table:table-cell table:formula="of:=[.H376]+1"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280875" calcext:value-type="float">
            <text:p>280875</text:p>
          </table:table-cell>
          <table:table-cell office:value-type="string" calcext:value-type="string">
            <text:p>Parintins</text:p>
          </table:table-cell>
          <table:table-cell table:formula="of:=VLOOKUP([.A378];[.G$1:.H$1048576];2;0)" office:value-type="float" office:value="262" calcext:value-type="float">
            <text:p>262</text:p>
          </table:table-cell>
          <table:table-cell table:number-columns-repeated="2"/>
          <table:table-cell office:value-type="float" office:value="51018" calcext:value-type="float">
            <text:p>51018</text:p>
          </table:table-cell>
          <table:table-cell table:formula="of:=[.H377]+1"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float" office:value="131602" calcext:value-type="float">
            <text:p>131602</text:p>
          </table:table-cell>
          <table:table-cell office:value-type="string" calcext:value-type="string">
            <text:p>Passo Fundo</text:p>
          </table:table-cell>
          <table:table-cell table:formula="of:=VLOOKUP([.A379];[.G$1:.H$1048576];2;0)" office:value-type="float" office:value="558" calcext:value-type="float">
            <text:p>558</text:p>
          </table:table-cell>
          <table:table-cell table:number-columns-repeated="2"/>
          <table:table-cell office:value-type="float" office:value="35017" calcext:value-type="float">
            <text:p>35017</text:p>
          </table:table-cell>
          <table:table-cell table:formula="of:=[.H378]+1"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office:value-type="float" office:value="31047" calcext:value-type="float">
            <text:p>31047</text:p>
          </table:table-cell>
          <table:table-cell office:value-type="float" office:value="450882" calcext:value-type="float">
            <text:p>450882</text:p>
          </table:table-cell>
          <table:table-cell office:value-type="string" calcext:value-type="string">
            <text:p>Passos</text:p>
          </table:table-cell>
          <table:table-cell table:formula="of:=VLOOKUP([.A380];[.G$1:.H$1048576];2;0)" office:value-type="float" office:value="450" calcext:value-type="float">
            <text:p>450</text:p>
          </table:table-cell>
          <table:table-cell table:number-columns-repeated="2"/>
          <table:table-cell office:value-type="float" office:value="41039" calcext:value-type="float">
            <text:p>41039</text:p>
          </table:table-cell>
          <table:table-cell table:formula="of:=[.H379]+1" office:value-type="float" office:value="378" calcext:value-type="float">
            <text:p>378</text:p>
          </table:table-cell>
          <table:table-cell table:number-columns-repeated="5"/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float" office:value="81736" calcext:value-type="float">
            <text:p>81736</text:p>
          </table:table-cell>
          <table:table-cell office:value-type="string" calcext:value-type="string">
            <text:p>Pato Branco</text:p>
          </table:table-cell>
          <table:table-cell table:formula="of:=VLOOKUP([.A381];[.G$1:.H$1048576];2;0)" office:value-type="float" office:value="465" calcext:value-type="float">
            <text:p>465</text:p>
          </table:table-cell>
          <table:table-cell table:number-columns-repeated="2"/>
          <table:table-cell office:value-type="float" office:value="25002" calcext:value-type="float">
            <text:p>25002</text:p>
          </table:table-cell>
          <table:table-cell table:formula="of:=[.H380]+1" office:value-type="float" office:value="379" calcext:value-type="float">
            <text:p>379</text:p>
          </table:table-cell>
          <table:table-cell table:number-columns-repeated="5"/>
        </table:table-row>
        <table:table-row table:style-name="ro1">
          <table:table-cell office:value-type="float" office:value="25004" calcext:value-type="float">
            <text:p>25004</text:p>
          </table:table-cell>
          <table:table-cell office:value-type="float" office:value="134611" calcext:value-type="float">
            <text:p>134611</text:p>
          </table:table-cell>
          <table:table-cell office:value-type="string" calcext:value-type="string">
            <text:p>Patos</text:p>
          </table:table-cell>
          <table:table-cell table:formula="of:=VLOOKUP([.A382];[.G$1:.H$1048576];2;0)" office:value-type="float" office:value="453" calcext:value-type="float">
            <text:p>453</text:p>
          </table:table-cell>
          <table:table-cell table:number-columns-repeated="2"/>
          <table:table-cell office:value-type="float" office:value="35024" calcext:value-type="float">
            <text:p>35024</text:p>
          </table:table-cell>
          <table:table-cell table:formula="of:=[.H381]+1"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office:value-type="float" office:value="31020" calcext:value-type="float">
            <text:p>31020</text:p>
          </table:table-cell>
          <table:table-cell office:value-type="float" office:value="271258" calcext:value-type="float">
            <text:p>271258</text:p>
          </table:table-cell>
          <table:table-cell office:value-type="string" calcext:value-type="string">
            <text:p>Patos de Minas</text:p>
          </table:table-cell>
          <table:table-cell table:formula="of:=VLOOKUP([.A383];[.G$1:.H$1048576];2;0)" office:value-type="float" office:value="228" calcext:value-type="float">
            <text:p>228</text:p>
          </table:table-cell>
          <table:table-cell table:number-columns-repeated="2"/>
          <table:table-cell office:value-type="float" office:value="28008" calcext:value-type="float">
            <text:p>28008</text:p>
          </table:table-cell>
          <table:table-cell table:formula="of:=[.H382]+1" office:value-type="float" office:value="381" calcext:value-type="float">
            <text:p>381</text:p>
          </table:table-cell>
          <table:table-cell table:number-columns-repeated="5"/>
        </table:table-row>
        <table:table-row table:style-name="ro1">
          <table:table-cell office:value-type="float" office:value="31019" calcext:value-type="float">
            <text:p>31019</text:p>
          </table:table-cell>
          <table:table-cell office:value-type="float" office:value="229820" calcext:value-type="float">
            <text:p>229820</text:p>
          </table:table-cell>
          <table:table-cell office:value-type="string" calcext:value-type="string">
            <text:p>Patrocínio</text:p>
          </table:table-cell>
          <table:table-cell table:formula="of:=VLOOKUP([.A384];[.G$1:.H$1048576];2;0)" office:value-type="float" office:value="34" calcext:value-type="float">
            <text:p>34</text:p>
          </table:table-cell>
          <table:table-cell table:number-columns-repeated="2"/>
          <table:table-cell office:value-type="float" office:value="35008" calcext:value-type="float">
            <text:p>35008</text:p>
          </table:table-cell>
          <table:table-cell table:formula="of:=[.H383]+1" office:value-type="float" office:value="382" calcext:value-type="float">
            <text:p>382</text:p>
          </table:table-cell>
          <table:table-cell table:number-columns-repeated="5"/>
        </table:table-row>
        <table:table-row table:style-name="ro1">
          <table:table-cell office:value-type="float" office:value="24006" calcext:value-type="float">
            <text:p>24006</text:p>
          </table:table-cell>
          <table:table-cell office:value-type="float" office:value="117812" calcext:value-type="float">
            <text:p>117812</text:p>
          </table:table-cell>
          <table:table-cell office:value-type="string" calcext:value-type="string">
            <text:p>Pau dos Ferros</text:p>
          </table:table-cell>
          <table:table-cell table:formula="of:=VLOOKUP([.A385];[.G$1:.H$1048576];2;0)" office:value-type="float" office:value="347" calcext:value-type="float">
            <text:p>347</text:p>
          </table:table-cell>
          <table:table-cell table:number-columns-repeated="2"/>
          <table:table-cell office:value-type="float" office:value="50011" calcext:value-type="float">
            <text:p>50011</text:p>
          </table:table-cell>
          <table:table-cell table:formula="of:=[.H384]+1" office:value-type="float" office:value="383" calcext:value-type="float">
            <text:p>383</text:p>
          </table:table-cell>
          <table:table-cell table:number-columns-repeated="5"/>
        </table:table-row>
        <table:table-row table:style-name="ro1">
          <table:table-cell office:value-type="float" office:value="29005" calcext:value-type="float">
            <text:p>29005</text:p>
          </table:table-cell>
          <table:table-cell office:value-type="float" office:value="181421" calcext:value-type="float">
            <text:p>181421</text:p>
          </table:table-cell>
          <table:table-cell office:value-type="string" calcext:value-type="string">
            <text:p>Paulo Afonso</text:p>
          </table:table-cell>
          <table:table-cell table:formula="of:=VLOOKUP([.A386];[.G$1:.H$1048576];2;0)" office:value-type="float" office:value="166" calcext:value-type="float">
            <text:p>166</text:p>
          </table:table-cell>
          <table:table-cell table:number-columns-repeated="2"/>
          <table:table-cell office:value-type="float" office:value="31001" calcext:value-type="float">
            <text:p>31001</text:p>
          </table:table-cell>
          <table:table-cell table:formula="of:=[.H385]+1"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31036" calcext:value-type="float">
            <text:p>31036</text:p>
          </table:table-cell>
          <table:table-cell office:value-type="float" office:value="109464" calcext:value-type="float">
            <text:p>109464</text:p>
          </table:table-cell>
          <table:table-cell office:value-type="string" calcext:value-type="string">
            <text:p>Peçanha</text:p>
          </table:table-cell>
          <table:table-cell table:formula="of:=VLOOKUP([.A387];[.G$1:.H$1048576];2;0)" office:value-type="float" office:value="201" calcext:value-type="float">
            <text:p>201</text:p>
          </table:table-cell>
          <table:table-cell table:number-columns-repeated="2"/>
          <table:table-cell office:value-type="float" office:value="41022" calcext:value-type="float">
            <text:p>41022</text:p>
          </table:table-cell>
          <table:table-cell table:formula="of:=[.H386]+1"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float" office:value="31013" calcext:value-type="float">
            <text:p>31013</text:p>
          </table:table-cell>
          <table:table-cell office:value-type="float" office:value="86290" calcext:value-type="float">
            <text:p>86290</text:p>
          </table:table-cell>
          <table:table-cell office:value-type="string" calcext:value-type="string">
            <text:p>Pedra Azul</text:p>
          </table:table-cell>
          <table:table-cell table:formula="of:=VLOOKUP([.A388];[.G$1:.H$1048576];2;0)" office:value-type="float" office:value="475" calcext:value-type="float">
            <text:p>475</text:p>
          </table:table-cell>
          <table:table-cell table:number-columns-repeated="2"/>
          <table:table-cell office:value-type="float" office:value="41029" calcext:value-type="float">
            <text:p>41029</text:p>
          </table:table-cell>
          <table:table-cell table:formula="of:=[.H387]+1" office:value-type="float" office:value="386" calcext:value-type="float">
            <text:p>386</text:p>
          </table:table-cell>
          <table:table-cell table:number-columns-repeated="5"/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float" office:value="159105" calcext:value-type="float">
            <text:p>159105</text:p>
          </table:table-cell>
          <table:table-cell office:value-type="string" calcext:value-type="string">
            <text:p>Pelotas</text:p>
          </table:table-cell>
          <table:table-cell table:formula="of:=VLOOKUP([.A389];[.G$1:.H$1048576];2;0)" office:value-type="float" office:value="153" calcext:value-type="float">
            <text:p>153</text:p>
          </table:table-cell>
          <table:table-cell table:number-columns-repeated="2"/>
          <table:table-cell office:value-type="float" office:value="23030" calcext:value-type="float">
            <text:p>23030</text:p>
          </table:table-cell>
          <table:table-cell table:formula="of:=[.H388]+1" office:value-type="float" office:value="387" calcext:value-type="float">
            <text:p>387</text:p>
          </table:table-cell>
          <table:table-cell table:number-columns-repeated="5"/>
        </table:table-row>
        <table:table-row table:style-name="ro1">
          <table:table-cell office:value-type="float" office:value="27013" calcext:value-type="float">
            <text:p>27013</text:p>
          </table:table-cell>
          <table:table-cell office:value-type="float" office:value="176781" calcext:value-type="float">
            <text:p>176781</text:p>
          </table:table-cell>
          <table:table-cell office:value-type="string" calcext:value-type="string">
            <text:p>Penedo</text:p>
          </table:table-cell>
          <table:table-cell table:formula="of:=VLOOKUP([.A390];[.G$1:.H$1048576];2;0)" office:value-type="float" office:value="352" calcext:value-type="float">
            <text:p>352</text:p>
          </table:table-cell>
          <table:table-cell table:number-columns-repeated="2"/>
          <table:table-cell office:value-type="float" office:value="35063" calcext:value-type="float">
            <text:p>35063</text:p>
          </table:table-cell>
          <table:table-cell table:formula="of:=[.H389]+1" office:value-type="float" office:value="388" calcext:value-type="float">
            <text:p>388</text:p>
          </table:table-cell>
          <table:table-cell table:number-columns-repeated="5"/>
        </table:table-row>
        <table:table-row table:style-name="ro1">
          <table:table-cell office:value-type="float" office:value="26005" calcext:value-type="float">
            <text:p>26005</text:p>
          </table:table-cell>
          <table:table-cell office:value-type="float" office:value="583269" calcext:value-type="float">
            <text:p>583269</text:p>
          </table:table-cell>
          <table:table-cell office:value-type="string" calcext:value-type="string">
            <text:p>Petrolina</text:p>
          </table:table-cell>
          <table:table-cell table:formula="of:=VLOOKUP([.A391];[.G$1:.H$1048576];2;0)" office:value-type="float" office:value="24" calcext:value-type="float">
            <text:p>24</text:p>
          </table:table-cell>
          <table:table-cell table:number-columns-repeated="2"/>
          <table:table-cell office:value-type="float" office:value="25015" calcext:value-type="float">
            <text:p>25015</text:p>
          </table:table-cell>
          <table:table-cell table:formula="of:=[.H390]+1" office:value-type="float" office:value="389" calcext:value-type="float">
            <text:p>389</text:p>
          </table:table-cell>
          <table:table-cell table:number-columns-repeated="5"/>
        </table:table-row>
        <table:table-row table:style-name="ro1">
          <table:table-cell office:value-type="float" office:value="25005" calcext:value-type="float">
            <text:p>25005</text:p>
          </table:table-cell>
          <table:table-cell office:value-type="float" office:value="595141" calcext:value-type="float">
            <text:p>595141</text:p>
          </table:table-cell>
          <table:table-cell office:value-type="string" calcext:value-type="string">
            <text:p>Piancó</text:p>
          </table:table-cell>
          <table:table-cell table:formula="of:=VLOOKUP([.A392];[.G$1:.H$1048576];2;0)" office:value-type="float" office:value="112" calcext:value-type="float">
            <text:p>112</text:p>
          </table:table-cell>
          <table:table-cell table:number-columns-repeated="2"/>
          <table:table-cell office:value-type="float" office:value="21020" calcext:value-type="float">
            <text:p>21020</text:p>
          </table:table-cell>
          <table:table-cell table:formula="of:=[.H391]+1"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 office:value-type="float" office:value="22013" calcext:value-type="float">
            <text:p>22013</text:p>
          </table:table-cell>
          <table:table-cell office:value-type="float" office:value="193504" calcext:value-type="float">
            <text:p>193504</text:p>
          </table:table-cell>
          <table:table-cell office:value-type="string" calcext:value-type="string">
            <text:p>Picos</text:p>
          </table:table-cell>
          <table:table-cell table:formula="of:=VLOOKUP([.A393];[.G$1:.H$1048576];2;0)" office:value-type="float" office:value="328" calcext:value-type="float">
            <text:p>328</text:p>
          </table:table-cell>
          <table:table-cell table:number-columns-repeated="2"/>
          <table:table-cell office:value-type="float" office:value="25012" calcext:value-type="float">
            <text:p>25012</text:p>
          </table:table-cell>
          <table:table-cell table:formula="of:=[.H392]+1"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float" office:value="35045" calcext:value-type="float">
            <text:p>35045</text:p>
          </table:table-cell>
          <table:table-cell office:value-type="float" office:value="204149" calcext:value-type="float">
            <text:p>204149</text:p>
          </table:table-cell>
          <table:table-cell office:value-type="string" calcext:value-type="string">
            <text:p>Piedade</text:p>
          </table:table-cell>
          <table:table-cell table:formula="of:=VLOOKUP([.A394];[.G$1:.H$1048576];2;0)" office:value-type="float" office:value="47" calcext:value-type="float">
            <text:p>47</text:p>
          </table:table-cell>
          <table:table-cell table:number-columns-repeated="2"/>
          <table:table-cell office:value-type="float" office:value="13006" calcext:value-type="float">
            <text:p>13006</text:p>
          </table:table-cell>
          <table:table-cell table:formula="of:=[.H393]+1"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float" office:value="21008" calcext:value-type="float">
            <text:p>21008</text:p>
          </table:table-cell>
          <table:table-cell office:value-type="float" office:value="679587" calcext:value-type="float">
            <text:p>679587</text:p>
          </table:table-cell>
          <table:table-cell office:value-type="string" calcext:value-type="string">
            <text:p>Pindaré</text:p>
          </table:table-cell>
          <table:table-cell table:formula="of:=VLOOKUP([.A395];[.G$1:.H$1048576];2;0)" office:value-type="float" office:value="101" calcext:value-type="float">
            <text:p>101</text:p>
          </table:table-cell>
          <table:table-cell table:number-columns-repeated="2"/>
          <table:table-cell office:value-type="float" office:value="50008" calcext:value-type="float">
            <text:p>50008</text:p>
          </table:table-cell>
          <table:table-cell table:formula="of:=[.H394]+1"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office:value-type="float" office:value="22014" calcext:value-type="float">
            <text:p>22014</text:p>
          </table:table-cell>
          <table:table-cell office:value-type="float" office:value="54128" calcext:value-type="float">
            <text:p>54128</text:p>
          </table:table-cell>
          <table:table-cell office:value-type="string" calcext:value-type="string">
            <text:p>Pio IX</text:p>
          </table:table-cell>
          <table:table-cell table:formula="of:=VLOOKUP([.A396];[.G$1:.H$1048576];2;0)" office:value-type="float" office:value="309" calcext:value-type="float">
            <text:p>309</text:p>
          </table:table-cell>
          <table:table-cell table:number-columns-repeated="2"/>
          <table:table-cell office:value-type="float" office:value="41024" calcext:value-type="float">
            <text:p>41024</text:p>
          </table:table-cell>
          <table:table-cell table:formula="of:=[.H395]+1" office:value-type="float" office:value="394" calcext:value-type="float">
            <text:p>394</text:p>
          </table:table-cell>
          <table:table-cell table:number-columns-repeated="5"/>
        </table:table-row>
        <table:table-row table:style-name="ro1">
          <table:table-cell office:value-type="float" office:value="35028" calcext:value-type="float">
            <text:p>35028</text:p>
          </table:table-cell>
          <table:table-cell office:value-type="float" office:value="709768" calcext:value-type="float">
            <text:p>709768</text:p>
          </table:table-cell>
          <table:table-cell office:value-type="string" calcext:value-type="string">
            <text:p>Piracicaba</text:p>
          </table:table-cell>
          <table:table-cell table:formula="of:=VLOOKUP([.A397];[.G$1:.H$1048576];2;0)" office:value-type="float" office:value="76" calcext:value-type="float">
            <text:p>76</text:p>
          </table:table-cell>
          <table:table-cell table:number-columns-repeated="2"/>
          <table:table-cell office:value-type="float" office:value="42011" calcext:value-type="float">
            <text:p>42011</text:p>
          </table:table-cell>
          <table:table-cell table:formula="of:=[.H396]+1"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office:value-type="float" office:value="31006" calcext:value-type="float">
            <text:p>31006</text:p>
          </table:table-cell>
          <table:table-cell office:value-type="float" office:value="209564" calcext:value-type="float">
            <text:p>209564</text:p>
          </table:table-cell>
          <table:table-cell office:value-type="string" calcext:value-type="string">
            <text:p>Pirapora</text:p>
          </table:table-cell>
          <table:table-cell table:formula="of:=VLOOKUP([.A398];[.G$1:.H$1048576];2;0)" office:value-type="float" office:value="211" calcext:value-type="float">
            <text:p>211</text:p>
          </table:table-cell>
          <table:table-cell table:number-columns-repeated="2"/>
          <table:table-cell office:value-type="float" office:value="31029" calcext:value-type="float">
            <text:p>31029</text:p>
          </table:table-cell>
          <table:table-cell table:formula="of:=[.H397]+1"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float" office:value="35029" calcext:value-type="float">
            <text:p>35029</text:p>
          </table:table-cell>
          <table:table-cell office:value-type="float" office:value="670247" calcext:value-type="float">
            <text:p>670247</text:p>
          </table:table-cell>
          <table:table-cell office:value-type="string" calcext:value-type="string">
            <text:p>Pirassununga</text:p>
          </table:table-cell>
          <table:table-cell table:formula="of:=VLOOKUP([.A399];[.G$1:.H$1048576];2;0)" office:value-type="float" office:value="285" calcext:value-type="float">
            <text:p>285</text:p>
          </table:table-cell>
          <table:table-cell table:number-columns-repeated="2"/>
          <table:table-cell office:value-type="float" office:value="15018" calcext:value-type="float">
            <text:p>15018</text:p>
          </table:table-cell>
          <table:table-cell table:formula="of:=[.H398]+1" office:value-type="float" office:value="397" calcext:value-type="float">
            <text:p>397</text:p>
          </table:table-cell>
          <table:table-cell table:number-columns-repeated="5"/>
        </table:table-row>
        <table:table-row table:style-name="ro1">
          <table:table-cell office:value-type="float" office:value="52016" calcext:value-type="float">
            <text:p>52016</text:p>
          </table:table-cell>
          <table:table-cell office:value-type="float" office:value="111849" calcext:value-type="float">
            <text:p>111849</text:p>
          </table:table-cell>
          <table:table-cell office:value-type="string" calcext:value-type="string">
            <text:p>Pires do Rio</text:p>
          </table:table-cell>
          <table:table-cell table:formula="of:=VLOOKUP([.A400];[.G$1:.H$1048576];2;0)" office:value-type="float" office:value="129" calcext:value-type="float">
            <text:p>129</text:p>
          </table:table-cell>
          <table:table-cell table:number-columns-repeated="2"/>
          <table:table-cell office:value-type="float" office:value="15007" calcext:value-type="float">
            <text:p>15007</text:p>
          </table:table-cell>
          <table:table-cell table:formula="of:=[.H399]+1"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41028" calcext:value-type="float">
            <text:p>41028</text:p>
          </table:table-cell>
          <table:table-cell office:value-type="float" office:value="60032" calcext:value-type="float">
            <text:p>60032</text:p>
          </table:table-cell>
          <table:table-cell office:value-type="string" calcext:value-type="string">
            <text:p>Pitanga</text:p>
          </table:table-cell>
          <table:table-cell table:formula="of:=VLOOKUP([.A401];[.G$1:.H$1048576];2;0)" office:value-type="float" office:value="468" calcext:value-type="float">
            <text:p>468</text:p>
          </table:table-cell>
          <table:table-cell table:number-columns-repeated="2"/>
          <table:table-cell office:value-type="float" office:value="35007" calcext:value-type="float">
            <text:p>35007</text:p>
          </table:table-cell>
          <table:table-cell table:formula="of:=[.H400]+1"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office:value-type="float" office:value="31042" calcext:value-type="float">
            <text:p>31042</text:p>
          </table:table-cell>
          <table:table-cell office:value-type="float" office:value="99372" calcext:value-type="float">
            <text:p>99372</text:p>
          </table:table-cell>
          <table:table-cell office:value-type="string" calcext:value-type="string">
            <text:p>Piuí</text:p>
          </table:table-cell>
          <table:table-cell table:formula="of:=VLOOKUP([.A402];[.G$1:.H$1048576];2;0)" office:value-type="float" office:value="507" calcext:value-type="float">
            <text:p>507</text:p>
          </table:table-cell>
          <table:table-cell table:number-columns-repeated="2"/>
          <table:table-cell office:value-type="float" office:value="43008" calcext:value-type="float">
            <text:p>43008</text:p>
          </table:table-cell>
          <table:table-cell table:formula="of:=[.H401]+1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31051" calcext:value-type="float">
            <text:p>31051</text:p>
          </table:table-cell>
          <table:table-cell office:value-type="float" office:value="459258" calcext:value-type="float">
            <text:p>459258</text:p>
          </table:table-cell>
          <table:table-cell office:value-type="string" calcext:value-type="string">
            <text:p>Poços de Caldas</text:p>
          </table:table-cell>
          <table:table-cell table:formula="of:=VLOOKUP([.A403];[.G$1:.H$1048576];2;0)" office:value-type="float" office:value="222" calcext:value-type="float">
            <text:p>222</text:p>
          </table:table-cell>
          <table:table-cell table:number-columns-repeated="2"/>
          <table:table-cell office:value-type="float" office:value="31007" calcext:value-type="float">
            <text:p>31007</text:p>
          </table:table-cell>
          <table:table-cell table:formula="of:=[.H402]+1"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float" office:value="41021" calcext:value-type="float">
            <text:p>41021</text:p>
          </table:table-cell>
          <table:table-cell office:value-type="float" office:value="403588" calcext:value-type="float">
            <text:p>403588</text:p>
          </table:table-cell>
          <table:table-cell office:value-type="string" calcext:value-type="string">
            <text:p>Ponta Grossa</text:p>
          </table:table-cell>
          <table:table-cell table:formula="of:=VLOOKUP([.A404];[.G$1:.H$1048576];2;0)" office:value-type="float" office:value="405" calcext:value-type="float">
            <text:p>405</text:p>
          </table:table-cell>
          <table:table-cell table:number-columns-repeated="2"/>
          <table:table-cell office:value-type="float" office:value="33015" calcext:value-type="float">
            <text:p>33015</text:p>
          </table:table-cell>
          <table:table-cell table:formula="of:=[.H403]+1"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float" office:value="31060" calcext:value-type="float">
            <text:p>31060</text:p>
          </table:table-cell>
          <table:table-cell office:value-type="float" office:value="618218" calcext:value-type="float">
            <text:p>618218</text:p>
          </table:table-cell>
          <table:table-cell office:value-type="string" calcext:value-type="string">
            <text:p>Ponte Nova</text:p>
          </table:table-cell>
          <table:table-cell table:formula="of:=VLOOKUP([.A405];[.G$1:.H$1048576];2;0)" office:value-type="float" office:value="484" calcext:value-type="float">
            <text:p>484</text:p>
          </table:table-cell>
          <table:table-cell table:number-columns-repeated="2"/>
          <table:table-cell office:value-type="float" office:value="35013" calcext:value-type="float">
            <text:p>35013</text:p>
          </table:table-cell>
          <table:table-cell table:formula="of:=[.H404]+1" office:value-type="float" office:value="403" calcext:value-type="float">
            <text:p>403</text:p>
          </table:table-cell>
          <table:table-cell table:number-columns-repeated="5"/>
        </table:table-row>
        <table:table-row table:style-name="ro1">
          <table:table-cell office:value-type="float" office:value="52004" calcext:value-type="float">
            <text:p>52004</text:p>
          </table:table-cell>
          <table:table-cell office:value-type="float" office:value="242351" calcext:value-type="float">
            <text:p>242351</text:p>
          </table:table-cell>
          <table:table-cell office:value-type="string" calcext:value-type="string">
            <text:p>Porangatu</text:p>
          </table:table-cell>
          <table:table-cell table:formula="of:=VLOOKUP([.A406];[.G$1:.H$1048576];2;0)" office:value-type="float" office:value="369" calcext:value-type="float">
            <text:p>369</text:p>
          </table:table-cell>
          <table:table-cell table:number-columns-repeated="2"/>
          <table:table-cell office:value-type="float" office:value="42009" calcext:value-type="float">
            <text:p>42009</text:p>
          </table:table-cell>
          <table:table-cell table:formula="of:=[.H405]+1"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 office:value-type="float" office:value="41007" calcext:value-type="float">
            <text:p>41007</text:p>
          </table:table-cell>
          <table:table-cell office:value-type="float" office:value="121769" calcext:value-type="float">
            <text:p>121769</text:p>
          </table:table-cell>
          <table:table-cell office:value-type="string" calcext:value-type="string">
            <text:p>Porecatu</text:p>
          </table:table-cell>
          <table:table-cell table:formula="of:=VLOOKUP([.A407];[.G$1:.H$1048576];2;0)" office:value-type="float" office:value="525" calcext:value-type="float">
            <text:p>525</text:p>
          </table:table-cell>
          <table:table-cell table:number-columns-repeated="2"/>
          <table:table-cell office:value-type="float" office:value="41021" calcext:value-type="float">
            <text:p>41021</text:p>
          </table:table-cell>
          <table:table-cell table:formula="of:=[.H406]+1" office:value-type="float" office:value="405" calcext:value-type="float">
            <text:p>405</text:p>
          </table:table-cell>
          <table:table-cell table:number-columns-repeated="5"/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float" office:value="153746" calcext:value-type="float">
            <text:p>153746</text:p>
          </table:table-cell>
          <table:table-cell office:value-type="string" calcext:value-type="string">
            <text:p>Portel</text:p>
          </table:table-cell>
          <table:table-cell table:formula="of:=VLOOKUP([.A408];[.G$1:.H$1048576];2;0)" office:value-type="float" office:value="202" calcext:value-type="float">
            <text:p>202</text:p>
          </table:table-cell>
          <table:table-cell table:number-columns-repeated="2"/>
          <table:table-cell office:value-type="float" office:value="33010" calcext:value-type="float">
            <text:p>33010</text:p>
          </table:table-cell>
          <table:table-cell table:formula="of:=[.H407]+1"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float" office:value="43026" calcext:value-type="float">
            <text:p>43026</text:p>
          </table:table-cell>
          <table:table-cell office:value-type="float" office:value="997110" calcext:value-type="float">
            <text:p>997110</text:p>
          </table:table-cell>
          <table:table-cell office:value-type="string" calcext:value-type="string">
            <text:p>Porto Alegre</text:p>
          </table:table-cell>
          <table:table-cell table:formula="of:=VLOOKUP([.A409];[.G$1:.H$1048576];2;0)" office:value-type="float" office:value="77" calcext:value-type="float">
            <text:p>77</text:p>
          </table:table-cell>
          <table:table-cell table:number-columns-repeated="2"/>
          <table:table-cell office:value-type="float" office:value="41001" calcext:value-type="float">
            <text:p>41001</text:p>
          </table:table-cell>
          <table:table-cell table:formula="of:=[.H408]+1"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office:value-type="float" office:value="21019" calcext:value-type="float">
            <text:p>21019</text:p>
          </table:table-cell>
          <table:table-cell office:value-type="float" office:value="120372" calcext:value-type="float">
            <text:p>120372</text:p>
          </table:table-cell>
          <table:table-cell office:value-type="string" calcext:value-type="string">
            <text:p>Porto Franco</text:p>
          </table:table-cell>
          <table:table-cell table:formula="of:=VLOOKUP([.A410];[.G$1:.H$1048576];2;0)" office:value-type="float" office:value="57" calcext:value-type="float">
            <text:p>57</text:p>
          </table:table-cell>
          <table:table-cell table:number-columns-repeated="2"/>
          <table:table-cell office:value-type="float" office:value="33011" calcext:value-type="float">
            <text:p>33011</text:p>
          </table:table-cell>
          <table:table-cell table:formula="of:=[.H409]+1"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float" office:value="17006" calcext:value-type="float">
            <text:p>17006</text:p>
          </table:table-cell>
          <table:table-cell office:value-type="float" office:value="404882" calcext:value-type="float">
            <text:p>404882</text:p>
          </table:table-cell>
          <table:table-cell office:value-type="string" calcext:value-type="string">
            <text:p>Porto Nacional</text:p>
          </table:table-cell>
          <table:table-cell table:formula="of:=VLOOKUP([.A411];[.G$1:.H$1048576];2;0)" office:value-type="float" office:value="549" calcext:value-type="float">
            <text:p>549</text:p>
          </table:table-cell>
          <table:table-cell table:number-columns-repeated="2"/>
          <table:table-cell office:value-type="float" office:value="35003" calcext:value-type="float">
            <text:p>35003</text:p>
          </table:table-cell>
          <table:table-cell table:formula="of:=[.H410]+1"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float" office:value="29032" calcext:value-type="float">
            <text:p>29032</text:p>
          </table:table-cell>
          <table:table-cell office:value-type="float" office:value="800913" calcext:value-type="float">
            <text:p>800913</text:p>
          </table:table-cell>
          <table:table-cell office:value-type="string" calcext:value-type="string">
            <text:p>Porto Seguro</text:p>
          </table:table-cell>
          <table:table-cell table:formula="of:=VLOOKUP([.A412];[.G$1:.H$1048576];2;0)" office:value-type="float" office:value="164" calcext:value-type="float">
            <text:p>164</text:p>
          </table:table-cell>
          <table:table-cell table:number-columns-repeated="2"/>
          <table:table-cell office:value-type="float" office:value="32006" calcext:value-type="float">
            <text:p>32006</text:p>
          </table:table-cell>
          <table:table-cell table:formula="of:=[.H411]+1"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676286" calcext:value-type="float">
            <text:p>676286</text:p>
          </table:table-cell>
          <table:table-cell office:value-type="string" calcext:value-type="string">
            <text:p>Porto Velho</text:p>
          </table:table-cell>
          <table:table-cell table:formula="of:=VLOOKUP([.A413];[.G$1:.H$1048576];2;0)" office:value-type="float" office:value="502" calcext:value-type="float">
            <text:p>502</text:p>
          </table:table-cell>
          <table:table-cell table:number-columns-repeated="2"/>
          <table:table-cell office:value-type="float" office:value="42015" calcext:value-type="float">
            <text:p>42015</text:p>
          </table:table-cell>
          <table:table-cell table:formula="of:=[.H412]+1" office:value-type="float" office:value="411" calcext:value-type="float">
            <text:p>411</text:p>
          </table:table-cell>
          <table:table-cell table:number-columns-repeated="5"/>
        </table:table-row>
        <table:table-row table:style-name="ro1">
          <table:table-cell office:value-type="float" office:value="31052" calcext:value-type="float">
            <text:p>31052</text:p>
          </table:table-cell>
          <table:table-cell office:value-type="float" office:value="1091711" calcext:value-type="float">
            <text:p>1091711</text:p>
          </table:table-cell>
          <table:table-cell office:value-type="string" calcext:value-type="string">
            <text:p>Pouso Alegre</text:p>
          </table:table-cell>
          <table:table-cell table:formula="of:=VLOOKUP([.A414];[.G$1:.H$1048576];2;0)" office:value-type="float" office:value="451" calcext:value-type="float">
            <text:p>451</text:p>
          </table:table-cell>
          <table:table-cell table:number-columns-repeated="2"/>
          <table:table-cell office:value-type="float" office:value="13007" calcext:value-type="float">
            <text:p>13007</text:p>
          </table:table-cell>
          <table:table-cell table:formula="of:=[.H413]+1" office:value-type="float" office:value="412" calcext:value-type="float">
            <text:p>412</text:p>
          </table:table-cell>
          <table:table-cell table:number-columns-repeated="5"/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float" office:value="199535" calcext:value-type="float">
            <text:p>199535</text:p>
          </table:table-cell>
          <table:table-cell office:value-type="string" calcext:value-type="string">
            <text:p>Presidente Dutra</text:p>
          </table:table-cell>
          <table:table-cell table:formula="of:=VLOOKUP([.A415];[.G$1:.H$1048576];2;0)" office:value-type="float" office:value="39" calcext:value-type="float">
            <text:p>39</text:p>
          </table:table-cell>
          <table:table-cell table:number-columns-repeated="2"/>
          <table:table-cell office:value-type="float" office:value="26014" calcext:value-type="float">
            <text:p>26014</text:p>
          </table:table-cell>
          <table:table-cell table:formula="of:=[.H414]+1"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35036" calcext:value-type="float">
            <text:p>35036</text:p>
          </table:table-cell>
          <table:table-cell office:value-type="float" office:value="682368" calcext:value-type="float">
            <text:p>682368</text:p>
          </table:table-cell>
          <table:table-cell office:value-type="string" calcext:value-type="string">
            <text:p>Presidente Prudente</text:p>
          </table:table-cell>
          <table:table-cell table:formula="of:=VLOOKUP([.A416];[.G$1:.H$1048576];2;0)" office:value-type="float" office:value="323" calcext:value-type="float">
            <text:p>323</text:p>
          </table:table-cell>
          <table:table-cell table:number-columns-repeated="2"/>
          <table:table-cell office:value-type="float" office:value="35042" calcext:value-type="float">
            <text:p>35042</text:p>
          </table:table-cell>
          <table:table-cell table:formula="of:=[.H415]+1" office:value-type="float" office:value="414" calcext:value-type="float">
            <text:p>414</text:p>
          </table:table-cell>
          <table:table-cell table:number-columns-repeated="5"/>
        </table:table-row>
        <table:table-row table:style-name="ro1">
          <table:table-cell office:value-type="float" office:value="51019" calcext:value-type="float">
            <text:p>51019</text:p>
          </table:table-cell>
          <table:table-cell office:value-type="float" office:value="106060" calcext:value-type="float">
            <text:p>106060</text:p>
          </table:table-cell>
          <table:table-cell office:value-type="string" calcext:value-type="string">
            <text:p>Primavera do Leste</text:p>
          </table:table-cell>
          <table:table-cell table:formula="of:=VLOOKUP([.A417];[.G$1:.H$1048576];2;0)" office:value-type="float" office:value="131" calcext:value-type="float">
            <text:p>131</text:p>
          </table:table-cell>
          <table:table-cell table:number-columns-repeated="2"/>
          <table:table-cell office:value-type="float" office:value="28002" calcext:value-type="float">
            <text:p>28002</text:p>
          </table:table-cell>
          <table:table-cell table:formula="of:=[.H416]+1"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office:value-type="float" office:value="28007" calcext:value-type="float">
            <text:p>28007</text:p>
          </table:table-cell>
          <table:table-cell office:value-type="float" office:value="494032" calcext:value-type="float">
            <text:p>494032</text:p>
          </table:table-cell>
          <table:table-cell office:value-type="string" calcext:value-type="string">
            <text:p>Propriá</text:p>
          </table:table-cell>
          <table:table-cell table:formula="of:=VLOOKUP([.A418];[.G$1:.H$1048576];2;0)" office:value-type="float" office:value="231" calcext:value-type="float">
            <text:p>231</text:p>
          </table:table-cell>
          <table:table-cell table:number-columns-repeated="2"/>
          <table:table-cell office:value-type="float" office:value="22005" calcext:value-type="float">
            <text:p>22005</text:p>
          </table:table-cell>
          <table:table-cell table:formula="of:=[.H417]+1"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float" office:value="41031" calcext:value-type="float">
            <text:p>41031</text:p>
          </table:table-cell>
          <table:table-cell office:value-type="float" office:value="94562" calcext:value-type="float">
            <text:p>94562</text:p>
          </table:table-cell>
          <table:table-cell office:value-type="string" calcext:value-type="string">
            <text:p>Prudentópolis</text:p>
          </table:table-cell>
          <table:table-cell table:formula="of:=VLOOKUP([.A419];[.G$1:.H$1048576];2;0)" office:value-type="float" office:value="237" calcext:value-type="float">
            <text:p>237</text:p>
          </table:table-cell>
          <table:table-cell table:number-columns-repeated="2"/>
          <table:table-cell office:value-type="float" office:value="31049" calcext:value-type="float">
            <text:p>31049</text:p>
          </table:table-cell>
          <table:table-cell table:formula="of:=[.H418]+1" office:value-type="float" office:value="417" calcext:value-type="float">
            <text:p>417</text:p>
          </table:table-cell>
          <table:table-cell table:number-columns-repeated="5"/>
        </table:table-row>
        <table:table-row table:style-name="ro1">
          <table:table-cell office:value-type="float" office:value="13012" calcext:value-type="float">
            <text:p>13012</text:p>
          </table:table-cell>
          <table:table-cell office:value-type="float" office:value="78854" calcext:value-type="float">
            <text:p>78854</text:p>
          </table:table-cell>
          <table:table-cell office:value-type="string" calcext:value-type="string">
            <text:p>Purus</text:p>
          </table:table-cell>
          <table:table-cell table:formula="of:=VLOOKUP([.A420];[.G$1:.H$1048576];2;0)" office:value-type="float" office:value="284" calcext:value-type="float">
            <text:p>284</text:p>
          </table:table-cell>
          <table:table-cell table:number-columns-repeated="2"/>
          <table:table-cell office:value-type="float" office:value="31065" calcext:value-type="float">
            <text:p>31065</text:p>
          </table:table-cell>
          <table:table-cell table:formula="of:=[.H419]+1" office:value-type="float" office:value="418" calcext:value-type="float">
            <text:p>418</text:p>
          </table:table-cell>
          <table:table-cell table:number-columns-repeated="5"/>
        </table:table-row>
        <table:table-row table:style-name="ro1">
          <table:table-cell office:value-type="float" office:value="52018" calcext:value-type="float">
            <text:p>52018</text:p>
          </table:table-cell>
          <table:table-cell office:value-type="float" office:value="118930" calcext:value-type="float">
            <text:p>118930</text:p>
          </table:table-cell>
          <table:table-cell office:value-type="string" calcext:value-type="string">
            <text:p>Quirinópolis</text:p>
          </table:table-cell>
          <table:table-cell table:formula="of:=VLOOKUP([.A421];[.G$1:.H$1048576];2;0)" office:value-type="float" office:value="548" calcext:value-type="float">
            <text:p>548</text:p>
          </table:table-cell>
          <table:table-cell table:number-columns-repeated="2"/>
          <table:table-cell office:value-type="float" office:value="33005" calcext:value-type="float">
            <text:p>33005</text:p>
          </table:table-cell>
          <table:table-cell table:formula="of:=[.H420]+1"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office:value-type="float" office:value="26017" calcext:value-type="float">
            <text:p>26017</text:p>
          </table:table-cell>
          <table:table-cell office:value-type="float" office:value="3413540" calcext:value-type="float">
            <text:p>3413540</text:p>
          </table:table-cell>
          <table:table-cell office:value-type="string" calcext:value-type="string">
            <text:p>Recife</text:p>
          </table:table-cell>
          <table:table-cell table:formula="of:=VLOOKUP([.A422];[.G$1:.H$1048576];2;0)" office:value-type="float" office:value="474" calcext:value-type="float">
            <text:p>474</text:p>
          </table:table-cell>
          <table:table-cell table:number-columns-repeated="2"/>
          <table:table-cell office:value-type="float" office:value="35043" calcext:value-type="float">
            <text:p>35043</text:p>
          </table:table-cell>
          <table:table-cell table:formula="of:=[.H421]+1" office:value-type="float" office:value="420" calcext:value-type="float">
            <text:p>420</text:p>
          </table:table-cell>
          <table:table-cell table:number-columns-repeated="5"/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float" office:value="196972" calcext:value-type="float">
            <text:p>196972</text:p>
          </table:table-cell>
          <table:table-cell office:value-type="string" calcext:value-type="string">
            <text:p>Redenção</text:p>
          </table:table-cell>
          <table:table-cell table:formula="of:=VLOOKUP([.A423];[.G$1:.H$1048576];2;0)" office:value-type="float" office:value="373" calcext:value-type="float">
            <text:p>373</text:p>
          </table:table-cell>
          <table:table-cell table:number-columns-repeated="2"/>
          <table:table-cell office:value-type="float" office:value="23031" calcext:value-type="float">
            <text:p>23031</text:p>
          </table:table-cell>
          <table:table-cell table:formula="of:=[.H422]+1" office:value-type="float" office:value="421" calcext:value-type="float">
            <text:p>421</text:p>
          </table:table-cell>
          <table:table-cell table:number-columns-repeated="5"/>
        </table:table-row>
        <table:table-row table:style-name="ro1">
          <table:table-cell office:value-type="float" office:value="35055" calcext:value-type="float">
            <text:p>35055</text:p>
          </table:table-cell>
          <table:table-cell office:value-type="float" office:value="388572" calcext:value-type="float">
            <text:p>388572</text:p>
          </table:table-cell>
          <table:table-cell office:value-type="string" calcext:value-type="string">
            <text:p>Registro</text:p>
          </table:table-cell>
          <table:table-cell table:formula="of:=VLOOKUP([.A424];[.G$1:.H$1048576];2;0)" office:value-type="float" office:value="289" calcext:value-type="float">
            <text:p>289</text:p>
          </table:table-cell>
          <table:table-cell table:number-columns-repeated="2"/>
          <table:table-cell office:value-type="float" office:value="43020" calcext:value-type="float">
            <text:p>43020</text:p>
          </table:table-cell>
          <table:table-cell table:formula="of:=[.H423]+1" office:value-type="float" office:value="422" calcext:value-type="float">
            <text:p>422</text:p>
          </table:table-cell>
          <table:table-cell table:number-columns-repeated="5"/>
        </table:table-row>
        <table:table-row table:style-name="ro1">
          <table:table-cell office:value-type="float" office:value="43019" calcext:value-type="float">
            <text:p>43019</text:p>
          </table:table-cell>
          <table:table-cell office:value-type="float" office:value="352770" calcext:value-type="float">
            <text:p>352770</text:p>
          </table:table-cell>
          <table:table-cell office:value-type="string" calcext:value-type="string">
            <text:p>Restinga Seca</text:p>
          </table:table-cell>
          <table:table-cell table:formula="of:=VLOOKUP([.A425];[.G$1:.H$1048576];2;0)" office:value-type="float" office:value="510" calcext:value-type="float">
            <text:p>510</text:p>
          </table:table-cell>
          <table:table-cell table:number-columns-repeated="2"/>
          <table:table-cell office:value-type="float" office:value="23005" calcext:value-type="float">
            <text:p>23005</text:p>
          </table:table-cell>
          <table:table-cell table:formula="of:=[.H424]+1"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office:value-type="float" office:value="29015" calcext:value-type="float">
            <text:p>29015</text:p>
          </table:table-cell>
          <table:table-cell office:value-type="float" office:value="333876" calcext:value-type="float">
            <text:p>333876</text:p>
          </table:table-cell>
          <table:table-cell office:value-type="string" calcext:value-type="string">
            <text:p>Ribeira do Pombal</text:p>
          </table:table-cell>
          <table:table-cell table:formula="of:=VLOOKUP([.A426];[.G$1:.H$1048576];2;0)" office:value-type="float" office:value="94" calcext:value-type="float">
            <text:p>94</text:p>
          </table:table-cell>
          <table:table-cell table:number-columns-repeated="2"/>
          <table:table-cell office:value-type="float" office:value="13013" calcext:value-type="float">
            <text:p>13013</text:p>
          </table:table-cell>
          <table:table-cell table:formula="of:=[.H425]+1" office:value-type="float" office:value="424" calcext:value-type="float">
            <text:p>424</text:p>
          </table:table-cell>
          <table:table-cell table:number-columns-repeated="5"/>
        </table:table-row>
        <table:table-row table:style-name="ro1">
          <table:table-cell office:value-type="float" office:value="35014" calcext:value-type="float">
            <text:p>35014</text:p>
          </table:table-cell>
          <table:table-cell office:value-type="float" office:value="1192971" calcext:value-type="float">
            <text:p>1192971</text:p>
          </table:table-cell>
          <table:table-cell office:value-type="string" calcext:value-type="string">
            <text:p>Ribeirão Preto</text:p>
          </table:table-cell>
          <table:table-cell table:formula="of:=VLOOKUP([.A427];[.G$1:.H$1048576];2;0)" office:value-type="float" office:value="3" calcext:value-type="float">
            <text:p>3</text:p>
          </table:table-cell>
          <table:table-cell table:number-columns-repeated="2"/>
          <table:table-cell office:value-type="float" office:value="17005" calcext:value-type="float">
            <text:p>17005</text:p>
          </table:table-cell>
          <table:table-cell table:formula="of:=[.H426]+1"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2004" calcext:value-type="float">
            <text:p>12004</text:p>
          </table:table-cell>
          <table:table-cell office:value-type="float" office:value="505863" calcext:value-type="float">
            <text:p>505863</text:p>
          </table:table-cell>
          <table:table-cell office:value-type="string" calcext:value-type="string">
            <text:p>Rio Branco</text:p>
          </table:table-cell>
          <table:table-cell table:formula="of:=VLOOKUP([.A428];[.G$1:.H$1048576];2;0)" office:value-type="float" office:value="102" calcext:value-type="float">
            <text:p>102</text:p>
          </table:table-cell>
          <table:table-cell table:number-columns-repeated="2"/>
          <table:table-cell office:value-type="float" office:value="24014" calcext:value-type="float">
            <text:p>24014</text:p>
          </table:table-cell>
          <table:table-cell table:formula="of:=[.H427]+1" office:value-type="float" office:value="426" calcext:value-type="float">
            <text:p>426</text:p>
          </table:table-cell>
          <table:table-cell table:number-columns-repeated="5"/>
        </table:table-row>
        <table:table-row table:style-name="ro1">
          <table:table-cell office:value-type="float" office:value="35026" calcext:value-type="float">
            <text:p>35026</text:p>
          </table:table-cell>
          <table:table-cell office:value-type="float" office:value="317666" calcext:value-type="float">
            <text:p>317666</text:p>
          </table:table-cell>
          <table:table-cell office:value-type="string" calcext:value-type="string">
            <text:p>Rio Claro</text:p>
          </table:table-cell>
          <table:table-cell table:formula="of:=VLOOKUP([.A429];[.G$1:.H$1048576];2;0)" office:value-type="float" office:value="252" calcext:value-type="float">
            <text:p>252</text:p>
          </table:table-cell>
          <table:table-cell table:number-columns-repeated="2"/>
          <table:table-cell office:value-type="float" office:value="23028" calcext:value-type="float">
            <text:p>23028</text:p>
          </table:table-cell>
          <table:table-cell table:formula="of:=[.H428]+1" office:value-type="float" office:value="427" calcext:value-type="float">
            <text:p>427</text:p>
          </table:table-cell>
          <table:table-cell table:number-columns-repeated="5"/>
        </table:table-row>
        <table:table-row table:style-name="ro1">
          <table:table-cell office:value-type="float" office:value="33018" calcext:value-type="float">
            <text:p>33018</text:p>
          </table:table-cell>
          <table:table-cell office:value-type="float" office:value="7477584" calcext:value-type="float">
            <text:p>7477584</text:p>
          </table:table-cell>
          <table:table-cell office:value-type="string" calcext:value-type="string">
            <text:p>Rio de Janeiro</text:p>
          </table:table-cell>
          <table:table-cell table:formula="of:=VLOOKUP([.A430];[.G$1:.H$1048576];2;0)" office:value-type="float" office:value="92" calcext:value-type="float">
            <text:p>92</text:p>
          </table:table-cell>
          <table:table-cell table:number-columns-repeated="2"/>
          <table:table-cell office:value-type="float" office:value="29027" calcext:value-type="float">
            <text:p>29027</text:p>
          </table:table-cell>
          <table:table-cell table:formula="of:=[.H429]+1"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office:value-type="float" office:value="42011" calcext:value-type="float">
            <text:p>42011</text:p>
          </table:table-cell>
          <table:table-cell office:value-type="float" office:value="447318" calcext:value-type="float">
            <text:p>447318</text:p>
          </table:table-cell>
          <table:table-cell office:value-type="string" calcext:value-type="string">
            <text:p>Rio do Sul</text:p>
          </table:table-cell>
          <table:table-cell table:formula="of:=VLOOKUP([.A431];[.G$1:.H$1048576];2;0)" office:value-type="float" office:value="395" calcext:value-type="float">
            <text:p>395</text:p>
          </table:table-cell>
          <table:table-cell table:number-columns-repeated="2"/>
          <table:table-cell office:value-type="float" office:value="41036" calcext:value-type="float">
            <text:p>41036</text:p>
          </table:table-cell>
          <table:table-cell table:formula="of:=[.H430]+1"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17004" calcext:value-type="float">
            <text:p>17004</text:p>
          </table:table-cell>
          <table:table-cell office:value-type="float" office:value="127871" calcext:value-type="float">
            <text:p>127871</text:p>
          </table:table-cell>
          <table:table-cell office:value-type="string" calcext:value-type="string">
            <text:p>Rio Formoso</text:p>
          </table:table-cell>
          <table:table-cell table:formula="of:=VLOOKUP([.A432];[.G$1:.H$1048576];2;0)" office:value-type="float" office:value="555" calcext:value-type="float">
            <text:p>555</text:p>
          </table:table-cell>
          <table:table-cell table:number-columns-repeated="2"/>
          <table:table-cell office:value-type="float" office:value="23023" calcext:value-type="float">
            <text:p>23023</text:p>
          </table:table-cell>
          <table:table-cell table:formula="of:=[.H431]+1"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float" office:value="117676" calcext:value-type="float">
            <text:p>117676</text:p>
          </table:table-cell>
          <table:table-cell office:value-type="string" calcext:value-type="string">
            <text:p>Rio Negro</text:p>
          </table:table-cell>
          <table:table-cell table:formula="of:=VLOOKUP([.A433];[.G$1:.H$1048576];2;0)" office:value-type="float" office:value="520" calcext:value-type="float">
            <text:p>520</text:p>
          </table:table-cell>
          <table:table-cell table:number-columns-repeated="2"/>
          <table:table-cell office:value-type="float" office:value="43021" calcext:value-type="float">
            <text:p>43021</text:p>
          </table:table-cell>
          <table:table-cell table:formula="of:=[.H432]+1"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float" office:value="96292" calcext:value-type="float">
            <text:p>96292</text:p>
          </table:table-cell>
          <table:table-cell office:value-type="string" calcext:value-type="string">
            <text:p>Rio Negro</text:p>
          </table:table-cell>
          <table:table-cell table:formula="of:=VLOOKUP([.A434];[.G$1:.H$1048576];2;0)" office:value-type="float" office:value="378" calcext:value-type="float">
            <text:p>378</text:p>
          </table:table-cell>
          <table:table-cell table:number-columns-repeated="2"/>
          <table:table-cell office:value-type="float" office:value="41026" calcext:value-type="float">
            <text:p>41026</text:p>
          </table:table-cell>
          <table:table-cell table:formula="of:=[.H433]+1" office:value-type="float" office:value="432" calcext:value-type="float">
            <text:p>432</text:p>
          </table:table-cell>
          <table:table-cell table:number-columns-repeated="5"/>
        </table:table-row>
        <table:table-row table:style-name="ro1">
          <table:table-cell office:value-type="float" office:value="13008" calcext:value-type="float">
            <text:p>13008</text:p>
          </table:table-cell>
          <table:table-cell office:value-type="float" office:value="69626" calcext:value-type="float">
            <text:p>69626</text:p>
          </table:table-cell>
          <table:table-cell office:value-type="string" calcext:value-type="string">
            <text:p>Rio Preto da Eva</text:p>
          </table:table-cell>
          <table:table-cell table:formula="of:=VLOOKUP([.A435];[.G$1:.H$1048576];2;0)" office:value-type="float" office:value="449" calcext:value-type="float">
            <text:p>449</text:p>
          </table:table-cell>
          <table:table-cell table:number-columns-repeated="2"/>
          <table:table-cell office:value-type="float" office:value="15014" calcext:value-type="float">
            <text:p>15014</text:p>
          </table:table-cell>
          <table:table-cell table:formula="of:=[.H434]+1"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table-cell office:value-type="float" office:value="52002" calcext:value-type="float">
            <text:p>52002</text:p>
          </table:table-cell>
          <table:table-cell office:value-type="float" office:value="77355" calcext:value-type="float">
            <text:p>77355</text:p>
          </table:table-cell>
          <table:table-cell office:value-type="string" calcext:value-type="string">
            <text:p>Rio Vermelho</text:p>
          </table:table-cell>
          <table:table-cell table:formula="of:=VLOOKUP([.A436];[.G$1:.H$1048576];2;0)" office:value-type="float" office:value="26" calcext:value-type="float">
            <text:p>26</text:p>
          </table:table-cell>
          <table:table-cell table:number-columns-repeated="2"/>
          <table:table-cell office:value-type="float" office:value="42017" calcext:value-type="float">
            <text:p>42017</text:p>
          </table:table-cell>
          <table:table-cell table:formula="of:=[.H435]+1" office:value-type="float" office:value="434" calcext:value-type="float">
            <text:p>434</text:p>
          </table:table-cell>
          <table:table-cell table:number-columns-repeated="5"/>
        </table:table-row>
        <table:table-row table:style-name="ro1">
          <table:table-cell office:value-type="float" office:value="51021" calcext:value-type="float">
            <text:p>51021</text:p>
          </table:table-cell>
          <table:table-cell office:value-type="float" office:value="106208" calcext:value-type="float">
            <text:p>106208</text:p>
          </table:table-cell>
          <table:table-cell office:value-type="string" calcext:value-type="string">
            <text:p>Rondonópolis</text:p>
          </table:table-cell>
          <table:table-cell table:formula="of:=VLOOKUP([.A437];[.G$1:.H$1048576];2;0)" office:value-type="float" office:value="259" calcext:value-type="float">
            <text:p>259</text:p>
          </table:table-cell>
          <table:table-cell table:number-columns-repeated="2"/>
          <table:table-cell office:value-type="float" office:value="24005" calcext:value-type="float">
            <text:p>24005</text:p>
          </table:table-cell>
          <table:table-cell table:formula="of:=[.H436]+1" office:value-type="float" office:value="435" calcext:value-type="float">
            <text:p>435</text:p>
          </table:table-cell>
          <table:table-cell table:number-columns-repeated="5"/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float" office:value="178491" calcext:value-type="float">
            <text:p>178491</text:p>
          </table:table-cell>
          <table:table-cell office:value-type="string" calcext:value-type="string">
            <text:p>Rosário</text:p>
          </table:table-cell>
          <table:table-cell table:formula="of:=VLOOKUP([.A438];[.G$1:.H$1048576];2;0)" office:value-type="float" office:value="183" calcext:value-type="float">
            <text:p>183</text:p>
          </table:table-cell>
          <table:table-cell table:number-columns-repeated="2"/>
          <table:table-cell office:value-type="float" office:value="35039" calcext:value-type="float">
            <text:p>35039</text:p>
          </table:table-cell>
          <table:table-cell table:formula="of:=[.H437]+1" office:value-type="float" office:value="436" calcext:value-type="float">
            <text:p>436</text:p>
          </table:table-cell>
          <table:table-cell table:number-columns-repeated="5"/>
        </table:table-row>
        <table:table-row table:style-name="ro1">
          <table:table-cell office:value-type="float" office:value="51016" calcext:value-type="float">
            <text:p>51016</text:p>
          </table:table-cell>
          <table:table-cell office:value-type="float" office:value="99644" calcext:value-type="float">
            <text:p>99644</text:p>
          </table:table-cell>
          <table:table-cell office:value-type="string" calcext:value-type="string">
            <text:p>Rosário Oeste</text:p>
          </table:table-cell>
          <table:table-cell table:formula="of:=VLOOKUP([.A439];[.G$1:.H$1048576];2;0)" office:value-type="float" office:value="480" calcext:value-type="float">
            <text:p>480</text:p>
          </table:table-cell>
          <table:table-cell table:number-columns-repeated="2"/>
          <table:table-cell office:value-type="float" office:value="42012" calcext:value-type="float">
            <text:p>42012</text:p>
          </table:table-cell>
          <table:table-cell table:formula="of:=[.H438]+1"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float" office:value="15009" calcext:value-type="float">
            <text:p>15009</text:p>
          </table:table-cell>
          <table:table-cell office:value-type="float" office:value="271823" calcext:value-type="float">
            <text:p>271823</text:p>
          </table:table-cell>
          <table:table-cell office:value-type="string" calcext:value-type="string">
            <text:p>Salgado</text:p>
          </table:table-cell>
          <table:table-cell table:formula="of:=VLOOKUP([.A440];[.G$1:.H$1048576];2;0)" office:value-type="float" office:value="138" calcext:value-type="float">
            <text:p>138</text:p>
          </table:table-cell>
          <table:table-cell table:number-columns-repeated="2"/>
          <table:table-cell office:value-type="float" office:value="42002" calcext:value-type="float">
            <text:p>42002</text:p>
          </table:table-cell>
          <table:table-cell table:formula="of:=[.H439]+1" office:value-type="float" office:value="438" calcext:value-type="float">
            <text:p>438</text:p>
          </table:table-cell>
          <table:table-cell table:number-columns-repeated="5"/>
        </table:table-row>
        <table:table-row table:style-name="ro1">
          <table:table-cell office:value-type="float" office:value="26002" calcext:value-type="float">
            <text:p>26002</text:p>
          </table:table-cell>
          <table:table-cell office:value-type="float" office:value="172795" calcext:value-type="float">
            <text:p>172795</text:p>
          </table:table-cell>
          <table:table-cell office:value-type="string" calcext:value-type="string">
            <text:p>Salgueiro</text:p>
          </table:table-cell>
          <table:table-cell table:formula="of:=VLOOKUP([.A441];[.G$1:.H$1048576];2;0)" office:value-type="float" office:value="169" calcext:value-type="float">
            <text:p>169</text:p>
          </table:table-cell>
          <table:table-cell table:number-columns-repeated="2"/>
          <table:table-cell office:value-type="float" office:value="25022" calcext:value-type="float">
            <text:p>25022</text:p>
          </table:table-cell>
          <table:table-cell table:formula="of:=[.H440]+1" office:value-type="float" office:value="439" calcext:value-type="float">
            <text:p>439</text:p>
          </table:table-cell>
          <table:table-cell table:number-columns-repeated="5"/>
        </table:table-row>
        <table:table-row table:style-name="ro1">
          <table:table-cell office:value-type="float" office:value="31005" calcext:value-type="float">
            <text:p>31005</text:p>
          </table:table-cell>
          <table:table-cell office:value-type="float" office:value="219575" calcext:value-type="float">
            <text:p>219575</text:p>
          </table:table-cell>
          <table:table-cell office:value-type="string" calcext:value-type="string">
            <text:p>Salinas</text:p>
          </table:table-cell>
          <table:table-cell table:formula="of:=VLOOKUP([.A442];[.G$1:.H$1048576];2;0)" office:value-type="float" office:value="194" calcext:value-type="float">
            <text:p>194</text:p>
          </table:table-cell>
          <table:table-cell table:number-columns-repeated="2"/>
          <table:table-cell office:value-type="float" office:value="41025" calcext:value-type="float">
            <text:p>41025</text:p>
          </table:table-cell>
          <table:table-cell table:formula="of:=[.H441]+1"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office:value-type="float" office:value="29021" calcext:value-type="float">
            <text:p>29021</text:p>
          </table:table-cell>
          <table:table-cell office:value-type="float" office:value="3798807" calcext:value-type="float">
            <text:p>3798807</text:p>
          </table:table-cell>
          <table:table-cell office:value-type="string" calcext:value-type="string">
            <text:p>Salvador</text:p>
          </table:table-cell>
          <table:table-cell table:formula="of:=VLOOKUP([.A443];[.G$1:.H$1048576];2;0)" office:value-type="float" office:value="538" calcext:value-type="float">
            <text:p>538</text:p>
          </table:table-cell>
          <table:table-cell table:number-columns-repeated="2"/>
          <table:table-cell office:value-type="float" office:value="43013" calcext:value-type="float">
            <text:p>43013</text:p>
          </table:table-cell>
          <table:table-cell table:formula="of:=[.H442]+1" office:value-type="float" office:value="441" calcext:value-type="float">
            <text:p>441</text:p>
          </table:table-cell>
          <table:table-cell table:number-columns-repeated="5"/>
        </table:table-row>
        <table:table-row table:style-name="ro1">
          <table:table-cell office:value-type="float" office:value="43005" calcext:value-type="float">
            <text:p>43005</text:p>
          </table:table-cell>
          <table:table-cell office:value-type="float" office:value="117025" calcext:value-type="float">
            <text:p>117025</text:p>
          </table:table-cell>
          <table:table-cell office:value-type="string" calcext:value-type="string">
            <text:p>Sananduva</text:p>
          </table:table-cell>
          <table:table-cell table:formula="of:=VLOOKUP([.A444];[.G$1:.H$1048576];2;0)" office:value-type="float" office:value="557" calcext:value-type="float">
            <text:p>557</text:p>
          </table:table-cell>
          <table:table-cell table:number-columns-repeated="2"/>
          <table:table-cell office:value-type="float" office:value="14004" calcext:value-type="float">
            <text:p>14004</text:p>
          </table:table-cell>
          <table:table-cell table:formula="of:=[.H443]+1" office:value-type="float" office:value="442" calcext:value-type="float">
            <text:p>442</text:p>
          </table:table-cell>
          <table:table-cell table:number-columns-repeated="5"/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float" office:value="342332" calcext:value-type="float">
            <text:p>342332</text:p>
          </table:table-cell>
          <table:table-cell office:value-type="string" calcext:value-type="string">
            <text:p>Santa Cruz do Sul</text:p>
          </table:table-cell>
          <table:table-cell table:formula="of:=VLOOKUP([.A445];[.G$1:.H$1048576];2;0)" office:value-type="float" office:value="422" calcext:value-type="float">
            <text:p>422</text:p>
          </table:table-cell>
          <table:table-cell table:number-columns-repeated="2"/>
          <table:table-cell office:value-type="float" office:value="43025" calcext:value-type="float">
            <text:p>43025</text:p>
          </table:table-cell>
          <table:table-cell table:formula="of:=[.H444]+1" office:value-type="float" office:value="443" calcext:value-type="float">
            <text:p>443</text:p>
          </table:table-cell>
          <table:table-cell table:number-columns-repeated="5"/>
        </table:table-row>
        <table:table-row table:style-name="ro1">
          <table:table-cell office:value-type="float" office:value="43018" calcext:value-type="float">
            <text:p>43018</text:p>
          </table:table-cell>
          <table:table-cell office:value-type="float" office:value="369553" calcext:value-type="float">
            <text:p>369553</text:p>
          </table:table-cell>
          <table:table-cell office:value-type="string" calcext:value-type="string">
            <text:p>Santa Maria</text:p>
          </table:table-cell>
          <table:table-cell table:formula="of:=VLOOKUP([.A446];[.G$1:.H$1048576];2;0)" office:value-type="float" office:value="236" calcext:value-type="float">
            <text:p>236</text:p>
          </table:table-cell>
          <table:table-cell table:number-columns-repeated="2"/>
          <table:table-cell office:value-type="float" office:value="23020" calcext:value-type="float">
            <text:p>23020</text:p>
          </table:table-cell>
          <table:table-cell table:formula="of:=[.H445]+1" office:value-type="float" office:value="444" calcext:value-type="float">
            <text:p>444</text:p>
          </table:table-cell>
          <table:table-cell table:number-columns-repeated="5"/>
        </table:table-row>
        <table:table-row table:style-name="ro1">
          <table:table-cell office:value-type="float" office:value="29003" calcext:value-type="float">
            <text:p>29003</text:p>
          </table:table-cell>
          <table:table-cell office:value-type="float" office:value="182440" calcext:value-type="float">
            <text:p>182440</text:p>
          </table:table-cell>
          <table:table-cell office:value-type="string" calcext:value-type="string">
            <text:p>Santa Maria da Vitória</text:p>
          </table:table-cell>
          <table:table-cell table:formula="of:=VLOOKUP([.A447];[.G$1:.H$1048576];2;0)" office:value-type="float" office:value="541" calcext:value-type="float">
            <text:p>541</text:p>
          </table:table-cell>
          <table:table-cell table:number-columns-repeated="2"/>
          <table:table-cell office:value-type="float" office:value="25020" calcext:value-type="float">
            <text:p>25020</text:p>
          </table:table-cell>
          <table:table-cell table:formula="of:=[.H446]+1" office:value-type="float" office:value="445" calcext:value-type="float">
            <text:p>445</text:p>
          </table:table-cell>
          <table:table-cell table:number-columns-repeated="5"/>
        </table:table-row>
        <table:table-row table:style-name="ro1">
          <table:table-cell office:value-type="float" office:value="33008" calcext:value-type="float">
            <text:p>33008</text:p>
          </table:table-cell>
          <table:table-cell office:value-type="float" office:value="46122" calcext:value-type="float">
            <text:p>46122</text:p>
          </table:table-cell>
          <table:table-cell office:value-type="string" calcext:value-type="string">
            <text:p>Santa Maria Madalena</text:p>
          </table:table-cell>
          <table:table-cell table:formula="of:=VLOOKUP([.A448];[.G$1:.H$1048576];2;0)" office:value-type="float" office:value="361" calcext:value-type="float">
            <text:p>361</text:p>
          </table:table-cell>
          <table:table-cell table:number-columns-repeated="2"/>
          <table:table-cell office:value-type="float" office:value="31026" calcext:value-type="float">
            <text:p>31026</text:p>
          </table:table-cell>
          <table:table-cell table:formula="of:=[.H447]+1" office:value-type="float" office:value="446" calcext:value-type="float">
            <text:p>446</text:p>
          </table:table-cell>
          <table:table-cell table:number-columns-repeated="5"/>
        </table:table-row>
        <table:table-row table:style-name="ro1">
          <table:table-cell office:value-type="float" office:value="23007" calcext:value-type="float">
            <text:p>23007</text:p>
          </table:table-cell>
          <table:table-cell office:value-type="float" office:value="74023" calcext:value-type="float">
            <text:p>74023</text:p>
          </table:table-cell>
          <table:table-cell office:value-type="string" calcext:value-type="string">
            <text:p>Santa Quitéria</text:p>
          </table:table-cell>
          <table:table-cell table:formula="of:=VLOOKUP([.A449];[.G$1:.H$1048576];2;0)" office:value-type="float" office:value="140" calcext:value-type="float">
            <text:p>140</text:p>
          </table:table-cell>
          <table:table-cell table:number-columns-repeated="2"/>
          <table:table-cell office:value-type="float" office:value="51007" calcext:value-type="float">
            <text:p>51007</text:p>
          </table:table-cell>
          <table:table-cell table:formula="of:=[.H448]+1" office:value-type="float" office:value="447" calcext:value-type="float">
            <text:p>447</text:p>
          </table:table-cell>
          <table:table-cell table:number-columns-repeated="5"/>
        </table:table-row>
        <table:table-row table:style-name="ro1">
          <table:table-cell office:value-type="float" office:value="31053" calcext:value-type="float">
            <text:p>31053</text:p>
          </table:table-cell>
          <table:table-cell office:value-type="float" office:value="190742" calcext:value-type="float">
            <text:p>190742</text:p>
          </table:table-cell>
          <table:table-cell office:value-type="string" calcext:value-type="string">
            <text:p>Santa Rita do Sapucaí</text:p>
          </table:table-cell>
          <table:table-cell table:formula="of:=VLOOKUP([.A450];[.G$1:.H$1048576];2;0)" office:value-type="float" office:value="312" calcext:value-type="float">
            <text:p>312</text:p>
          </table:table-cell>
          <table:table-cell table:number-columns-repeated="2"/>
          <table:table-cell office:value-type="float" office:value="23006" calcext:value-type="float">
            <text:p>23006</text:p>
          </table:table-cell>
          <table:table-cell table:formula="of:=[.H449]+1" office:value-type="float" office:value="448" calcext:value-type="float">
            <text:p>448</text:p>
          </table:table-cell>
          <table:table-cell table:number-columns-repeated="5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float" office:value="170981" calcext:value-type="float">
            <text:p>170981</text:p>
          </table:table-cell>
          <table:table-cell office:value-type="string" calcext:value-type="string">
            <text:p>Santa Rosa</text:p>
          </table:table-cell>
          <table:table-cell table:formula="of:=VLOOKUP([.A451];[.G$1:.H$1048576];2;0)" office:value-type="float" office:value="372" calcext:value-type="float">
            <text:p>372</text:p>
          </table:table-cell>
          <table:table-cell table:number-columns-repeated="2"/>
          <table:table-cell office:value-type="float" office:value="13008" calcext:value-type="float">
            <text:p>13008</text:p>
          </table:table-cell>
          <table:table-cell table:formula="of:=[.H450]+1" office:value-type="float" office:value="449" calcext:value-type="float">
            <text:p>449</text:p>
          </table:table-cell>
          <table:table-cell table:number-columns-repeated="5"/>
        </table:table-row>
        <table:table-row table:style-name="ro1">
          <table:table-cell office:value-type="float" office:value="32008" calcext:value-type="float">
            <text:p>32008</text:p>
          </table:table-cell>
          <table:table-cell office:value-type="float" office:value="214369" calcext:value-type="float">
            <text:p>214369</text:p>
          </table:table-cell>
          <table:table-cell office:value-type="string" calcext:value-type="string">
            <text:p>Santa Teresa</text:p>
          </table:table-cell>
          <table:table-cell table:formula="of:=VLOOKUP([.A452];[.G$1:.H$1048576];2;0)" office:value-type="float" office:value="81" calcext:value-type="float">
            <text:p>81</text:p>
          </table:table-cell>
          <table:table-cell table:number-columns-repeated="2"/>
          <table:table-cell office:value-type="float" office:value="31047" calcext:value-type="float">
            <text:p>31047</text:p>
          </table:table-cell>
          <table:table-cell table:formula="of:=[.H451]+1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27003" calcext:value-type="float">
            <text:p>27003</text:p>
          </table:table-cell>
          <table:table-cell office:value-type="float" office:value="285305" calcext:value-type="float">
            <text:p>285305</text:p>
          </table:table-cell>
          <table:table-cell office:value-type="string" calcext:value-type="string">
            <text:p>Santana do Ipanema</text:p>
          </table:table-cell>
          <table:table-cell table:formula="of:=VLOOKUP([.A453];[.G$1:.H$1048576];2;0)" office:value-type="float" office:value="191" calcext:value-type="float">
            <text:p>191</text:p>
          </table:table-cell>
          <table:table-cell table:number-columns-repeated="2"/>
          <table:table-cell office:value-type="float" office:value="31052" calcext:value-type="float">
            <text:p>31052</text:p>
          </table:table-cell>
          <table:table-cell table:formula="of:=[.H452]+1"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float" office:value="528467" calcext:value-type="float">
            <text:p>528467</text:p>
          </table:table-cell>
          <table:table-cell office:value-type="string" calcext:value-type="string">
            <text:p>Santarém</text:p>
          </table:table-cell>
          <table:table-cell table:formula="of:=VLOOKUP([.A454];[.G$1:.H$1048576];2;0)" office:value-type="float" office:value="254" calcext:value-type="float">
            <text:p>254</text:p>
          </table:table-cell>
          <table:table-cell table:number-columns-repeated="2"/>
          <table:table-cell office:value-type="float" office:value="35057" calcext:value-type="float">
            <text:p>35057</text:p>
          </table:table-cell>
          <table:table-cell table:formula="of:=[.H453]+1" office:value-type="float" office:value="452" calcext:value-type="float">
            <text:p>452</text:p>
          </table:table-cell>
          <table:table-cell table:number-columns-repeated="5"/>
        </table:table-row>
        <table:table-row table:style-name="ro1">
          <table:table-cell office:value-type="float" office:value="43017" calcext:value-type="float">
            <text:p>43017</text:p>
          </table:table-cell>
          <table:table-cell office:value-type="float" office:value="133142" calcext:value-type="float">
            <text:p>133142</text:p>
          </table:table-cell>
          <table:table-cell office:value-type="string" calcext:value-type="string">
            <text:p>Santiago</text:p>
          </table:table-cell>
          <table:table-cell table:formula="of:=VLOOKUP([.A455];[.G$1:.H$1048576];2;0)" office:value-type="float" office:value="87" calcext:value-type="float">
            <text:p>87</text:p>
          </table:table-cell>
          <table:table-cell table:number-columns-repeated="2"/>
          <table:table-cell office:value-type="float" office:value="25004" calcext:value-type="float">
            <text:p>25004</text:p>
          </table:table-cell>
          <table:table-cell table:formula="of:=[.H454]+1" office:value-type="float" office:value="453" calcext:value-type="float">
            <text:p>453</text:p>
          </table:table-cell>
          <table:table-cell table:number-columns-repeated="5"/>
        </table:table-row>
        <table:table-row table:style-name="ro1">
          <table:table-cell office:value-type="float" office:value="43007" calcext:value-type="float">
            <text:p>43007</text:p>
          </table:table-cell>
          <table:table-cell office:value-type="float" office:value="195922" calcext:value-type="float">
            <text:p>195922</text:p>
          </table:table-cell>
          <table:table-cell office:value-type="string" calcext:value-type="string">
            <text:p>Santo Ângelo</text:p>
          </table:table-cell>
          <table:table-cell table:formula="of:=VLOOKUP([.A456];[.G$1:.H$1048576];2;0)" office:value-type="float" office:value="91" calcext:value-type="float">
            <text:p>91</text:p>
          </table:table-cell>
          <table:table-cell table:number-columns-repeated="2"/>
          <table:table-cell office:value-type="float" office:value="31004" calcext:value-type="float">
            <text:p>31004</text:p>
          </table:table-cell>
          <table:table-cell table:formula="of:=[.H455]+1" office:value-type="float" office:value="454" calcext:value-type="float">
            <text:p>454</text:p>
          </table:table-cell>
          <table:table-cell table:number-columns-repeated="5"/>
        </table:table-row>
        <table:table-row table:style-name="ro1">
          <table:table-cell office:value-type="float" office:value="29020" calcext:value-type="float">
            <text:p>29020</text:p>
          </table:table-cell>
          <table:table-cell office:value-type="float" office:value="572784" calcext:value-type="float">
            <text:p>572784</text:p>
          </table:table-cell>
          <table:table-cell office:value-type="string" calcext:value-type="string">
            <text:p>Santo Antônio de Jesus</text:p>
          </table:table-cell>
          <table:table-cell table:formula="of:=VLOOKUP([.A457];[.G$1:.H$1048576];2;0)" office:value-type="float" office:value="227" calcext:value-type="float">
            <text:p>227</text:p>
          </table:table-cell>
          <table:table-cell table:number-columns-repeated="2"/>
          <table:table-cell office:value-type="float" office:value="21005" calcext:value-type="float">
            <text:p>21005</text:p>
          </table:table-cell>
          <table:table-cell table:formula="of:=[.H456]+1"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office:value-type="float" office:value="33002" calcext:value-type="float">
            <text:p>33002</text:p>
          </table:table-cell>
          <table:table-cell office:value-type="float" office:value="152680" calcext:value-type="float">
            <text:p>152680</text:p>
          </table:table-cell>
          <table:table-cell office:value-type="string" calcext:value-type="string">
            <text:p>Santo Antônio de Pádua</text:p>
          </table:table-cell>
          <table:table-cell table:formula="of:=VLOOKUP([.A458];[.G$1:.H$1048576];2;0)" office:value-type="float" office:value="214" calcext:value-type="float">
            <text:p>214</text:p>
          </table:table-cell>
          <table:table-cell table:number-columns-repeated="2"/>
          <table:table-cell office:value-type="float" office:value="52010" calcext:value-type="float">
            <text:p>52010</text:p>
          </table:table-cell>
          <table:table-cell table:formula="of:=[.H457]+1" office:value-type="float" office:value="456" calcext:value-type="float">
            <text:p>456</text:p>
          </table:table-cell>
          <table:table-cell table:number-columns-repeated="5"/>
        </table:table-row>
        <table:table-row table:style-name="ro1">
          <table:table-cell office:value-type="float" office:value="35063" calcext:value-type="float">
            <text:p>35063</text:p>
          </table:table-cell>
          <table:table-cell office:value-type="float" office:value="1583138" calcext:value-type="float">
            <text:p>1583138</text:p>
          </table:table-cell>
          <table:table-cell office:value-type="string" calcext:value-type="string">
            <text:p>Santos</text:p>
          </table:table-cell>
          <table:table-cell table:formula="of:=VLOOKUP([.A459];[.G$1:.H$1048576];2;0)" office:value-type="float" office:value="388" calcext:value-type="float">
            <text:p>388</text:p>
          </table:table-cell>
          <table:table-cell table:number-columns-repeated="2"/>
          <table:table-cell office:value-type="float" office:value="52008" calcext:value-type="float">
            <text:p>52008</text:p>
          </table:table-cell>
          <table:table-cell table:formula="of:=[.H458]+1" office:value-type="float" office:value="457" calcext:value-type="float">
            <text:p>457</text:p>
          </table:table-cell>
          <table:table-cell table:number-columns-repeated="5"/>
        </table:table-row>
        <table:table-row table:style-name="ro1">
          <table:table-cell office:value-type="float" office:value="42007" calcext:value-type="float">
            <text:p>42007</text:p>
          </table:table-cell>
          <table:table-cell office:value-type="float" office:value="145508" calcext:value-type="float">
            <text:p>145508</text:p>
          </table:table-cell>
          <table:table-cell office:value-type="string" calcext:value-type="string">
            <text:p>São Bento do Sul</text:p>
          </table:table-cell>
          <table:table-cell table:formula="of:=VLOOKUP([.A460];[.G$1:.H$1048576];2;0)" office:value-type="float" office:value="489" calcext:value-type="float">
            <text:p>489</text:p>
          </table:table-cell>
          <table:table-cell table:number-columns-repeated="2"/>
          <table:table-cell office:value-type="float" office:value="33004" calcext:value-type="float">
            <text:p>33004</text:p>
          </table:table-cell>
          <table:table-cell table:formula="of:=[.H459]+1"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office:value-type="float" office:value="35025" calcext:value-type="float">
            <text:p>35025</text:p>
          </table:table-cell>
          <table:table-cell office:value-type="float" office:value="384527" calcext:value-type="float">
            <text:p>384527</text:p>
          </table:table-cell>
          <table:table-cell office:value-type="string" calcext:value-type="string">
            <text:p>São Carlos</text:p>
          </table:table-cell>
          <table:table-cell table:formula="of:=VLOOKUP([.A461];[.G$1:.H$1048576];2;0)" office:value-type="float" office:value="463" calcext:value-type="float">
            <text:p>463</text:p>
          </table:table-cell>
          <table:table-cell table:number-columns-repeated="2"/>
          <table:table-cell office:value-type="float" office:value="24004" calcext:value-type="float">
            <text:p>24004</text:p>
          </table:table-cell>
          <table:table-cell table:formula="of:=[.H460]+1" office:value-type="float" office:value="459" calcext:value-type="float">
            <text:p>459</text:p>
          </table:table-cell>
          <table:table-cell table:number-columns-repeated="5"/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float" office:value="217674" calcext:value-type="float">
            <text:p>217674</text:p>
          </table:table-cell>
          <table:table-cell office:value-type="string" calcext:value-type="string">
            <text:p>São Félix do Xingu</text:p>
          </table:table-cell>
          <table:table-cell table:formula="of:=VLOOKUP([.A462];[.G$1:.H$1048576];2;0)" office:value-type="float" office:value="397" calcext:value-type="float">
            <text:p>397</text:p>
          </table:table-cell>
          <table:table-cell table:number-columns-repeated="2"/>
          <table:table-cell office:value-type="float" office:value="31010" calcext:value-type="float">
            <text:p>31010</text:p>
          </table:table-cell>
          <table:table-cell table:formula="of:=[.H461]+1" office:value-type="float" office:value="460" calcext:value-type="float">
            <text:p>460</text:p>
          </table:table-cell>
          <table:table-cell table:number-columns-repeated="5"/>
        </table:table-row>
        <table:table-row table:style-name="ro1">
          <table:table-cell office:value-type="float" office:value="43025" calcext:value-type="float">
            <text:p>43025</text:p>
          </table:table-cell>
          <table:table-cell office:value-type="float" office:value="157824" calcext:value-type="float">
            <text:p>157824</text:p>
          </table:table-cell>
          <table:table-cell office:value-type="string" calcext:value-type="string">
            <text:p>São Jerônimo</text:p>
          </table:table-cell>
          <table:table-cell table:formula="of:=VLOOKUP([.A463];[.G$1:.H$1048576];2;0)" office:value-type="float" office:value="443" calcext:value-type="float">
            <text:p>443</text:p>
          </table:table-cell>
          <table:table-cell table:number-columns-repeated="2"/>
          <table:table-cell office:value-type="float" office:value="25007" calcext:value-type="float">
            <text:p>25007</text:p>
          </table:table-cell>
          <table:table-cell table:formula="of:=[.H462]+1" office:value-type="float" office:value="461" calcext:value-type="float">
            <text:p>461</text:p>
          </table:table-cell>
          <table:table-cell table:number-columns-repeated="5"/>
        </table:table-row>
        <table:table-row table:style-name="ro1">
          <table:table-cell office:value-type="float" office:value="35030" calcext:value-type="float">
            <text:p>35030</text:p>
          </table:table-cell>
          <table:table-cell office:value-type="float" office:value="423209" calcext:value-type="float">
            <text:p>423209</text:p>
          </table:table-cell>
          <table:table-cell office:value-type="string" calcext:value-type="string">
            <text:p>São João da Boa Vista</text:p>
          </table:table-cell>
          <table:table-cell table:formula="of:=VLOOKUP([.A464];[.G$1:.H$1048576];2;0)" office:value-type="float" office:value="313" calcext:value-type="float">
            <text:p>313</text:p>
          </table:table-cell>
          <table:table-cell table:number-columns-repeated="2"/>
          <table:table-cell office:value-type="float" office:value="42005" calcext:value-type="float">
            <text:p>42005</text:p>
          </table:table-cell>
          <table:table-cell table:formula="of:=[.H463]+1" office:value-type="float" office:value="462" calcext:value-type="float">
            <text:p>462</text:p>
          </table:table-cell>
          <table:table-cell table:number-columns-repeated="5"/>
        </table:table-row>
        <table:table-row table:style-name="ro1">
          <table:table-cell office:value-type="float" office:value="31058" calcext:value-type="float">
            <text:p>31058</text:p>
          </table:table-cell>
          <table:table-cell office:value-type="float" office:value="200096" calcext:value-type="float">
            <text:p>200096</text:p>
          </table:table-cell>
          <table:table-cell office:value-type="string" calcext:value-type="string">
            <text:p>São João Del Rei</text:p>
          </table:table-cell>
          <table:table-cell table:formula="of:=VLOOKUP([.A465];[.G$1:.H$1048576];2;0)" office:value-type="float" office:value="148" calcext:value-type="float">
            <text:p>148</text:p>
          </table:table-cell>
          <table:table-cell table:number-columns-repeated="2"/>
          <table:table-cell office:value-type="float" office:value="35025" calcext:value-type="float">
            <text:p>35025</text:p>
          </table:table-cell>
          <table:table-cell table:formula="of:=[.H464]+1" office:value-type="float" office:value="463" calcext:value-type="float">
            <text:p>463</text:p>
          </table:table-cell>
          <table:table-cell table:number-columns-repeated="5"/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float" office:value="234560" calcext:value-type="float">
            <text:p>234560</text:p>
          </table:table-cell>
          <table:table-cell office:value-type="string" calcext:value-type="string">
            <text:p>São Joaquim da Barra</text:p>
          </table:table-cell>
          <table:table-cell table:formula="of:=VLOOKUP([.A466];[.G$1:.H$1048576];2;0)" office:value-type="float" office:value="23" calcext:value-type="float">
            <text:p>23</text:p>
          </table:table-cell>
          <table:table-cell table:number-columns-repeated="2"/>
          <table:table-cell office:value-type="float" office:value="35011" calcext:value-type="float">
            <text:p>35011</text:p>
          </table:table-cell>
          <table:table-cell table:formula="of:=[.H465]+1" office:value-type="float" office:value="464" calcext:value-type="float">
            <text:p>464</text:p>
          </table:table-cell>
          <table:table-cell table:number-columns-repeated="5"/>
        </table:table-row>
        <table:table-row table:style-name="ro1">
          <table:table-cell office:value-type="float" office:value="35004" calcext:value-type="float">
            <text:p>35004</text:p>
          </table:table-cell>
          <table:table-cell office:value-type="float" office:value="2063700" calcext:value-type="float">
            <text:p>2063700</text:p>
          </table:table-cell>
          <table:table-cell office:value-type="string" calcext:value-type="string">
            <text:p>São José do Rio Preto</text:p>
          </table:table-cell>
          <table:table-cell table:formula="of:=VLOOKUP([.A467];[.G$1:.H$1048576];2;0)" office:value-type="float" office:value="253" calcext:value-type="float">
            <text:p>253</text:p>
          </table:table-cell>
          <table:table-cell table:number-columns-repeated="2"/>
          <table:table-cell office:value-type="float" office:value="41027" calcext:value-type="float">
            <text:p>41027</text:p>
          </table:table-cell>
          <table:table-cell table:formula="of:=[.H466]+1" office:value-type="float" office:value="465" calcext:value-type="float">
            <text:p>465</text:p>
          </table:table-cell>
          <table:table-cell table:number-columns-repeated="5"/>
        </table:table-row>
        <table:table-row table:style-name="ro1">
          <table:table-cell office:value-type="float" office:value="35050" calcext:value-type="float">
            <text:p>35050</text:p>
          </table:table-cell>
          <table:table-cell office:value-type="float" office:value="1543306" calcext:value-type="float">
            <text:p>1543306</text:p>
          </table:table-cell>
          <table:table-cell office:value-type="string" calcext:value-type="string">
            <text:p>São José dos Campos</text:p>
          </table:table-cell>
          <table:table-cell table:formula="of:=VLOOKUP([.A468];[.G$1:.H$1048576];2;0)" office:value-type="float" office:value="305" calcext:value-type="float">
            <text:p>305</text:p>
          </table:table-cell>
          <table:table-cell table:number-columns-repeated="2"/>
          <table:table-cell office:value-type="float" office:value="52014" calcext:value-type="float">
            <text:p>52014</text:p>
          </table:table-cell>
          <table:table-cell table:formula="of:=[.H467]+1" office:value-type="float" office:value="466" calcext:value-type="float">
            <text:p>466</text:p>
          </table:table-cell>
          <table:table-cell table:number-columns-repeated="5"/>
        </table:table-row>
        <table:table-row table:style-name="ro1">
          <table:table-cell office:value-type="float" office:value="31054" calcext:value-type="float">
            <text:p>31054</text:p>
          </table:table-cell>
          <table:table-cell office:value-type="float" office:value="556204" calcext:value-type="float">
            <text:p>556204</text:p>
          </table:table-cell>
          <table:table-cell office:value-type="string" calcext:value-type="string">
            <text:p>São Lourenço</text:p>
          </table:table-cell>
          <table:table-cell table:formula="of:=VLOOKUP([.A469];[.G$1:.H$1048576];2;0)" office:value-type="float" office:value="176" calcext:value-type="float">
            <text:p>176</text:p>
          </table:table-cell>
          <table:table-cell table:number-columns-repeated="2"/>
          <table:table-cell office:value-type="float" office:value="28013" calcext:value-type="float">
            <text:p>28013</text:p>
          </table:table-cell>
          <table:table-cell table:formula="of:=[.H468]+1" office:value-type="float" office:value="467" calcext:value-type="float">
            <text:p>467</text:p>
          </table:table-cell>
          <table:table-cell table:number-columns-repeated="5"/>
        </table:table-row>
        <table:table-row table:style-name="ro1">
          <table:table-cell office:value-type="float" office:value="32005" calcext:value-type="float">
            <text:p>32005</text:p>
          </table:table-cell>
          <table:table-cell office:value-type="float" office:value="77784" calcext:value-type="float">
            <text:p>77784</text:p>
          </table:table-cell>
          <table:table-cell office:value-type="string" calcext:value-type="string">
            <text:p>São Mateus</text:p>
          </table:table-cell>
          <table:table-cell table:formula="of:=VLOOKUP([.A470];[.G$1:.H$1048576];2;0)" office:value-type="float" office:value="354" calcext:value-type="float">
            <text:p>354</text:p>
          </table:table-cell>
          <table:table-cell table:number-columns-repeated="2"/>
          <table:table-cell office:value-type="float" office:value="41028" calcext:value-type="float">
            <text:p>41028</text:p>
          </table:table-cell>
          <table:table-cell table:formula="of:=[.H469]+1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São Mateus do Sul</text:p>
          </table:table-cell>
          <table:table-cell table:formula="of:=VLOOKUP([.A471];[.G$1:.H$1048576];2;0)" office:value-type="float" office:value="553" calcext:value-type="float">
            <text:p>553</text:p>
          </table:table-cell>
          <table:table-cell table:number-columns-repeated="2"/>
          <table:table-cell office:value-type="float" office:value="33014" calcext:value-type="float">
            <text:p>33014</text:p>
          </table:table-cell>
          <table:table-cell table:formula="of:=[.H470]+1"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office:value-type="float" office:value="52001" calcext:value-type="float">
            <text:p>52001</text:p>
          </table:table-cell>
          <table:table-cell office:value-type="float" office:value="70537" calcext:value-type="float">
            <text:p>70537</text:p>
          </table:table-cell>
          <table:table-cell office:value-type="string" calcext:value-type="string">
            <text:p>São Miguel do Araguaia</text:p>
          </table:table-cell>
          <table:table-cell table:formula="of:=VLOOKUP([.A472];[.G$1:.H$1048576];2;0)" office:value-type="float" office:value="229" calcext:value-type="float">
            <text:p>229</text:p>
          </table:table-cell>
          <table:table-cell table:number-columns-repeated="2"/>
          <table:table-cell office:value-type="float" office:value="25006" calcext:value-type="float">
            <text:p>25006</text:p>
          </table:table-cell>
          <table:table-cell table:formula="of:=[.H471]+1" office:value-type="float" office:value="470" calcext:value-type="float">
            <text:p>470</text:p>
          </table:table-cell>
          <table:table-cell table:number-columns-repeated="5"/>
        </table:table-row>
        <table:table-row table:style-name="ro1">
          <table:table-cell office:value-type="float" office:value="42001" calcext:value-type="float">
            <text:p>42001</text:p>
          </table:table-cell>
          <table:table-cell office:value-type="float" office:value="609448" calcext:value-type="float">
            <text:p>609448</text:p>
          </table:table-cell>
          <table:table-cell office:value-type="string" calcext:value-type="string">
            <text:p>São Miguel do Oeste</text:p>
          </table:table-cell>
          <table:table-cell table:formula="of:=VLOOKUP([.A473];[.G$1:.H$1048576];2;0)" office:value-type="float" office:value="15" calcext:value-type="float">
            <text:p>15</text:p>
          </table:table-cell>
          <table:table-cell table:number-columns-repeated="2"/>
          <table:table-cell office:value-type="float" office:value="25014" calcext:value-type="float">
            <text:p>25014</text:p>
          </table:table-cell>
          <table:table-cell table:formula="of:=[.H472]+1" office:value-type="float" office:value="471" calcext:value-type="float">
            <text:p>471</text:p>
          </table:table-cell>
          <table:table-cell table:number-columns-repeated="5"/>
        </table:table-row>
        <table:table-row table:style-name="ro1">
          <table:table-cell office:value-type="float" office:value="27012" calcext:value-type="float">
            <text:p>27012</text:p>
          </table:table-cell>
          <table:table-cell office:value-type="float" office:value="230640" calcext:value-type="float">
            <text:p>230640</text:p>
          </table:table-cell>
          <table:table-cell office:value-type="string" calcext:value-type="string">
            <text:p>São Miguel dos Campos</text:p>
          </table:table-cell>
          <table:table-cell table:formula="of:=VLOOKUP([.A474];[.G$1:.H$1048576];2;0)" office:value-type="float" office:value="30" calcext:value-type="float">
            <text:p>30</text:p>
          </table:table-cell>
          <table:table-cell table:number-columns-repeated="2"/>
          <table:table-cell office:value-type="float" office:value="43014" calcext:value-type="float">
            <text:p>43014</text:p>
          </table:table-cell>
          <table:table-cell table:formula="of:=[.H473]+1" office:value-type="float" office:value="472" calcext:value-type="float">
            <text:p>472</text:p>
          </table:table-cell>
          <table:table-cell table:number-columns-repeated="5"/>
        </table:table-row>
        <table:table-row table:style-name="ro1">
          <table:table-cell office:value-type="float" office:value="35061" calcext:value-type="float">
            <text:p>35061</text:p>
          </table:table-cell>
          <table:table-cell office:value-type="float" office:value="15041894" calcext:value-type="float">
            <text:p>15041894</text:p>
          </table:table-cell>
          <table:table-cell office:value-type="string" calcext:value-type="string">
            <text:p>São Paulo</text:p>
          </table:table-cell>
          <table:table-cell table:formula="of:=VLOOKUP([.A475];[.G$1:.H$1048576];2;0)" office:value-type="float" office:value="111" calcext:value-type="float">
            <text:p>111</text:p>
          </table:table-cell>
          <table:table-cell table:number-columns-repeated="2"/>
          <table:table-cell office:value-type="float" office:value="23008" calcext:value-type="float">
            <text:p>23008</text:p>
          </table:table-cell>
          <table:table-cell table:formula="of:=[.H474]+1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office:value-type="float" office:value="22011" calcext:value-type="float">
            <text:p>22011</text:p>
          </table:table-cell>
          <table:table-cell office:value-type="float" office:value="126383" calcext:value-type="float">
            <text:p>126383</text:p>
          </table:table-cell>
          <table:table-cell office:value-type="string" calcext:value-type="string">
            <text:p>São Raimundo Nonato</text:p>
          </table:table-cell>
          <table:table-cell table:formula="of:=VLOOKUP([.A476];[.G$1:.H$1048576];2;0)" office:value-type="float" office:value="116" calcext:value-type="float">
            <text:p>116</text:p>
          </table:table-cell>
          <table:table-cell table:number-columns-repeated="2"/>
          <table:table-cell office:value-type="float" office:value="26017" calcext:value-type="float">
            <text:p>26017</text:p>
          </table:table-cell>
          <table:table-cell table:formula="of:=[.H475]+1" office:value-type="float" office:value="474" calcext:value-type="float">
            <text:p>474</text:p>
          </table:table-cell>
          <table:table-cell table:number-columns-repeated="5"/>
        </table:table-row>
        <table:table-row table:style-name="ro1">
          <table:table-cell office:value-type="float" office:value="31048" calcext:value-type="float">
            <text:p>31048</text:p>
          </table:table-cell>
          <table:table-cell office:value-type="float" office:value="647586" calcext:value-type="float">
            <text:p>647586</text:p>
          </table:table-cell>
          <table:table-cell office:value-type="string" calcext:value-type="string">
            <text:p>São Sebastião do Paraíso</text:p>
          </table:table-cell>
          <table:table-cell table:formula="of:=VLOOKUP([.A477];[.G$1:.H$1048576];2;0)" office:value-type="float" office:value="179" calcext:value-type="float">
            <text:p>179</text:p>
          </table:table-cell>
          <table:table-cell table:number-columns-repeated="2"/>
          <table:table-cell office:value-type="float" office:value="31013" calcext:value-type="float">
            <text:p>31013</text:p>
          </table:table-cell>
          <table:table-cell table:formula="of:=[.H476]+1" office:value-type="float" office:value="475" calcext:value-type="float">
            <text:p>475</text:p>
          </table:table-cell>
          <table:table-cell table:number-columns-repeated="5"/>
        </table:table-row>
        <table:table-row table:style-name="ro1">
          <table:table-cell office:value-type="float" office:value="25021" calcext:value-type="float">
            <text:p>25021</text:p>
          </table:table-cell>
          <table:table-cell office:value-type="float" office:value="140071" calcext:value-type="float">
            <text:p>140071</text:p>
          </table:table-cell>
          <table:table-cell office:value-type="string" calcext:value-type="string">
            <text:p>Sapé</text:p>
          </table:table-cell>
          <table:table-cell table:formula="of:=VLOOKUP([.A478];[.G$1:.H$1048576];2;0)" office:value-type="float" office:value="65" calcext:value-type="float">
            <text:p>65</text:p>
          </table:table-cell>
          <table:table-cell table:number-columns-repeated="2"/>
          <table:table-cell office:value-type="float" office:value="31011" calcext:value-type="float">
            <text:p>31011</text:p>
          </table:table-cell>
          <table:table-cell table:formula="of:=[.H477]+1" office:value-type="float" office:value="476" calcext:value-type="float">
            <text:p>476</text:p>
          </table:table-cell>
          <table:table-cell table:number-columns-repeated="5"/>
        </table:table-row>
        <table:table-row table:style-name="ro1">
          <table:table-cell office:value-type="float" office:value="29023" calcext:value-type="float">
            <text:p>29023</text:p>
          </table:table-cell>
          <table:table-cell office:value-type="float" office:value="260825" calcext:value-type="float">
            <text:p>260825</text:p>
          </table:table-cell>
          <table:table-cell office:value-type="string" calcext:value-type="string">
            <text:p>Seabra</text:p>
          </table:table-cell>
          <table:table-cell table:formula="of:=VLOOKUP([.A479];[.G$1:.H$1048576];2;0)" office:value-type="float" office:value="86" calcext:value-type="float">
            <text:p>86</text:p>
          </table:table-cell>
          <table:table-cell table:number-columns-repeated="2"/>
          <table:table-cell office:value-type="float" office:value="25011" calcext:value-type="float">
            <text:p>25011</text:p>
          </table:table-cell>
          <table:table-cell table:formula="of:=[.H478]+1" office:value-type="float" office:value="477" calcext:value-type="float">
            <text:p>477</text:p>
          </table:table-cell>
          <table:table-cell table:number-columns-repeated="5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61847" calcext:value-type="float">
            <text:p>61847</text:p>
          </table:table-cell>
          <table:table-cell office:value-type="string" calcext:value-type="string">
            <text:p>Sena Madureira</text:p>
          </table:table-cell>
          <table:table-cell table:formula="of:=VLOOKUP([.A480];[.G$1:.H$1048576];2;0)" office:value-type="float" office:value="217" calcext:value-type="float">
            <text:p>217</text:p>
          </table:table-cell>
          <table:table-cell table:number-columns-repeated="2"/>
          <table:table-cell office:value-type="float" office:value="28011" calcext:value-type="float">
            <text:p>28011</text:p>
          </table:table-cell>
          <table:table-cell table:formula="of:=[.H479]+1" office:value-type="float" office:value="478" calcext:value-type="float">
            <text:p>478</text:p>
          </table:table-cell>
          <table:table-cell table:number-columns-repeated="5"/>
        </table:table-row>
        <table:table-row table:style-name="ro1">
          <table:table-cell office:value-type="float" office:value="29008" calcext:value-type="float">
            <text:p>29008</text:p>
          </table:table-cell>
          <table:table-cell office:value-type="float" office:value="302022" calcext:value-type="float">
            <text:p>302022</text:p>
          </table:table-cell>
          <table:table-cell office:value-type="string" calcext:value-type="string">
            <text:p>Senhor do Bonfim</text:p>
          </table:table-cell>
          <table:table-cell table:formula="of:=VLOOKUP([.A481];[.G$1:.H$1048576];2;0)" office:value-type="float" office:value="277" calcext:value-type="float">
            <text:p>277</text:p>
          </table:table-cell>
          <table:table-cell table:number-columns-repeated="2"/>
          <table:table-cell office:value-type="float" office:value="25010" calcext:value-type="float">
            <text:p>25010</text:p>
          </table:table-cell>
          <table:table-cell table:formula="of:=[.H480]+1" office:value-type="float" office:value="479" calcext:value-type="float">
            <text:p>479</text:p>
          </table:table-cell>
          <table:table-cell table:number-columns-repeated="5"/>
        </table:table-row>
        <table:table-row table:style-name="ro1">
          <table:table-cell office:value-type="float" office:value="28001" calcext:value-type="float">
            <text:p>28001</text:p>
          </table:table-cell>
          <table:table-cell office:value-type="float" office:value="173135" calcext:value-type="float">
            <text:p>173135</text:p>
          </table:table-cell>
          <table:table-cell office:value-type="string" calcext:value-type="string">
            <text:p>Sergipana do Sertão do São Francisco</text:p>
          </table:table-cell>
          <table:table-cell table:formula="of:=VLOOKUP([.A482];[.G$1:.H$1048576];2;0)" office:value-type="float" office:value="358" calcext:value-type="float">
            <text:p>358</text:p>
          </table:table-cell>
          <table:table-cell table:number-columns-repeated="2"/>
          <table:table-cell office:value-type="float" office:value="51016" calcext:value-type="float">
            <text:p>51016</text:p>
          </table:table-cell>
          <table:table-cell table:formula="of:=[.H481]+1" office:value-type="float" office:value="480" calcext:value-type="float">
            <text:p>480</text:p>
          </table:table-cell>
          <table:table-cell table:number-columns-repeated="5"/>
        </table:table-row>
        <table:table-row table:style-name="ro1">
          <table:table-cell office:value-type="float" office:value="24011" calcext:value-type="float">
            <text:p>24011</text:p>
          </table:table-cell>
          <table:table-cell office:value-type="float" office:value="105299" calcext:value-type="float">
            <text:p>105299</text:p>
          </table:table-cell>
          <table:table-cell office:value-type="string" calcext:value-type="string">
            <text:p>Seridó Ocidental</text:p>
          </table:table-cell>
          <table:table-cell table:formula="of:=VLOOKUP([.A483];[.G$1:.H$1048576];2;0)" office:value-type="float" office:value="72" calcext:value-type="float">
            <text:p>72</text:p>
          </table:table-cell>
          <table:table-cell table:number-columns-repeated="2"/>
          <table:table-cell office:value-type="float" office:value="32010" calcext:value-type="float">
            <text:p>32010</text:p>
          </table:table-cell>
          <table:table-cell table:formula="of:=[.H482]+1" office:value-type="float" office:value="481" calcext:value-type="float">
            <text:p>481</text:p>
          </table:table-cell>
          <table:table-cell table:number-columns-repeated="5"/>
        </table:table-row>
        <table:table-row table:style-name="ro1">
          <table:table-cell office:value-type="float" office:value="25008" calcext:value-type="float">
            <text:p>25008</text:p>
          </table:table-cell>
          <table:table-cell office:value-type="float" office:value="41092" calcext:value-type="float">
            <text:p>41092</text:p>
          </table:table-cell>
          <table:table-cell office:value-type="string" calcext:value-type="string">
            <text:p>Seridó Ocidental Paraibano</text:p>
          </table:table-cell>
          <table:table-cell table:formula="of:=VLOOKUP([.A484];[.G$1:.H$1048576];2;0)" office:value-type="float" office:value="74" calcext:value-type="float">
            <text:p>74</text:p>
          </table:table-cell>
          <table:table-cell table:number-columns-repeated="2"/>
          <table:table-cell office:value-type="float" office:value="31041" calcext:value-type="float">
            <text:p>31041</text:p>
          </table:table-cell>
          <table:table-cell table:formula="of:=[.H483]+1"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office:value-type="float" office:value="24012" calcext:value-type="float">
            <text:p>24012</text:p>
          </table:table-cell>
          <table:table-cell office:value-type="float" office:value="124144" calcext:value-type="float">
            <text:p>124144</text:p>
          </table:table-cell>
          <table:table-cell office:value-type="string" calcext:value-type="string">
            <text:p>Seridó Oriental</text:p>
          </table:table-cell>
          <table:table-cell table:formula="of:=VLOOKUP([.A485];[.G$1:.H$1048576];2;0)" office:value-type="float" office:value="304" calcext:value-type="float">
            <text:p>304</text:p>
          </table:table-cell>
          <table:table-cell table:number-columns-repeated="2"/>
          <table:table-cell office:value-type="float" office:value="41002" calcext:value-type="float">
            <text:p>41002</text:p>
          </table:table-cell>
          <table:table-cell table:formula="of:=[.H484]+1" office:value-type="float" office:value="483" calcext:value-type="float">
            <text:p>483</text:p>
          </table:table-cell>
          <table:table-cell table:number-columns-repeated="5"/>
        </table:table-row>
        <table:table-row table:style-name="ro1">
          <table:table-cell office:value-type="float" office:value="25009" calcext:value-type="float">
            <text:p>25009</text:p>
          </table:table-cell>
          <table:table-cell office:value-type="float" office:value="79134" calcext:value-type="float">
            <text:p>79134</text:p>
          </table:table-cell>
          <table:table-cell office:value-type="string" calcext:value-type="string">
            <text:p>Seridó Oriental Paraibano</text:p>
          </table:table-cell>
          <table:table-cell table:formula="of:=VLOOKUP([.A486];[.G$1:.H$1048576];2;0)" office:value-type="float" office:value="83" calcext:value-type="float">
            <text:p>83</text:p>
          </table:table-cell>
          <table:table-cell table:number-columns-repeated="2"/>
          <table:table-cell office:value-type="float" office:value="31060" calcext:value-type="float">
            <text:p>31060</text:p>
          </table:table-cell>
          <table:table-cell table:formula="of:=[.H485]+1" office:value-type="float" office:value="484" calcext:value-type="float">
            <text:p>484</text:p>
          </table:table-cell>
          <table:table-cell table:number-columns-repeated="5"/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float" office:value="63299" calcext:value-type="float">
            <text:p>63299</text:p>
          </table:table-cell>
          <table:table-cell office:value-type="string" calcext:value-type="string">
            <text:p>Serra de Santana</text:p>
          </table:table-cell>
          <table:table-cell table:formula="of:=VLOOKUP([.A487];[.G$1:.H$1048576];2;0)" office:value-type="float" office:value="67" calcext:value-type="float">
            <text:p>67</text:p>
          </table:table-cell>
          <table:table-cell table:number-columns-repeated="2"/>
          <table:table-cell office:value-type="float" office:value="11003" calcext:value-type="float">
            <text:p>11003</text:p>
          </table:table-cell>
          <table:table-cell table:formula="of:=[.H486]+1" office:value-type="float" office:value="485" calcext:value-type="float">
            <text:p>485</text:p>
          </table:table-cell>
          <table:table-cell table:number-columns-repeated="5"/>
        </table:table-row>
        <table:table-row table:style-name="ro1">
          <table:table-cell office:value-type="float" office:value="24005" calcext:value-type="float">
            <text:p>24005</text:p>
          </table:table-cell>
          <table:table-cell office:value-type="float" office:value="66914" calcext:value-type="float">
            <text:p>66914</text:p>
          </table:table-cell>
          <table:table-cell office:value-type="string" calcext:value-type="string">
            <text:p>Serra de São Miguel</text:p>
          </table:table-cell>
          <table:table-cell table:formula="of:=VLOOKUP([.A488];[.G$1:.H$1048576];2;0)" office:value-type="float" office:value="435" calcext:value-type="float">
            <text:p>435</text:p>
          </table:table-cell>
          <table:table-cell table:number-columns-repeated="2"/>
          <table:table-cell office:value-type="float" office:value="51017" calcext:value-type="float">
            <text:p>51017</text:p>
          </table:table-cell>
          <table:table-cell table:formula="of:=[.H487]+1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float" office:value="44221" calcext:value-type="float">
            <text:p>44221</text:p>
          </table:table-cell>
          <table:table-cell office:value-type="string" calcext:value-type="string">
            <text:p>Serra do Pereiro</text:p>
          </table:table-cell>
          <table:table-cell table:formula="of:=VLOOKUP([.A489];[.G$1:.H$1048576];2;0)" office:value-type="float" office:value="45" calcext:value-type="float">
            <text:p>45</text:p>
          </table:table-cell>
          <table:table-cell table:number-columns-repeated="2"/>
          <table:table-cell office:value-type="float" office:value="26007" calcext:value-type="float">
            <text:p>26007</text:p>
          </table:table-cell>
          <table:table-cell table:formula="of:=[.H488]+1" office:value-type="float" office:value="487" calcext:value-type="float">
            <text:p>487</text:p>
          </table:table-cell>
          <table:table-cell table:number-columns-repeated="5"/>
        </table:table-row>
        <table:table-row table:style-name="ro1">
          <table:table-cell office:value-type="float" office:value="25007" calcext:value-type="float">
            <text:p>25007</text:p>
          </table:table-cell>
          <table:table-cell office:value-type="float" office:value="158089" calcext:value-type="float">
            <text:p>158089</text:p>
          </table:table-cell>
          <table:table-cell office:value-type="string" calcext:value-type="string">
            <text:p>Serra do Teixeira</text:p>
          </table:table-cell>
          <table:table-cell table:formula="of:=VLOOKUP([.A490];[.G$1:.H$1048576];2;0)" office:value-type="float" office:value="461" calcext:value-type="float">
            <text:p>461</text:p>
          </table:table-cell>
          <table:table-cell table:number-columns-repeated="2"/>
          <table:table-cell office:value-type="float" office:value="29019" calcext:value-type="float">
            <text:p>29019</text:p>
          </table:table-cell>
          <table:table-cell table:formula="of:=[.H489]+1"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office:value-type="float" office:value="33015" calcext:value-type="float">
            <text:p>33015</text:p>
          </table:table-cell>
          <table:table-cell office:value-type="float" office:value="54218" calcext:value-type="float">
            <text:p>54218</text:p>
          </table:table-cell>
          <table:table-cell office:value-type="string" calcext:value-type="string">
            <text:p>Serrana</text:p>
          </table:table-cell>
          <table:table-cell table:formula="of:=VLOOKUP([.A491];[.G$1:.H$1048576];2;0)" office:value-type="float" office:value="402" calcext:value-type="float">
            <text:p>402</text:p>
          </table:table-cell>
          <table:table-cell table:number-columns-repeated="2"/>
          <table:table-cell office:value-type="float" office:value="42007" calcext:value-type="float">
            <text:p>42007</text:p>
          </table:table-cell>
          <table:table-cell table:formula="of:=[.H490]+1" office:value-type="float" office:value="489" calcext:value-type="float">
            <text:p>489</text:p>
          </table:table-cell>
          <table:table-cell table:number-columns-repeated="5"/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float" office:value="100012" calcext:value-type="float">
            <text:p>100012</text:p>
          </table:table-cell>
          <table:table-cell office:value-type="string" calcext:value-type="string">
            <text:p>Serrana do Sertão Alagoano</text:p>
          </table:table-cell>
          <table:table-cell table:formula="of:=VLOOKUP([.A492];[.G$1:.H$1048576];2;0)" office:value-type="float" office:value="268" calcext:value-type="float">
            <text:p>268</text:p>
          </table:table-cell>
          <table:table-cell table:number-columns-repeated="2"/>
          <table:table-cell office:value-type="float" office:value="14002" calcext:value-type="float">
            <text:p>14002</text:p>
          </table:table-cell>
          <table:table-cell table:formula="of:=[.H491]+1"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office:value-type="float" office:value="27008" calcext:value-type="float">
            <text:p>27008</text:p>
          </table:table-cell>
          <table:table-cell office:value-type="float" office:value="251429" calcext:value-type="float">
            <text:p>251429</text:p>
          </table:table-cell>
          <table:table-cell office:value-type="string" calcext:value-type="string">
            <text:p>Serrana dos Quilombos</text:p>
          </table:table-cell>
          <table:table-cell table:formula="of:=VLOOKUP([.A493];[.G$1:.H$1048576];2;0)" office:value-type="float" office:value="317" calcext:value-type="float">
            <text:p>317</text:p>
          </table:table-cell>
          <table:table-cell table:number-columns-repeated="2"/>
          <table:table-cell office:value-type="float" office:value="50007" calcext:value-type="float">
            <text:p>50007</text:p>
          </table:table-cell>
          <table:table-cell table:formula="of:=[.H492]+1"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float" office:value="61411" calcext:value-type="float">
            <text:p>61411</text:p>
          </table:table-cell>
          <table:table-cell office:value-type="string" calcext:value-type="string">
            <text:p>Serras de Sudeste</text:p>
          </table:table-cell>
          <table:table-cell table:formula="of:=VLOOKUP([.A494];[.G$1:.H$1048576];2;0)" office:value-type="float" office:value="154" calcext:value-type="float">
            <text:p>154</text:p>
          </table:table-cell>
          <table:table-cell table:number-columns-repeated="2"/>
          <table:table-cell office:value-type="float" office:value="43034" calcext:value-type="float">
            <text:p>43034</text:p>
          </table:table-cell>
          <table:table-cell table:formula="of:=[.H493]+1"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office:value-type="float" office:value="29016" calcext:value-type="float">
            <text:p>29016</text:p>
          </table:table-cell>
          <table:table-cell office:value-type="float" office:value="439299" calcext:value-type="float">
            <text:p>439299</text:p>
          </table:table-cell>
          <table:table-cell office:value-type="string" calcext:value-type="string">
            <text:p>Serrinha</text:p>
          </table:table-cell>
          <table:table-cell table:formula="of:=VLOOKUP([.A495];[.G$1:.H$1048576];2;0)" office:value-type="float" office:value="157" calcext:value-type="float">
            <text:p>157</text:p>
          </table:table-cell>
          <table:table-cell table:number-columns-repeated="2"/>
          <table:table-cell office:value-type="float" office:value="23003" calcext:value-type="float">
            <text:p>23003</text:p>
          </table:table-cell>
          <table:table-cell table:formula="of:=[.H494]+1"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23018" calcext:value-type="float">
            <text:p>23018</text:p>
          </table:table-cell>
          <table:table-cell office:value-type="float" office:value="249284" calcext:value-type="float">
            <text:p>249284</text:p>
          </table:table-cell>
          <table:table-cell office:value-type="string" calcext:value-type="string">
            <text:p>Sertão de Cratéus</text:p>
          </table:table-cell>
          <table:table-cell table:formula="of:=VLOOKUP([.A496];[.G$1:.H$1048576];2;0)" office:value-type="float" office:value="513" calcext:value-type="float">
            <text:p>513</text:p>
          </table:table-cell>
          <table:table-cell table:number-columns-repeated="2"/>
          <table:table-cell office:value-type="float" office:value="35015" calcext:value-type="float">
            <text:p>35015</text:p>
          </table:table-cell>
          <table:table-cell table:formula="of:=[.H495]+1"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float" office:value="23020" calcext:value-type="float">
            <text:p>23020</text:p>
          </table:table-cell>
          <table:table-cell office:value-type="float" office:value="152136" calcext:value-type="float">
            <text:p>152136</text:p>
          </table:table-cell>
          <table:table-cell office:value-type="string" calcext:value-type="string">
            <text:p>Sertão de Inhamuns</text:p>
          </table:table-cell>
          <table:table-cell table:formula="of:=VLOOKUP([.A497];[.G$1:.H$1048576];2;0)" office:value-type="float" office:value="444" calcext:value-type="float">
            <text:p>444</text:p>
          </table:table-cell>
          <table:table-cell table:number-columns-repeated="2"/>
          <table:table-cell office:value-type="float" office:value="51004" calcext:value-type="float">
            <text:p>51004</text:p>
          </table:table-cell>
          <table:table-cell table:formula="of:=[.H496]+1" office:value-type="float" office:value="495" calcext:value-type="float">
            <text:p>495</text:p>
          </table:table-cell>
          <table:table-cell table:number-columns-repeated="5"/>
        </table:table-row>
        <table:table-row table:style-name="ro1">
          <table:table-cell office:value-type="float" office:value="23019" calcext:value-type="float">
            <text:p>23019</text:p>
          </table:table-cell>
          <table:table-cell office:value-type="float" office:value="288042" calcext:value-type="float">
            <text:p>288042</text:p>
          </table:table-cell>
          <table:table-cell office:value-type="string" calcext:value-type="string">
            <text:p>Sertão de Quixeramobim</text:p>
          </table:table-cell>
          <table:table-cell table:formula="of:=VLOOKUP([.A498];[.G$1:.H$1048576];2;0)" office:value-type="float" office:value="496" calcext:value-type="float">
            <text:p>496</text:p>
          </table:table-cell>
          <table:table-cell table:number-columns-repeated="2"/>
          <table:table-cell office:value-type="float" office:value="23019" calcext:value-type="float">
            <text:p>23019</text:p>
          </table:table-cell>
          <table:table-cell table:formula="of:=[.H497]+1" office:value-type="float" office:value="496" calcext:value-type="float">
            <text:p>496</text:p>
          </table:table-cell>
          <table:table-cell table:number-columns-repeated="5"/>
        </table:table-row>
        <table:table-row table:style-name="ro1">
          <table:table-cell office:value-type="float" office:value="23021" calcext:value-type="float">
            <text:p>23021</text:p>
          </table:table-cell>
          <table:table-cell office:value-type="float" office:value="224884" calcext:value-type="float">
            <text:p>224884</text:p>
          </table:table-cell>
          <table:table-cell office:value-type="string" calcext:value-type="string">
            <text:p>Sertão de Senador Pompeu</text:p>
          </table:table-cell>
          <table:table-cell table:formula="of:=VLOOKUP([.A499];[.G$1:.H$1048576];2;0)" office:value-type="float" office:value="505" calcext:value-type="float">
            <text:p>505</text:p>
          </table:table-cell>
          <table:table-cell table:number-columns-repeated="2"/>
          <table:table-cell office:value-type="float" office:value="43024" calcext:value-type="float">
            <text:p>43024</text:p>
          </table:table-cell>
          <table:table-cell table:formula="of:=[.H498]+1"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 office:value-type="float" office:value="26004" calcext:value-type="float">
            <text:p>26004</text:p>
          </table:table-cell>
          <table:table-cell office:value-type="float" office:value="233991" calcext:value-type="float">
            <text:p>233991</text:p>
          </table:table-cell>
          <table:table-cell office:value-type="string" calcext:value-type="string">
            <text:p>Sertão do Moxotó</text:p>
          </table:table-cell>
          <table:table-cell table:formula="of:=VLOOKUP([.A500];[.G$1:.H$1048576];2;0)" office:value-type="float" office:value="181" calcext:value-type="float">
            <text:p>181</text:p>
          </table:table-cell>
          <table:table-cell table:number-columns-repeated="2"/>
          <table:table-cell office:value-type="float" office:value="16001" calcext:value-type="float">
            <text:p>16001</text:p>
          </table:table-cell>
          <table:table-cell table:formula="of:=[.H499]+1"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float" office:value="31027" calcext:value-type="float">
            <text:p>31027</text:p>
          </table:table-cell>
          <table:table-cell office:value-type="float" office:value="1023260" calcext:value-type="float">
            <text:p>1023260</text:p>
          </table:table-cell>
          <table:table-cell office:value-type="string" calcext:value-type="string">
            <text:p>Sete Lagoas</text:p>
          </table:table-cell>
          <table:table-cell table:formula="of:=VLOOKUP([.A501];[.G$1:.H$1048576];2;0)" office:value-type="float" office:value="353" calcext:value-type="float">
            <text:p>353</text:p>
          </table:table-cell>
          <table:table-cell table:number-columns-repeated="2"/>
          <table:table-cell office:value-type="float" office:value="23033" calcext:value-type="float">
            <text:p>23033</text:p>
          </table:table-cell>
          <table:table-cell table:formula="of:=[.H500]+1"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float" office:value="51007" calcext:value-type="float">
            <text:p>51007</text:p>
          </table:table-cell>
          <table:table-cell office:value-type="float" office:value="177030" calcext:value-type="float">
            <text:p>177030</text:p>
          </table:table-cell>
          <table:table-cell office:value-type="string" calcext:value-type="string">
            <text:p>Sinop</text:p>
          </table:table-cell>
          <table:table-cell table:formula="of:=VLOOKUP([.A502];[.G$1:.H$1048576];2;0)" office:value-type="float" office:value="447" calcext:value-type="float">
            <text:p>447</text:p>
          </table:table-cell>
          <table:table-cell table:number-columns-repeated="2"/>
          <table:table-cell office:value-type="float" office:value="35051" calcext:value-type="float">
            <text:p>35051</text:p>
          </table:table-cell>
          <table:table-cell table:formula="of:=[.H501]+1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23005" calcext:value-type="float">
            <text:p>23005</text:p>
          </table:table-cell>
          <table:table-cell office:value-type="float" office:value="414924" calcext:value-type="float">
            <text:p>414924</text:p>
          </table:table-cell>
          <table:table-cell office:value-type="string" calcext:value-type="string">
            <text:p>Sobral</text:p>
          </table:table-cell>
          <table:table-cell table:formula="of:=VLOOKUP([.A503];[.G$1:.H$1048576];2;0)" office:value-type="float" office:value="423" calcext:value-type="float">
            <text:p>423</text:p>
          </table:table-cell>
          <table:table-cell table:number-columns-repeated="2"/>
          <table:table-cell office:value-type="float" office:value="31063" calcext:value-type="float">
            <text:p>31063</text:p>
          </table:table-cell>
          <table:table-cell table:formula="of:=[.H502]+1" office:value-type="float" office:value="501" calcext:value-type="float">
            <text:p>501</text:p>
          </table:table-cell>
          <table:table-cell table:number-columns-repeated="5"/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float" office:value="156387" calcext:value-type="float">
            <text:p>156387</text:p>
          </table:table-cell>
          <table:table-cell office:value-type="string" calcext:value-type="string">
            <text:p>Soledade</text:p>
          </table:table-cell>
          <table:table-cell table:formula="of:=VLOOKUP([.A504];[.G$1:.H$1048576];2;0)" office:value-type="float" office:value="441" calcext:value-type="float">
            <text:p>441</text:p>
          </table:table-cell>
          <table:table-cell table:number-columns-repeated="2"/>
          <table:table-cell office:value-type="float" office:value="11001" calcext:value-type="float">
            <text:p>11001</text:p>
          </table:table-cell>
          <table:table-cell table:formula="of:=[.H503]+1"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float" office:value="35046" calcext:value-type="float">
            <text:p>35046</text:p>
          </table:table-cell>
          <table:table-cell office:value-type="float" office:value="1460779" calcext:value-type="float">
            <text:p>1460779</text:p>
          </table:table-cell>
          <table:table-cell office:value-type="string" calcext:value-type="string">
            <text:p>Sorocaba</text:p>
          </table:table-cell>
          <table:table-cell table:formula="of:=VLOOKUP([.A505];[.G$1:.H$1048576];2;0)" office:value-type="float" office:value="206" calcext:value-type="float">
            <text:p>206</text:p>
          </table:table-cell>
          <table:table-cell table:number-columns-repeated="2"/>
          <table:table-cell office:value-type="float" office:value="25001" calcext:value-type="float">
            <text:p>25001</text:p>
          </table:table-cell>
          <table:table-cell table:formula="of:=[.H504]+1"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25003" calcext:value-type="float">
            <text:p>25003</text:p>
          </table:table-cell>
          <table:table-cell office:value-type="float" office:value="189553" calcext:value-type="float">
            <text:p>189553</text:p>
          </table:table-cell>
          <table:table-cell office:value-type="string" calcext:value-type="string">
            <text:p>Sousa</text:p>
          </table:table-cell>
          <table:table-cell table:formula="of:=VLOOKUP([.A506];[.G$1:.H$1048576];2;0)" office:value-type="float" office:value="160" calcext:value-type="float">
            <text:p>160</text:p>
          </table:table-cell>
          <table:table-cell table:number-columns-repeated="2"/>
          <table:table-cell office:value-type="float" office:value="51013" calcext:value-type="float">
            <text:p>51013</text:p>
          </table:table-cell>
          <table:table-cell table:formula="of:=[.H505]+1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26018" calcext:value-type="float">
            <text:p>26018</text:p>
          </table:table-cell>
          <table:table-cell office:value-type="float" office:value="303252" calcext:value-type="float">
            <text:p>303252</text:p>
          </table:table-cell>
          <table:table-cell office:value-type="string" calcext:value-type="string">
            <text:p>Suape</text:p>
          </table:table-cell>
          <table:table-cell table:formula="of:=VLOOKUP([.A507];[.G$1:.H$1048576];2;0)" office:value-type="float" office:value="224" calcext:value-type="float">
            <text:p>224</text:p>
          </table:table-cell>
          <table:table-cell table:number-columns-repeated="2"/>
          <table:table-cell office:value-type="float" office:value="23021" calcext:value-type="float">
            <text:p>23021</text:p>
          </table:table-cell>
          <table:table-cell table:formula="of:=[.H506]+1"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float" office:value="56519" calcext:value-type="float">
            <text:p>56519</text:p>
          </table:table-cell>
          <table:table-cell office:value-type="string" calcext:value-type="string">
            <text:p>Sudeste de Roraima</text:p>
          </table:table-cell>
          <table:table-cell table:formula="of:=VLOOKUP([.A508];[.G$1:.H$1048576];2;0)" office:value-type="float" office:value="442" calcext:value-type="float">
            <text:p>442</text:p>
          </table:table-cell>
          <table:table-cell table:number-columns-repeated="2"/>
          <table:table-cell office:value-type="float" office:value="41037" calcext:value-type="float">
            <text:p>41037</text:p>
          </table:table-cell>
          <table:table-cell table:formula="of:=[.H507]+1"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float" office:value="52013" calcext:value-type="float">
            <text:p>52013</text:p>
          </table:table-cell>
          <table:table-cell office:value-type="float" office:value="560930" calcext:value-type="float">
            <text:p>560930</text:p>
          </table:table-cell>
          <table:table-cell office:value-type="string" calcext:value-type="string">
            <text:p>Sudoeste de Goiás</text:p>
          </table:table-cell>
          <table:table-cell table:formula="of:=VLOOKUP([.A509];[.G$1:.H$1048576];2;0)" office:value-type="float" office:value="344" calcext:value-type="float">
            <text:p>344</text:p>
          </table:table-cell>
          <table:table-cell table:number-columns-repeated="2"/>
          <table:table-cell office:value-type="float" office:value="31042" calcext:value-type="float">
            <text:p>31042</text:p>
          </table:table-cell>
          <table:table-cell table:formula="of:=[.H508]+1"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42017" calcext:value-type="float">
            <text:p>42017</text:p>
          </table:table-cell>
          <table:table-cell office:value-type="float" office:value="104995" calcext:value-type="float">
            <text:p>104995</text:p>
          </table:table-cell>
          <table:table-cell office:value-type="string" calcext:value-type="string">
            <text:p>Tabuleiro</text:p>
          </table:table-cell>
          <table:table-cell table:formula="of:=VLOOKUP([.A510];[.G$1:.H$1048576];2;0)" office:value-type="float" office:value="434" calcext:value-type="float">
            <text:p>434</text:p>
          </table:table-cell>
          <table:table-cell table:number-columns-repeated="2"/>
          <table:table-cell office:value-type="float" office:value="35038" calcext:value-type="float">
            <text:p>35038</text:p>
          </table:table-cell>
          <table:table-cell table:formula="of:=[.H509]+1"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51013" calcext:value-type="float">
            <text:p>51013</text:p>
          </table:table-cell>
          <table:table-cell office:value-type="float" office:value="191556" calcext:value-type="float">
            <text:p>191556</text:p>
          </table:table-cell>
          <table:table-cell office:value-type="string" calcext:value-type="string">
            <text:p>Tangará da Serra</text:p>
          </table:table-cell>
          <table:table-cell table:formula="of:=VLOOKUP([.A511];[.G$1:.H$1048576];2;0)" office:value-type="float" office:value="504" calcext:value-type="float">
            <text:p>504</text:p>
          </table:table-cell>
          <table:table-cell table:number-columns-repeated="2"/>
          <table:table-cell office:value-type="float" office:value="21014" calcext:value-type="float">
            <text:p>21014</text:p>
          </table:table-cell>
          <table:table-cell table:formula="of:=[.H510]+1"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12002" calcext:value-type="float">
            <text:p>12002</text:p>
          </table:table-cell>
          <table:table-cell office:value-type="float" office:value="85664" calcext:value-type="float">
            <text:p>85664</text:p>
          </table:table-cell>
          <table:table-cell office:value-type="string" calcext:value-type="string">
            <text:p>Tarauacá</text:p>
          </table:table-cell>
          <table:table-cell table:formula="of:=VLOOKUP([.A512];[.G$1:.H$1048576];2;0)" office:value-type="float" office:value="266" calcext:value-type="float">
            <text:p>266</text:p>
          </table:table-cell>
          <table:table-cell table:number-columns-repeated="2"/>
          <table:table-cell office:value-type="float" office:value="43019" calcext:value-type="float">
            <text:p>43019</text:p>
          </table:table-cell>
          <table:table-cell table:formula="of:=[.H511]+1"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35043" calcext:value-type="float">
            <text:p>35043</text:p>
          </table:table-cell>
          <table:table-cell office:value-type="float" office:value="244648" calcext:value-type="float">
            <text:p>244648</text:p>
          </table:table-cell>
          <table:table-cell office:value-type="string" calcext:value-type="string">
            <text:p>Tatuí</text:p>
          </table:table-cell>
          <table:table-cell table:formula="of:=VLOOKUP([.A513];[.G$1:.H$1048576];2;0)" office:value-type="float" office:value="420" calcext:value-type="float">
            <text:p>420</text:p>
          </table:table-cell>
          <table:table-cell table:number-columns-repeated="2"/>
          <table:table-cell office:value-type="float" office:value="29012" calcext:value-type="float">
            <text:p>29012</text:p>
          </table:table-cell>
          <table:table-cell table:formula="of:=[.H512]+1"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float" office:value="89430" calcext:value-type="float">
            <text:p>89430</text:p>
          </table:table-cell>
          <table:table-cell office:value-type="string" calcext:value-type="string">
            <text:p>Tefé</text:p>
          </table:table-cell>
          <table:table-cell table:formula="of:=VLOOKUP([.A514];[.G$1:.H$1048576];2;0)" office:value-type="float" office:value="238" calcext:value-type="float">
            <text:p>238</text:p>
          </table:table-cell>
          <table:table-cell table:number-columns-repeated="2"/>
          <table:table-cell office:value-type="float" office:value="31028" calcext:value-type="float">
            <text:p>31028</text:p>
          </table:table-cell>
          <table:table-cell table:formula="of:=[.H513]+1"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float" office:value="173355" calcext:value-type="float">
            <text:p>173355</text:p>
          </table:table-cell>
          <table:table-cell office:value-type="string" calcext:value-type="string">
            <text:p>Telêmaco Borba</text:p>
          </table:table-cell>
          <table:table-cell table:formula="of:=VLOOKUP([.A515];[.G$1:.H$1048576];2;0)" office:value-type="float" office:value="144" calcext:value-type="float">
            <text:p>144</text:p>
          </table:table-cell>
          <table:table-cell table:number-columns-repeated="2"/>
          <table:table-cell office:value-type="float" office:value="23018" calcext:value-type="float">
            <text:p>23018</text:p>
          </table:table-cell>
          <table:table-cell table:formula="of:=[.H514]+1"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float" office:value="31015" calcext:value-type="float">
            <text:p>31015</text:p>
          </table:table-cell>
          <table:table-cell office:value-type="float" office:value="279854" calcext:value-type="float">
            <text:p>279854</text:p>
          </table:table-cell>
          <table:table-cell office:value-type="string" calcext:value-type="string">
            <text:p>Teófilo Otoni</text:p>
          </table:table-cell>
          <table:table-cell table:formula="of:=VLOOKUP([.A516];[.G$1:.H$1048576];2;0)" office:value-type="float" office:value="155" calcext:value-type="float">
            <text:p>155</text:p>
          </table:table-cell>
          <table:table-cell table:number-columns-repeated="2"/>
          <table:table-cell office:value-type="float" office:value="32007" calcext:value-type="float">
            <text:p>32007</text:p>
          </table:table-cell>
          <table:table-cell table:formula="of:=[.H515]+1" office:value-type="float" office:value="514" calcext:value-type="float">
            <text:p>514</text:p>
          </table:table-cell>
          <table:table-cell table:number-columns-repeated="5"/>
        </table:table-row>
        <table:table-row table:style-name="ro1">
          <table:table-cell office:value-type="float" office:value="22003" calcext:value-type="float">
            <text:p>22003</text:p>
          </table:table-cell>
          <table:table-cell office:value-type="float" office:value="966916" calcext:value-type="float">
            <text:p>966916</text:p>
          </table:table-cell>
          <table:table-cell office:value-type="string" calcext:value-type="string">
            <text:p>Teresina</text:p>
          </table:table-cell>
          <table:table-cell table:formula="of:=VLOOKUP([.A517];[.G$1:.H$1048576];2;0)" office:value-type="float" office:value="107" calcext:value-type="float">
            <text:p>107</text:p>
          </table:table-cell>
          <table:table-cell table:number-columns-repeated="2"/>
          <table:table-cell office:value-type="float" office:value="31022" calcext:value-type="float">
            <text:p>31022</text:p>
          </table:table-cell>
          <table:table-cell table:formula="of:=[.H516]+1"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51020" calcext:value-type="float">
            <text:p>51020</text:p>
          </table:table-cell>
          <table:table-cell office:value-type="float" office:value="277653" calcext:value-type="float">
            <text:p>277653</text:p>
          </table:table-cell>
          <table:table-cell office:value-type="string" calcext:value-type="string">
            <text:p>Tesouro</text:p>
          </table:table-cell>
          <table:table-cell table:formula="of:=VLOOKUP([.A518];[.G$1:.H$1048576];2;0)" office:value-type="float" office:value="522" calcext:value-type="float">
            <text:p>522</text:p>
          </table:table-cell>
          <table:table-cell table:number-columns-repeated="2"/>
          <table:table-cell office:value-type="float" office:value="35002" calcext:value-type="float">
            <text:p>35002</text:p>
          </table:table-cell>
          <table:table-cell table:formula="of:=[.H517]+1" office:value-type="float" office:value="516" calcext:value-type="float">
            <text:p>516</text:p>
          </table:table-cell>
          <table:table-cell table:number-columns-repeated="5"/>
        </table:table-row>
        <table:table-row table:style-name="ro1">
          <table:table-cell office:value-type="float" office:value="42015" calcext:value-type="float">
            <text:p>42015</text:p>
          </table:table-cell>
          <table:table-cell office:value-type="float" office:value="521317" calcext:value-type="float">
            <text:p>521317</text:p>
          </table:table-cell>
          <table:table-cell office:value-type="string" calcext:value-type="string">
            <text:p>Tijucas</text:p>
          </table:table-cell>
          <table:table-cell table:formula="of:=VLOOKUP([.A519];[.G$1:.H$1048576];2;0)" office:value-type="float" office:value="411" calcext:value-type="float">
            <text:p>411</text:p>
          </table:table-cell>
          <table:table-cell table:number-columns-repeated="2"/>
          <table:table-cell office:value-type="float" office:value="26012" calcext:value-type="float">
            <text:p>26012</text:p>
          </table:table-cell>
          <table:table-cell table:formula="of:=[.H518]+1" office:value-type="float" office:value="517" calcext:value-type="float">
            <text:p>517</text:p>
          </table:table-cell>
          <table:table-cell table:number-columns-repeated="5"/>
        </table:table-row>
        <table:table-row table:style-name="ro1">
          <table:table-cell office:value-type="float" office:value="28005" calcext:value-type="float">
            <text:p>28005</text:p>
          </table:table-cell>
          <table:table-cell office:value-type="float" office:value="116403" calcext:value-type="float">
            <text:p>116403</text:p>
          </table:table-cell>
          <table:table-cell office:value-type="string" calcext:value-type="string">
            <text:p>Tobias Barreto</text:p>
          </table:table-cell>
          <table:table-cell table:formula="of:=VLOOKUP([.A520];[.G$1:.H$1048576];2;0)" office:value-type="float" office:value="545" calcext:value-type="float">
            <text:p>545</text:p>
          </table:table-cell>
          <table:table-cell table:number-columns-repeated="2"/>
          <table:table-cell office:value-type="float" office:value="43022" calcext:value-type="float">
            <text:p>43022</text:p>
          </table:table-cell>
          <table:table-cell table:formula="of:=[.H519]+1"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float" office:value="366452" calcext:value-type="float">
            <text:p>366452</text:p>
          </table:table-cell>
          <table:table-cell office:value-type="string" calcext:value-type="string">
            <text:p>Toledo</text:p>
          </table:table-cell>
          <table:table-cell table:formula="of:=VLOOKUP([.A521];[.G$1:.H$1048576];2;0)" office:value-type="float" office:value="385" calcext:value-type="float">
            <text:p>385</text:p>
          </table:table-cell>
          <table:table-cell table:number-columns-repeated="2"/>
          <table:table-cell office:value-type="float" office:value="35040" calcext:value-type="float">
            <text:p>35040</text:p>
          </table:table-cell>
          <table:table-cell table:formula="of:=[.H520]+1"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float" office:value="340789" calcext:value-type="float">
            <text:p>340789</text:p>
          </table:table-cell>
          <table:table-cell office:value-type="string" calcext:value-type="string">
            <text:p>Tomé-Açu</text:p>
          </table:table-cell>
          <table:table-cell table:formula="of:=VLOOKUP([.A522];[.G$1:.H$1048576];2;0)" office:value-type="float" office:value="280" calcext:value-type="float">
            <text:p>280</text:p>
          </table:table-cell>
          <table:table-cell table:number-columns-repeated="2"/>
          <table:table-cell office:value-type="float" office:value="13001" calcext:value-type="float">
            <text:p>13001</text:p>
          </table:table-cell>
          <table:table-cell table:formula="of:=[.H521]+1" office:value-type="float" office:value="520" calcext:value-type="float">
            <text:p>520</text:p>
          </table:table-cell>
          <table:table-cell table:number-columns-repeated="5"/>
        </table:table-row>
        <table:table-row table:style-name="ro1">
          <table:table-cell office:value-type="float" office:value="27007" calcext:value-type="float">
            <text:p>27007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Traipu</text:p>
          </table:table-cell>
          <table:table-cell table:formula="of:=VLOOKUP([.A523];[.G$1:.H$1048576];2;0)" office:value-type="float" office:value="521" calcext:value-type="float">
            <text:p>521</text:p>
          </table:table-cell>
          <table:table-cell table:number-columns-repeated="2"/>
          <table:table-cell office:value-type="float" office:value="27007" calcext:value-type="float">
            <text:p>27007</text:p>
          </table:table-cell>
          <table:table-cell table:formula="of:=[.H522]+1"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float" office:value="50007" calcext:value-type="float">
            <text:p>50007</text:p>
          </table:table-cell>
          <table:table-cell office:value-type="float" office:value="153745" calcext:value-type="float">
            <text:p>153745</text:p>
          </table:table-cell>
          <table:table-cell office:value-type="string" calcext:value-type="string">
            <text:p>Três Lagoas</text:p>
          </table:table-cell>
          <table:table-cell table:formula="of:=VLOOKUP([.A524];[.G$1:.H$1048576];2;0)" office:value-type="float" office:value="491" calcext:value-type="float">
            <text:p>491</text:p>
          </table:table-cell>
          <table:table-cell table:number-columns-repeated="2"/>
          <table:table-cell office:value-type="float" office:value="51020" calcext:value-type="float">
            <text:p>51020</text:p>
          </table:table-cell>
          <table:table-cell table:formula="of:=[.H523]+1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office:value-type="float" office:value="31024" calcext:value-type="float">
            <text:p>31024</text:p>
          </table:table-cell>
          <table:table-cell office:value-type="float" office:value="219661" calcext:value-type="float">
            <text:p>219661</text:p>
          </table:table-cell>
          <table:table-cell office:value-type="string" calcext:value-type="string">
            <text:p>Três Marias</text:p>
          </table:table-cell>
          <table:table-cell table:formula="of:=VLOOKUP([.A525];[.G$1:.H$1048576];2;0)" office:value-type="float" office:value="139" calcext:value-type="float">
            <text:p>139</text:p>
          </table:table-cell>
          <table:table-cell table:number-columns-repeated="2"/>
          <table:table-cell office:value-type="float" office:value="31039" calcext:value-type="float">
            <text:p>31039</text:p>
          </table:table-cell>
          <table:table-cell table:formula="of:=[.H524]+1"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float" office:value="43002" calcext:value-type="float">
            <text:p>43002</text:p>
          </table:table-cell>
          <table:table-cell office:value-type="float" office:value="227119" calcext:value-type="float">
            <text:p>227119</text:p>
          </table:table-cell>
          <table:table-cell office:value-type="string" calcext:value-type="string">
            <text:p>Três Passos</text:p>
          </table:table-cell>
          <table:table-cell table:formula="of:=VLOOKUP([.A526];[.G$1:.H$1048576];2;0)" office:value-type="float" office:value="120" calcext:value-type="float">
            <text:p>120</text:p>
          </table:table-cell>
          <table:table-cell table:number-columns-repeated="2"/>
          <table:table-cell office:value-type="float" office:value="43016" calcext:value-type="float">
            <text:p>43016</text:p>
          </table:table-cell>
          <table:table-cell table:formula="of:=[.H525]+1"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office:value-type="float" office:value="33005" calcext:value-type="float">
            <text:p>33005</text:p>
          </table:table-cell>
          <table:table-cell office:value-type="float" office:value="81479" calcext:value-type="float">
            <text:p>81479</text:p>
          </table:table-cell>
          <table:table-cell office:value-type="string" calcext:value-type="string">
            <text:p>Três Rios</text:p>
          </table:table-cell>
          <table:table-cell table:formula="of:=VLOOKUP([.A527];[.G$1:.H$1048576];2;0)" office:value-type="float" office:value="419" calcext:value-type="float">
            <text:p>419</text:p>
          </table:table-cell>
          <table:table-cell table:number-columns-repeated="2"/>
          <table:table-cell office:value-type="float" office:value="41007" calcext:value-type="float">
            <text:p>41007</text:p>
          </table:table-cell>
          <table:table-cell table:formula="of:=[.H526]+1"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42018" calcext:value-type="float">
            <text:p>42018</text:p>
          </table:table-cell>
          <table:table-cell office:value-type="float" office:value="694988" calcext:value-type="float">
            <text:p>694988</text:p>
          </table:table-cell>
          <table:table-cell office:value-type="string" calcext:value-type="string">
            <text:p>Tubarão</text:p>
          </table:table-cell>
          <table:table-cell table:formula="of:=VLOOKUP([.A528];[.G$1:.H$1048576];2;0)" office:value-type="float" office:value="124" calcext:value-type="float">
            <text:p>124</text:p>
          </table:table-cell>
          <table:table-cell table:number-columns-repeated="2"/>
          <table:table-cell office:value-type="float" office:value="23026" calcext:value-type="float">
            <text:p>23026</text:p>
          </table:table-cell>
          <table:table-cell table:formula="of:=[.H527]+1" office:value-type="float" office:value="526" calcext:value-type="float">
            <text:p>526</text:p>
          </table:table-cell>
          <table:table-cell table:number-columns-repeated="5"/>
        </table:table-row>
        <table:table-row table:style-name="ro1">
          <table:table-cell office:value-type="float" office:value="15016" calcext:value-type="float">
            <text:p>15016</text:p>
          </table:table-cell>
          <table:table-cell office:value-type="float" office:value="384726" calcext:value-type="float">
            <text:p>384726</text:p>
          </table:table-cell>
          <table:table-cell office:value-type="string" calcext:value-type="string">
            <text:p>Tucuruí</text:p>
          </table:table-cell>
          <table:table-cell table:formula="of:=VLOOKUP([.A529];[.G$1:.H$1048576];2;0)" office:value-type="float" office:value="311" calcext:value-type="float">
            <text:p>311</text:p>
          </table:table-cell>
          <table:table-cell table:number-columns-repeated="2"/>
          <table:table-cell office:value-type="float" office:value="23027" calcext:value-type="float">
            <text:p>23027</text:p>
          </table:table-cell>
          <table:table-cell table:formula="of:=[.H528]+1" office:value-type="float" office:value="527" calcext:value-type="float">
            <text:p>527</text:p>
          </table:table-cell>
          <table:table-cell table:number-columns-repeated="5"/>
        </table:table-row>
        <table:table-row table:style-name="ro1">
          <table:table-cell office:value-type="float" office:value="35037" calcext:value-type="float">
            <text:p>35037</text:p>
          </table:table-cell>
          <table:table-cell office:value-type="float" office:value="104046" calcext:value-type="float">
            <text:p>104046</text:p>
          </table:table-cell>
          <table:table-cell office:value-type="string" calcext:value-type="string">
            <text:p>Tupã</text:p>
          </table:table-cell>
          <table:table-cell table:formula="of:=VLOOKUP([.A530];[.G$1:.H$1048576];2;0)" office:value-type="float" office:value="20" calcext:value-type="float">
            <text:p>20</text:p>
          </table:table-cell>
          <table:table-cell table:number-columns-repeated="2"/>
          <table:table-cell office:value-type="float" office:value="35034" calcext:value-type="float">
            <text:p>35034</text:p>
          </table:table-cell>
          <table:table-cell table:formula="of:=[.H529]+1" office:value-type="float" office:value="528" calcext:value-type="float">
            <text:p>528</text:p>
          </table:table-cell>
          <table:table-cell table:number-columns-repeated="5"/>
        </table:table-row>
        <table:table-row table:style-name="ro1">
          <table:table-cell office:value-type="float" office:value="31064" calcext:value-type="float">
            <text:p>31064</text:p>
          </table:table-cell>
          <table:table-cell office:value-type="float" office:value="306987" calcext:value-type="float">
            <text:p>306987</text:p>
          </table:table-cell>
          <table:table-cell office:value-type="string" calcext:value-type="string">
            <text:p>Ubá</text:p>
          </table:table-cell>
          <table:table-cell table:formula="of:=VLOOKUP([.A531];[.G$1:.H$1048576];2;0)" office:value-type="float" office:value="50" calcext:value-type="float">
            <text:p>50</text:p>
          </table:table-cell>
          <table:table-cell table:number-columns-repeated="2"/>
          <table:table-cell office:value-type="float" office:value="43003" calcext:value-type="float">
            <text:p>43003</text:p>
          </table:table-cell>
          <table:table-cell table:formula="of:=[.H530]+1"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float" office:value="31022" calcext:value-type="float">
            <text:p>31022</text:p>
          </table:table-cell>
          <table:table-cell office:value-type="float" office:value="417436" calcext:value-type="float">
            <text:p>417436</text:p>
          </table:table-cell>
          <table:table-cell office:value-type="string" calcext:value-type="string">
            <text:p>Uberaba</text:p>
          </table:table-cell>
          <table:table-cell table:formula="of:=VLOOKUP([.A532];[.G$1:.H$1048576];2;0)" office:value-type="float" office:value="515" calcext:value-type="float">
            <text:p>515</text:p>
          </table:table-cell>
          <table:table-cell table:number-columns-repeated="2"/>
          <table:table-cell office:value-type="float" office:value="29014" calcext:value-type="float">
            <text:p>29014</text:p>
          </table:table-cell>
          <table:table-cell table:formula="of:=[.H531]+1" office:value-type="float" office:value="530" calcext:value-type="float">
            <text:p>530</text:p>
          </table:table-cell>
          <table:table-cell table:number-columns-repeated="5"/>
        </table:table-row>
        <table:table-row table:style-name="ro1">
          <table:table-cell office:value-type="float" office:value="31018" calcext:value-type="float">
            <text:p>31018</text:p>
          </table:table-cell>
          <table:table-cell office:value-type="float" office:value="901627" calcext:value-type="float">
            <text:p>901627</text:p>
          </table:table-cell>
          <table:table-cell office:value-type="string" calcext:value-type="string">
            <text:p>Uberlândia</text:p>
          </table:table-cell>
          <table:table-cell table:formula="of:=VLOOKUP([.A533];[.G$1:.H$1048576];2;0)" office:value-type="float" office:value="337" calcext:value-type="float">
            <text:p>337</text:p>
          </table:table-cell>
          <table:table-cell table:number-columns-repeated="2"/>
          <table:table-cell office:value-type="float" office:value="23010" calcext:value-type="float">
            <text:p>23010</text:p>
          </table:table-cell>
          <table:table-cell table:formula="of:=[.H532]+1" office:value-type="float" office:value="531" calcext:value-type="float">
            <text:p>531</text:p>
          </table:table-cell>
          <table:table-cell table:number-columns-repeated="5"/>
        </table:table-row>
        <table:table-row table:style-name="ro1">
          <table:table-cell office:value-type="float" office:value="24007" calcext:value-type="float">
            <text:p>24007</text:p>
          </table:table-cell>
          <table:table-cell office:value-type="float" office:value="66892" calcext:value-type="float">
            <text:p>66892</text:p>
          </table:table-cell>
          <table:table-cell office:value-type="string" calcext:value-type="string">
            <text:p>Umarizal</text:p>
          </table:table-cell>
          <table:table-cell table:formula="of:=VLOOKUP([.A534];[.G$1:.H$1048576];2;0)" office:value-type="float" office:value="534" calcext:value-type="float">
            <text:p>534</text:p>
          </table:table-cell>
          <table:table-cell table:number-columns-repeated="2"/>
          <table:table-cell office:value-type="float" office:value="23002" calcext:value-type="float">
            <text:p>23002</text:p>
          </table:table-cell>
          <table:table-cell table:formula="of:=[.H533]+1"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office:value-type="float" office:value="25019" calcext:value-type="float">
            <text:p>25019</text:p>
          </table:table-cell>
          <table:table-cell office:value-type="float" office:value="46182" calcext:value-type="float">
            <text:p>46182</text:p>
          </table:table-cell>
          <table:table-cell office:value-type="string" calcext:value-type="string">
            <text:p>Umbuzeiro</text:p>
          </table:table-cell>
          <table:table-cell table:formula="of:=VLOOKUP([.A535];[.G$1:.H$1048576];2;0)" office:value-type="float" office:value="216" calcext:value-type="float">
            <text:p>216</text:p>
          </table:table-cell>
          <table:table-cell table:number-columns-repeated="2"/>
          <table:table-cell office:value-type="float" office:value="41016" calcext:value-type="float">
            <text:p>41016</text:p>
          </table:table-cell>
          <table:table-cell table:formula="of:=[.H534]+1"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41002" calcext:value-type="float">
            <text:p>41002</text:p>
          </table:table-cell>
          <table:table-cell office:value-type="float" office:value="264003" calcext:value-type="float">
            <text:p>264003</text:p>
          </table:table-cell>
          <table:table-cell office:value-type="string" calcext:value-type="string">
            <text:p>Umuarama</text:p>
          </table:table-cell>
          <table:table-cell table:formula="of:=VLOOKUP([.A536];[.G$1:.H$1048576];2;0)" office:value-type="float" office:value="483" calcext:value-type="float">
            <text:p>483</text:p>
          </table:table-cell>
          <table:table-cell table:number-columns-repeated="2"/>
          <table:table-cell office:value-type="float" office:value="24007" calcext:value-type="float">
            <text:p>24007</text:p>
          </table:table-cell>
          <table:table-cell table:formula="of:=[.H535]+1" office:value-type="float" office:value="534" calcext:value-type="float">
            <text:p>534</text:p>
          </table:table-cell>
          <table:table-cell table:number-columns-repeated="5"/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float" office:value="164252" calcext:value-type="float">
            <text:p>164252</text:p>
          </table:table-cell>
          <table:table-cell office:value-type="string" calcext:value-type="string">
            <text:p>Unaí</text:p>
          </table:table-cell>
          <table:table-cell table:formula="of:=VLOOKUP([.A537];[.G$1:.H$1048576];2;0)" office:value-type="float" office:value="384" calcext:value-type="float">
            <text:p>384</text:p>
          </table:table-cell>
          <table:table-cell table:number-columns-repeated="2"/>
          <table:table-cell office:value-type="float" office:value="31002" calcext:value-type="float">
            <text:p>31002</text:p>
          </table:table-cell>
          <table:table-cell table:formula="of:=[.H536]+1" office:value-type="float" office:value="535" calcext:value-type="float">
            <text:p>535</text:p>
          </table:table-cell>
          <table:table-cell table:number-columns-repeated="5"/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float" office:value="102045" calcext:value-type="float">
            <text:p>102045</text:p>
          </table:table-cell>
          <table:table-cell office:value-type="string" calcext:value-type="string">
            <text:p>União da Vitória</text:p>
          </table:table-cell>
          <table:table-cell table:formula="of:=VLOOKUP([.A538];[.G$1:.H$1048576];2;0)" office:value-type="float" office:value="55" calcext:value-type="float">
            <text:p>55</text:p>
          </table:table-cell>
          <table:table-cell table:number-columns-repeated="2"/>
          <table:table-cell office:value-type="float" office:value="21002" calcext:value-type="float">
            <text:p>21002</text:p>
          </table:table-cell>
          <table:table-cell table:formula="of:=[.H537]+1"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110621" calcext:value-type="float">
            <text:p>110621</text:p>
          </table:table-cell>
          <table:table-cell office:value-type="string" calcext:value-type="string">
            <text:p>Uruburetama</text:p>
          </table:table-cell>
          <table:table-cell table:formula="of:=VLOOKUP([.A539];[.G$1:.H$1048576];2;0)" office:value-type="float" office:value="531" calcext:value-type="float">
            <text:p>531</text:p>
          </table:table-cell>
          <table:table-cell table:number-columns-repeated="2"/>
          <table:table-cell office:value-type="float" office:value="41009" calcext:value-type="float">
            <text:p>41009</text:p>
          </table:table-cell>
          <table:table-cell table:formula="of:=[.H538]+1" office:value-type="float" office:value="537" calcext:value-type="float">
            <text:p>537</text:p>
          </table:table-cell>
          <table:table-cell table:number-columns-repeated="5"/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float" office:value="200790" calcext:value-type="float">
            <text:p>200790</text:p>
          </table:table-cell>
          <table:table-cell office:value-type="string" calcext:value-type="string">
            <text:p>Vacaria</text:p>
          </table:table-cell>
          <table:table-cell table:formula="of:=VLOOKUP([.A540];[.G$1:.H$1048576];2;0)" office:value-type="float" office:value="341" calcext:value-type="float">
            <text:p>341</text:p>
          </table:table-cell>
          <table:table-cell table:number-columns-repeated="2"/>
          <table:table-cell office:value-type="float" office:value="29021" calcext:value-type="float">
            <text:p>29021</text:p>
          </table:table-cell>
          <table:table-cell table:formula="of:=[.H539]+1" office:value-type="float" office:value="538" calcext:value-type="float">
            <text:p>538</text:p>
          </table:table-cell>
          <table:table-cell table:number-columns-repeated="5"/>
        </table:table-row>
        <table:table-row table:style-name="ro1">
          <table:table-cell office:value-type="float" office:value="24004" calcext:value-type="float">
            <text:p>24004</text:p>
          </table:table-cell>
          <table:table-cell office:value-type="float" office:value="154407" calcext:value-type="float">
            <text:p>154407</text:p>
          </table:table-cell>
          <table:table-cell office:value-type="string" calcext:value-type="string">
            <text:p>Vale do Açu</text:p>
          </table:table-cell>
          <table:table-cell table:formula="of:=VLOOKUP([.A541];[.G$1:.H$1048576];2;0)" office:value-type="float" office:value="459" calcext:value-type="float">
            <text:p>459</text:p>
          </table:table-cell>
          <table:table-cell table:number-columns-repeated="2"/>
          <table:table-cell office:value-type="float" office:value="23016" calcext:value-type="float">
            <text:p>23016</text:p>
          </table:table-cell>
          <table:table-cell table:formula="of:=[.H540]+1"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office:value-type="float" office:value="26007" calcext:value-type="float">
            <text:p>26007</text:p>
          </table:table-cell>
          <table:table-cell office:value-type="float" office:value="198978" calcext:value-type="float">
            <text:p>198978</text:p>
          </table:table-cell>
          <table:table-cell office:value-type="string" calcext:value-type="string">
            <text:p>Vale do Ipanema</text:p>
          </table:table-cell>
          <table:table-cell table:formula="of:=VLOOKUP([.A542];[.G$1:.H$1048576];2;0)" office:value-type="float" office:value="487" calcext:value-type="float">
            <text:p>487</text:p>
          </table:table-cell>
          <table:table-cell table:number-columns-repeated="2"/>
          <table:table-cell office:value-type="float" office:value="29017" calcext:value-type="float">
            <text:p>29017</text:p>
          </table:table-cell>
          <table:table-cell table:formula="of:=[.H541]+1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office:value-type="float" office:value="26008" calcext:value-type="float">
            <text:p>26008</text:p>
          </table:table-cell>
          <table:table-cell office:value-type="float" office:value="968644" calcext:value-type="float">
            <text:p>968644</text:p>
          </table:table-cell>
          <table:table-cell office:value-type="string" calcext:value-type="string">
            <text:p>Vale do Ipojuca</text:p>
          </table:table-cell>
          <table:table-cell table:formula="of:=VLOOKUP([.A543];[.G$1:.H$1048576];2;0)" office:value-type="float" office:value="198" calcext:value-type="float">
            <text:p>198</text:p>
          </table:table-cell>
          <table:table-cell table:number-columns-repeated="2"/>
          <table:table-cell office:value-type="float" office:value="29003" calcext:value-type="float">
            <text:p>29003</text:p>
          </table:table-cell>
          <table:table-cell table:formula="of:=[.H542]+1" office:value-type="float" office:value="541" calcext:value-type="float">
            <text:p>541</text:p>
          </table:table-cell>
          <table:table-cell table:number-columns-repeated="5"/>
        </table:table-row>
        <table:table-row table:style-name="ro1">
          <table:table-cell office:value-type="float" office:value="33011" calcext:value-type="float">
            <text:p>33011</text:p>
          </table:table-cell>
          <table:table-cell office:value-type="float" office:value="167234" calcext:value-type="float">
            <text:p>167234</text:p>
          </table:table-cell>
          <table:table-cell office:value-type="string" calcext:value-type="string">
            <text:p>Vale do Paraíba Fluminense</text:p>
          </table:table-cell>
          <table:table-cell table:formula="of:=VLOOKUP([.A544];[.G$1:.H$1048576];2;0)" office:value-type="float" office:value="408" calcext:value-type="float">
            <text:p>408</text:p>
          </table:table-cell>
          <table:table-cell table:number-columns-repeated="2"/>
          <table:table-cell office:value-type="float" office:value="35047" calcext:value-type="float">
            <text:p>35047</text:p>
          </table:table-cell>
          <table:table-cell table:formula="of:=[.H543]+1"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office:value-type="float" office:value="52014" calcext:value-type="float">
            <text:p>52014</text:p>
          </table:table-cell>
          <table:table-cell office:value-type="float" office:value="189070" calcext:value-type="float">
            <text:p>189070</text:p>
          </table:table-cell>
          <table:table-cell office:value-type="string" calcext:value-type="string">
            <text:p>Vale do Rio dos Bois</text:p>
          </table:table-cell>
          <table:table-cell table:formula="of:=VLOOKUP([.A545];[.G$1:.H$1048576];2;0)" office:value-type="float" office:value="466" calcext:value-type="float">
            <text:p>466</text:p>
          </table:table-cell>
          <table:table-cell table:number-columns-repeated="2"/>
          <table:table-cell office:value-type="float" office:value="28004" calcext:value-type="float">
            <text:p>28004</text:p>
          </table:table-cell>
          <table:table-cell table:formula="of:=[.H544]+1"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29030" calcext:value-type="float">
            <text:p>29030</text:p>
          </table:table-cell>
          <table:table-cell office:value-type="float" office:value="285265" calcext:value-type="float">
            <text:p>285265</text:p>
          </table:table-cell>
          <table:table-cell office:value-type="string" calcext:value-type="string">
            <text:p>Valença</text:p>
          </table:table-cell>
          <table:table-cell table:formula="of:=VLOOKUP([.A546];[.G$1:.H$1048576];2;0)" office:value-type="float" office:value="89" calcext:value-type="float">
            <text:p>89</text:p>
          </table:table-cell>
          <table:table-cell table:number-columns-repeated="2"/>
          <table:table-cell office:value-type="float" office:value="23015" calcext:value-type="float">
            <text:p>23015</text:p>
          </table:table-cell>
          <table:table-cell table:formula="of:=[.H545]+1" office:value-type="float" office:value="544" calcext:value-type="float">
            <text:p>544</text:p>
          </table:table-cell>
          <table:table-cell table:number-columns-repeated="5"/>
        </table:table-row>
        <table:table-row table:style-name="ro1">
          <table:table-cell office:value-type="float" office:value="22006" calcext:value-type="float">
            <text:p>22006</text:p>
          </table:table-cell>
          <table:table-cell office:value-type="float" office:value="106786" calcext:value-type="float">
            <text:p>106786</text:p>
          </table:table-cell>
          <table:table-cell office:value-type="string" calcext:value-type="string">
            <text:p>Valença do Piauí</text:p>
          </table:table-cell>
          <table:table-cell table:formula="of:=VLOOKUP([.A547];[.G$1:.H$1048576];2;0)" office:value-type="float" office:value="167" calcext:value-type="float">
            <text:p>167</text:p>
          </table:table-cell>
          <table:table-cell table:number-columns-repeated="2"/>
          <table:table-cell office:value-type="float" office:value="28005" calcext:value-type="float">
            <text:p>28005</text:p>
          </table:table-cell>
          <table:table-cell table:formula="of:=[.H546]+1"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 office:value-type="float" office:value="52011" calcext:value-type="float">
            <text:p>52011</text:p>
          </table:table-cell>
          <table:table-cell office:value-type="float" office:value="260078" calcext:value-type="float">
            <text:p>260078</text:p>
          </table:table-cell>
          <table:table-cell office:value-type="string" calcext:value-type="string">
            <text:p>Vão do Paranã</text:p>
          </table:table-cell>
          <table:table-cell table:formula="of:=VLOOKUP([.A548];[.G$1:.H$1048576];2;0)" office:value-type="float" office:value="21" calcext:value-type="float">
            <text:p>21</text:p>
          </table:table-cell>
          <table:table-cell table:number-columns-repeated="2"/>
          <table:table-cell office:value-type="float" office:value="32002" calcext:value-type="float">
            <text:p>32002</text:p>
          </table:table-cell>
          <table:table-cell table:formula="of:=[.H547]+1" office:value-type="float" office:value="546" calcext:value-type="float">
            <text:p>546</text:p>
          </table:table-cell>
          <table:table-cell table:number-columns-repeated="5"/>
        </table:table-row>
        <table:table-row table:style-name="ro1">
          <table:table-cell office:value-type="float" office:value="31050" calcext:value-type="float">
            <text:p>31050</text:p>
          </table:table-cell>
          <table:table-cell office:value-type="float" office:value="2194915" calcext:value-type="float">
            <text:p>2194915</text:p>
          </table:table-cell>
          <table:table-cell office:value-type="string" calcext:value-type="string">
            <text:p>Varginha</text:p>
          </table:table-cell>
          <table:table-cell table:formula="of:=VLOOKUP([.A549];[.G$1:.H$1048576];2;0)" office:value-type="float" office:value="121" calcext:value-type="float">
            <text:p>121</text:p>
          </table:table-cell>
          <table:table-cell table:number-columns-repeated="2"/>
          <table:table-cell office:value-type="float" office:value="11007" calcext:value-type="float">
            <text:p>11007</text:p>
          </table:table-cell>
          <table:table-cell table:formula="of:=[.H548]+1"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23027" calcext:value-type="float">
            <text:p>23027</text:p>
          </table:table-cell>
          <table:table-cell office:value-type="float" office:value="100198" calcext:value-type="float">
            <text:p>100198</text:p>
          </table:table-cell>
          <table:table-cell office:value-type="string" calcext:value-type="string">
            <text:p>Várzea Alegre</text:p>
          </table:table-cell>
          <table:table-cell table:formula="of:=VLOOKUP([.A550];[.G$1:.H$1048576];2;0)" office:value-type="float" office:value="527" calcext:value-type="float">
            <text:p>527</text:p>
          </table:table-cell>
          <table:table-cell table:number-columns-repeated="2"/>
          <table:table-cell office:value-type="float" office:value="52018" calcext:value-type="float">
            <text:p>52018</text:p>
          </table:table-cell>
          <table:table-cell table:formula="of:=[.H549]+1"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office:value-type="float" office:value="33014" calcext:value-type="float">
            <text:p>33014</text:p>
          </table:table-cell>
          <table:table-cell office:value-type="float" office:value="204979" calcext:value-type="float">
            <text:p>204979</text:p>
          </table:table-cell>
          <table:table-cell office:value-type="string" calcext:value-type="string">
            <text:p>Vassouras</text:p>
          </table:table-cell>
          <table:table-cell table:formula="of:=VLOOKUP([.A551];[.G$1:.H$1048576];2;0)" office:value-type="float" office:value="469" calcext:value-type="float">
            <text:p>469</text:p>
          </table:table-cell>
          <table:table-cell table:number-columns-repeated="2"/>
          <table:table-cell office:value-type="float" office:value="17006" calcext:value-type="float">
            <text:p>17006</text:p>
          </table:table-cell>
          <table:table-cell table:formula="of:=[.H550]+1"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float" office:value="31062" calcext:value-type="float">
            <text:p>31062</text:p>
          </table:table-cell>
          <table:table-cell office:value-type="float" office:value="362242" calcext:value-type="float">
            <text:p>362242</text:p>
          </table:table-cell>
          <table:table-cell office:value-type="string" calcext:value-type="string">
            <text:p>Viçosa</text:p>
          </table:table-cell>
          <table:table-cell table:formula="of:=VLOOKUP([.A552];[.G$1:.H$1048576];2;0)" office:value-type="float" office:value="325" calcext:value-type="float">
            <text:p>325</text:p>
          </table:table-cell>
          <table:table-cell table:number-columns-repeated="2"/>
          <table:table-cell office:value-type="float" office:value="17001" calcext:value-type="float">
            <text:p>17001</text:p>
          </table:table-cell>
          <table:table-cell table:formula="of:=[.H551]+1"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float" office:value="161798" calcext:value-type="float">
            <text:p>161798</text:p>
          </table:table-cell>
          <table:table-cell office:value-type="string" calcext:value-type="string">
            <text:p>Vilhena</text:p>
          </table:table-cell>
          <table:table-cell table:formula="of:=VLOOKUP([.A553];[.G$1:.H$1048576];2;0)" office:value-type="float" office:value="547" calcext:value-type="float">
            <text:p>547</text:p>
          </table:table-cell>
          <table:table-cell table:number-columns-repeated="2"/>
          <table:table-cell office:value-type="float" office:value="43012" calcext:value-type="float">
            <text:p>43012</text:p>
          </table:table-cell>
          <table:table-cell table:formula="of:=[.H552]+1"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office:value-type="float" office:value="32009" calcext:value-type="float">
            <text:p>32009</text:p>
          </table:table-cell>
          <table:table-cell office:value-type="float" office:value="101680" calcext:value-type="float">
            <text:p>101680</text:p>
          </table:table-cell>
          <table:table-cell office:value-type="string" calcext:value-type="string">
            <text:p>Vitória</text:p>
          </table:table-cell>
          <table:table-cell table:formula="of:=VLOOKUP([.A554];[.G$1:.H$1048576];2;0)" office:value-type="float" office:value="158" calcext:value-type="float">
            <text:p>158</text:p>
          </table:table-cell>
          <table:table-cell table:number-columns-repeated="2"/>
          <table:table-cell office:value-type="float" office:value="35044" calcext:value-type="float">
            <text:p>35044</text:p>
          </table:table-cell>
          <table:table-cell table:formula="of:=[.H553]+1" office:value-type="float" office:value="552" calcext:value-type="float">
            <text:p>552</text:p>
          </table:table-cell>
          <table:table-cell table:number-columns-repeated="5"/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643604" calcext:value-type="float">
            <text:p>643604</text:p>
          </table:table-cell>
          <table:table-cell office:value-type="string" calcext:value-type="string">
            <text:p>Vitória da Conquista</text:p>
          </table:table-cell>
          <table:table-cell table:formula="of:=VLOOKUP([.A555];[.G$1:.H$1048576];2;0)" office:value-type="float" office:value="345" calcext:value-type="float">
            <text:p>345</text:p>
          </table:table-cell>
          <table:table-cell table:number-columns-repeated="2"/>
          <table:table-cell office:value-type="float" office:value="41034" calcext:value-type="float">
            <text:p>41034</text:p>
          </table:table-cell>
          <table:table-cell table:formula="of:=[.H554]+1" office:value-type="float" office:value="553" calcext:value-type="float">
            <text:p>553</text:p>
          </table:table-cell>
          <table:table-cell table:number-columns-repeated="5"/>
        </table:table-row>
        <table:table-row table:style-name="ro1">
          <table:table-cell office:value-type="float" office:value="26014" calcext:value-type="float">
            <text:p>26014</text:p>
          </table:table-cell>
          <table:table-cell office:value-type="float" office:value="231668" calcext:value-type="float">
            <text:p>231668</text:p>
          </table:table-cell>
          <table:table-cell office:value-type="string" calcext:value-type="string">
            <text:p>Vitória de Santo Antão</text:p>
          </table:table-cell>
          <table:table-cell table:formula="of:=VLOOKUP([.A556];[.G$1:.H$1048576];2;0)" office:value-type="float" office:value="413" calcext:value-type="float">
            <text:p>413</text:p>
          </table:table-cell>
          <table:table-cell table:number-columns-repeated="2"/>
          <table:table-cell office:value-type="float" office:value="12001" calcext:value-type="float">
            <text:p>12001</text:p>
          </table:table-cell>
          <table:table-cell table:formula="of:=[.H555]+1"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office:value-type="float" office:value="35003" calcext:value-type="float">
            <text:p>35003</text:p>
          </table:table-cell>
          <table:table-cell office:value-type="float" office:value="302850" calcext:value-type="float">
            <text:p>302850</text:p>
          </table:table-cell>
          <table:table-cell office:value-type="string" calcext:value-type="string">
            <text:p>Votuporanga</text:p>
          </table:table-cell>
          <table:table-cell table:formula="of:=VLOOKUP([.A557];[.G$1:.H$1048576];2;0)" office:value-type="float" office:value="409" calcext:value-type="float">
            <text:p>409</text:p>
          </table:table-cell>
          <table:table-cell table:number-columns-repeated="2"/>
          <table:table-cell office:value-type="float" office:value="17004" calcext:value-type="float">
            <text:p>17004</text:p>
          </table:table-cell>
          <table:table-cell table:formula="of:=[.H556]+1" office:value-type="float" office:value="555" calcext:value-type="float">
            <text:p>555</text:p>
          </table:table-cell>
          <table:table-cell table:number-columns-repeated="5"/>
        </table:table-row>
        <table:table-row table:style-name="ro1">
          <table:table-cell office:value-type="float" office:value="41018" calcext:value-type="float">
            <text:p>41018</text:p>
          </table:table-cell>
          <table:table-cell office:value-type="float" office:value="103683" calcext:value-type="float">
            <text:p>103683</text:p>
          </table:table-cell>
          <table:table-cell office:value-type="string" calcext:value-type="string">
            <text:p>Wenceslau Braz</text:p>
          </table:table-cell>
          <table:table-cell table:formula="of:=VLOOKUP([.A558];[.G$1:.H$1048576];2;0)" office:value-type="float" office:value="32" calcext:value-type="float">
            <text:p>32</text:p>
          </table:table-cell>
          <table:table-cell table:number-columns-repeated="2"/>
          <table:table-cell office:value-type="float" office:value="43006" calcext:value-type="float">
            <text:p>43006</text:p>
          </table:table-cell>
          <table:table-cell table:formula="of:=[.H557]+1"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42003" calcext:value-type="float">
            <text:p>42003</text:p>
          </table:table-cell>
          <table:table-cell office:value-type="float" office:value="297736" calcext:value-type="float">
            <text:p>297736</text:p>
          </table:table-cell>
          <table:table-cell office:value-type="string" calcext:value-type="string">
            <text:p>Xanxerê</text:p>
          </table:table-cell>
          <table:table-cell table:formula="of:=VLOOKUP([.A559];[.G$1:.H$1048576];2;0)" office:value-type="float" office:value="143" calcext:value-type="float">
            <text:p>143</text:p>
          </table:table-cell>
          <table:table-cell table:number-columns-repeated="2"/>
          <table:table-cell office:value-type="float" office:value="43005" calcext:value-type="float">
            <text:p>43005</text:p>
          </table:table-cell>
          <table:table-cell table:formula="of:=[.H558]+1" office:value-type="float" office:value="557" calcext:value-type="float">
            <text:p>55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3010" calcext:value-type="float">
            <text:p>43010</text:p>
          </table:table-cell>
          <table:table-cell table:formula="of:=[.H559]+1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1008" calcext:value-type="float">
            <text:p>31008</text:p>
          </table:table-cell>
          <table:table-cell table:formula="of:=[.H560]+1" office:value-type="float" office:value="559" calcext:value-type="float">
            <text:p>559</text:p>
          </table:table-cell>
          <table:table-cell table:number-columns-repeated="5"/>
        </table:table-row>
        <table:table-row table:style-name="ro1" table:number-rows-repeated="104801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pop_microreg.A1:pop_microreg.D55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5:36:17.6080097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TB_5f_2018_5f_Municipio" style:display-name="PageStyle_DTB_2018_Municip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16:00:58.733304172</dc:date>
    <meta:editing-duration>PT20M20S</meta:editing-duration>
    <meta:editing-cycles>9</meta:editing-cycles>
    <meta:generator>LibreOffice/6.0.7.3$Linux_X86_64 LibreOffice_project/00m0$Build-3</meta:generator>
    <meta:document-statistic meta:table-count="1" meta:cell-count="3373" meta:object-count="0"/>
  </office:meta>
</office:document-meta>
</file>